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63in"/>
    </style:style>
    <style:style style:name="ro1" style:family="table-row">
      <style:table-row-properties style:row-height="0.1937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17"/>
    <style:style style:name="ce2" style:family="table-cell" style:parent-style-name="Default" style:data-style-name="N2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index</text:p>
          </table:table-cell>
          <table:table-cell office:value-type="string">
            <text:p>x-axis</text:p>
          </table:table-cell>
          <table:table-cell office:value-type="string">
            <text:p>x-axis step</text:p>
          </table:table-cell>
          <table:table-cell office:value-type="string">
            <text:p>Std y-axis, frequency</text:p>
          </table:table-cell>
          <table:table-cell table:number-columns-repeated="5"/>
          <table:table-cell office:value-type="string">
            <text:p>Y-axis, period</text:p>
          </table:table-cell>
          <table:table-cell table:number-columns-repeated="5"/>
          <table:table-cell office:value-type="string">
            <text:p>Actual y-axis, frequency</text:p>
          </table:table-cell>
          <table:table-cell office:value-type="string">
            <text:p>actual, x-axis, us</text:p>
          </table:table-cell>
          <table:table-cell table:number-columns-repeated="5"/>
          <table:table-cell office:value-type="string">
            <text:p>actual, period, us</text:p>
          </table:table-cell>
          <table:table-cell office:value-type="string">
            <text:p>actual, timer ticks</text:p>
          </table:table-cell>
          <table:table-cell/>
          <table:table-cell office:value-type="string">
            <text:p>freq at each step (from Cygwin test program)</text:p>
          </table:table-cell>
          <table:table-cell office:value-type="string">
            <text:p>step (from Cygwin test program)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8">
            <text:p>-8</text:p>
          </table:table-cell>
          <table:table-cell table:style-name="ce1" table:formula="of:=ABS([.B2]*2)/(100-1)" office:value-type="float" office:value="0.161616161616162">
            <text:p>0.1616</text:p>
          </table:table-cell>
          <table:table-cell table:style-name="ce1" table:formula="of:=1/(1+EXP(-[.B2]))" office:value-type="float" office:value="0.000335350130466478">
            <text:p>0.0003</text:p>
          </table:table-cell>
          <table:table-cell table:number-columns-repeated="5"/>
          <table:table-cell table:style-name="ce1" table:formula="of:=1/[.D2]" office:value-type="float" office:value="2981.95798704173">
            <text:p>2981.9580</text:p>
          </table:table-cell>
          <table:table-cell table:number-columns-repeated="5"/>
          <table:table-cell table:formula="of:=1002*[.D2] +197.5" office:value-type="float" office:value="197.836020830727">
            <text:p>197.84</text:p>
          </table:table-cell>
          <table:table-cell table:formula="of:=[.A2]*20000" office:value-type="float" office:value="20000">
            <text:p>20000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2" table:formula="of:=1/[.P2]*1000000" office:value-type="float" office:value="5054.69123267305">
            <text:p>5054.69</text:p>
          </table:table-cell>
          <table:table-cell table:formula="of:=[.W2]*8" office:value-type="float" office:value="40437.5298613844">
            <text:p>40437.53</text:p>
          </table:table-cell>
          <table:table-cell/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formula="of:=[.A2]+1" office:value-type="float" office:value="2">
            <text:p>2</text:p>
          </table:table-cell>
          <table:table-cell table:formula="of:=[.B2]+[.$C$2]" office:value-type="float" office:value="-7.83838383838384">
            <text:p>-7.84</text:p>
          </table:table-cell>
          <table:table-cell/>
          <table:table-cell table:style-name="ce1" table:formula="of:=1/(1+EXP(-[.B3]))" office:value-type="float" office:value="0.000394150372079653">
            <text:p>0.0004</text:p>
          </table:table-cell>
          <table:table-cell>
            <draw:frame table:end-cell-address="Sheet1.I18" table:end-x="0.0543in" table:end-y="0.1646in" draw:z-index="0" draw:name="std curve" draw:style-name="gr1" svg:width="3.1457in" svg:height="2.7492in" svg:x="0.465in" svg:y="0.0827in">
              <draw:object draw:notify-on-update-of-ranges="Sheet1.D2:Sheet1.D1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 table:style-name="ce1" table:formula="of:=1/[.D3]" office:value-type="float" office:value="2537.10276797078">
            <text:p>2537.1028</text:p>
          </table:table-cell>
          <table:table-cell table:number-columns-repeated="5"/>
          <table:table-cell table:formula="of:=1002*[.D3] +197.5" office:value-type="float" office:value="197.894938672824">
            <text:p>197.89</text:p>
          </table:table-cell>
          <table:table-cell table:formula="of:=[.A3]*20000" office:value-type="float" office:value="40000">
            <text:p>40000</text:p>
          </table:table-cell>
          <table:table-cell office:value-type="float" office:value="1">
            <text:p>1</text:p>
          </table:table-cell>
          <table:table-cell>
            <draw:frame table:end-cell-address="Sheet1.W20" table:end-x="0.0142in" table:end-y="0.0689in" draw:z-index="2" draw:style-name="gr1" svg:width="3.4059in" svg:height="3.0776in" svg:x="0.1642in" svg:y="0.0142in">
              <draw:object draw:notify-on-update-of-ranges="Sheet1.Q2:Sheet1.Q101 Sheet1.P2:Sheet1.P10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  <table:table-cell table:style-name="ce2" table:formula="of:=1/[.P3]*1000000" office:value-type="float" office:value="5053.18633567118">
            <text:p>5053.19</text:p>
          </table:table-cell>
          <table:table-cell table:formula="of:=[.W3]*8" office:value-type="float" office:value="40425.4906853695">
            <text:p>40425.49</text:p>
          </table:table-cell>
          <table:table-cell/>
          <table:table-cell office:value-type="float" office:value="200">
            <text:p>200</text:p>
          </table:table-cell>
          <table:table-cell table:formula="of:=[.AA2]+1" office:value-type="float" office:value="2">
            <text:p>2</text:p>
          </table:table-cell>
          <table:table-cell>
            <draw:frame table:end-cell-address="Sheet1.AE18" table:end-x="0.7965in" table:end-y="0.1783in" draw:z-index="3" draw:style-name="gr1" svg:width="3.1469in" svg:height="2.7492in" svg:x="0.3165in" svg:y="0.0965in">
              <draw:object draw:notify-on-update-of-ranges="Sheet1.Z2:Sheet1.Z137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table:formula="of:=[.A3]+1" office:value-type="float" office:value="3">
            <text:p>3</text:p>
          </table:table-cell>
          <table:table-cell table:formula="of:=[.B3]+[.$C$2]" office:value-type="float" office:value="-7.67676767676768">
            <text:p>-7.68</text:p>
          </table:table-cell>
          <table:table-cell/>
          <table:table-cell table:style-name="ce1" table:formula="of:=1/(1+EXP(-[.B4]))" office:value-type="float" office:value="0.00046325586146221">
            <text:p>0.0005</text:p>
          </table:table-cell>
          <table:table-cell table:number-columns-repeated="5"/>
          <table:table-cell table:style-name="ce1" table:formula="of:=1/[.D4]" office:value-type="float" office:value="2158.6343167761">
            <text:p>2158.6343</text:p>
          </table:table-cell>
          <table:table-cell>
            <draw:frame table:end-cell-address="Sheet1.O19" table:end-x="0.4378in" table:end-y="0.1236in" draw:z-index="1" draw:style-name="gr1" svg:width="3.1457in" svg:height="2.7492in" svg:x="0.848in" svg:y="0.0413in">
              <draw:object draw:notify-on-update-of-ranges="Sheet1.A2:Sheet1.A101 Sheet1.J2:Sheet1.J1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 table:formula="of:=1002*[.D4] +197.5" office:value-type="float" office:value="197.964182373185">
            <text:p>197.96</text:p>
          </table:table-cell>
          <table:table-cell table:formula="of:=[.A4]*20000" office:value-type="float" office:value="60000">
            <text:p>60000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2" table:formula="of:=1/[.P4]*1000000" office:value-type="float" office:value="5051.41883754954">
            <text:p>5051.42</text:p>
          </table:table-cell>
          <table:table-cell table:formula="of:=[.W4]*8" office:value-type="float" office:value="40411.3507003963">
            <text:p>40411.35</text:p>
          </table:table-cell>
          <table:table-cell/>
          <table:table-cell office:value-type="float" office:value="200">
            <text:p>200</text:p>
          </table:table-cell>
          <table:table-cell table:formula="of:=[.AA3]+1" office:value-type="float" office:value="3">
            <text:p>3</text:p>
          </table:table-cell>
          <table:table-cell/>
        </table:table-row>
        <table:table-row table:style-name="ro2">
          <table:table-cell table:formula="of:=[.A4]+1" office:value-type="float" office:value="4">
            <text:p>4</text:p>
          </table:table-cell>
          <table:table-cell table:formula="of:=[.B4]+[.$C$2]" office:value-type="float" office:value="-7.51515151515152">
            <text:p>-7.52</text:p>
          </table:table-cell>
          <table:table-cell/>
          <table:table-cell table:style-name="ce1" table:formula="of:=1/(1+EXP(-[.B5]))" office:value-type="float" office:value="0.000544470859848615">
            <text:p>0.0005</text:p>
          </table:table-cell>
          <table:table-cell table:number-columns-repeated="5"/>
          <table:table-cell table:style-name="ce1" table:formula="of:=1/[.D5]" office:value-type="float" office:value="1836.64558334314">
            <text:p>1836.6456</text:p>
          </table:table-cell>
          <table:table-cell table:number-columns-repeated="5"/>
          <table:table-cell table:formula="of:=1002*[.D5] +197.5" office:value-type="float" office:value="198.045559801568">
            <text:p>198.05</text:p>
          </table:table-cell>
          <table:table-cell table:formula="of:=[.A5]*20000" office:value-type="float" office:value="80000">
            <text:p>80000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2" table:formula="of:=1/[.P5]*1000000" office:value-type="float" office:value="5049.34319659552">
            <text:p>5049.34</text:p>
          </table:table-cell>
          <table:table-cell table:formula="of:=[.W5]*8" office:value-type="float" office:value="40394.7455727641">
            <text:p>40394.75</text:p>
          </table:table-cell>
          <table:table-cell/>
          <table:table-cell office:value-type="float" office:value="200">
            <text:p>200</text:p>
          </table:table-cell>
          <table:table-cell table:formula="of:=[.AA4]+1" office:value-type="float" office:value="4">
            <text:p>4</text:p>
          </table:table-cell>
          <table:table-cell/>
        </table:table-row>
        <table:table-row table:style-name="ro2">
          <table:table-cell table:formula="of:=[.A5]+1" office:value-type="float" office:value="5">
            <text:p>5</text:p>
          </table:table-cell>
          <table:table-cell table:formula="of:=[.B5]+[.$C$2]" office:value-type="float" office:value="-7.35353535353535">
            <text:p>-7.35</text:p>
          </table:table-cell>
          <table:table-cell/>
          <table:table-cell table:style-name="ce1" table:formula="of:=1/(1+EXP(-[.B6]))" office:value-type="float" office:value="0.000639914827053799">
            <text:p>0.0006</text:p>
          </table:table-cell>
          <table:table-cell table:number-columns-repeated="5"/>
          <table:table-cell table:style-name="ce1" table:formula="of:=1/[.D6]" office:value-type="float" office:value="1562.70796944033">
            <text:p>1562.7080</text:p>
          </table:table-cell>
          <table:table-cell table:number-columns-repeated="5"/>
          <table:table-cell table:formula="of:=1002*[.D6] +197.5" office:value-type="float" office:value="198.141194656708">
            <text:p>198.14</text:p>
          </table:table-cell>
          <table:table-cell table:formula="of:=[.A6]*20000" office:value-type="float" office:value="100000">
            <text:p>100000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2" table:formula="of:=1/[.P6]*1000000" office:value-type="float" office:value="5046.90607994245">
            <text:p>5046.91</text:p>
          </table:table-cell>
          <table:table-cell table:formula="of:=[.W6]*8" office:value-type="float" office:value="40375.2486395396">
            <text:p>40375.25</text:p>
          </table:table-cell>
          <table:table-cell/>
          <table:table-cell office:value-type="float" office:value="200">
            <text:p>200</text:p>
          </table:table-cell>
          <table:table-cell table:formula="of:=[.AA5]+1" office:value-type="float" office:value="5">
            <text:p>5</text:p>
          </table:table-cell>
          <table:table-cell/>
        </table:table-row>
        <table:table-row table:style-name="ro2">
          <table:table-cell table:formula="of:=[.A6]+1" office:value-type="float" office:value="6">
            <text:p>6</text:p>
          </table:table-cell>
          <table:table-cell table:formula="of:=[.B6]+[.$C$2]" office:value-type="float" office:value="-7.19191919191919">
            <text:p>-7.19</text:p>
          </table:table-cell>
          <table:table-cell/>
          <table:table-cell table:style-name="ce1" table:formula="of:=1/(1+EXP(-[.B7]))" office:value-type="float" office:value="0.000752077220770258">
            <text:p>0.0008</text:p>
          </table:table-cell>
          <table:table-cell table:number-columns-repeated="5"/>
          <table:table-cell table:style-name="ce1" table:formula="of:=1/[.D7]" office:value-type="float" office:value="1329.65069594293">
            <text:p>1329.6507</text:p>
          </table:table-cell>
          <table:table-cell table:number-columns-repeated="5"/>
          <table:table-cell table:formula="of:=1002*[.D7] +197.5" office:value-type="float" office:value="198.253581375212">
            <text:p>198.25</text:p>
          </table:table-cell>
          <table:table-cell table:formula="of:=[.A7]*20000" office:value-type="float" office:value="120000">
            <text:p>120000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2" table:formula="of:=1/[.P7]*1000000" office:value-type="float" office:value="5044.04507128381">
            <text:p>5044.05</text:p>
          </table:table-cell>
          <table:table-cell table:formula="of:=[.W7]*8" office:value-type="float" office:value="40352.3605702705">
            <text:p>40352.36</text:p>
          </table:table-cell>
          <table:table-cell/>
          <table:table-cell office:value-type="float" office:value="200">
            <text:p>200</text:p>
          </table:table-cell>
          <table:table-cell table:formula="of:=[.AA6]+1" office:value-type="float" office:value="6">
            <text:p>6</text:p>
          </table:table-cell>
          <table:table-cell/>
        </table:table-row>
        <table:table-row table:style-name="ro2">
          <table:table-cell table:formula="of:=[.A7]+1" office:value-type="float" office:value="7">
            <text:p>7</text:p>
          </table:table-cell>
          <table:table-cell table:formula="of:=[.B7]+[.$C$2]" office:value-type="float" office:value="-7.03030303030303">
            <text:p>-7.03</text:p>
          </table:table-cell>
          <table:table-cell/>
          <table:table-cell table:style-name="ce1" table:formula="of:=1/(1+EXP(-[.B8]))" office:value-type="float" office:value="0.000883881722037261">
            <text:p>0.0009</text:p>
          </table:table-cell>
          <table:table-cell table:number-columns-repeated="5"/>
          <table:table-cell table:style-name="ce1" table:formula="of:=1/[.D8]" office:value-type="float" office:value="1131.37309559372">
            <text:p>1131.3731</text:p>
          </table:table-cell>
          <table:table-cell table:number-columns-repeated="5"/>
          <table:table-cell table:formula="of:=1002*[.D8] +197.5" office:value-type="float" office:value="198.385649485481">
            <text:p>198.39</text:p>
          </table:table-cell>
          <table:table-cell table:formula="of:=[.A8]*20000" office:value-type="float" office:value="140000">
            <text:p>140000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2" table:formula="of:=1/[.P8]*1000000" office:value-type="float" office:value="5040.68717971047">
            <text:p>5040.69</text:p>
          </table:table-cell>
          <table:table-cell table:formula="of:=[.W8]*8" office:value-type="float" office:value="40325.4974376837">
            <text:p>40325.5</text:p>
          </table:table-cell>
          <table:table-cell/>
          <table:table-cell office:value-type="float" office:value="200">
            <text:p>200</text:p>
          </table:table-cell>
          <table:table-cell table:formula="of:=[.AA7]+1" office:value-type="float" office:value="7">
            <text:p>7</text:p>
          </table:table-cell>
          <table:table-cell/>
        </table:table-row>
        <table:table-row table:style-name="ro2">
          <table:table-cell table:formula="of:=[.A8]+1" office:value-type="float" office:value="8">
            <text:p>8</text:p>
          </table:table-cell>
          <table:table-cell table:formula="of:=[.B8]+[.$C$2]" office:value-type="float" office:value="-6.86868686868687">
            <text:p>-6.87</text:p>
          </table:table-cell>
          <table:table-cell/>
          <table:table-cell table:style-name="ce1" table:formula="of:=1/(1+EXP(-[.B9]))" office:value-type="float" office:value="0.00103876146968265">
            <text:p>0.0010</text:p>
          </table:table-cell>
          <table:table-cell table:number-columns-repeated="5"/>
          <table:table-cell table:style-name="ce1" table:formula="of:=1/[.D9]" office:value-type="float" office:value="962.684917746809">
            <text:p>962.6849</text:p>
          </table:table-cell>
          <table:table-cell table:number-columns-repeated="5"/>
          <table:table-cell table:formula="of:=1002*[.D9] +197.5" office:value-type="float" office:value="198.540838992622">
            <text:p>198.54</text:p>
          </table:table-cell>
          <table:table-cell table:formula="of:=[.A9]*20000" office:value-type="float" office:value="160000">
            <text:p>160000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2" table:formula="of:=1/[.P9]*1000000" office:value-type="float" office:value="5036.74712504444">
            <text:p>5036.75</text:p>
          </table:table-cell>
          <table:table-cell table:formula="of:=[.W9]*8" office:value-type="float" office:value="40293.9770003555">
            <text:p>40293.98</text:p>
          </table:table-cell>
          <table:table-cell/>
          <table:table-cell office:value-type="float" office:value="200">
            <text:p>200</text:p>
          </table:table-cell>
          <table:table-cell table:formula="of:=[.AA8]+1" office:value-type="float" office:value="8">
            <text:p>8</text:p>
          </table:table-cell>
          <table:table-cell/>
        </table:table-row>
        <table:table-row table:style-name="ro2">
          <table:table-cell table:formula="of:=[.A9]+1" office:value-type="float" office:value="9">
            <text:p>9</text:p>
          </table:table-cell>
          <table:table-cell table:formula="of:=[.B9]+[.$C$2]" office:value-type="float" office:value="-6.70707070707071">
            <text:p>-6.71</text:p>
          </table:table-cell>
          <table:table-cell/>
          <table:table-cell table:style-name="ce1" table:formula="of:=1/(1+EXP(-[.B10]))" office:value-type="float" office:value="0.00122074713746131">
            <text:p>0.0012</text:p>
          </table:table-cell>
          <table:table-cell table:number-columns-repeated="5"/>
          <table:table-cell table:style-name="ce1" table:formula="of:=1/[.D10]" office:value-type="float" office:value="819.170464802089">
            <text:p>819.1705</text:p>
          </table:table-cell>
          <table:table-cell table:number-columns-repeated="5"/>
          <table:table-cell table:formula="of:=1002*[.D10] +197.5" office:value-type="float" office:value="198.723188631736">
            <text:p>198.72</text:p>
          </table:table-cell>
          <table:table-cell table:formula="of:=[.A10]*20000" office:value-type="float" office:value="180000">
            <text:p>180000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2" table:formula="of:=1/[.P10]*1000000" office:value-type="float" office:value="5032.12537442296">
            <text:p>5032.13</text:p>
          </table:table-cell>
          <table:table-cell table:formula="of:=[.W10]*8" office:value-type="float" office:value="40257.0029953837">
            <text:p>40257</text:p>
          </table:table-cell>
          <table:table-cell/>
          <table:table-cell office:value-type="float" office:value="200">
            <text:p>200</text:p>
          </table:table-cell>
          <table:table-cell table:formula="of:=[.AA9]+1" office:value-type="float" office:value="9">
            <text:p>9</text:p>
          </table:table-cell>
          <table:table-cell/>
        </table:table-row>
        <table:table-row table:style-name="ro2">
          <table:table-cell table:formula="of:=[.A10]+1" office:value-type="float" office:value="10">
            <text:p>10</text:p>
          </table:table-cell>
          <table:table-cell table:formula="of:=[.B10]+[.$C$2]" office:value-type="float" office:value="-6.54545454545454">
            <text:p>-6.55</text:p>
          </table:table-cell>
          <table:table-cell/>
          <table:table-cell table:style-name="ce1" table:formula="of:=1/(1+EXP(-[.B11]))" office:value-type="float" office:value="0.00143456997250686">
            <text:p>0.0014</text:p>
          </table:table-cell>
          <table:table-cell table:number-columns-repeated="5"/>
          <table:table-cell table:style-name="ce1" table:formula="of:=1/[.D11]" office:value-type="float" office:value="697.07300387205">
            <text:p>697.0730</text:p>
          </table:table-cell>
          <table:table-cell table:number-columns-repeated="5"/>
          <table:table-cell table:formula="of:=1002*[.D11] +197.5" office:value-type="float" office:value="198.937439112452">
            <text:p>198.94</text:p>
          </table:table-cell>
          <table:table-cell table:formula="of:=[.A11]*20000" office:value-type="float" office:value="200000">
            <text:p>200000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2" table:formula="of:=1/[.P11]*1000000" office:value-type="float" office:value="5026.70590544165">
            <text:p>5026.71</text:p>
          </table:table-cell>
          <table:table-cell table:formula="of:=[.W11]*8" office:value-type="float" office:value="40213.6472435332">
            <text:p>40213.65</text:p>
          </table:table-cell>
          <table:table-cell/>
          <table:table-cell office:value-type="float" office:value="200">
            <text:p>200</text:p>
          </table:table-cell>
          <table:table-cell table:formula="of:=[.AA10]+1" office:value-type="float" office:value="10">
            <text:p>10</text:p>
          </table:table-cell>
          <table:table-cell/>
        </table:table-row>
        <table:table-row table:style-name="ro2">
          <table:table-cell table:formula="of:=[.A11]+1" office:value-type="float" office:value="11">
            <text:p>11</text:p>
          </table:table-cell>
          <table:table-cell table:formula="of:=[.B11]+[.$C$2]" office:value-type="float" office:value="-6.38383838383838">
            <text:p>-6.38</text:p>
          </table:table-cell>
          <table:table-cell/>
          <table:table-cell table:style-name="ce1" table:formula="of:=1/(1+EXP(-[.B12]))" office:value-type="float" office:value="0.00168578223479251">
            <text:p>0.0017</text:p>
          </table:table-cell>
          <table:table-cell table:number-columns-repeated="5"/>
          <table:table-cell table:style-name="ce1" table:formula="of:=1/[.D12]" office:value-type="float" office:value="593.196427961575">
            <text:p>593.1964</text:p>
          </table:table-cell>
          <table:table-cell table:number-columns-repeated="5"/>
          <table:table-cell table:formula="of:=1002*[.D12] +197.5" office:value-type="float" office:value="199.189153799262">
            <text:p>199.19</text:p>
          </table:table-cell>
          <table:table-cell table:formula="of:=[.A12]*20000" office:value-type="float" office:value="220000">
            <text:p>220000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2" table:formula="of:=1/[.P12]*1000000" office:value-type="float" office:value="5020.35367351264">
            <text:p>5020.35</text:p>
          </table:table-cell>
          <table:table-cell table:formula="of:=[.W12]*8" office:value-type="float" office:value="40162.8293881011">
            <text:p>40162.83</text:p>
          </table:table-cell>
          <table:table-cell/>
          <table:table-cell office:value-type="float" office:value="200">
            <text:p>200</text:p>
          </table:table-cell>
          <table:table-cell table:formula="of:=[.AA11]+1" office:value-type="float" office:value="11">
            <text:p>11</text:p>
          </table:table-cell>
          <table:table-cell/>
        </table:table-row>
        <table:table-row table:style-name="ro2">
          <table:table-cell table:formula="of:=[.A12]+1" office:value-type="float" office:value="12">
            <text:p>12</text:p>
          </table:table-cell>
          <table:table-cell table:formula="of:=[.B12]+[.$C$2]" office:value-type="float" office:value="-6.22222222222222">
            <text:p>-6.22</text:p>
          </table:table-cell>
          <table:table-cell/>
          <table:table-cell table:style-name="ce1" table:formula="of:=1/(1+EXP(-[.B13]))" office:value-type="float" office:value="0.00198089783579793">
            <text:p>0.0020</text:p>
          </table:table-cell>
          <table:table-cell table:number-columns-repeated="5"/>
          <table:table-cell table:style-name="ce1" table:formula="of:=1/[.D13]" office:value-type="float" office:value="504.821592476115">
            <text:p>504.8216</text:p>
          </table:table-cell>
          <table:table-cell table:number-columns-repeated="5"/>
          <table:table-cell table:formula="of:=1002*[.D13] +197.5" office:value-type="float" office:value="199.48485963147">
            <text:p>199.48</text:p>
          </table:table-cell>
          <table:table-cell table:formula="of:=[.A13]*20000" office:value-type="float" office:value="240000">
            <text:p>240000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2" table:formula="of:=1/[.P13]*1000000" office:value-type="float" office:value="5012.91176607293">
            <text:p>5012.91</text:p>
          </table:table-cell>
          <table:table-cell table:formula="of:=[.W13]*8" office:value-type="float" office:value="40103.2941285834">
            <text:p>40103.29</text:p>
          </table:table-cell>
          <table:table-cell/>
          <table:table-cell office:value-type="float" office:value="200">
            <text:p>200</text:p>
          </table:table-cell>
          <table:table-cell table:formula="of:=[.AA12]+1" office:value-type="float" office:value="12">
            <text:p>12</text:p>
          </table:table-cell>
          <table:table-cell/>
        </table:table-row>
        <table:table-row table:style-name="ro2">
          <table:table-cell table:formula="of:=[.A13]+1" office:value-type="float" office:value="13">
            <text:p>13</text:p>
          </table:table-cell>
          <table:table-cell table:formula="of:=[.B13]+[.$C$2]" office:value-type="float" office:value="-6.06060606060606">
            <text:p>-6.06</text:p>
          </table:table-cell>
          <table:table-cell/>
          <table:table-cell table:style-name="ce1" table:formula="of:=1/(1+EXP(-[.B14]))" office:value-type="float" office:value="0.00232755637009561">
            <text:p>0.0023</text:p>
          </table:table-cell>
          <table:table-cell table:number-columns-repeated="5"/>
          <table:table-cell table:style-name="ce1" table:formula="of:=1/[.D14]" office:value-type="float" office:value="429.635137025241">
            <text:p>429.6351</text:p>
          </table:table-cell>
          <table:table-cell table:number-columns-repeated="5"/>
          <table:table-cell table:formula="of:=1002*[.D14] +197.5" office:value-type="float" office:value="199.832211482836">
            <text:p>199.83</text:p>
          </table:table-cell>
          <table:table-cell table:formula="of:=[.A14]*20000" office:value-type="float" office:value="260000">
            <text:p>260000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2" table:formula="of:=1/[.P14]*1000000" office:value-type="float" office:value="5004.19823500724">
            <text:p>5004.20</text:p>
          </table:table-cell>
          <table:table-cell table:formula="of:=[.W14]*8" office:value-type="float" office:value="40033.5858800579">
            <text:p>40033.59</text:p>
          </table:table-cell>
          <table:table-cell/>
          <table:table-cell office:value-type="float" office:value="200">
            <text:p>200</text:p>
          </table:table-cell>
          <table:table-cell table:formula="of:=[.AA13]+1" office:value-type="float" office:value="13">
            <text:p>13</text:p>
          </table:table-cell>
          <table:table-cell/>
        </table:table-row>
        <table:table-row table:style-name="ro2">
          <table:table-cell table:formula="of:=[.A14]+1" office:value-type="float" office:value="14">
            <text:p>14</text:p>
          </table:table-cell>
          <table:table-cell table:formula="of:=[.B14]+[.$C$2]" office:value-type="float" office:value="-5.8989898989899">
            <text:p>-5.9</text:p>
          </table:table-cell>
          <table:table-cell/>
          <table:table-cell table:style-name="ce1" table:formula="of:=1/(1+EXP(-[.B15]))" office:value-type="float" office:value="0.00273471416311157">
            <text:p>0.0027</text:p>
          </table:table-cell>
          <table:table-cell table:number-columns-repeated="5"/>
          <table:table-cell table:style-name="ce1" table:formula="of:=1/[.D15]" office:value-type="float" office:value="365.66892931223">
            <text:p>365.6689</text:p>
          </table:table-cell>
          <table:table-cell table:number-columns-repeated="5"/>
          <table:table-cell table:formula="of:=1002*[.D15] +197.5" office:value-type="float" office:value="200.240183591438">
            <text:p>200.24</text:p>
          </table:table-cell>
          <table:table-cell table:formula="of:=[.A15]*20000" office:value-type="float" office:value="280000">
            <text:p>280000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2" table:formula="of:=1/[.P15]*1000000" office:value-type="float" office:value="4994.0026125843">
            <text:p>4994.00</text:p>
          </table:table-cell>
          <table:table-cell table:formula="of:=[.W15]*8" office:value-type="float" office:value="39952.0209006744">
            <text:p>39952.02</text:p>
          </table:table-cell>
          <table:table-cell/>
          <table:table-cell office:value-type="float" office:value="200">
            <text:p>200</text:p>
          </table:table-cell>
          <table:table-cell table:formula="of:=[.AA14]+1" office:value-type="float" office:value="14">
            <text:p>14</text:p>
          </table:table-cell>
          <table:table-cell/>
        </table:table-row>
        <table:table-row table:style-name="ro2">
          <table:table-cell table:formula="of:=[.A15]+1" office:value-type="float" office:value="15">
            <text:p>15</text:p>
          </table:table-cell>
          <table:table-cell table:formula="of:=[.B15]+[.$C$2]" office:value-type="float" office:value="-5.73737373737374">
            <text:p>-5.74</text:p>
          </table:table-cell>
          <table:table-cell/>
          <table:table-cell table:style-name="ce1" table:formula="of:=1/(1+EXP(-[.B16]))" office:value-type="float" office:value="0.00321286641498523">
            <text:p>0.0032</text:p>
          </table:table-cell>
          <table:table-cell table:number-columns-repeated="5"/>
          <table:table-cell table:style-name="ce1" table:formula="of:=1/[.D16]" office:value-type="float" office:value="311.248545951325">
            <text:p>311.2485</text:p>
          </table:table-cell>
          <table:table-cell table:number-columns-repeated="5"/>
          <table:table-cell table:formula="of:=1002*[.D16] +197.5" office:value-type="float" office:value="200.719292147815">
            <text:p>200.72</text:p>
          </table:table-cell>
          <table:table-cell table:formula="of:=[.A16]*20000" office:value-type="float" office:value="300000">
            <text:p>300000</text:p>
          </table:table-cell>
          <table:table-cell office:value-type="float" office:value="30">
            <text:p>30</text:p>
          </table:table-cell>
          <table:table-cell table:number-columns-repeated="4"/>
          <table:table-cell table:style-name="ce2" table:formula="of:=1/[.P16]*1000000" office:value-type="float" office:value="4982.08213719473">
            <text:p>4982.08</text:p>
          </table:table-cell>
          <table:table-cell table:formula="of:=[.W16]*8" office:value-type="float" office:value="39856.6570975578">
            <text:p>39856.66</text:p>
          </table:table-cell>
          <table:table-cell/>
          <table:table-cell office:value-type="float" office:value="200">
            <text:p>200</text:p>
          </table:table-cell>
          <table:table-cell table:formula="of:=[.AA15]+1" office:value-type="float" office:value="15">
            <text:p>15</text:p>
          </table:table-cell>
          <table:table-cell/>
        </table:table-row>
        <table:table-row table:style-name="ro2">
          <table:table-cell table:formula="of:=[.A16]+1" office:value-type="float" office:value="16">
            <text:p>16</text:p>
          </table:table-cell>
          <table:table-cell table:formula="of:=[.B16]+[.$C$2]" office:value-type="float" office:value="-5.57575757575757">
            <text:p>-5.58</text:p>
          </table:table-cell>
          <table:table-cell/>
          <table:table-cell table:style-name="ce1" table:formula="of:=1/(1+EXP(-[.B17]))" office:value-type="float" office:value="0.0037743049916199">
            <text:p>0.0038</text:p>
          </table:table-cell>
          <table:table-cell table:number-columns-repeated="5"/>
          <table:table-cell table:style-name="ce1" table:formula="of:=1/[.D17]" office:value-type="float" office:value="264.949441611185">
            <text:p>264.9494</text:p>
          </table:table-cell>
          <table:table-cell table:number-columns-repeated="5"/>
          <table:table-cell table:formula="of:=1002*[.D17] +197.5" office:value-type="float" office:value="201.281853601603">
            <text:p>201.28</text:p>
          </table:table-cell>
          <table:table-cell table:formula="of:=[.A17]*20000" office:value-type="float" office:value="320000">
            <text:p>320000</text:p>
          </table:table-cell>
          <table:table-cell office:value-type="float" office:value="30">
            <text:p>30</text:p>
          </table:table-cell>
          <table:table-cell table:number-columns-repeated="4"/>
          <table:table-cell table:style-name="ce2" table:formula="of:=1/[.P17]*1000000" office:value-type="float" office:value="4968.15774550297">
            <text:p>4968.16</text:p>
          </table:table-cell>
          <table:table-cell table:formula="of:=[.W17]*8" office:value-type="float" office:value="39745.2619640238">
            <text:p>39745.26</text:p>
          </table:table-cell>
          <table:table-cell/>
          <table:table-cell office:value-type="float" office:value="200">
            <text:p>200</text:p>
          </table:table-cell>
          <table:table-cell table:formula="of:=[.AA16]+1" office:value-type="float" office:value="16">
            <text:p>16</text:p>
          </table:table-cell>
          <table:table-cell/>
        </table:table-row>
        <table:table-row table:style-name="ro2">
          <table:table-cell table:formula="of:=[.A17]+1" office:value-type="float" office:value="17">
            <text:p>17</text:p>
          </table:table-cell>
          <table:table-cell table:formula="of:=[.B17]+[.$C$2]" office:value-type="float" office:value="-5.41414141414141">
            <text:p>-5.41</text:p>
          </table:table-cell>
          <table:table-cell/>
          <table:table-cell table:style-name="ce1" table:formula="of:=1/(1+EXP(-[.B18]))" office:value-type="float" office:value="0.00443341687880752">
            <text:p>0.0044</text:p>
          </table:table-cell>
          <table:table-cell table:number-columns-repeated="5"/>
          <table:table-cell table:style-name="ce1" table:formula="of:=1/[.D18]" office:value-type="float" office:value="225.559659137892">
            <text:p>225.5597</text:p>
          </table:table-cell>
          <table:table-cell table:number-columns-repeated="5"/>
          <table:table-cell table:formula="of:=1002*[.D18] +197.5" office:value-type="float" office:value="201.942283712565">
            <text:p>201.94</text:p>
          </table:table-cell>
          <table:table-cell table:formula="of:=[.A18]*20000" office:value-type="float" office:value="340000">
            <text:p>340000</text:p>
          </table:table-cell>
          <table:table-cell office:value-type="float" office:value="30">
            <text:p>30</text:p>
          </table:table-cell>
          <table:table-cell table:number-columns-repeated="4"/>
          <table:table-cell table:style-name="ce2" table:formula="of:=1/[.P18]*1000000" office:value-type="float" office:value="4951.90992998451">
            <text:p>4951.91</text:p>
          </table:table-cell>
          <table:table-cell table:formula="of:=[.W18]*8" office:value-type="float" office:value="39615.2794398761">
            <text:p>39615.28</text:p>
          </table:table-cell>
          <table:table-cell/>
          <table:table-cell office:value-type="float" office:value="200">
            <text:p>200</text:p>
          </table:table-cell>
          <table:table-cell table:formula="of:=[.AA17]+1" office:value-type="float" office:value="17">
            <text:p>17</text:p>
          </table:table-cell>
          <table:table-cell/>
        </table:table-row>
        <table:table-row table:style-name="ro2">
          <table:table-cell table:formula="of:=[.A18]+1" office:value-type="float" office:value="18">
            <text:p>18</text:p>
          </table:table-cell>
          <table:table-cell table:formula="of:=[.B18]+[.$C$2]" office:value-type="float" office:value="-5.25252525252525">
            <text:p>-5.25</text:p>
          </table:table-cell>
          <table:table-cell/>
          <table:table-cell table:style-name="ce1" table:formula="of:=1/(1+EXP(-[.B19]))" office:value-type="float" office:value="0.00520702874124329">
            <text:p>0.0052</text:p>
          </table:table-cell>
          <table:table-cell table:number-columns-repeated="5"/>
          <table:table-cell table:style-name="ce1" table:formula="of:=1/[.D19]" office:value-type="float" office:value="192.048104532112">
            <text:p>192.0481</text:p>
          </table:table-cell>
          <table:table-cell table:number-columns-repeated="5"/>
          <table:table-cell table:formula="of:=1002*[.D19] +197.5" office:value-type="float" office:value="202.717442798726">
            <text:p>202.72</text:p>
          </table:table-cell>
          <table:table-cell table:formula="of:=[.A19]*20000" office:value-type="float" office:value="360000">
            <text:p>360000</text:p>
          </table:table-cell>
          <table:table-cell office:value-type="float" office:value="50">
            <text:p>50</text:p>
          </table:table-cell>
          <table:table-cell table:number-columns-repeated="4"/>
          <table:table-cell table:style-name="ce2" table:formula="of:=1/[.P19]*1000000" office:value-type="float" office:value="4932.97461823688">
            <text:p>4932.97</text:p>
          </table:table-cell>
          <table:table-cell table:formula="of:=[.W19]*8" office:value-type="float" office:value="39463.796945895">
            <text:p>39463.8</text:p>
          </table:table-cell>
          <table:table-cell/>
          <table:table-cell office:value-type="float" office:value="200">
            <text:p>200</text:p>
          </table:table-cell>
          <table:table-cell table:formula="of:=[.AA18]+1" office:value-type="float" office:value="18">
            <text:p>18</text:p>
          </table:table-cell>
          <table:table-cell/>
        </table:table-row>
        <table:table-row table:style-name="ro2">
          <table:table-cell table:formula="of:=[.A19]+1" office:value-type="float" office:value="19">
            <text:p>19</text:p>
          </table:table-cell>
          <table:table-cell table:formula="of:=[.B19]+[.$C$2]" office:value-type="float" office:value="-5.09090909090909">
            <text:p>-5.09</text:p>
          </table:table-cell>
          <table:table-cell/>
          <table:table-cell table:style-name="ce1" table:formula="of:=1/(1+EXP(-[.B20]))" office:value-type="float" office:value="0.00611480336673474">
            <text:p>0.0061</text:p>
          </table:table-cell>
          <table:table-cell table:number-columns-repeated="5"/>
          <table:table-cell table:style-name="ce1" table:formula="of:=1/[.D20]" office:value-type="float" office:value="163.537556324398">
            <text:p>163.5376</text:p>
          </table:table-cell>
          <table:table-cell table:number-columns-repeated="5"/>
          <table:table-cell table:formula="of:=1002*[.D20] +197.5" office:value-type="float" office:value="203.627032973468">
            <text:p>203.63</text:p>
          </table:table-cell>
          <table:table-cell table:formula="of:=[.A20]*20000" office:value-type="float" office:value="380000">
            <text:p>380000</text:p>
          </table:table-cell>
          <table:table-cell office:value-type="float" office:value="59">
            <text:p>59</text:p>
          </table:table-cell>
          <table:table-cell table:number-columns-repeated="4"/>
          <table:table-cell table:style-name="ce2" table:formula="of:=1/[.P20]*1000000" office:value-type="float" office:value="4910.93930603161">
            <text:p>4910.94</text:p>
          </table:table-cell>
          <table:table-cell table:formula="of:=[.W20]*8" office:value-type="float" office:value="39287.5144482529">
            <text:p>39287.51</text:p>
          </table:table-cell>
          <table:table-cell/>
          <table:table-cell office:value-type="float" office:value="200">
            <text:p>200</text:p>
          </table:table-cell>
          <table:table-cell table:formula="of:=[.AA19]+1" office:value-type="float" office:value="19">
            <text:p>19</text:p>
          </table:table-cell>
          <table:table-cell/>
        </table:table-row>
        <table:table-row table:style-name="ro2">
          <table:table-cell table:formula="of:=[.A20]+1" office:value-type="float" office:value="20">
            <text:p>20</text:p>
          </table:table-cell>
          <table:table-cell table:formula="of:=[.B20]+[.$C$2]" office:value-type="float" office:value="-4.92929292929293">
            <text:p>-4.93</text:p>
          </table:table-cell>
          <table:table-cell/>
          <table:table-cell table:style-name="ce1" table:formula="of:=1/(1+EXP(-[.B21]))" office:value-type="float" office:value="0.00717969395640612">
            <text:p>0.0072</text:p>
          </table:table-cell>
          <table:table-cell table:number-columns-repeated="5"/>
          <table:table-cell table:style-name="ce1" table:formula="of:=1/[.D21]" office:value-type="float" office:value="139.281702823523">
            <text:p>139.2817</text:p>
          </table:table-cell>
          <table:table-cell table:number-columns-repeated="5"/>
          <table:table-cell table:formula="of:=1002*[.D21] +197.5" office:value-type="float" office:value="204.694053344319">
            <text:p>204.69</text:p>
          </table:table-cell>
          <table:table-cell table:formula="of:=[.A21]*20000" office:value-type="float" office:value="400000">
            <text:p>400000</text:p>
          </table:table-cell>
          <table:table-cell office:value-type="float" office:value="66">
            <text:p>66</text:p>
          </table:table-cell>
          <table:table-cell table:number-columns-repeated="4"/>
          <table:table-cell table:style-name="ce2" table:formula="of:=1/[.P21]*1000000" office:value-type="float" office:value="4885.33977251349">
            <text:p>4885.34</text:p>
          </table:table-cell>
          <table:table-cell table:formula="of:=[.W21]*8" office:value-type="float" office:value="39082.7181801079">
            <text:p>39082.72</text:p>
          </table:table-cell>
          <table:table-cell/>
          <table:table-cell office:value-type="float" office:value="200">
            <text:p>200</text:p>
          </table:table-cell>
          <table:table-cell table:formula="of:=[.AA20]+1" office:value-type="float" office:value="20">
            <text:p>20</text:p>
          </table:table-cell>
          <table:table-cell/>
        </table:table-row>
        <table:table-row table:style-name="ro2">
          <table:table-cell table:formula="of:=[.A21]+1" office:value-type="float" office:value="21">
            <text:p>21</text:p>
          </table:table-cell>
          <table:table-cell table:formula="of:=[.B21]+[.$C$2]" office:value-type="float" office:value="-4.76767676767676">
            <text:p>-4.77</text:p>
          </table:table-cell>
          <table:table-cell/>
          <table:table-cell table:style-name="ce1" table:formula="of:=1/(1+EXP(-[.B22]))" office:value-type="float" office:value="0.00842846214417357">
            <text:p>0.0084</text:p>
          </table:table-cell>
          <table:table-cell table:number-columns-repeated="5"/>
          <table:table-cell table:style-name="ce1" table:formula="of:=1/[.D22]" office:value-type="float" office:value="118.645606149074">
            <text:p>118.6456</text:p>
          </table:table-cell>
          <table:table-cell table:number-columns-repeated="5"/>
          <table:table-cell table:formula="of:=1002*[.D22] +197.5" office:value-type="float" office:value="205.945319068462">
            <text:p>205.95</text:p>
          </table:table-cell>
          <table:table-cell table:formula="of:=[.A22]*20000" office:value-type="float" office:value="420000">
            <text:p>420000</text:p>
          </table:table-cell>
          <table:table-cell office:value-type="float" office:value="70">
            <text:p>70</text:p>
          </table:table-cell>
          <table:table-cell table:number-columns-repeated="4"/>
          <table:table-cell table:style-name="ce2" table:formula="of:=1/[.P22]*1000000" office:value-type="float" office:value="4855.65782472372">
            <text:p>4855.66</text:p>
          </table:table-cell>
          <table:table-cell table:formula="of:=[.W22]*8" office:value-type="float" office:value="38845.2625977898">
            <text:p>38845.26</text:p>
          </table:table-cell>
          <table:table-cell/>
          <table:table-cell office:value-type="float" office:value="200">
            <text:p>200</text:p>
          </table:table-cell>
          <table:table-cell table:formula="of:=[.AA21]+1" office:value-type="float" office:value="21">
            <text:p>21</text:p>
          </table:table-cell>
          <table:table-cell/>
        </table:table-row>
        <table:table-row table:style-name="ro2">
          <table:table-cell table:formula="of:=[.A22]+1" office:value-type="float" office:value="22">
            <text:p>22</text:p>
          </table:table-cell>
          <table:table-cell table:formula="of:=[.B22]+[.$C$2]" office:value-type="float" office:value="-4.6060606060606">
            <text:p>-4.61</text:p>
          </table:table-cell>
          <table:table-cell/>
          <table:table-cell table:style-name="ce1" table:formula="of:=1/(1+EXP(-[.B23]))" office:value-type="float" office:value="0.00989226515430589">
            <text:p>0.0099</text:p>
          </table:table-cell>
          <table:table-cell table:number-columns-repeated="5"/>
          <table:table-cell table:style-name="ce1" table:formula="of:=1/[.D23]" office:value-type="float" office:value="101.089081661415">
            <text:p>101.0891</text:p>
          </table:table-cell>
          <table:table-cell table:number-columns-repeated="5"/>
          <table:table-cell table:formula="of:=1002*[.D23] +197.5" office:value-type="float" office:value="207.412049684614">
            <text:p>207.41</text:p>
          </table:table-cell>
          <table:table-cell table:formula="of:=[.A23]*20000" office:value-type="float" office:value="440000">
            <text:p>440000</text:p>
          </table:table-cell>
          <table:table-cell office:value-type="float" office:value="78">
            <text:p>78</text:p>
          </table:table-cell>
          <table:table-cell>
            <draw:frame table:end-cell-address="Sheet1.W40" table:end-x="0.2807in" table:end-y="0.135in" draw:z-index="4" draw:style-name="gr1" svg:width="3.3657in" svg:height="3.1185in" svg:x="0.4709in" svg:y="0.0394in">
              <draw:object draw:notify-on-update-of-ranges="Sheet1.Q2:Sheet1.Q101 Sheet1.R2:Sheet1.R10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3"/>
          <table:table-cell table:style-name="ce2" table:formula="of:=1/[.P23]*1000000" office:value-type="float" office:value="4821.32065866267">
            <text:p>4821.32</text:p>
          </table:table-cell>
          <table:table-cell table:formula="of:=[.W23]*8" office:value-type="float" office:value="38570.5652693014">
            <text:p>38570.57</text:p>
          </table:table-cell>
          <table:table-cell/>
          <table:table-cell office:value-type="float" office:value="200">
            <text:p>200</text:p>
          </table:table-cell>
          <table:table-cell table:formula="of:=[.AA22]+1" office:value-type="float" office:value="22">
            <text:p>22</text:p>
          </table:table-cell>
          <table:table-cell/>
        </table:table-row>
        <table:table-row table:style-name="ro2">
          <table:table-cell table:formula="of:=[.A23]+1" office:value-type="float" office:value="23">
            <text:p>23</text:p>
          </table:table-cell>
          <table:table-cell table:formula="of:=[.B23]+[.$C$2]" office:value-type="float" office:value="-4.44444444444444">
            <text:p>-4.44</text:p>
          </table:table-cell>
          <table:table-cell/>
          <table:table-cell table:style-name="ce1" table:formula="of:=1/(1+EXP(-[.B24]))" office:value-type="float" office:value="0.0116073164453047">
            <text:p>0.0116</text:p>
          </table:table-cell>
          <table:table-cell table:number-columns-repeated="5"/>
          <table:table-cell table:style-name="ce1" table:formula="of:=1/[.D24]" office:value-type="float" office:value="86.1525577175519">
            <text:p>86.1526</text:p>
          </table:table-cell>
          <table:table-cell table:number-columns-repeated="5"/>
          <table:table-cell table:formula="of:=1002*[.D24] +197.5" office:value-type="float" office:value="209.130531078195">
            <text:p>209.13</text:p>
          </table:table-cell>
          <table:table-cell table:formula="of:=[.A24]*20000" office:value-type="float" office:value="460000">
            <text:p>460000</text:p>
          </table:table-cell>
          <table:table-cell office:value-type="float" office:value="89">
            <text:p>89</text:p>
          </table:table-cell>
          <table:table-cell table:number-columns-repeated="4"/>
          <table:table-cell table:style-name="ce2" table:formula="of:=1/[.P24]*1000000" office:value-type="float" office:value="4781.70257993604">
            <text:p>4781.70</text:p>
          </table:table-cell>
          <table:table-cell table:formula="of:=[.W24]*8" office:value-type="float" office:value="38253.6206394883">
            <text:p>38253.62</text:p>
          </table:table-cell>
          <table:table-cell/>
          <table:table-cell office:value-type="float" office:value="200">
            <text:p>200</text:p>
          </table:table-cell>
          <table:table-cell table:formula="of:=[.AA23]+1" office:value-type="float" office:value="23">
            <text:p>23</text:p>
          </table:table-cell>
          <table:table-cell/>
        </table:table-row>
        <table:table-row table:style-name="ro2">
          <table:table-cell table:formula="of:=[.A24]+1" office:value-type="float" office:value="24">
            <text:p>24</text:p>
          </table:table-cell>
          <table:table-cell table:formula="of:=[.B24]+[.$C$2]" office:value-type="float" office:value="-4.28282828282828">
            <text:p>-4.28</text:p>
          </table:table-cell>
          <table:table-cell/>
          <table:table-cell table:style-name="ce1" table:formula="of:=1/(1+EXP(-[.B25]))" office:value-type="float" office:value="0.0136156222890107">
            <text:p>0.0136</text:p>
          </table:table-cell>
          <table:table-cell table:number-columns-repeated="5"/>
          <table:table-cell table:style-name="ce1" table:formula="of:=1/[.D25]" office:value-type="float" office:value="73.4450456081693">
            <text:p>73.4450</text:p>
          </table:table-cell>
          <table:table-cell table:number-columns-repeated="5"/>
          <table:table-cell table:formula="of:=1002*[.D25] +197.5" office:value-type="float" office:value="211.142853533589">
            <text:p>211.14</text:p>
          </table:table-cell>
          <table:table-cell table:formula="of:=[.A25]*20000" office:value-type="float" office:value="480000">
            <text:p>480000</text:p>
          </table:table-cell>
          <table:table-cell office:value-type="float" office:value="91">
            <text:p>91</text:p>
          </table:table-cell>
          <table:table-cell table:number-columns-repeated="4"/>
          <table:table-cell table:style-name="ce2" table:formula="of:=1/[.P25]*1000000" office:value-type="float" office:value="4736.12998623664">
            <text:p>4736.13</text:p>
          </table:table-cell>
          <table:table-cell table:formula="of:=[.W25]*8" office:value-type="float" office:value="37889.0398898931">
            <text:p>37889.04</text:p>
          </table:table-cell>
          <table:table-cell/>
          <table:table-cell office:value-type="float" office:value="200">
            <text:p>200</text:p>
          </table:table-cell>
          <table:table-cell table:formula="of:=[.AA24]+1" office:value-type="float" office:value="24">
            <text:p>24</text:p>
          </table:table-cell>
          <table:table-cell/>
        </table:table-row>
        <table:table-row table:style-name="ro2">
          <table:table-cell table:formula="of:=[.A25]+1" office:value-type="float" office:value="25">
            <text:p>25</text:p>
          </table:table-cell>
          <table:table-cell table:formula="of:=[.B25]+[.$C$2]" office:value-type="float" office:value="-4.12121212121212">
            <text:p>-4.12</text:p>
          </table:table-cell>
          <table:table-cell/>
          <table:table-cell table:style-name="ce1" table:formula="of:=1/(1+EXP(-[.B26]))" office:value-type="float" office:value="0.015965793665489">
            <text:p>0.0160</text:p>
          </table:table-cell>
          <table:table-cell table:number-columns-repeated="5"/>
          <table:table-cell table:style-name="ce1" table:formula="of:=1/[.D26]" office:value-type="float" office:value="62.6339047686403">
            <text:p>62.6339</text:p>
          </table:table-cell>
          <table:table-cell table:number-columns-repeated="5"/>
          <table:table-cell table:formula="of:=1002*[.D26] +197.5" office:value-type="float" office:value="213.49772525282">
            <text:p>213.5</text:p>
          </table:table-cell>
          <table:table-cell table:formula="of:=[.A26]*20000" office:value-type="float" office:value="500000">
            <text:p>500000</text:p>
          </table:table-cell>
          <table:table-cell office:value-type="float" office:value="95">
            <text:p>95</text:p>
          </table:table-cell>
          <table:table-cell table:number-columns-repeated="4"/>
          <table:table-cell table:style-name="ce2" table:formula="of:=1/[.P26]*1000000" office:value-type="float" office:value="4683.89065417825">
            <text:p>4683.89</text:p>
          </table:table-cell>
          <table:table-cell table:formula="of:=[.W26]*8" office:value-type="float" office:value="37471.125233426">
            <text:p>37471.13</text:p>
          </table:table-cell>
          <table:table-cell/>
          <table:table-cell office:value-type="float" office:value="200">
            <text:p>200</text:p>
          </table:table-cell>
          <table:table-cell table:formula="of:=[.AA25]+1" office:value-type="float" office:value="25">
            <text:p>25</text:p>
          </table:table-cell>
          <table:table-cell/>
        </table:table-row>
        <table:table-row table:style-name="ro2">
          <table:table-cell table:formula="of:=[.A26]+1" office:value-type="float" office:value="26">
            <text:p>26</text:p>
          </table:table-cell>
          <table:table-cell table:formula="of:=[.B26]+[.$C$2]" office:value-type="float" office:value="-3.95959595959596">
            <text:p>-3.96</text:p>
          </table:table-cell>
          <table:table-cell/>
          <table:table-cell table:style-name="ce1" table:formula="of:=1/(1+EXP(-[.B27]))" office:value-type="float" office:value="0.0187139281953813">
            <text:p>0.0187</text:p>
          </table:table-cell>
          <table:table-cell table:number-columns-repeated="5"/>
          <table:table-cell table:style-name="ce1" table:formula="of:=1/[.D27]" office:value-type="float" office:value="53.4361353511447">
            <text:p>53.4361</text:p>
          </table:table-cell>
          <table:table-cell table:number-columns-repeated="5"/>
          <table:table-cell table:formula="of:=1002*[.D27] +197.5" office:value-type="float" office:value="216.251356051772">
            <text:p>216.25</text:p>
          </table:table-cell>
          <table:table-cell table:formula="of:=[.A27]*20000" office:value-type="float" office:value="520000">
            <text:p>520000</text:p>
          </table:table-cell>
          <table:table-cell office:value-type="float" office:value="103">
            <text:p>103</text:p>
          </table:table-cell>
          <table:table-cell table:number-columns-repeated="4"/>
          <table:table-cell table:style-name="ce2" table:formula="of:=1/[.P27]*1000000" office:value-type="float" office:value="4624.2484590968">
            <text:p>4624.25</text:p>
          </table:table-cell>
          <table:table-cell table:formula="of:=[.W27]*8" office:value-type="float" office:value="36993.9876727744">
            <text:p>36993.99</text:p>
          </table:table-cell>
          <table:table-cell/>
          <table:table-cell office:value-type="float" office:value="200">
            <text:p>200</text:p>
          </table:table-cell>
          <table:table-cell table:formula="of:=[.AA26]+1" office:value-type="float" office:value="26">
            <text:p>26</text:p>
          </table:table-cell>
          <table:table-cell/>
        </table:table-row>
        <table:table-row table:style-name="ro2">
          <table:table-cell table:formula="of:=[.A27]+1" office:value-type="float" office:value="27">
            <text:p>27</text:p>
          </table:table-cell>
          <table:table-cell table:formula="of:=[.B27]+[.$C$2]" office:value-type="float" office:value="-3.79797979797979">
            <text:p>-3.8</text:p>
          </table:table-cell>
          <table:table-cell/>
          <table:table-cell table:style-name="ce1" table:formula="of:=1/(1+EXP(-[.B28]))" office:value-type="float" office:value="0.0219245500597505">
            <text:p>0.0219</text:p>
          </table:table-cell>
          <table:table-cell table:number-columns-repeated="5"/>
          <table:table-cell table:style-name="ce1" table:formula="of:=1/[.D28]" office:value-type="float" office:value="45.6109702262861">
            <text:p>45.6110</text:p>
          </table:table-cell>
          <table:table-cell table:number-columns-repeated="5"/>
          <table:table-cell table:formula="of:=1002*[.D28] +197.5" office:value-type="float" office:value="219.46839915987">
            <text:p>219.47</text:p>
          </table:table-cell>
          <table:table-cell table:formula="of:=[.A28]*20000" office:value-type="float" office:value="540000">
            <text:p>540000</text:p>
          </table:table-cell>
          <table:table-cell office:value-type="float" office:value="108">
            <text:p>108</text:p>
          </table:table-cell>
          <table:table-cell table:number-columns-repeated="4"/>
          <table:table-cell table:style-name="ce2" table:formula="of:=1/[.P28]*1000000" office:value-type="float" office:value="4556.46463831705">
            <text:p>4556.46</text:p>
          </table:table-cell>
          <table:table-cell table:formula="of:=[.W28]*8" office:value-type="float" office:value="36451.7171065364">
            <text:p>36451.72</text:p>
          </table:table-cell>
          <table:table-cell/>
          <table:table-cell office:value-type="float" office:value="200">
            <text:p>200</text:p>
          </table:table-cell>
          <table:table-cell table:formula="of:=[.AA27]+1" office:value-type="float" office:value="27">
            <text:p>27</text:p>
          </table:table-cell>
          <table:table-cell/>
        </table:table-row>
        <table:table-row table:style-name="ro2">
          <table:table-cell table:formula="of:=[.A28]+1" office:value-type="float" office:value="28">
            <text:p>28</text:p>
          </table:table-cell>
          <table:table-cell table:formula="of:=[.B28]+[.$C$2]" office:value-type="float" office:value="-3.63636363636363">
            <text:p>-3.64</text:p>
          </table:table-cell>
          <table:table-cell/>
          <table:table-cell table:style-name="ce1" table:formula="of:=1/(1+EXP(-[.B29]))" office:value-type="float" office:value="0.0256715863498271">
            <text:p>0.0257</text:p>
          </table:table-cell>
          <table:table-cell table:number-columns-repeated="5"/>
          <table:table-cell table:style-name="ce1" table:formula="of:=1/[.D29]" office:value-type="float" office:value="38.9535724973511">
            <text:p>38.9536</text:p>
          </table:table-cell>
          <table:table-cell table:number-columns-repeated="5"/>
          <table:table-cell table:formula="of:=1002*[.D29] +197.5" office:value-type="float" office:value="223.222929522527">
            <text:p>223.22</text:p>
          </table:table-cell>
          <table:table-cell table:formula="of:=[.A29]*20000" office:value-type="float" office:value="560000">
            <text:p>560000</text:p>
          </table:table-cell>
          <table:table-cell office:value-type="float" office:value="111">
            <text:p>111</text:p>
          </table:table-cell>
          <table:table-cell table:number-columns-repeated="4"/>
          <table:table-cell table:style-name="ce2" table:formula="of:=1/[.P29]*1000000" office:value-type="float" office:value="4479.82652202889">
            <text:p>4479.83</text:p>
          </table:table-cell>
          <table:table-cell table:formula="of:=[.W29]*8" office:value-type="float" office:value="35838.6121762311">
            <text:p>35838.61</text:p>
          </table:table-cell>
          <table:table-cell/>
          <table:table-cell office:value-type="float" office:value="200">
            <text:p>200</text:p>
          </table:table-cell>
          <table:table-cell table:formula="of:=[.AA28]+1" office:value-type="float" office:value="28">
            <text:p>28</text:p>
          </table:table-cell>
          <table:table-cell/>
        </table:table-row>
        <table:table-row table:style-name="ro2">
          <table:table-cell table:formula="of:=[.A29]+1" office:value-type="float" office:value="29">
            <text:p>29</text:p>
          </table:table-cell>
          <table:table-cell table:formula="of:=[.B29]+[.$C$2]" office:value-type="float" office:value="-3.47474747474747">
            <text:p>-3.47</text:p>
          </table:table-cell>
          <table:table-cell/>
          <table:table-cell table:style-name="ce1" table:formula="of:=1/(1+EXP(-[.B30]))" office:value-type="float" office:value="0.0300393453401568">
            <text:p>0.0300</text:p>
          </table:table-cell>
          <table:table-cell table:number-columns-repeated="5"/>
          <table:table-cell table:style-name="ce1" table:formula="of:=1/[.D30]" office:value-type="float" office:value="33.2896735490168">
            <text:p>33.2897</text:p>
          </table:table-cell>
          <table:table-cell table:number-columns-repeated="5"/>
          <table:table-cell table:formula="of:=1002*[.D30] +197.5" office:value-type="float" office:value="227.599424030837">
            <text:p>227.6</text:p>
          </table:table-cell>
          <table:table-cell table:formula="of:=[.A30]*20000" office:value-type="float" office:value="580000">
            <text:p>580000</text:p>
          </table:table-cell>
          <table:table-cell office:value-type="float" office:value="117">
            <text:p>117</text:p>
          </table:table-cell>
          <table:table-cell table:number-columns-repeated="4"/>
          <table:table-cell table:style-name="ce2" table:formula="of:=1/[.P30]*1000000" office:value-type="float" office:value="4393.68422946673">
            <text:p>4393.68</text:p>
          </table:table-cell>
          <table:table-cell table:formula="of:=[.W30]*8" office:value-type="float" office:value="35149.4738357338">
            <text:p>35149.47</text:p>
          </table:table-cell>
          <table:table-cell/>
          <table:table-cell office:value-type="float" office:value="200">
            <text:p>200</text:p>
          </table:table-cell>
          <table:table-cell table:formula="of:=[.AA29]+1" office:value-type="float" office:value="29">
            <text:p>29</text:p>
          </table:table-cell>
          <table:table-cell/>
        </table:table-row>
        <table:table-row table:style-name="ro2">
          <table:table-cell table:formula="of:=[.A30]+1" office:value-type="float" office:value="30">
            <text:p>30</text:p>
          </table:table-cell>
          <table:table-cell table:formula="of:=[.B30]+[.$C$2]" office:value-type="float" office:value="-3.31313131313131">
            <text:p>-3.31</text:p>
          </table:table-cell>
          <table:table-cell/>
          <table:table-cell table:style-name="ce1" table:formula="of:=1/(1+EXP(-[.B31]))" office:value-type="float" office:value="0.0351234450519809">
            <text:p>0.0351</text:p>
          </table:table-cell>
          <table:table-cell table:number-columns-repeated="5"/>
          <table:table-cell table:style-name="ce1" table:formula="of:=1/[.D31]" office:value-type="float" office:value="28.4710112723866">
            <text:p>28.4710</text:p>
          </table:table-cell>
          <table:table-cell table:number-columns-repeated="5"/>
          <table:table-cell table:formula="of:=1002*[.D31] +197.5" office:value-type="float" office:value="232.693691942085">
            <text:p>232.69</text:p>
          </table:table-cell>
          <table:table-cell table:formula="of:=[.A31]*20000" office:value-type="float" office:value="600000">
            <text:p>600000</text:p>
          </table:table-cell>
          <table:table-cell office:value-type="float" office:value="120">
            <text:p>120</text:p>
          </table:table-cell>
          <table:table-cell table:number-columns-repeated="4"/>
          <table:table-cell table:style-name="ce2" table:formula="of:=1/[.P31]*1000000" office:value-type="float" office:value="4297.49509603763">
            <text:p>4297.50</text:p>
          </table:table-cell>
          <table:table-cell table:formula="of:=[.W31]*8" office:value-type="float" office:value="34379.960768301">
            <text:p>34379.96</text:p>
          </table:table-cell>
          <table:table-cell/>
          <table:table-cell office:value-type="float" office:value="201">
            <text:p>201</text:p>
          </table:table-cell>
          <table:table-cell table:formula="of:=[.AA30]+1" office:value-type="float" office:value="30">
            <text:p>30</text:p>
          </table:table-cell>
          <table:table-cell/>
        </table:table-row>
        <table:table-row table:style-name="ro2">
          <table:table-cell table:formula="of:=[.A31]+1" office:value-type="float" office:value="31">
            <text:p>31</text:p>
          </table:table-cell>
          <table:table-cell table:formula="of:=[.B31]+[.$C$2]" office:value-type="float" office:value="-3.15151515151515">
            <text:p>-3.15</text:p>
          </table:table-cell>
          <table:table-cell/>
          <table:table-cell table:style-name="ce1" table:formula="of:=1/(1+EXP(-[.B32]))" office:value-type="float" office:value="0.0410316185047549">
            <text:p>0.0410</text:p>
          </table:table-cell>
          <table:table-cell table:number-columns-repeated="5"/>
          <table:table-cell table:style-name="ce1" table:formula="of:=1/[.D32]" office:value-type="float" office:value="24.3714490541999">
            <text:p>24.3714</text:p>
          </table:table-cell>
          <table:table-cell table:number-columns-repeated="5"/>
          <table:table-cell table:formula="of:=1002*[.D32] +197.5" office:value-type="float" office:value="238.613681741764">
            <text:p>238.61</text:p>
          </table:table-cell>
          <table:table-cell table:formula="of:=[.A32]*20000" office:value-type="float" office:value="620000">
            <text:p>620000</text:p>
          </table:table-cell>
          <table:table-cell office:value-type="float" office:value="125">
            <text:p>125</text:p>
          </table:table-cell>
          <table:table-cell table:number-columns-repeated="4"/>
          <table:table-cell table:style-name="ce2" table:formula="of:=1/[.P32]*1000000" office:value-type="float" office:value="4190.87452446349">
            <text:p>4190.87</text:p>
          </table:table-cell>
          <table:table-cell table:formula="of:=[.W32]*8" office:value-type="float" office:value="33526.9961957079">
            <text:p>33527</text:p>
          </table:table-cell>
          <table:table-cell/>
          <table:table-cell office:value-type="float" office:value="201">
            <text:p>201</text:p>
          </table:table-cell>
          <table:table-cell table:formula="of:=[.AA31]+1" office:value-type="float" office:value="31">
            <text:p>31</text:p>
          </table:table-cell>
          <table:table-cell/>
        </table:table-row>
        <table:table-row table:style-name="ro2">
          <table:table-cell table:formula="of:=[.A32]+1" office:value-type="float" office:value="32">
            <text:p>32</text:p>
          </table:table-cell>
          <table:table-cell table:formula="of:=[.B32]+[.$C$2]" office:value-type="float" office:value="-2.98989898989898">
            <text:p>-2.99</text:p>
          </table:table-cell>
          <table:table-cell/>
          <table:table-cell table:style-name="ce1" table:formula="of:=1/(1+EXP(-[.B33]))" office:value-type="float" office:value="0.0478842948304359">
            <text:p>0.0479</text:p>
          </table:table-cell>
          <table:table-cell table:number-columns-repeated="5"/>
          <table:table-cell table:style-name="ce1" table:formula="of:=1/[.D33]" office:value-type="float" office:value="20.8836739382113">
            <text:p>20.8837</text:p>
          </table:table-cell>
          <table:table-cell table:number-columns-repeated="5"/>
          <table:table-cell table:formula="of:=1002*[.D33] +197.5" office:value-type="float" office:value="245.480063420097">
            <text:p>245.48</text:p>
          </table:table-cell>
          <table:table-cell table:formula="of:=[.A33]*20000" office:value-type="float" office:value="640000">
            <text:p>640000</text:p>
          </table:table-cell>
          <table:table-cell office:value-type="float" office:value="130">
            <text:p>130</text:p>
          </table:table-cell>
          <table:table-cell table:number-columns-repeated="4"/>
          <table:table-cell table:style-name="ce2" table:formula="of:=1/[.P33]*1000000" office:value-type="float" office:value="4073.6505688801">
            <text:p>4073.65</text:p>
          </table:table-cell>
          <table:table-cell table:formula="of:=[.W33]*8" office:value-type="float" office:value="32589.2045510408">
            <text:p>32589.2</text:p>
          </table:table-cell>
          <table:table-cell/>
          <table:table-cell office:value-type="float" office:value="201">
            <text:p>201</text:p>
          </table:table-cell>
          <table:table-cell table:formula="of:=[.AA32]+1" office:value-type="float" office:value="32">
            <text:p>32</text:p>
          </table:table-cell>
          <table:table-cell/>
        </table:table-row>
        <table:table-row table:style-name="ro2">
          <table:table-cell table:formula="of:=[.A33]+1" office:value-type="float" office:value="33">
            <text:p>33</text:p>
          </table:table-cell>
          <table:table-cell table:formula="of:=[.B33]+[.$C$2]" office:value-type="float" office:value="-2.82828282828282">
            <text:p>-2.83</text:p>
          </table:table-cell>
          <table:table-cell/>
          <table:table-cell table:style-name="ce1" table:formula="of:=1/(1+EXP(-[.B34]))" office:value-type="float" office:value="0.0558148230753897">
            <text:p>0.0558</text:p>
          </table:table-cell>
          <table:table-cell table:number-columns-repeated="5"/>
          <table:table-cell table:style-name="ce1" table:formula="of:=1/[.D34]" office:value-type="float" office:value="17.9163875275442">
            <text:p>17.9164</text:p>
          </table:table-cell>
          <table:table-cell table:number-columns-repeated="5"/>
          <table:table-cell table:formula="of:=1002*[.D34] +197.5" office:value-type="float" office:value="253.42645272154">
            <text:p>253.43</text:p>
          </table:table-cell>
          <table:table-cell table:formula="of:=[.A34]*20000" office:value-type="float" office:value="660000">
            <text:p>660000</text:p>
          </table:table-cell>
          <table:table-cell office:value-type="float" office:value="136">
            <text:p>136</text:p>
          </table:table-cell>
          <table:table-cell table:number-columns-repeated="4"/>
          <table:table-cell table:style-name="ce2" table:formula="of:=1/[.P34]*1000000" office:value-type="float" office:value="3945.9179941992">
            <text:p>3945.92</text:p>
          </table:table-cell>
          <table:table-cell table:formula="of:=[.W34]*8" office:value-type="float" office:value="31567.3439535936">
            <text:p>31567.34</text:p>
          </table:table-cell>
          <table:table-cell/>
          <table:table-cell office:value-type="float" office:value="201">
            <text:p>201</text:p>
          </table:table-cell>
          <table:table-cell table:formula="of:=[.AA33]+1" office:value-type="float" office:value="33">
            <text:p>33</text:p>
          </table:table-cell>
          <table:table-cell/>
        </table:table-row>
        <table:table-row table:style-name="ro2">
          <table:table-cell table:formula="of:=[.A34]+1" office:value-type="float" office:value="34">
            <text:p>34</text:p>
          </table:table-cell>
          <table:table-cell table:formula="of:=[.B34]+[.$C$2]" office:value-type="float" office:value="-2.66666666666666">
            <text:p>-2.67</text:p>
          </table:table-cell>
          <table:table-cell/>
          <table:table-cell table:style-name="ce1" table:formula="of:=1/(1+EXP(-[.B35]))" office:value-type="float" office:value="0.0649691691286644">
            <text:p>0.0650</text:p>
          </table:table-cell>
          <table:table-cell table:number-columns-repeated="5"/>
          <table:table-cell table:style-name="ce1" table:formula="of:=1/[.D35]" office:value-type="float" office:value="15.3919160951498">
            <text:p>15.3919</text:p>
          </table:table-cell>
          <table:table-cell table:number-columns-repeated="5"/>
          <table:table-cell table:formula="of:=1002*[.D35] +197.5" office:value-type="float" office:value="262.599107466922">
            <text:p>262.6</text:p>
          </table:table-cell>
          <table:table-cell table:formula="of:=[.A35]*20000" office:value-type="float" office:value="680000">
            <text:p>680000</text:p>
          </table:table-cell>
          <table:table-cell office:value-type="float" office:value="141">
            <text:p>141</text:p>
          </table:table-cell>
          <table:table-cell table:number-columns-repeated="4"/>
          <table:table-cell table:style-name="ce2" table:formula="of:=1/[.P35]*1000000" office:value-type="float" office:value="3808.08605804559">
            <text:p>3808.09</text:p>
          </table:table-cell>
          <table:table-cell table:formula="of:=[.W35]*8" office:value-type="float" office:value="30464.6884643647">
            <text:p>30464.69</text:p>
          </table:table-cell>
          <table:table-cell/>
          <table:table-cell office:value-type="float" office:value="201">
            <text:p>201</text:p>
          </table:table-cell>
          <table:table-cell table:formula="of:=[.AA34]+1" office:value-type="float" office:value="34">
            <text:p>34</text:p>
          </table:table-cell>
          <table:table-cell/>
        </table:table-row>
        <table:table-row table:style-name="ro2">
          <table:table-cell table:formula="of:=[.A35]+1" office:value-type="float" office:value="35">
            <text:p>35</text:p>
          </table:table-cell>
          <table:table-cell table:formula="of:=[.B35]+[.$C$2]" office:value-type="float" office:value="-2.5050505050505">
            <text:p>-2.51</text:p>
          </table:table-cell>
          <table:table-cell/>
          <table:table-cell table:style-name="ce1" table:formula="of:=1/(1+EXP(-[.B36]))" office:value-type="float" office:value="0.0755048784158737">
            <text:p>0.0755</text:p>
          </table:table-cell>
          <table:table-cell table:number-columns-repeated="5"/>
          <table:table-cell table:style-name="ce1" table:formula="of:=1/[.D36]" office:value-type="float" office:value="13.2441773429803">
            <text:p>13.2442</text:p>
          </table:table-cell>
          <table:table-cell table:number-columns-repeated="5"/>
          <table:table-cell table:formula="of:=1002*[.D36] +197.5" office:value-type="float" office:value="273.155888172705">
            <text:p>273.16</text:p>
          </table:table-cell>
          <table:table-cell table:formula="of:=[.A36]*20000" office:value-type="float" office:value="700000">
            <text:p>700000</text:p>
          </table:table-cell>
          <table:table-cell office:value-type="float" office:value="146">
            <text:p>146</text:p>
          </table:table-cell>
          <table:table-cell table:number-columns-repeated="4"/>
          <table:table-cell table:style-name="ce2" table:formula="of:=1/[.P36]*1000000" office:value-type="float" office:value="3660.91321219384">
            <text:p>3660.91</text:p>
          </table:table-cell>
          <table:table-cell table:formula="of:=[.W36]*8" office:value-type="float" office:value="29287.3056975507">
            <text:p>29287.31</text:p>
          </table:table-cell>
          <table:table-cell/>
          <table:table-cell office:value-type="float" office:value="201">
            <text:p>201</text:p>
          </table:table-cell>
          <table:table-cell table:formula="of:=[.AA35]+1" office:value-type="float" office:value="35">
            <text:p>35</text:p>
          </table:table-cell>
          <table:table-cell/>
        </table:table-row>
        <table:table-row table:style-name="ro2">
          <table:table-cell table:formula="of:=[.A36]+1" office:value-type="float" office:value="36">
            <text:p>36</text:p>
          </table:table-cell>
          <table:table-cell table:formula="of:=[.B36]+[.$C$2]" office:value-type="float" office:value="-2.34343434343434">
            <text:p>-2.34</text:p>
          </table:table-cell>
          <table:table-cell/>
          <table:table-cell table:style-name="ce1" table:formula="of:=1/(1+EXP(-[.B37]))" office:value-type="float" office:value="0.0875890626341041">
            <text:p>0.0876</text:p>
          </table:table-cell>
          <table:table-cell table:number-columns-repeated="5"/>
          <table:table-cell table:style-name="ce1" table:formula="of:=1/[.D37]" office:value-type="float" office:value="11.4169505863696">
            <text:p>11.4170</text:p>
          </table:table-cell>
          <table:table-cell table:number-columns-repeated="5"/>
          <table:table-cell table:formula="of:=1002*[.D37] +197.5" office:value-type="float" office:value="285.264240759372">
            <text:p>285.26</text:p>
          </table:table-cell>
          <table:table-cell table:formula="of:=[.A37]*20000" office:value-type="float" office:value="720000">
            <text:p>720000</text:p>
          </table:table-cell>
          <table:table-cell office:value-type="float" office:value="152">
            <text:p>152</text:p>
          </table:table-cell>
          <table:table-cell table:number-columns-repeated="4"/>
          <table:table-cell table:style-name="ce2" table:formula="of:=1/[.P37]*1000000" office:value-type="float" office:value="3505.5217483201">
            <text:p>3505.52</text:p>
          </table:table-cell>
          <table:table-cell table:formula="of:=[.W37]*8" office:value-type="float" office:value="28044.1739865608">
            <text:p>28044.17</text:p>
          </table:table-cell>
          <table:table-cell/>
          <table:table-cell office:value-type="float" office:value="201">
            <text:p>201</text:p>
          </table:table-cell>
          <table:table-cell table:formula="of:=[.AA36]+1" office:value-type="float" office:value="36">
            <text:p>36</text:p>
          </table:table-cell>
          <table:table-cell/>
        </table:table-row>
        <table:table-row table:style-name="ro2">
          <table:table-cell table:formula="of:=[.A37]+1" office:value-type="float" office:value="37">
            <text:p>37</text:p>
          </table:table-cell>
          <table:table-cell table:formula="of:=[.B37]+[.$C$2]" office:value-type="float" office:value="-2.18181818181818">
            <text:p>-2.18</text:p>
          </table:table-cell>
          <table:table-cell/>
          <table:table-cell table:style-name="ce1" table:formula="of:=1/(1+EXP(-[.B38]))" office:value-type="float" office:value="0.101395145667481">
            <text:p>0.1014</text:p>
          </table:table-cell>
          <table:table-cell table:number-columns-repeated="5"/>
          <table:table-cell table:style-name="ce1" table:formula="of:=1/[.D38]" office:value-type="float" office:value="9.86240508277817">
            <text:p>9.8624</text:p>
          </table:table-cell>
          <table:table-cell table:number-columns-repeated="5"/>
          <table:table-cell table:formula="of:=1002*[.D38] +197.5" office:value-type="float" office:value="299.097935958816">
            <text:p>299.1</text:p>
          </table:table-cell>
          <table:table-cell table:formula="of:=[.A38]*20000" office:value-type="float" office:value="740000">
            <text:p>740000</text:p>
          </table:table-cell>
          <table:table-cell office:value-type="float" office:value="157">
            <text:p>157</text:p>
          </table:table-cell>
          <table:table-cell table:number-columns-repeated="4"/>
          <table:table-cell table:style-name="ce2" table:formula="of:=1/[.P38]*1000000" office:value-type="float" office:value="3343.38649577874">
            <text:p>3343.39</text:p>
          </table:table-cell>
          <table:table-cell table:formula="of:=[.W38]*8" office:value-type="float" office:value="26747.0919662299">
            <text:p>26747.09</text:p>
          </table:table-cell>
          <table:table-cell/>
          <table:table-cell office:value-type="float" office:value="201">
            <text:p>201</text:p>
          </table:table-cell>
          <table:table-cell table:formula="of:=[.AA37]+1" office:value-type="float" office:value="37">
            <text:p>37</text:p>
          </table:table-cell>
          <table:table-cell/>
        </table:table-row>
        <table:table-row table:style-name="ro2">
          <table:table-cell table:formula="of:=[.A38]+1" office:value-type="float" office:value="38">
            <text:p>38</text:p>
          </table:table-cell>
          <table:table-cell table:formula="of:=[.B38]+[.$C$2]" office:value-type="float" office:value="-2.02020202020201">
            <text:p>-2.02</text:p>
          </table:table-cell>
          <table:table-cell/>
          <table:table-cell table:style-name="ce1" table:formula="of:=1/(1+EXP(-[.B39]))" office:value-type="float" office:value="0.117098103171742">
            <text:p>0.1171</text:p>
          </table:table-cell>
          <table:table-cell table:number-columns-repeated="5"/>
          <table:table-cell table:style-name="ce1" table:formula="of:=1/[.D39]" office:value-type="float" office:value="8.5398479814259">
            <text:p>8.5398</text:p>
          </table:table-cell>
          <table:table-cell table:number-columns-repeated="5"/>
          <table:table-cell table:formula="of:=1002*[.D39] +197.5" office:value-type="float" office:value="314.832299378085">
            <text:p>314.83</text:p>
          </table:table-cell>
          <table:table-cell table:formula="of:=[.A39]*20000" office:value-type="float" office:value="760000">
            <text:p>760000</text:p>
          </table:table-cell>
          <table:table-cell office:value-type="float" office:value="164">
            <text:p>164</text:p>
          </table:table-cell>
          <table:table-cell table:number-columns-repeated="4"/>
          <table:table-cell table:style-name="ce2" table:formula="of:=1/[.P39]*1000000" office:value-type="float" office:value="3176.2941793945">
            <text:p>3176.29</text:p>
          </table:table-cell>
          <table:table-cell table:formula="of:=[.W39]*8" office:value-type="float" office:value="25410.353435156">
            <text:p>25410.35</text:p>
          </table:table-cell>
          <table:table-cell/>
          <table:table-cell office:value-type="float" office:value="201">
            <text:p>201</text:p>
          </table:table-cell>
          <table:table-cell table:formula="of:=[.AA38]+1" office:value-type="float" office:value="38">
            <text:p>38</text:p>
          </table:table-cell>
          <table:table-cell/>
        </table:table-row>
        <table:table-row table:style-name="ro2">
          <table:table-cell table:formula="of:=[.A39]+1" office:value-type="float" office:value="39">
            <text:p>39</text:p>
          </table:table-cell>
          <table:table-cell table:formula="of:=[.B39]+[.$C$2]" office:value-type="float" office:value="-1.85858585858585">
            <text:p>-1.86</text:p>
          </table:table-cell>
          <table:table-cell/>
          <table:table-cell table:style-name="ce1" table:formula="of:=1/(1+EXP(-[.B40]))" office:value-type="float" office:value="0.134867966809088">
            <text:p>0.1349</text:p>
          </table:table-cell>
          <table:table-cell table:number-columns-repeated="5"/>
          <table:table-cell table:style-name="ce1" table:formula="of:=1/[.D40]" office:value-type="float" office:value="7.41465911928179">
            <text:p>7.4147</text:p>
          </table:table-cell>
          <table:table-cell table:number-columns-repeated="5"/>
          <table:table-cell table:formula="of:=1002*[.D40] +197.5" office:value-type="float" office:value="332.637702742706">
            <text:p>332.64</text:p>
          </table:table-cell>
          <table:table-cell table:formula="of:=[.A40]*20000" office:value-type="float" office:value="780000">
            <text:p>780000</text:p>
          </table:table-cell>
          <table:table-cell office:value-type="float" office:value="170">
            <text:p>170</text:p>
          </table:table-cell>
          <table:table-cell table:number-columns-repeated="4"/>
          <table:table-cell table:style-name="ce2" table:formula="of:=1/[.P40]*1000000" office:value-type="float" office:value="3006.27376799044">
            <text:p>3006.27</text:p>
          </table:table-cell>
          <table:table-cell table:formula="of:=[.W40]*8" office:value-type="float" office:value="24050.1901439235">
            <text:p>24050.19</text:p>
          </table:table-cell>
          <table:table-cell/>
          <table:table-cell office:value-type="float" office:value="201">
            <text:p>201</text:p>
          </table:table-cell>
          <table:table-cell table:formula="of:=[.AA39]+1" office:value-type="float" office:value="39">
            <text:p>39</text:p>
          </table:table-cell>
          <table:table-cell/>
        </table:table-row>
        <table:table-row table:style-name="ro2">
          <table:table-cell table:formula="of:=[.A40]+1" office:value-type="float" office:value="40">
            <text:p>40</text:p>
          </table:table-cell>
          <table:table-cell table:formula="of:=[.B40]+[.$C$2]" office:value-type="float" office:value="-1.69696969696969">
            <text:p>-1.7</text:p>
          </table:table-cell>
          <table:table-cell/>
          <table:table-cell table:style-name="ce1" table:formula="of:=1/(1+EXP(-[.B41]))" office:value-type="float" office:value="0.154861454611298">
            <text:p>0.1549</text:p>
          </table:table-cell>
          <table:table-cell table:number-columns-repeated="5"/>
          <table:table-cell table:style-name="ce1" table:formula="of:=1/[.D41]" office:value-type="float" office:value="6.45738477989888">
            <text:p>6.4574</text:p>
          </table:table-cell>
          <table:table-cell table:number-columns-repeated="5"/>
          <table:table-cell table:formula="of:=1002*[.D41] +197.5" office:value-type="float" office:value="352.671177520521">
            <text:p>352.67</text:p>
          </table:table-cell>
          <table:table-cell table:formula="of:=[.A41]*20000" office:value-type="float" office:value="800000">
            <text:p>800000</text:p>
          </table:table-cell>
          <table:table-cell office:value-type="float" office:value="176">
            <text:p>176</text:p>
          </table:table-cell>
          <table:table-cell table:number-columns-repeated="4"/>
          <table:table-cell table:style-name="ce2" table:formula="of:=1/[.P41]*1000000" office:value-type="float" office:value="2835.50248429874">
            <text:p>2835.50</text:p>
          </table:table-cell>
          <table:table-cell table:formula="of:=[.W41]*8" office:value-type="float" office:value="22684.0198743899">
            <text:p>22684.02</text:p>
          </table:table-cell>
          <table:table-cell/>
          <table:table-cell office:value-type="float" office:value="201">
            <text:p>201</text:p>
          </table:table-cell>
          <table:table-cell table:formula="of:=[.AA40]+1" office:value-type="float" office:value="40">
            <text:p>40</text:p>
          </table:table-cell>
          <table:table-cell/>
        </table:table-row>
        <table:table-row table:style-name="ro2">
          <table:table-cell table:formula="of:=[.A41]+1" office:value-type="float" office:value="41">
            <text:p>41</text:p>
          </table:table-cell>
          <table:table-cell table:formula="of:=[.B41]+[.$C$2]" office:value-type="float" office:value="-1.53535353535353">
            <text:p>-1.54</text:p>
          </table:table-cell>
          <table:table-cell/>
          <table:table-cell table:style-name="ce1" table:formula="of:=1/(1+EXP(-[.B42]))" office:value-type="float" office:value="0.177211749502798">
            <text:p>0.1772</text:p>
          </table:table-cell>
          <table:table-cell table:number-columns-repeated="5"/>
          <table:table-cell table:style-name="ce1" table:formula="of:=1/[.D42]" office:value-type="float" office:value="5.64296669270347">
            <text:p>5.6430</text:p>
          </table:table-cell>
          <table:table-cell table:number-columns-repeated="5"/>
          <table:table-cell table:formula="of:=1002*[.D42] +197.5" office:value-type="float" office:value="375.066173001804">
            <text:p>375.07</text:p>
          </table:table-cell>
          <table:table-cell table:formula="of:=[.A42]*20000" office:value-type="float" office:value="820000">
            <text:p>820000</text:p>
          </table:table-cell>
          <table:table-cell office:value-type="float" office:value="184">
            <text:p>184</text:p>
          </table:table-cell>
          <table:table-cell table:number-columns-repeated="4"/>
          <table:table-cell table:style-name="ce2" table:formula="of:=1/[.P42]*1000000" office:value-type="float" office:value="2666.19618611991">
            <text:p>2666.20</text:p>
          </table:table-cell>
          <table:table-cell table:formula="of:=[.W42]*8" office:value-type="float" office:value="21329.5694889593">
            <text:p>21329.57</text:p>
          </table:table-cell>
          <table:table-cell/>
          <table:table-cell office:value-type="float" office:value="201">
            <text:p>201</text:p>
          </table:table-cell>
          <table:table-cell table:formula="of:=[.AA41]+1" office:value-type="float" office:value="41">
            <text:p>41</text:p>
          </table:table-cell>
          <table:table-cell/>
        </table:table-row>
        <table:table-row table:style-name="ro2">
          <table:table-cell table:formula="of:=[.A42]+1" office:value-type="float" office:value="42">
            <text:p>42</text:p>
          </table:table-cell>
          <table:table-cell table:formula="of:=[.B42]+[.$C$2]" office:value-type="float" office:value="-1.37373737373737">
            <text:p>-1.37</text:p>
          </table:table-cell>
          <table:table-cell/>
          <table:table-cell table:style-name="ce1" table:formula="of:=1/(1+EXP(-[.B43]))" office:value-type="float" office:value="0.202016688542107">
            <text:p>0.2020</text:p>
          </table:table-cell>
          <table:table-cell table:number-columns-repeated="5"/>
          <table:table-cell table:style-name="ce1" table:formula="of:=1/[.D43]" office:value-type="float" office:value="4.9500860904943">
            <text:p>4.9501</text:p>
          </table:table-cell>
          <table:table-cell table:number-columns-repeated="5"/>
          <table:table-cell table:formula="of:=1002*[.D43] +197.5" office:value-type="float" office:value="399.920721919191">
            <text:p>399.92</text:p>
          </table:table-cell>
          <table:table-cell table:formula="of:=[.A43]*20000" office:value-type="float" office:value="840000">
            <text:p>840000</text:p>
          </table:table-cell>
          <table:table-cell office:value-type="float" office:value="190">
            <text:p>190</text:p>
          </table:table-cell>
          <table:table-cell table:number-columns-repeated="4"/>
          <table:table-cell table:style-name="ce2" table:formula="of:=1/[.P43]*1000000" office:value-type="float" office:value="2500.49558622787">
            <text:p>2500.50</text:p>
          </table:table-cell>
          <table:table-cell table:formula="of:=[.W43]*8" office:value-type="float" office:value="20003.964689823">
            <text:p>20003.96</text:p>
          </table:table-cell>
          <table:table-cell/>
          <table:table-cell office:value-type="float" office:value="201">
            <text:p>201</text:p>
          </table:table-cell>
          <table:table-cell table:formula="of:=[.AA42]+1" office:value-type="float" office:value="42">
            <text:p>42</text:p>
          </table:table-cell>
          <table:table-cell/>
        </table:table-row>
        <table:table-row table:style-name="ro2">
          <table:table-cell table:formula="of:=[.A43]+1" office:value-type="float" office:value="43">
            <text:p>43</text:p>
          </table:table-cell>
          <table:table-cell table:formula="of:=[.B43]+[.$C$2]" office:value-type="float" office:value="-1.21212121212121">
            <text:p>-1.21</text:p>
          </table:table-cell>
          <table:table-cell/>
          <table:table-cell table:style-name="ce1" table:formula="of:=1/(1+EXP(-[.B44]))" office:value-type="float" office:value="0.229325942122429">
            <text:p>0.2293</text:p>
          </table:table-cell>
          <table:table-cell table:number-columns-repeated="5"/>
          <table:table-cell table:style-name="ce1" table:formula="of:=1/[.D44]" office:value-type="float" office:value="4.36060565475028">
            <text:p>4.3606</text:p>
          </table:table-cell>
          <table:table-cell table:number-columns-repeated="5"/>
          <table:table-cell table:formula="of:=1002*[.D44] +197.5" office:value-type="float" office:value="427.284594006674">
            <text:p>427.28</text:p>
          </table:table-cell>
          <table:table-cell table:formula="of:=[.A44]*20000" office:value-type="float" office:value="860000">
            <text:p>860000</text:p>
          </table:table-cell>
          <table:table-cell office:value-type="float" office:value="199">
            <text:p>199</text:p>
          </table:table-cell>
          <table:table-cell table:number-columns-repeated="4"/>
          <table:table-cell table:style-name="ce2" table:formula="of:=1/[.P44]*1000000" office:value-type="float" office:value="2340.36053259711">
            <text:p>2340.36</text:p>
          </table:table-cell>
          <table:table-cell table:formula="of:=[.W44]*8" office:value-type="float" office:value="18722.8842607769">
            <text:p>18722.88</text:p>
          </table:table-cell>
          <table:table-cell/>
          <table:table-cell office:value-type="float" office:value="201">
            <text:p>201</text:p>
          </table:table-cell>
          <table:table-cell table:formula="of:=[.AA43]+1" office:value-type="float" office:value="43">
            <text:p>43</text:p>
          </table:table-cell>
          <table:table-cell/>
        </table:table-row>
        <table:table-row table:style-name="ro2">
          <table:table-cell table:formula="of:=[.A44]+1" office:value-type="float" office:value="44">
            <text:p>44</text:p>
          </table:table-cell>
          <table:table-cell table:formula="of:=[.B44]+[.$C$2]" office:value-type="float" office:value="-1.05050505050505">
            <text:p>-1.05</text:p>
          </table:table-cell>
          <table:table-cell/>
          <table:table-cell table:style-name="ce1" table:formula="of:=1/(1+EXP(-[.B45]))" office:value-type="float" office:value="0.259128129052455">
            <text:p>0.2591</text:p>
          </table:table-cell>
          <table:table-cell table:number-columns-repeated="5"/>
          <table:table-cell table:style-name="ce1" table:formula="of:=1/[.D45]" office:value-type="float" office:value="3.85909474072408">
            <text:p>3.8591</text:p>
          </table:table-cell>
          <table:table-cell table:number-columns-repeated="5"/>
          <table:table-cell table:formula="of:=1002*[.D45] +197.5" office:value-type="float" office:value="457.14638531056">
            <text:p>457.15</text:p>
          </table:table-cell>
          <table:table-cell table:formula="of:=[.A45]*20000" office:value-type="float" office:value="880000">
            <text:p>880000</text:p>
          </table:table-cell>
          <table:table-cell office:value-type="float" office:value="211">
            <text:p>211</text:p>
          </table:table-cell>
          <table:table-cell table:number-columns-repeated="4"/>
          <table:table-cell table:style-name="ce2" table:formula="of:=1/[.P45]*1000000" office:value-type="float" office:value="2187.48311729656">
            <text:p>2187.48</text:p>
          </table:table-cell>
          <table:table-cell table:formula="of:=[.W45]*8" office:value-type="float" office:value="17499.8649383725">
            <text:p>17499.86</text:p>
          </table:table-cell>
          <table:table-cell/>
          <table:table-cell office:value-type="float" office:value="201">
            <text:p>201</text:p>
          </table:table-cell>
          <table:table-cell table:formula="of:=[.AA44]+1" office:value-type="float" office:value="44">
            <text:p>44</text:p>
          </table:table-cell>
          <table:table-cell/>
        </table:table-row>
        <table:table-row table:style-name="ro2">
          <table:table-cell table:formula="of:=[.A45]+1" office:value-type="float" office:value="45">
            <text:p>45</text:p>
          </table:table-cell>
          <table:table-cell table:formula="of:=[.B45]+[.$C$2]" office:value-type="float" office:value="-0.888888888888884">
            <text:p>-0.89</text:p>
          </table:table-cell>
          <table:table-cell/>
          <table:table-cell table:style-name="ce1" table:formula="of:=1/(1+EXP(-[.B46]))" office:value-type="float" office:value="0.291339174970565">
            <text:p>0.2913</text:p>
          </table:table-cell>
          <table:table-cell table:number-columns-repeated="5"/>
          <table:table-cell table:style-name="ce1" table:formula="of:=1/[.D46]" office:value-type="float" office:value="3.4324254542872">
            <text:p>3.4324</text:p>
          </table:table-cell>
          <table:table-cell table:number-columns-repeated="5"/>
          <table:table-cell table:formula="of:=1002*[.D46] +197.5" office:value-type="float" office:value="489.421853320507">
            <text:p>489.42</text:p>
          </table:table-cell>
          <table:table-cell table:formula="of:=[.A46]*20000" office:value-type="float" office:value="900000">
            <text:p>900000</text:p>
          </table:table-cell>
          <table:table-cell office:value-type="float" office:value="220">
            <text:p>220</text:p>
          </table:table-cell>
          <table:table-cell table:number-columns-repeated="4"/>
          <table:table-cell table:style-name="ce2" table:formula="of:=1/[.P46]*1000000" office:value-type="float" office:value="2043.22711218441">
            <text:p>2043.23</text:p>
          </table:table-cell>
          <table:table-cell table:formula="of:=[.W46]*8" office:value-type="float" office:value="16345.8168974753">
            <text:p>16345.82</text:p>
          </table:table-cell>
          <table:table-cell/>
          <table:table-cell office:value-type="float" office:value="201">
            <text:p>201</text:p>
          </table:table-cell>
          <table:table-cell table:formula="of:=[.AA45]+1" office:value-type="float" office:value="45">
            <text:p>45</text:p>
          </table:table-cell>
          <table:table-cell/>
        </table:table-row>
        <table:table-row table:style-name="ro2">
          <table:table-cell table:formula="of:=[.A46]+1" office:value-type="float" office:value="46">
            <text:p>46</text:p>
          </table:table-cell>
          <table:table-cell table:formula="of:=[.B46]+[.$C$2]" office:value-type="float" office:value="-0.727272727272722">
            <text:p>-0.73</text:p>
          </table:table-cell>
          <table:table-cell/>
          <table:table-cell table:style-name="ce1" table:formula="of:=1/(1+EXP(-[.B47]))" office:value-type="float" office:value="0.325793493730695">
            <text:p>0.3258</text:p>
          </table:table-cell>
          <table:table-cell table:number-columns-repeated="5"/>
          <table:table-cell table:style-name="ce1" table:formula="of:=1/[.D47]" office:value-type="float" office:value="3.06942900715695">
            <text:p>3.0694</text:p>
          </table:table-cell>
          <table:table-cell table:number-columns-repeated="5"/>
          <table:table-cell table:formula="of:=1002*[.D47] +197.5" office:value-type="float" office:value="523.945080718157">
            <text:p>523.95</text:p>
          </table:table-cell>
          <table:table-cell table:formula="of:=[.A47]*20000" office:value-type="float" office:value="920000">
            <text:p>920000</text:p>
          </table:table-cell>
          <table:table-cell office:value-type="float" office:value="227">
            <text:p>227</text:p>
          </table:table-cell>
          <table:table-cell table:number-columns-repeated="4"/>
          <table:table-cell table:style-name="ce2" table:formula="of:=1/[.P47]*1000000" office:value-type="float" office:value="1908.59698239619">
            <text:p>1908.60</text:p>
          </table:table-cell>
          <table:table-cell table:formula="of:=[.W47]*8" office:value-type="float" office:value="15268.7758591695">
            <text:p>15268.78</text:p>
          </table:table-cell>
          <table:table-cell/>
          <table:table-cell office:value-type="float" office:value="201">
            <text:p>201</text:p>
          </table:table-cell>
          <table:table-cell table:formula="of:=[.AA46]+1" office:value-type="float" office:value="46">
            <text:p>46</text:p>
          </table:table-cell>
          <table:table-cell/>
        </table:table-row>
        <table:table-row table:style-name="ro2">
          <table:table-cell table:formula="of:=[.A47]+1" office:value-type="float" office:value="47">
            <text:p>47</text:p>
          </table:table-cell>
          <table:table-cell table:formula="of:=[.B47]+[.$C$2]" office:value-type="float" office:value="-0.56565656565656">
            <text:p>-0.57</text:p>
          </table:table-cell>
          <table:table-cell/>
          <table:table-cell table:style-name="ce1" table:formula="of:=1/(1+EXP(-[.B48]))" office:value-type="float" office:value="0.362239652494913">
            <text:p>0.3622</text:p>
          </table:table-cell>
          <table:table-cell table:number-columns-repeated="5"/>
          <table:table-cell table:style-name="ce1" table:formula="of:=1/[.D48]" office:value-type="float" office:value="2.76060335502349">
            <text:p>2.7606</text:p>
          </table:table-cell>
          <table:table-cell table:number-columns-repeated="5"/>
          <table:table-cell table:formula="of:=1002*[.D48] +197.5" office:value-type="float" office:value="560.464131799902">
            <text:p>560.46</text:p>
          </table:table-cell>
          <table:table-cell table:formula="of:=[.A48]*20000" office:value-type="float" office:value="940000">
            <text:p>940000</text:p>
          </table:table-cell>
          <table:table-cell office:value-type="float" office:value="237">
            <text:p>237</text:p>
          </table:table-cell>
          <table:table-cell table:number-columns-repeated="4"/>
          <table:table-cell table:style-name="ce2" table:formula="of:=1/[.P48]*1000000" office:value-type="float" office:value="1784.23549922553">
            <text:p>1784.24</text:p>
          </table:table-cell>
          <table:table-cell table:formula="of:=[.W48]*8" office:value-type="float" office:value="14273.8839938042">
            <text:p>14273.88</text:p>
          </table:table-cell>
          <table:table-cell/>
          <table:table-cell office:value-type="float" office:value="201">
            <text:p>201</text:p>
          </table:table-cell>
          <table:table-cell table:formula="of:=[.AA47]+1" office:value-type="float" office:value="47">
            <text:p>47</text:p>
          </table:table-cell>
          <table:table-cell/>
        </table:table-row>
        <table:table-row table:style-name="ro2">
          <table:table-cell table:formula="of:=[.A48]+1" office:value-type="float" office:value="48">
            <text:p>48</text:p>
          </table:table-cell>
          <table:table-cell table:formula="of:=[.B48]+[.$C$2]" office:value-type="float" office:value="-0.404040404040399">
            <text:p>-0.4</text:p>
          </table:table-cell>
          <table:table-cell/>
          <table:table-cell table:style-name="ce1" table:formula="of:=1/(1+EXP(-[.B49]))" office:value-type="float" office:value="0.400341977640112">
            <text:p>0.4003</text:p>
          </table:table-cell>
          <table:table-cell table:number-columns-repeated="5"/>
          <table:table-cell table:style-name="ce1" table:formula="of:=1/[.D49]" office:value-type="float" office:value="2.49786446551191">
            <text:p>2.4979</text:p>
          </table:table-cell>
          <table:table-cell table:number-columns-repeated="5"/>
          <table:table-cell table:formula="of:=1002*[.D49] +197.5" office:value-type="float" office:value="598.642661595393">
            <text:p>598.64</text:p>
          </table:table-cell>
          <table:table-cell table:formula="of:=[.A49]*20000" office:value-type="float" office:value="960000">
            <text:p>960000</text:p>
          </table:table-cell>
          <table:table-cell office:value-type="float" office:value="248">
            <text:p>248</text:p>
          </table:table-cell>
          <table:table-cell table:number-columns-repeated="4"/>
          <table:table-cell table:style-name="ce2" table:formula="of:=1/[.P49]*1000000" office:value-type="float" office:value="1670.44559994268">
            <text:p>1670.45</text:p>
          </table:table-cell>
          <table:table-cell table:formula="of:=[.W49]*8" office:value-type="float" office:value="13363.5647995415">
            <text:p>13363.56</text:p>
          </table:table-cell>
          <table:table-cell/>
          <table:table-cell office:value-type="float" office:value="201">
            <text:p>201</text:p>
          </table:table-cell>
          <table:table-cell table:formula="of:=[.AA48]+1" office:value-type="float" office:value="48">
            <text:p>48</text:p>
          </table:table-cell>
          <table:table-cell/>
        </table:table-row>
        <table:table-row table:style-name="ro2">
          <table:table-cell table:formula="of:=[.A49]+1" office:value-type="float" office:value="49">
            <text:p>49</text:p>
          </table:table-cell>
          <table:table-cell table:formula="of:=[.B49]+[.$C$2]" office:value-type="float" office:value="-0.242424242424237">
            <text:p>-0.24</text:p>
          </table:table-cell>
          <table:table-cell/>
          <table:table-cell table:style-name="ce1" table:formula="of:=1/(1+EXP(-[.B50]))" office:value-type="float" office:value="0.439689021058423">
            <text:p>0.4397</text:p>
          </table:table-cell>
          <table:table-cell table:number-columns-repeated="5"/>
          <table:table-cell table:style-name="ce1" table:formula="of:=1/[.D50]" office:value-type="float" office:value="2.27433470499853">
            <text:p>2.2743</text:p>
          </table:table-cell>
          <table:table-cell table:number-columns-repeated="5"/>
          <table:table-cell table:formula="of:=1002*[.D50] +197.5" office:value-type="float" office:value="638.06839910054">
            <text:p>638.07</text:p>
          </table:table-cell>
          <table:table-cell table:formula="of:=[.A50]*20000" office:value-type="float" office:value="980000">
            <text:p>980000</text:p>
          </table:table-cell>
          <table:table-cell office:value-type="float" office:value="260">
            <text:p>260</text:p>
          </table:table-cell>
          <table:table-cell table:number-columns-repeated="4"/>
          <table:table-cell table:style-name="ce2" table:formula="of:=1/[.P50]*1000000" office:value-type="float" office:value="1567.23009854376">
            <text:p>1567.23</text:p>
          </table:table-cell>
          <table:table-cell table:formula="of:=[.W50]*8" office:value-type="float" office:value="12537.8407883501">
            <text:p>12537.84</text:p>
          </table:table-cell>
          <table:table-cell/>
          <table:table-cell office:value-type="float" office:value="201">
            <text:p>201</text:p>
          </table:table-cell>
          <table:table-cell table:formula="of:=[.AA49]+1" office:value-type="float" office:value="49">
            <text:p>49</text:p>
          </table:table-cell>
          <table:table-cell/>
        </table:table-row>
        <table:table-row table:style-name="ro2">
          <table:table-cell table:formula="of:=[.A50]+1" office:value-type="float" office:value="50">
            <text:p>50</text:p>
          </table:table-cell>
          <table:table-cell table:formula="of:=[.B50]+[.$C$2]" office:value-type="float" office:value="-0.0808080808080754">
            <text:p>-0.08</text:p>
          </table:table-cell>
          <table:table-cell/>
          <table:table-cell table:style-name="ce1" table:formula="of:=1/(1+EXP(-[.B51]))" office:value-type="float" office:value="0.479808965799194">
            <text:p>0.4798</text:p>
          </table:table-cell>
          <table:table-cell table:number-columns-repeated="5"/>
          <table:table-cell table:style-name="ce1" table:formula="of:=1/[.D51]" office:value-type="float" office:value="2.08416280494957">
            <text:p>2.0842</text:p>
          </table:table-cell>
          <table:table-cell table:number-columns-repeated="5"/>
          <table:table-cell table:formula="of:=1002*[.D51] +197.5" office:value-type="float" office:value="678.268583730792">
            <text:p>678.27</text:p>
          </table:table-cell>
          <table:table-cell table:formula="of:=[.A51]*20000" office:value-type="float" office:value="1000000">
            <text:p>1000000</text:p>
          </table:table-cell>
          <table:table-cell office:value-type="float" office:value="273">
            <text:p>273</text:p>
          </table:table-cell>
          <table:table-cell table:number-columns-repeated="4"/>
          <table:table-cell table:style-name="ce2" table:formula="of:=1/[.P51]*1000000" office:value-type="float" office:value="1474.34220600273">
            <text:p>1474.34</text:p>
          </table:table-cell>
          <table:table-cell table:formula="of:=[.W51]*8" office:value-type="float" office:value="11794.7376480218">
            <text:p>11794.74</text:p>
          </table:table-cell>
          <table:table-cell/>
          <table:table-cell office:value-type="float" office:value="202">
            <text:p>202</text:p>
          </table:table-cell>
          <table:table-cell table:formula="of:=[.AA50]+1" office:value-type="float" office:value="50">
            <text:p>50</text:p>
          </table:table-cell>
          <table:table-cell/>
        </table:table-row>
        <table:table-row table:style-name="ro2">
          <table:table-cell table:formula="of:=[.A51]+1" office:value-type="float" office:value="51">
            <text:p>51</text:p>
          </table:table-cell>
          <table:table-cell table:formula="of:=[.B51]+[.$C$2]" office:value-type="float" office:value="0.0808080808080862">
            <text:p>0.08</text:p>
          </table:table-cell>
          <table:table-cell/>
          <table:table-cell table:style-name="ce1" table:formula="of:=1/(1+EXP(-[.B52]))" office:value-type="float" office:value="0.520191034200809">
            <text:p>0.5202</text:p>
          </table:table-cell>
          <table:table-cell table:number-columns-repeated="5"/>
          <table:table-cell table:style-name="ce1" table:formula="of:=1/[.D52]" office:value-type="float" office:value="1.92237069509731">
            <text:p>1.9224</text:p>
          </table:table-cell>
          <table:table-cell table:number-columns-repeated="5"/>
          <table:table-cell table:formula="of:=1002*[.D52] +197.5" office:value-type="float" office:value="718.731416269211">
            <text:p>718.73</text:p>
          </table:table-cell>
          <table:table-cell table:formula="of:=[.A52]*20000" office:value-type="float" office:value="1020000">
            <text:p>1020000</text:p>
          </table:table-cell>
          <table:table-cell office:value-type="float" office:value="285">
            <text:p>285</text:p>
          </table:table-cell>
          <table:table-cell table:number-columns-repeated="4"/>
          <table:table-cell table:style-name="ce2" table:formula="of:=1/[.P52]*1000000" office:value-type="float" office:value="1391.34032180032">
            <text:p>1391.34</text:p>
          </table:table-cell>
          <table:table-cell table:formula="of:=[.W52]*8" office:value-type="float" office:value="11130.7225744025">
            <text:p>11130.72</text:p>
          </table:table-cell>
          <table:table-cell/>
          <table:table-cell office:value-type="float" office:value="202">
            <text:p>202</text:p>
          </table:table-cell>
          <table:table-cell table:formula="of:=[.AA51]+1" office:value-type="float" office:value="51">
            <text:p>51</text:p>
          </table:table-cell>
          <table:table-cell/>
        </table:table-row>
        <table:table-row table:style-name="ro2">
          <table:table-cell table:formula="of:=[.A52]+1" office:value-type="float" office:value="52">
            <text:p>52</text:p>
          </table:table-cell>
          <table:table-cell table:formula="of:=[.B52]+[.$C$2]" office:value-type="float" office:value="0.242424242424248">
            <text:p>0.24</text:p>
          </table:table-cell>
          <table:table-cell/>
          <table:table-cell table:style-name="ce1" table:formula="of:=1/(1+EXP(-[.B53]))" office:value-type="float" office:value="0.560310978941579">
            <text:p>0.5603</text:p>
          </table:table-cell>
          <table:table-cell table:number-columns-repeated="5"/>
          <table:table-cell table:style-name="ce1" table:formula="of:=1/[.D53]" office:value-type="float" office:value="1.78472319405375">
            <text:p>1.7847</text:p>
          </table:table-cell>
          <table:table-cell table:number-columns-repeated="5"/>
          <table:table-cell table:formula="of:=1002*[.D53] +197.5" office:value-type="float" office:value="758.931600899463">
            <text:p>758.93</text:p>
          </table:table-cell>
          <table:table-cell table:formula="of:=[.A53]*20000" office:value-type="float" office:value="1040000">
            <text:p>1040000</text:p>
          </table:table-cell>
          <table:table-cell office:value-type="float" office:value="301">
            <text:p>301</text:p>
          </table:table-cell>
          <table:table-cell table:number-columns-repeated="4"/>
          <table:table-cell table:style-name="ce2" table:formula="of:=1/[.P53]*1000000" office:value-type="float" office:value="1317.64179909603">
            <text:p>1317.64</text:p>
          </table:table-cell>
          <table:table-cell table:formula="of:=[.W53]*8" office:value-type="float" office:value="10541.1343927683">
            <text:p>10541.13</text:p>
          </table:table-cell>
          <table:table-cell/>
          <table:table-cell office:value-type="float" office:value="202">
            <text:p>202</text:p>
          </table:table-cell>
          <table:table-cell table:formula="of:=[.AA52]+1" office:value-type="float" office:value="52">
            <text:p>52</text:p>
          </table:table-cell>
          <table:table-cell/>
        </table:table-row>
        <table:table-row table:style-name="ro2">
          <table:table-cell table:formula="of:=[.A53]+1" office:value-type="float" office:value="53">
            <text:p>53</text:p>
          </table:table-cell>
          <table:table-cell table:formula="of:=[.B53]+[.$C$2]" office:value-type="float" office:value="0.40404040404041">
            <text:p>0.4</text:p>
          </table:table-cell>
          <table:table-cell/>
          <table:table-cell table:style-name="ce1" table:formula="of:=1/(1+EXP(-[.B54]))" office:value-type="float" office:value="0.59965802235989">
            <text:p>0.5997</text:p>
          </table:table-cell>
          <table:table-cell table:number-columns-repeated="5"/>
          <table:table-cell table:style-name="ce1" table:formula="of:=1/[.D54]" office:value-type="float" office:value="1.66761714629383">
            <text:p>1.6676</text:p>
          </table:table-cell>
          <table:table-cell table:number-columns-repeated="5"/>
          <table:table-cell table:formula="of:=1002*[.D54] +197.5" office:value-type="float" office:value="798.35733840461">
            <text:p>798.36</text:p>
          </table:table-cell>
          <table:table-cell table:formula="of:=[.A54]*20000" office:value-type="float" office:value="1060000">
            <text:p>1060000</text:p>
          </table:table-cell>
          <table:table-cell office:value-type="float" office:value="316">
            <text:p>316</text:p>
          </table:table-cell>
          <table:table-cell table:number-columns-repeated="4"/>
          <table:table-cell table:style-name="ce2" table:formula="of:=1/[.P54]*1000000" office:value-type="float" office:value="1252.57193977617">
            <text:p>1252.57</text:p>
          </table:table-cell>
          <table:table-cell table:formula="of:=[.W54]*8" office:value-type="float" office:value="10020.5755182093">
            <text:p>10020.58</text:p>
          </table:table-cell>
          <table:table-cell/>
          <table:table-cell office:value-type="float" office:value="202">
            <text:p>202</text:p>
          </table:table-cell>
          <table:table-cell table:formula="of:=[.AA53]+1" office:value-type="float" office:value="53">
            <text:p>53</text:p>
          </table:table-cell>
          <table:table-cell/>
        </table:table-row>
        <table:table-row table:style-name="ro2">
          <table:table-cell table:formula="of:=[.A54]+1" office:value-type="float" office:value="54">
            <text:p>54</text:p>
          </table:table-cell>
          <table:table-cell table:formula="of:=[.B54]+[.$C$2]" office:value-type="float" office:value="0.565656565656571">
            <text:p>0.57</text:p>
          </table:table-cell>
          <table:table-cell/>
          <table:table-cell table:style-name="ce1" table:formula="of:=1/(1+EXP(-[.B55]))" office:value-type="float" office:value="0.63776034750509">
            <text:p>0.6378</text:p>
          </table:table-cell>
          <table:table-cell table:number-columns-repeated="5"/>
          <table:table-cell table:style-name="ce1" table:formula="of:=1/[.D55]" office:value-type="float" office:value="1.56798710348172">
            <text:p>1.5680</text:p>
          </table:table-cell>
          <table:table-cell table:number-columns-repeated="5"/>
          <table:table-cell table:formula="of:=1002*[.D55] +197.5" office:value-type="float" office:value="836.5358682001">
            <text:p>836.54</text:p>
          </table:table-cell>
          <table:table-cell table:formula="of:=[.A55]*20000" office:value-type="float" office:value="1080000">
            <text:p>1080000</text:p>
          </table:table-cell>
          <table:table-cell office:value-type="float" office:value="332">
            <text:p>332</text:p>
          </table:table-cell>
          <table:table-cell table:number-columns-repeated="4"/>
          <table:table-cell table:style-name="ce2" table:formula="of:=1/[.P55]*1000000" office:value-type="float" office:value="1195.40600470798">
            <text:p>1195.41</text:p>
          </table:table-cell>
          <table:table-cell table:formula="of:=[.W55]*8" office:value-type="float" office:value="9563.24803766381">
            <text:p>9563.25</text:p>
          </table:table-cell>
          <table:table-cell/>
          <table:table-cell office:value-type="float" office:value="202">
            <text:p>202</text:p>
          </table:table-cell>
          <table:table-cell table:formula="of:=[.AA54]+1" office:value-type="float" office:value="54">
            <text:p>54</text:p>
          </table:table-cell>
          <table:table-cell/>
        </table:table-row>
        <table:table-row table:style-name="ro2">
          <table:table-cell table:formula="of:=[.A55]+1" office:value-type="float" office:value="55">
            <text:p>55</text:p>
          </table:table-cell>
          <table:table-cell table:formula="of:=[.B55]+[.$C$2]" office:value-type="float" office:value="0.727272727272733">
            <text:p>0.73</text:p>
          </table:table-cell>
          <table:table-cell/>
          <table:table-cell table:style-name="ce1" table:formula="of:=1/(1+EXP(-[.B56]))" office:value-type="float" office:value="0.674206506269307">
            <text:p>0.6742</text:p>
          </table:table-cell>
          <table:table-cell table:number-columns-repeated="5"/>
          <table:table-cell table:style-name="ce1" table:formula="of:=1/[.D56]" office:value-type="float" office:value="1.48322508118982">
            <text:p>1.4832</text:p>
          </table:table-cell>
          <table:table-cell table:number-columns-repeated="5"/>
          <table:table-cell table:formula="of:=1002*[.D56] +197.5" office:value-type="float" office:value="873.054919281846">
            <text:p>873.05</text:p>
          </table:table-cell>
          <table:table-cell table:formula="of:=[.A56]*20000" office:value-type="float" office:value="1100000">
            <text:p>1100000</text:p>
          </table:table-cell>
          <table:table-cell office:value-type="float" office:value="349">
            <text:p>349</text:p>
          </table:table-cell>
          <table:table-cell table:number-columns-repeated="4"/>
          <table:table-cell table:style-name="ce2" table:formula="of:=1/[.P56]*1000000" office:value-type="float" office:value="1145.40331646327">
            <text:p>1145.40</text:p>
          </table:table-cell>
          <table:table-cell table:formula="of:=[.W56]*8" office:value-type="float" office:value="9163.22653170617">
            <text:p>9163.23</text:p>
          </table:table-cell>
          <table:table-cell/>
          <table:table-cell office:value-type="float" office:value="202">
            <text:p>202</text:p>
          </table:table-cell>
          <table:table-cell table:formula="of:=[.AA55]+1" office:value-type="float" office:value="55">
            <text:p>55</text:p>
          </table:table-cell>
          <table:table-cell/>
        </table:table-row>
        <table:table-row table:style-name="ro2">
          <table:table-cell table:formula="of:=[.A56]+1" office:value-type="float" office:value="56">
            <text:p>56</text:p>
          </table:table-cell>
          <table:table-cell table:formula="of:=[.B56]+[.$C$2]" office:value-type="float" office:value="0.888888888888894">
            <text:p>0.89</text:p>
          </table:table-cell>
          <table:table-cell/>
          <table:table-cell table:style-name="ce1" table:formula="of:=1/(1+EXP(-[.B57]))" office:value-type="float" office:value="0.708660825029437">
            <text:p>0.7087</text:p>
          </table:table-cell>
          <table:table-cell table:number-columns-repeated="5"/>
          <table:table-cell table:style-name="ce1" table:formula="of:=1/[.D57]" office:value-type="float" office:value="1.41111229050719">
            <text:p>1.4111</text:p>
          </table:table-cell>
          <table:table-cell table:number-columns-repeated="5"/>
          <table:table-cell table:formula="of:=1002*[.D57] +197.5" office:value-type="float" office:value="907.578146679496">
            <text:p>907.58</text:p>
          </table:table-cell>
          <table:table-cell table:formula="of:=[.A57]*20000" office:value-type="float" office:value="1120000">
            <text:p>1120000</text:p>
          </table:table-cell>
          <table:table-cell office:value-type="float" office:value="366">
            <text:p>366</text:p>
          </table:table-cell>
          <table:table-cell table:number-columns-repeated="4"/>
          <table:table-cell table:style-name="ce2" table:formula="of:=1/[.P57]*1000000" office:value-type="float" office:value="1101.8334935219">
            <text:p>1101.83</text:p>
          </table:table-cell>
          <table:table-cell table:formula="of:=[.W57]*8" office:value-type="float" office:value="8814.6679481752">
            <text:p>8814.67</text:p>
          </table:table-cell>
          <table:table-cell/>
          <table:table-cell office:value-type="float" office:value="202">
            <text:p>202</text:p>
          </table:table-cell>
          <table:table-cell table:formula="of:=[.AA56]+1" office:value-type="float" office:value="56">
            <text:p>56</text:p>
          </table:table-cell>
          <table:table-cell/>
        </table:table-row>
        <table:table-row table:style-name="ro2">
          <table:table-cell table:formula="of:=[.A57]+1" office:value-type="float" office:value="57">
            <text:p>57</text:p>
          </table:table-cell>
          <table:table-cell table:formula="of:=[.B57]+[.$C$2]" office:value-type="float" office:value="1.05050505050506">
            <text:p>1.05</text:p>
          </table:table-cell>
          <table:table-cell/>
          <table:table-cell table:style-name="ce1" table:formula="of:=1/(1+EXP(-[.B58]))" office:value-type="float" office:value="0.740871870947547">
            <text:p>0.7409</text:p>
          </table:table-cell>
          <table:table-cell table:number-columns-repeated="5"/>
          <table:table-cell table:style-name="ce1" table:formula="of:=1/[.D58]" office:value-type="float" office:value="1.34976105749708">
            <text:p>1.3498</text:p>
          </table:table-cell>
          <table:table-cell table:number-columns-repeated="5"/>
          <table:table-cell table:formula="of:=1002*[.D58] +197.5" office:value-type="float" office:value="939.853614689442">
            <text:p>939.85</text:p>
          </table:table-cell>
          <table:table-cell table:formula="of:=[.A58]*20000" office:value-type="float" office:value="1140000">
            <text:p>1140000</text:p>
          </table:table-cell>
          <table:table-cell office:value-type="float" office:value="384">
            <text:p>384</text:p>
          </table:table-cell>
          <table:table-cell table:number-columns-repeated="4"/>
          <table:table-cell table:style-name="ce2" table:formula="of:=1/[.P58]*1000000" office:value-type="float" office:value="1063.99548224372">
            <text:p>1064.00</text:p>
          </table:table-cell>
          <table:table-cell table:formula="of:=[.W58]*8" office:value-type="float" office:value="8511.96385794979">
            <text:p>8511.96</text:p>
          </table:table-cell>
          <table:table-cell/>
          <table:table-cell office:value-type="float" office:value="202">
            <text:p>202</text:p>
          </table:table-cell>
          <table:table-cell table:formula="of:=[.AA57]+1" office:value-type="float" office:value="57">
            <text:p>57</text:p>
          </table:table-cell>
          <table:table-cell/>
        </table:table-row>
        <table:table-row table:style-name="ro2">
          <table:table-cell table:formula="of:=[.A58]+1" office:value-type="float" office:value="58">
            <text:p>58</text:p>
          </table:table-cell>
          <table:table-cell table:formula="of:=[.B58]+[.$C$2]" office:value-type="float" office:value="1.21212121212122">
            <text:p>1.21</text:p>
          </table:table-cell>
          <table:table-cell/>
          <table:table-cell table:style-name="ce1" table:formula="of:=1/(1+EXP(-[.B59]))" office:value-type="float" office:value="0.770674057877573">
            <text:p>0.7707</text:p>
          </table:table-cell>
          <table:table-cell table:number-columns-repeated="5"/>
          <table:table-cell table:style-name="ce1" table:formula="of:=1/[.D59]" office:value-type="float" office:value="1.29756541014756">
            <text:p>1.2976</text:p>
          </table:table-cell>
          <table:table-cell table:number-columns-repeated="5"/>
          <table:table-cell table:formula="of:=1002*[.D59] +197.5" office:value-type="float" office:value="969.715405993328">
            <text:p>969.72</text:p>
          </table:table-cell>
          <table:table-cell table:formula="of:=[.A59]*20000" office:value-type="float" office:value="1160000">
            <text:p>1160000</text:p>
          </table:table-cell>
          <table:table-cell office:value-type="float" office:value="403">
            <text:p>403</text:p>
          </table:table-cell>
          <table:table-cell table:number-columns-repeated="4"/>
          <table:table-cell table:style-name="ce2" table:formula="of:=1/[.P59]*1000000" office:value-type="float" office:value="1031.23039380369">
            <text:p>1031.23</text:p>
          </table:table-cell>
          <table:table-cell table:formula="of:=[.W59]*8" office:value-type="float" office:value="8249.84315042948">
            <text:p>8249.84</text:p>
          </table:table-cell>
          <table:table-cell/>
          <table:table-cell office:value-type="float" office:value="203">
            <text:p>203</text:p>
          </table:table-cell>
          <table:table-cell table:formula="of:=[.AA58]+1" office:value-type="float" office:value="58">
            <text:p>58</text:p>
          </table:table-cell>
          <table:table-cell/>
        </table:table-row>
        <table:table-row table:style-name="ro2">
          <table:table-cell table:formula="of:=[.A59]+1" office:value-type="float" office:value="59">
            <text:p>59</text:p>
          </table:table-cell>
          <table:table-cell table:formula="of:=[.B59]+[.$C$2]" office:value-type="float" office:value="1.37373737373738">
            <text:p>1.37</text:p>
          </table:table-cell>
          <table:table-cell/>
          <table:table-cell table:style-name="ce1" table:formula="of:=1/(1+EXP(-[.B60]))" office:value-type="float" office:value="0.797983311457895">
            <text:p>0.7980</text:p>
          </table:table-cell>
          <table:table-cell table:number-columns-repeated="5"/>
          <table:table-cell table:style-name="ce1" table:formula="of:=1/[.D60]" office:value-type="float" office:value="1.2531590393451">
            <text:p>1.2532</text:p>
          </table:table-cell>
          <table:table-cell table:number-columns-repeated="5"/>
          <table:table-cell table:formula="of:=1002*[.D60] +197.5" office:value-type="float" office:value="997.079278080811">
            <text:p>997.08</text:p>
          </table:table-cell>
          <table:table-cell table:formula="of:=[.A60]*20000" office:value-type="float" office:value="1180000">
            <text:p>1180000</text:p>
          </table:table-cell>
          <table:table-cell office:value-type="float" office:value="423">
            <text:p>423</text:p>
          </table:table-cell>
          <table:table-cell table:number-columns-repeated="4"/>
          <table:table-cell table:style-name="ce2" table:formula="of:=1/[.P60]*1000000" office:value-type="float" office:value="1002.92927752426">
            <text:p>1002.93</text:p>
          </table:table-cell>
          <table:table-cell table:formula="of:=[.W60]*8" office:value-type="float" office:value="8023.43422019409">
            <text:p>8023.43</text:p>
          </table:table-cell>
          <table:table-cell/>
          <table:table-cell office:value-type="float" office:value="203">
            <text:p>203</text:p>
          </table:table-cell>
          <table:table-cell table:formula="of:=[.AA59]+1" office:value-type="float" office:value="59">
            <text:p>59</text:p>
          </table:table-cell>
          <table:table-cell/>
        </table:table-row>
        <table:table-row table:style-name="ro2">
          <table:table-cell table:formula="of:=[.A60]+1" office:value-type="float" office:value="60">
            <text:p>60</text:p>
          </table:table-cell>
          <table:table-cell table:formula="of:=[.B60]+[.$C$2]" office:value-type="float" office:value="1.53535353535354">
            <text:p>1.54</text:p>
          </table:table-cell>
          <table:table-cell/>
          <table:table-cell table:style-name="ce1" table:formula="of:=1/(1+EXP(-[.B61]))" office:value-type="float" office:value="0.822788250497204">
            <text:p>0.8228</text:p>
          </table:table-cell>
          <table:table-cell table:number-columns-repeated="5"/>
          <table:table-cell table:style-name="ce1" table:formula="of:=1/[.D61]" office:value-type="float" office:value="1.21537953342881">
            <text:p>1.2154</text:p>
          </table:table-cell>
          <table:table-cell table:number-columns-repeated="5"/>
          <table:table-cell table:formula="of:=1002*[.D61] +197.5" office:value-type="float" office:value="1021.9338269982">
            <text:p>1021.93</text:p>
          </table:table-cell>
          <table:table-cell table:formula="of:=[.A61]*20000" office:value-type="float" office:value="1200000">
            <text:p>1200000</text:p>
          </table:table-cell>
          <table:table-cell office:value-type="float" office:value="443">
            <text:p>443</text:p>
          </table:table-cell>
          <table:table-cell table:number-columns-repeated="4"/>
          <table:table-cell table:style-name="ce2" table:formula="of:=1/[.P61]*1000000" office:value-type="float" office:value="978.536940045692">
            <text:p>978.54</text:p>
          </table:table-cell>
          <table:table-cell table:formula="of:=[.W61]*8" office:value-type="float" office:value="7828.29552036553">
            <text:p>7828.3</text:p>
          </table:table-cell>
          <table:table-cell/>
          <table:table-cell office:value-type="float" office:value="203">
            <text:p>203</text:p>
          </table:table-cell>
          <table:table-cell table:formula="of:=[.AA60]+1" office:value-type="float" office:value="60">
            <text:p>60</text:p>
          </table:table-cell>
          <table:table-cell/>
        </table:table-row>
        <table:table-row table:style-name="ro2">
          <table:table-cell table:formula="of:=[.A61]+1" office:value-type="float" office:value="61">
            <text:p>61</text:p>
          </table:table-cell>
          <table:table-cell table:formula="of:=[.B61]+[.$C$2]" office:value-type="float" office:value="1.6969696969697">
            <text:p>1.7</text:p>
          </table:table-cell>
          <table:table-cell/>
          <table:table-cell table:style-name="ce1" table:formula="of:=1/(1+EXP(-[.B62]))" office:value-type="float" office:value="0.845138545388703">
            <text:p>0.8451</text:p>
          </table:table-cell>
          <table:table-cell table:number-columns-repeated="5"/>
          <table:table-cell table:style-name="ce1" table:formula="of:=1/[.D62]" office:value-type="float" office:value="1.18323795010447">
            <text:p>1.1832</text:p>
          </table:table-cell>
          <table:table-cell table:number-columns-repeated="5"/>
          <table:table-cell table:formula="of:=1002*[.D62] +197.5" office:value-type="float" office:value="1044.32882247948">
            <text:p>1044.33</text:p>
          </table:table-cell>
          <table:table-cell table:formula="of:=[.A62]*20000" office:value-type="float" office:value="1220000">
            <text:p>1220000</text:p>
          </table:table-cell>
          <table:table-cell office:value-type="float" office:value="463">
            <text:p>463</text:p>
          </table:table-cell>
          <table:table-cell table:number-columns-repeated="4"/>
          <table:table-cell table:style-name="ce2" table:formula="of:=1/[.P62]*1000000" office:value-type="float" office:value="957.552811408352">
            <text:p>957.55</text:p>
          </table:table-cell>
          <table:table-cell table:formula="of:=[.W62]*8" office:value-type="float" office:value="7660.42249126681">
            <text:p>7660.42</text:p>
          </table:table-cell>
          <table:table-cell/>
          <table:table-cell office:value-type="float" office:value="203">
            <text:p>203</text:p>
          </table:table-cell>
          <table:table-cell table:formula="of:=[.AA61]+1" office:value-type="float" office:value="61">
            <text:p>61</text:p>
          </table:table-cell>
          <table:table-cell/>
        </table:table-row>
        <table:table-row table:style-name="ro2">
          <table:table-cell table:formula="of:=[.A62]+1" office:value-type="float" office:value="62">
            <text:p>62</text:p>
          </table:table-cell>
          <table:table-cell table:formula="of:=[.B62]+[.$C$2]" office:value-type="float" office:value="1.85858585858586">
            <text:p>1.86</text:p>
          </table:table-cell>
          <table:table-cell/>
          <table:table-cell table:style-name="ce1" table:formula="of:=1/(1+EXP(-[.B63]))" office:value-type="float" office:value="0.865132033190913">
            <text:p>0.8651</text:p>
          </table:table-cell>
          <table:table-cell table:number-columns-repeated="5"/>
          <table:table-cell table:style-name="ce1" table:formula="of:=1/[.D63]" office:value-type="float" office:value="1.15589292921179">
            <text:p>1.1559</text:p>
          </table:table-cell>
          <table:table-cell table:number-columns-repeated="5"/>
          <table:table-cell table:formula="of:=1002*[.D63] +197.5" office:value-type="float" office:value="1064.36229725729">
            <text:p>1064.36</text:p>
          </table:table-cell>
          <table:table-cell table:formula="of:=[.A63]*20000" office:value-type="float" office:value="1240000">
            <text:p>1240000</text:p>
          </table:table-cell>
          <table:table-cell office:value-type="float" office:value="484">
            <text:p>484</text:p>
          </table:table-cell>
          <table:table-cell table:number-columns-repeated="4"/>
          <table:table-cell table:style-name="ce2" table:formula="of:=1/[.P63]*1000000" office:value-type="float" office:value="939.529709551769">
            <text:p>939.53</text:p>
          </table:table-cell>
          <table:table-cell table:formula="of:=[.W63]*8" office:value-type="float" office:value="7516.23767641415">
            <text:p>7516.24</text:p>
          </table:table-cell>
          <table:table-cell/>
          <table:table-cell office:value-type="float" office:value="203">
            <text:p>203</text:p>
          </table:table-cell>
          <table:table-cell table:formula="of:=[.AA62]+1" office:value-type="float" office:value="62">
            <text:p>62</text:p>
          </table:table-cell>
          <table:table-cell/>
        </table:table-row>
        <table:table-row table:style-name="ro2">
          <table:table-cell table:formula="of:=[.A63]+1" office:value-type="float" office:value="63">
            <text:p>63</text:p>
          </table:table-cell>
          <table:table-cell table:formula="of:=[.B63]+[.$C$2]" office:value-type="float" office:value="2.02020202020203">
            <text:p>2.02</text:p>
          </table:table-cell>
          <table:table-cell/>
          <table:table-cell table:style-name="ce1" table:formula="of:=1/(1+EXP(-[.B64]))" office:value-type="float" office:value="0.88290189682826">
            <text:p>0.8829</text:p>
          </table:table-cell>
          <table:table-cell table:number-columns-repeated="5"/>
          <table:table-cell table:style-name="ce1" table:formula="of:=1/[.D64]" office:value-type="float" office:value="1.13262866870306">
            <text:p>1.1326</text:p>
          </table:table-cell>
          <table:table-cell table:number-columns-repeated="5"/>
          <table:table-cell table:formula="of:=1002*[.D64] +197.5" office:value-type="float" office:value="1082.16770062192">
            <text:p>1082.17</text:p>
          </table:table-cell>
          <table:table-cell table:formula="of:=[.A64]*20000" office:value-type="float" office:value="1260000">
            <text:p>1260000</text:p>
          </table:table-cell>
          <table:table-cell office:value-type="float" office:value="505">
            <text:p>505</text:p>
          </table:table-cell>
          <table:table-cell table:number-columns-repeated="4"/>
          <table:table-cell table:style-name="ce2" table:formula="of:=1/[.P64]*1000000" office:value-type="float" office:value="924.071194718993">
            <text:p>924.07</text:p>
          </table:table-cell>
          <table:table-cell table:formula="of:=[.W64]*8" office:value-type="float" office:value="7392.56955775195">
            <text:p>7392.57</text:p>
          </table:table-cell>
          <table:table-cell/>
          <table:table-cell office:value-type="float" office:value="203">
            <text:p>203</text:p>
          </table:table-cell>
          <table:table-cell table:formula="of:=[.AA63]+1" office:value-type="float" office:value="63">
            <text:p>63</text:p>
          </table:table-cell>
          <table:table-cell/>
        </table:table-row>
        <table:table-row table:style-name="ro2">
          <table:table-cell table:formula="of:=[.A64]+1" office:value-type="float" office:value="64">
            <text:p>64</text:p>
          </table:table-cell>
          <table:table-cell table:formula="of:=[.B64]+[.$C$2]" office:value-type="float" office:value="2.18181818181819">
            <text:p>2.18</text:p>
          </table:table-cell>
          <table:table-cell/>
          <table:table-cell table:style-name="ce1" table:formula="of:=1/(1+EXP(-[.B65]))" office:value-type="float" office:value="0.89860485433252">
            <text:p>0.8986</text:p>
          </table:table-cell>
          <table:table-cell table:number-columns-repeated="5"/>
          <table:table-cell table:style-name="ce1" table:formula="of:=1/[.D65]" office:value-type="float" office:value="1.11283618731706">
            <text:p>1.1128</text:p>
          </table:table-cell>
          <table:table-cell table:number-columns-repeated="5"/>
          <table:table-cell table:formula="of:=1002*[.D65] +197.5" office:value-type="float" office:value="1097.90206404119">
            <text:p>1097.9</text:p>
          </table:table-cell>
          <table:table-cell table:formula="of:=[.A65]*20000" office:value-type="float" office:value="1280000">
            <text:p>1280000</text:p>
          </table:table-cell>
          <table:table-cell office:value-type="float" office:value="527">
            <text:p>527</text:p>
          </table:table-cell>
          <table:table-cell table:number-columns-repeated="4"/>
          <table:table-cell table:style-name="ce2" table:formula="of:=1/[.P65]*1000000" office:value-type="float" office:value="910.828053568982">
            <text:p>910.83</text:p>
          </table:table-cell>
          <table:table-cell table:formula="of:=[.W65]*8" office:value-type="float" office:value="7286.62442855185">
            <text:p>7286.62</text:p>
          </table:table-cell>
          <table:table-cell/>
          <table:table-cell office:value-type="float" office:value="203">
            <text:p>203</text:p>
          </table:table-cell>
          <table:table-cell table:formula="of:=[.AA64]+1" office:value-type="float" office:value="64">
            <text:p>64</text:p>
          </table:table-cell>
          <table:table-cell/>
        </table:table-row>
        <table:table-row table:style-name="ro2">
          <table:table-cell table:formula="of:=[.A65]+1" office:value-type="float" office:value="65">
            <text:p>65</text:p>
          </table:table-cell>
          <table:table-cell table:formula="of:=[.B65]+[.$C$2]" office:value-type="float" office:value="2.34343434343435">
            <text:p>2.34</text:p>
          </table:table-cell>
          <table:table-cell/>
          <table:table-cell table:style-name="ce1" table:formula="of:=1/(1+EXP(-[.B66]))" office:value-type="float" office:value="0.912410937365897">
            <text:p>0.9124</text:p>
          </table:table-cell>
          <table:table-cell table:number-columns-repeated="5"/>
          <table:table-cell table:style-name="ce1" table:formula="of:=1/[.D66]" office:value-type="float" office:value="1.09599738346733">
            <text:p>1.0960</text:p>
          </table:table-cell>
          <table:table-cell table:number-columns-repeated="5"/>
          <table:table-cell table:formula="of:=1002*[.D66] +197.5" office:value-type="float" office:value="1111.73575924063">
            <text:p>1111.74</text:p>
          </table:table-cell>
          <table:table-cell table:formula="of:=[.A66]*20000" office:value-type="float" office:value="1300000">
            <text:p>1300000</text:p>
          </table:table-cell>
          <table:table-cell office:value-type="float" office:value="549">
            <text:p>549</text:p>
          </table:table-cell>
          <table:table-cell table:number-columns-repeated="4"/>
          <table:table-cell table:style-name="ce2" table:formula="of:=1/[.P66]*1000000" office:value-type="float" office:value="899.494319300344">
            <text:p>899.49</text:p>
          </table:table-cell>
          <table:table-cell table:formula="of:=[.W66]*8" office:value-type="float" office:value="7195.95455440275">
            <text:p>7195.95</text:p>
          </table:table-cell>
          <table:table-cell/>
          <table:table-cell office:value-type="float" office:value="203">
            <text:p>203</text:p>
          </table:table-cell>
          <table:table-cell table:formula="of:=[.AA65]+1" office:value-type="float" office:value="65">
            <text:p>65</text:p>
          </table:table-cell>
          <table:table-cell/>
        </table:table-row>
        <table:table-row table:style-name="ro2">
          <table:table-cell table:formula="of:=[.A66]+1" office:value-type="float" office:value="66">
            <text:p>66</text:p>
          </table:table-cell>
          <table:table-cell table:formula="of:=[.B66]+[.$C$2]" office:value-type="float" office:value="2.50505050505051">
            <text:p>2.51</text:p>
          </table:table-cell>
          <table:table-cell/>
          <table:table-cell table:style-name="ce1" table:formula="of:=1/(1+EXP(-[.B67]))" office:value-type="float" office:value="0.924495121584127">
            <text:p>0.9245</text:p>
          </table:table-cell>
          <table:table-cell table:number-columns-repeated="5"/>
          <table:table-cell table:style-name="ce1" table:formula="of:=1/[.D67]" office:value-type="float" office:value="1.08167147305926">
            <text:p>1.0817</text:p>
          </table:table-cell>
          <table:table-cell table:number-columns-repeated="5"/>
          <table:table-cell table:formula="of:=1002*[.D67] +197.5" office:value-type="float" office:value="1123.8441118273">
            <text:p>1123.84</text:p>
          </table:table-cell>
          <table:table-cell table:formula="of:=[.A67]*20000" office:value-type="float" office:value="1320000">
            <text:p>1320000</text:p>
          </table:table-cell>
          <table:table-cell office:value-type="float" office:value="593">
            <text:p>593</text:p>
          </table:table-cell>
          <table:table-cell table:number-columns-repeated="4"/>
          <table:table-cell table:style-name="ce2" table:formula="of:=1/[.P67]*1000000" office:value-type="float" office:value="889.803122582604">
            <text:p>889.80</text:p>
          </table:table-cell>
          <table:table-cell table:formula="of:=[.W67]*8" office:value-type="float" office:value="7118.42498066083">
            <text:p>7118.42</text:p>
          </table:table-cell>
          <table:table-cell/>
          <table:table-cell office:value-type="float" office:value="204">
            <text:p>204</text:p>
          </table:table-cell>
          <table:table-cell table:formula="of:=[.AA66]+1" office:value-type="float" office:value="66">
            <text:p>66</text:p>
          </table:table-cell>
          <table:table-cell/>
        </table:table-row>
        <table:table-row table:style-name="ro2">
          <table:table-cell table:formula="of:=[.A67]+1" office:value-type="float" office:value="67">
            <text:p>67</text:p>
          </table:table-cell>
          <table:table-cell table:formula="of:=[.B67]+[.$C$2]" office:value-type="float" office:value="2.66666666666667">
            <text:p>2.67</text:p>
          </table:table-cell>
          <table:table-cell/>
          <table:table-cell table:style-name="ce1" table:formula="of:=1/(1+EXP(-[.B68]))" office:value-type="float" office:value="0.935030830871336">
            <text:p>0.9350</text:p>
          </table:table-cell>
          <table:table-cell table:number-columns-repeated="5"/>
          <table:table-cell table:style-name="ce1" table:formula="of:=1/[.D68]" office:value-type="float" office:value="1.0694834512228">
            <text:p>1.0695</text:p>
          </table:table-cell>
          <table:table-cell table:number-columns-repeated="5"/>
          <table:table-cell table:formula="of:=1002*[.D68] +197.5" office:value-type="float" office:value="1134.40089253308">
            <text:p>1134.4</text:p>
          </table:table-cell>
          <table:table-cell table:formula="of:=[.A68]*20000" office:value-type="float" office:value="1340000">
            <text:p>1340000</text:p>
          </table:table-cell>
          <table:table-cell office:value-type="float" office:value="593">
            <text:p>593</text:p>
          </table:table-cell>
          <table:table-cell table:number-columns-repeated="4"/>
          <table:table-cell table:style-name="ce2" table:formula="of:=1/[.P68]*1000000" office:value-type="float" office:value="881.5225786424">
            <text:p>881.52</text:p>
          </table:table-cell>
          <table:table-cell table:formula="of:=[.W68]*8" office:value-type="float" office:value="7052.1806291392">
            <text:p>7052.18</text:p>
          </table:table-cell>
          <table:table-cell/>
          <table:table-cell office:value-type="float" office:value="204">
            <text:p>204</text:p>
          </table:table-cell>
          <table:table-cell table:formula="of:=[.AA67]+1" office:value-type="float" office:value="67">
            <text:p>67</text:p>
          </table:table-cell>
          <table:table-cell/>
        </table:table-row>
        <table:table-row table:style-name="ro2">
          <table:table-cell table:formula="of:=[.A68]+1" office:value-type="float" office:value="68">
            <text:p>68</text:p>
          </table:table-cell>
          <table:table-cell table:formula="of:=[.B68]+[.$C$2]" office:value-type="float" office:value="2.82828282828283">
            <text:p>2.83</text:p>
          </table:table-cell>
          <table:table-cell/>
          <table:table-cell table:style-name="ce1" table:formula="of:=1/(1+EXP(-[.B69]))" office:value-type="float" office:value="0.944185176924611">
            <text:p>0.9442</text:p>
          </table:table-cell>
          <table:table-cell table:number-columns-repeated="5"/>
          <table:table-cell table:style-name="ce1" table:formula="of:=1/[.D69]" office:value-type="float" office:value="1.05911427592751">
            <text:p>1.0591</text:p>
          </table:table-cell>
          <table:table-cell table:number-columns-repeated="5"/>
          <table:table-cell table:formula="of:=1002*[.D69] +197.5" office:value-type="float" office:value="1143.57354727846">
            <text:p>1143.57</text:p>
          </table:table-cell>
          <table:table-cell table:formula="of:=[.A69]*20000" office:value-type="float" office:value="1360000">
            <text:p>1360000</text:p>
          </table:table-cell>
          <table:table-cell office:value-type="float" office:value="616">
            <text:p>616</text:p>
          </table:table-cell>
          <table:table-cell table:number-columns-repeated="4"/>
          <table:table-cell table:style-name="ce2" table:formula="of:=1/[.P69]*1000000" office:value-type="float" office:value="874.451846477086">
            <text:p>874.45</text:p>
          </table:table-cell>
          <table:table-cell table:formula="of:=[.W69]*8" office:value-type="float" office:value="6995.61477181668">
            <text:p>6995.61</text:p>
          </table:table-cell>
          <table:table-cell/>
          <table:table-cell office:value-type="float" office:value="204">
            <text:p>204</text:p>
          </table:table-cell>
          <table:table-cell table:formula="of:=[.AA68]+1" office:value-type="float" office:value="68">
            <text:p>68</text:p>
          </table:table-cell>
          <table:table-cell/>
        </table:table-row>
        <table:table-row table:style-name="ro2">
          <table:table-cell table:formula="of:=[.A69]+1" office:value-type="float" office:value="69">
            <text:p>69</text:p>
          </table:table-cell>
          <table:table-cell table:formula="of:=[.B69]+[.$C$2]" office:value-type="float" office:value="2.989898989899">
            <text:p>2.99</text:p>
          </table:table-cell>
          <table:table-cell/>
          <table:table-cell table:style-name="ce1" table:formula="of:=1/(1+EXP(-[.B70]))" office:value-type="float" office:value="0.952115705169565">
            <text:p>0.9521</text:p>
          </table:table-cell>
          <table:table-cell table:number-columns-repeated="5"/>
          <table:table-cell table:style-name="ce1" table:formula="of:=1/[.D70]" office:value-type="float" office:value="1.05029251651921">
            <text:p>1.0503</text:p>
          </table:table-cell>
          <table:table-cell table:number-columns-repeated="5"/>
          <table:table-cell table:formula="of:=1002*[.D70] +197.5" office:value-type="float" office:value="1151.5199365799">
            <text:p>1151.52</text:p>
          </table:table-cell>
          <table:table-cell table:formula="of:=[.A70]*20000" office:value-type="float" office:value="1380000">
            <text:p>1380000</text:p>
          </table:table-cell>
          <table:table-cell office:value-type="float" office:value="639">
            <text:p>639</text:p>
          </table:table-cell>
          <table:table-cell table:number-columns-repeated="4"/>
          <table:table-cell table:style-name="ce2" table:formula="of:=1/[.P70]*1000000" office:value-type="float" office:value="868.41744396547">
            <text:p>868.42</text:p>
          </table:table-cell>
          <table:table-cell table:formula="of:=[.W70]*8" office:value-type="float" office:value="6947.33955172376">
            <text:p>6947.34</text:p>
          </table:table-cell>
          <table:table-cell/>
          <table:table-cell office:value-type="float" office:value="204">
            <text:p>204</text:p>
          </table:table-cell>
          <table:table-cell table:formula="of:=[.AA69]+1" office:value-type="float" office:value="69">
            <text:p>69</text:p>
          </table:table-cell>
          <table:table-cell/>
        </table:table-row>
        <table:table-row table:style-name="ro2">
          <table:table-cell table:formula="of:=[.A70]+1" office:value-type="float" office:value="70">
            <text:p>70</text:p>
          </table:table-cell>
          <table:table-cell table:formula="of:=[.B70]+[.$C$2]" office:value-type="float" office:value="3.15151515151516">
            <text:p>3.15</text:p>
          </table:table-cell>
          <table:table-cell/>
          <table:table-cell table:style-name="ce1" table:formula="of:=1/(1+EXP(-[.B71]))" office:value-type="float" office:value="0.958968381495246">
            <text:p>0.9590</text:p>
          </table:table-cell>
          <table:table-cell table:number-columns-repeated="5"/>
          <table:table-cell table:style-name="ce1" table:formula="of:=1/[.D71]" office:value-type="float" office:value="1.04278724856473">
            <text:p>1.0428</text:p>
          </table:table-cell>
          <table:table-cell table:number-columns-repeated="5"/>
          <table:table-cell table:formula="of:=1002*[.D71] +197.5" office:value-type="float" office:value="1158.38631825824">
            <text:p>1158.39</text:p>
          </table:table-cell>
          <table:table-cell table:formula="of:=[.A71]*20000" office:value-type="float" office:value="1400000">
            <text:p>1400000</text:p>
          </table:table-cell>
          <table:table-cell office:value-type="float" office:value="662">
            <text:p>662</text:p>
          </table:table-cell>
          <table:table-cell table:number-columns-repeated="4"/>
          <table:table-cell table:style-name="ce2" table:formula="of:=1/[.P71]*1000000" office:value-type="float" office:value="863.269864498755">
            <text:p>863.27</text:p>
          </table:table-cell>
          <table:table-cell table:formula="of:=[.W71]*8" office:value-type="float" office:value="6906.15891599004">
            <text:p>6906.16</text:p>
          </table:table-cell>
          <table:table-cell/>
          <table:table-cell office:value-type="float" office:value="205">
            <text:p>205</text:p>
          </table:table-cell>
          <table:table-cell table:formula="of:=[.AA70]+1" office:value-type="float" office:value="70">
            <text:p>70</text:p>
          </table:table-cell>
          <table:table-cell/>
        </table:table-row>
        <table:table-row table:style-name="ro2">
          <table:table-cell table:formula="of:=[.A71]+1" office:value-type="float" office:value="71">
            <text:p>71</text:p>
          </table:table-cell>
          <table:table-cell table:formula="of:=[.B71]+[.$C$2]" office:value-type="float" office:value="3.31313131313132">
            <text:p>3.31</text:p>
          </table:table-cell>
          <table:table-cell/>
          <table:table-cell table:style-name="ce1" table:formula="of:=1/(1+EXP(-[.B72]))" office:value-type="float" office:value="0.964876554948019">
            <text:p>0.9649</text:p>
          </table:table-cell>
          <table:table-cell table:number-columns-repeated="5"/>
          <table:table-cell table:style-name="ce1" table:formula="of:=1/[.D72]" office:value-type="float" office:value="1.03640200901542">
            <text:p>1.0364</text:p>
          </table:table-cell>
          <table:table-cell table:number-columns-repeated="5"/>
          <table:table-cell table:formula="of:=1002*[.D72] +197.5" office:value-type="float" office:value="1164.30630805792">
            <text:p>1164.31</text:p>
          </table:table-cell>
          <table:table-cell table:formula="of:=[.A72]*20000" office:value-type="float" office:value="1420000">
            <text:p>1420000</text:p>
          </table:table-cell>
          <table:table-cell office:value-type="float" office:value="685">
            <text:p>685</text:p>
          </table:table-cell>
          <table:table-cell table:number-columns-repeated="4"/>
          <table:table-cell table:style-name="ce2" table:formula="of:=1/[.P72]*1000000" office:value-type="float" office:value="858.880513726683">
            <text:p>858.88</text:p>
          </table:table-cell>
          <table:table-cell table:formula="of:=[.W72]*8" office:value-type="float" office:value="6871.04410981346">
            <text:p>6871.04</text:p>
          </table:table-cell>
          <table:table-cell/>
          <table:table-cell office:value-type="float" office:value="205">
            <text:p>205</text:p>
          </table:table-cell>
          <table:table-cell table:formula="of:=[.AA71]+1" office:value-type="float" office:value="71">
            <text:p>71</text:p>
          </table:table-cell>
          <table:table-cell/>
        </table:table-row>
        <table:table-row table:style-name="ro2">
          <table:table-cell table:formula="of:=[.A72]+1" office:value-type="float" office:value="72">
            <text:p>72</text:p>
          </table:table-cell>
          <table:table-cell table:formula="of:=[.B72]+[.$C$2]" office:value-type="float" office:value="3.47474747474748">
            <text:p>3.47</text:p>
          </table:table-cell>
          <table:table-cell/>
          <table:table-cell table:style-name="ce1" table:formula="of:=1/(1+EXP(-[.B73]))" office:value-type="float" office:value="0.969960654659844">
            <text:p>0.9700</text:p>
          </table:table-cell>
          <table:table-cell table:number-columns-repeated="5"/>
          <table:table-cell table:style-name="ce1" table:formula="of:=1/[.D73]" office:value-type="float" office:value="1.03096965345537">
            <text:p>1.0310</text:p>
          </table:table-cell>
          <table:table-cell table:number-columns-repeated="5"/>
          <table:table-cell table:formula="of:=1002*[.D73] +197.5" office:value-type="float" office:value="1169.40057596916">
            <text:p>1169.4</text:p>
          </table:table-cell>
          <table:table-cell table:formula="of:=[.A73]*20000" office:value-type="float" office:value="1440000">
            <text:p>1440000</text:p>
          </table:table-cell>
          <table:table-cell office:value-type="float" office:value="709">
            <text:p>709</text:p>
          </table:table-cell>
          <table:table-cell table:number-columns-repeated="4"/>
          <table:table-cell table:style-name="ce2" table:formula="of:=1/[.P73]*1000000" office:value-type="float" office:value="855.138966535253">
            <text:p>855.14</text:p>
          </table:table-cell>
          <table:table-cell table:formula="of:=[.W73]*8" office:value-type="float" office:value="6841.11173228203">
            <text:p>6841.11</text:p>
          </table:table-cell>
          <table:table-cell/>
          <table:table-cell office:value-type="float" office:value="205">
            <text:p>205</text:p>
          </table:table-cell>
          <table:table-cell table:formula="of:=[.AA72]+1" office:value-type="float" office:value="72">
            <text:p>72</text:p>
          </table:table-cell>
          <table:table-cell/>
        </table:table-row>
        <table:table-row table:style-name="ro2">
          <table:table-cell table:formula="of:=[.A73]+1" office:value-type="float" office:value="73">
            <text:p>73</text:p>
          </table:table-cell>
          <table:table-cell table:formula="of:=[.B73]+[.$C$2]" office:value-type="float" office:value="3.63636363636364">
            <text:p>3.64</text:p>
          </table:table-cell>
          <table:table-cell/>
          <table:table-cell table:style-name="ce1" table:formula="of:=1/(1+EXP(-[.B74]))" office:value-type="float" office:value="0.974328413650173">
            <text:p>0.9743</text:p>
          </table:table-cell>
          <table:table-cell table:number-columns-repeated="5"/>
          <table:table-cell table:style-name="ce1" table:formula="of:=1/[.D74]" office:value-type="float" office:value="1.02634798081445">
            <text:p>1.0263</text:p>
          </table:table-cell>
          <table:table-cell table:number-columns-repeated="5"/>
          <table:table-cell table:formula="of:=1002*[.D74] +197.5" office:value-type="float" office:value="1173.77707047747">
            <text:p>1173.78</text:p>
          </table:table-cell>
          <table:table-cell table:formula="of:=[.A74]*20000" office:value-type="float" office:value="1460000">
            <text:p>1460000</text:p>
          </table:table-cell>
          <table:table-cell office:value-type="float" office:value="732">
            <text:p>732</text:p>
          </table:table-cell>
          <table:table-cell table:number-columns-repeated="4"/>
          <table:table-cell table:style-name="ce2" table:formula="of:=1/[.P74]*1000000" office:value-type="float" office:value="851.950532304415">
            <text:p>851.95</text:p>
          </table:table-cell>
          <table:table-cell table:formula="of:=[.W74]*8" office:value-type="float" office:value="6815.60425843532">
            <text:p>6815.6</text:p>
          </table:table-cell>
          <table:table-cell/>
          <table:table-cell office:value-type="float" office:value="205">
            <text:p>205</text:p>
          </table:table-cell>
          <table:table-cell table:formula="of:=[.AA73]+1" office:value-type="float" office:value="73">
            <text:p>73</text:p>
          </table:table-cell>
          <table:table-cell/>
        </table:table-row>
        <table:table-row table:style-name="ro2">
          <table:table-cell table:formula="of:=[.A74]+1" office:value-type="float" office:value="74">
            <text:p>74</text:p>
          </table:table-cell>
          <table:table-cell table:formula="of:=[.B74]+[.$C$2]" office:value-type="float" office:value="3.79797979797981">
            <text:p>3.8</text:p>
          </table:table-cell>
          <table:table-cell/>
          <table:table-cell table:style-name="ce1" table:formula="of:=1/(1+EXP(-[.B75]))" office:value-type="float" office:value="0.97807544994025">
            <text:p>0.9781</text:p>
          </table:table-cell>
          <table:table-cell table:number-columns-repeated="5"/>
          <table:table-cell table:style-name="ce1" table:formula="of:=1/[.D75]" office:value-type="float" office:value="1.0224160110154">
            <text:p>1.0224</text:p>
          </table:table-cell>
          <table:table-cell table:number-columns-repeated="5"/>
          <table:table-cell table:formula="of:=1002*[.D75] +197.5" office:value-type="float" office:value="1177.53160084013">
            <text:p>1177.53</text:p>
          </table:table-cell>
          <table:table-cell table:formula="of:=[.A75]*20000" office:value-type="float" office:value="1480000">
            <text:p>1480000</text:p>
          </table:table-cell>
          <table:table-cell office:value-type="float" office:value="755">
            <text:p>755</text:p>
          </table:table-cell>
          <table:table-cell table:number-columns-repeated="4"/>
          <table:table-cell table:style-name="ce2" table:formula="of:=1/[.P75]*1000000" office:value-type="float" office:value="849.234109119902">
            <text:p>849.23</text:p>
          </table:table-cell>
          <table:table-cell table:formula="of:=[.W75]*8" office:value-type="float" office:value="6793.87287295922">
            <text:p>6793.87</text:p>
          </table:table-cell>
          <table:table-cell/>
          <table:table-cell office:value-type="float" office:value="206">
            <text:p>206</text:p>
          </table:table-cell>
          <table:table-cell table:formula="of:=[.AA74]+1" office:value-type="float" office:value="74">
            <text:p>74</text:p>
          </table:table-cell>
          <table:table-cell/>
        </table:table-row>
        <table:table-row table:style-name="ro2">
          <table:table-cell table:formula="of:=[.A75]+1" office:value-type="float" office:value="75">
            <text:p>75</text:p>
          </table:table-cell>
          <table:table-cell table:formula="of:=[.B75]+[.$C$2]" office:value-type="float" office:value="3.95959595959597">
            <text:p>3.96</text:p>
          </table:table-cell>
          <table:table-cell/>
          <table:table-cell table:style-name="ce1" table:formula="of:=1/(1+EXP(-[.B76]))" office:value-type="float" office:value="0.981286071804619">
            <text:p>0.9813</text:p>
          </table:table-cell>
          <table:table-cell table:number-columns-repeated="5"/>
          <table:table-cell table:style-name="ce1" table:formula="of:=1/[.D76]" office:value-type="float" office:value="1.01907081811624">
            <text:p>1.0191</text:p>
          </table:table-cell>
          <table:table-cell table:number-columns-repeated="5"/>
          <table:table-cell table:formula="of:=1002*[.D76] +197.5" office:value-type="float" office:value="1180.74864394823">
            <text:p>1180.75</text:p>
          </table:table-cell>
          <table:table-cell table:formula="of:=[.A76]*20000" office:value-type="float" office:value="1500000">
            <text:p>1500000</text:p>
          </table:table-cell>
          <table:table-cell office:value-type="float" office:value="779">
            <text:p>779</text:p>
          </table:table-cell>
          <table:table-cell table:number-columns-repeated="4"/>
          <table:table-cell table:style-name="ce2" table:formula="of:=1/[.P76]*1000000" office:value-type="float" office:value="846.920303593291">
            <text:p>846.92</text:p>
          </table:table-cell>
          <table:table-cell table:formula="of:=[.W76]*8" office:value-type="float" office:value="6775.36242874633">
            <text:p>6775.36</text:p>
          </table:table-cell>
          <table:table-cell/>
          <table:table-cell office:value-type="float" office:value="206">
            <text:p>206</text:p>
          </table:table-cell>
          <table:table-cell table:formula="of:=[.AA75]+1" office:value-type="float" office:value="75">
            <text:p>75</text:p>
          </table:table-cell>
          <table:table-cell/>
        </table:table-row>
        <table:table-row table:style-name="ro2">
          <table:table-cell table:formula="of:=[.A76]+1" office:value-type="float" office:value="76">
            <text:p>76</text:p>
          </table:table-cell>
          <table:table-cell table:formula="of:=[.B76]+[.$C$2]" office:value-type="float" office:value="4.12121212121213">
            <text:p>4.12</text:p>
          </table:table-cell>
          <table:table-cell/>
          <table:table-cell table:style-name="ce1" table:formula="of:=1/(1+EXP(-[.B77]))" office:value-type="float" office:value="0.984034206334511">
            <text:p>0.9840</text:p>
          </table:table-cell>
          <table:table-cell table:number-columns-repeated="5"/>
          <table:table-cell table:style-name="ce1" table:formula="of:=1/[.D77]" office:value-type="float" office:value="1.01622483605012">
            <text:p>1.0162</text:p>
          </table:table-cell>
          <table:table-cell table:number-columns-repeated="5"/>
          <table:table-cell table:formula="of:=1002*[.D77] +197.5" office:value-type="float" office:value="1183.50227474718">
            <text:p>1183.5</text:p>
          </table:table-cell>
          <table:table-cell table:formula="of:=[.A77]*20000" office:value-type="float" office:value="1520000">
            <text:p>1520000</text:p>
          </table:table-cell>
          <table:table-cell office:value-type="float" office:value="803">
            <text:p>803</text:p>
          </table:table-cell>
          <table:table-cell table:number-columns-repeated="4"/>
          <table:table-cell table:style-name="ce2" table:formula="of:=1/[.P77]*1000000" office:value-type="float" office:value="844.949791257157">
            <text:p>844.95</text:p>
          </table:table-cell>
          <table:table-cell table:formula="of:=[.W77]*8" office:value-type="float" office:value="6759.59833005726">
            <text:p>6759.6</text:p>
          </table:table-cell>
          <table:table-cell/>
          <table:table-cell office:value-type="float" office:value="206">
            <text:p>206</text:p>
          </table:table-cell>
          <table:table-cell table:formula="of:=[.AA76]+1" office:value-type="float" office:value="76">
            <text:p>76</text:p>
          </table:table-cell>
          <table:table-cell/>
        </table:table-row>
        <table:table-row table:style-name="ro2">
          <table:table-cell table:formula="of:=[.A77]+1" office:value-type="float" office:value="77">
            <text:p>77</text:p>
          </table:table-cell>
          <table:table-cell table:formula="of:=[.B77]+[.$C$2]" office:value-type="float" office:value="4.28282828282829">
            <text:p>4.28</text:p>
          </table:table-cell>
          <table:table-cell/>
          <table:table-cell table:style-name="ce1" table:formula="of:=1/(1+EXP(-[.B78]))" office:value-type="float" office:value="0.986384377710989">
            <text:p>0.9864</text:p>
          </table:table-cell>
          <table:table-cell table:number-columns-repeated="5"/>
          <table:table-cell table:style-name="ce1" table:formula="of:=1/[.D78]" office:value-type="float" office:value="1.01380356643584">
            <text:p>1.0138</text:p>
          </table:table-cell>
          <table:table-cell table:number-columns-repeated="5"/>
          <table:table-cell table:formula="of:=1002*[.D78] +197.5" office:value-type="float" office:value="1185.85714646641">
            <text:p>1185.86</text:p>
          </table:table-cell>
          <table:table-cell table:formula="of:=[.A78]*20000" office:value-type="float" office:value="1540000">
            <text:p>1540000</text:p>
          </table:table-cell>
          <table:table-cell office:value-type="float" office:value="803">
            <text:p>803</text:p>
          </table:table-cell>
          <table:table-cell table:number-columns-repeated="4"/>
          <table:table-cell table:style-name="ce2" table:formula="of:=1/[.P78]*1000000" office:value-type="float" office:value="843.271892385837">
            <text:p>843.27</text:p>
          </table:table-cell>
          <table:table-cell table:formula="of:=[.W78]*8" office:value-type="float" office:value="6746.1751390867">
            <text:p>6746.18</text:p>
          </table:table-cell>
          <table:table-cell/>
          <table:table-cell office:value-type="float" office:value="206">
            <text:p>206</text:p>
          </table:table-cell>
          <table:table-cell table:formula="of:=[.AA77]+1" office:value-type="float" office:value="77">
            <text:p>77</text:p>
          </table:table-cell>
          <table:table-cell/>
        </table:table-row>
        <table:table-row table:style-name="ro2">
          <table:table-cell table:formula="of:=[.A78]+1" office:value-type="float" office:value="78">
            <text:p>78</text:p>
          </table:table-cell>
          <table:table-cell table:formula="of:=[.B78]+[.$C$2]" office:value-type="float" office:value="4.44444444444445">
            <text:p>4.44</text:p>
          </table:table-cell>
          <table:table-cell/>
          <table:table-cell table:style-name="ce1" table:formula="of:=1/(1+EXP(-[.B79]))" office:value-type="float" office:value="0.988392683554695">
            <text:p>0.9884</text:p>
          </table:table-cell>
          <table:table-cell table:number-columns-repeated="5"/>
          <table:table-cell table:style-name="ce1" table:formula="of:=1/[.D79]" office:value-type="float" office:value="1.01174362845702">
            <text:p>1.0117</text:p>
          </table:table-cell>
          <table:table-cell table:number-columns-repeated="5"/>
          <table:table-cell table:formula="of:=1002*[.D79] +197.5" office:value-type="float" office:value="1187.8694689218">
            <text:p>1187.87</text:p>
          </table:table-cell>
          <table:table-cell table:formula="of:=[.A79]*20000" office:value-type="float" office:value="1560000">
            <text:p>1560000</text:p>
          </table:table-cell>
          <table:table-cell office:value-type="float" office:value="826">
            <text:p>826</text:p>
          </table:table-cell>
          <table:table-cell table:number-columns-repeated="4"/>
          <table:table-cell table:style-name="ce2" table:formula="of:=1/[.P79]*1000000" office:value-type="float" office:value="841.843338988813">
            <text:p>841.84</text:p>
          </table:table-cell>
          <table:table-cell table:formula="of:=[.W79]*8" office:value-type="float" office:value="6734.7467119105">
            <text:p>6734.75</text:p>
          </table:table-cell>
          <table:table-cell/>
          <table:table-cell office:value-type="float" office:value="207">
            <text:p>207</text:p>
          </table:table-cell>
          <table:table-cell table:formula="of:=[.AA78]+1" office:value-type="float" office:value="78">
            <text:p>78</text:p>
          </table:table-cell>
          <table:table-cell/>
        </table:table-row>
        <table:table-row table:style-name="ro2">
          <table:table-cell table:formula="of:=[.A79]+1" office:value-type="float" office:value="79">
            <text:p>79</text:p>
          </table:table-cell>
          <table:table-cell table:formula="of:=[.B79]+[.$C$2]" office:value-type="float" office:value="4.60606060606061">
            <text:p>4.61</text:p>
          </table:table-cell>
          <table:table-cell/>
          <table:table-cell table:style-name="ce1" table:formula="of:=1/(1+EXP(-[.B80]))" office:value-type="float" office:value="0.990107734845694">
            <text:p>0.9901</text:p>
          </table:table-cell>
          <table:table-cell table:number-columns-repeated="5"/>
          <table:table-cell table:style-name="ce1" table:formula="of:=1/[.D80]" office:value-type="float" office:value="1.00999109976234">
            <text:p>1.0100</text:p>
          </table:table-cell>
          <table:table-cell table:number-columns-repeated="5"/>
          <table:table-cell table:formula="of:=1002*[.D80] +197.5" office:value-type="float" office:value="1189.58795031539">
            <text:p>1189.59</text:p>
          </table:table-cell>
          <table:table-cell table:formula="of:=[.A80]*20000" office:value-type="float" office:value="1580000">
            <text:p>1580000</text:p>
          </table:table-cell>
          <table:table-cell office:value-type="float" office:value="874">
            <text:p>874</text:p>
          </table:table-cell>
          <table:table-cell table:number-columns-repeated="4"/>
          <table:table-cell table:style-name="ce2" table:formula="of:=1/[.P80]*1000000" office:value-type="float" office:value="840.627210232651">
            <text:p>840.63</text:p>
          </table:table-cell>
          <table:table-cell table:formula="of:=[.W80]*8" office:value-type="float" office:value="6725.01768186121">
            <text:p>6725.02</text:p>
          </table:table-cell>
          <table:table-cell/>
          <table:table-cell office:value-type="float" office:value="207">
            <text:p>207</text:p>
          </table:table-cell>
          <table:table-cell table:formula="of:=[.AA79]+1" office:value-type="float" office:value="79">
            <text:p>79</text:p>
          </table:table-cell>
          <table:table-cell/>
        </table:table-row>
        <table:table-row table:style-name="ro2">
          <table:table-cell table:formula="of:=[.A80]+1" office:value-type="float" office:value="80">
            <text:p>80</text:p>
          </table:table-cell>
          <table:table-cell table:formula="of:=[.B80]+[.$C$2]" office:value-type="float" office:value="4.76767676767678">
            <text:p>4.77</text:p>
          </table:table-cell>
          <table:table-cell/>
          <table:table-cell table:style-name="ce1" table:formula="of:=1/(1+EXP(-[.B81]))" office:value-type="float" office:value="0.991571537855826">
            <text:p>0.9916</text:p>
          </table:table-cell>
          <table:table-cell table:number-columns-repeated="5"/>
          <table:table-cell table:style-name="ce1" table:formula="of:=1/[.D81]" office:value-type="float" office:value="1.00850010495703">
            <text:p>1.0085</text:p>
          </table:table-cell>
          <table:table-cell table:number-columns-repeated="5"/>
          <table:table-cell table:formula="of:=1002*[.D81] +197.5" office:value-type="float" office:value="1191.05468093154">
            <text:p>1191.05</text:p>
          </table:table-cell>
          <table:table-cell table:formula="of:=[.A81]*20000" office:value-type="float" office:value="1600000">
            <text:p>1600000</text:p>
          </table:table-cell>
          <table:table-cell office:value-type="float" office:value="919">
            <text:p>919</text:p>
          </table:table-cell>
          <table:table-cell table:number-columns-repeated="4"/>
          <table:table-cell table:style-name="ce2" table:formula="of:=1/[.P81]*1000000" office:value-type="float" office:value="839.592015387478">
            <text:p>839.59</text:p>
          </table:table-cell>
          <table:table-cell table:formula="of:=[.W81]*8" office:value-type="float" office:value="6716.73612309983">
            <text:p>6716.74</text:p>
          </table:table-cell>
          <table:table-cell/>
          <table:table-cell office:value-type="float" office:value="207">
            <text:p>207</text:p>
          </table:table-cell>
          <table:table-cell table:formula="of:=[.AA80]+1" office:value-type="float" office:value="80">
            <text:p>80</text:p>
          </table:table-cell>
          <table:table-cell/>
        </table:table-row>
        <table:table-row table:style-name="ro2">
          <table:table-cell table:formula="of:=[.A81]+1" office:value-type="float" office:value="81">
            <text:p>81</text:p>
          </table:table-cell>
          <table:table-cell table:formula="of:=[.B81]+[.$C$2]" office:value-type="float" office:value="4.92929292929294">
            <text:p>4.93</text:p>
          </table:table-cell>
          <table:table-cell/>
          <table:table-cell table:style-name="ce1" table:formula="of:=1/(1+EXP(-[.B82]))" office:value-type="float" office:value="0.992820306043594">
            <text:p>0.9928</text:p>
          </table:table-cell>
          <table:table-cell table:number-columns-repeated="5"/>
          <table:table-cell table:style-name="ce1" table:formula="of:=1/[.D82]" office:value-type="float" office:value="1.00723161473703">
            <text:p>1.0072</text:p>
          </table:table-cell>
          <table:table-cell table:number-columns-repeated="5"/>
          <table:table-cell table:formula="of:=1002*[.D82] +197.5" office:value-type="float" office:value="1192.30594665568">
            <text:p>1192.31</text:p>
          </table:table-cell>
          <table:table-cell table:formula="of:=[.A82]*20000" office:value-type="float" office:value="1620000">
            <text:p>1620000</text:p>
          </table:table-cell>
          <table:table-cell office:value-type="float" office:value="921">
            <text:p>921</text:p>
          </table:table-cell>
          <table:table-cell table:number-columns-repeated="4"/>
          <table:table-cell table:style-name="ce2" table:formula="of:=1/[.P82]*1000000" office:value-type="float" office:value="838.710905371995">
            <text:p>838.71</text:p>
          </table:table-cell>
          <table:table-cell table:formula="of:=[.W82]*8" office:value-type="float" office:value="6709.68724297596">
            <text:p>6709.69</text:p>
          </table:table-cell>
          <table:table-cell/>
          <table:table-cell office:value-type="float" office:value="207">
            <text:p>207</text:p>
          </table:table-cell>
          <table:table-cell table:formula="of:=[.AA81]+1" office:value-type="float" office:value="81">
            <text:p>81</text:p>
          </table:table-cell>
          <table:table-cell/>
        </table:table-row>
        <table:table-row table:style-name="ro2">
          <table:table-cell table:formula="of:=[.A82]+1" office:value-type="float" office:value="82">
            <text:p>82</text:p>
          </table:table-cell>
          <table:table-cell table:formula="of:=[.B82]+[.$C$2]" office:value-type="float" office:value="5.0909090909091">
            <text:p>5.09</text:p>
          </table:table-cell>
          <table:table-cell/>
          <table:table-cell table:style-name="ce1" table:formula="of:=1/(1+EXP(-[.B83]))" office:value-type="float" office:value="0.993885196633265">
            <text:p>0.9939</text:p>
          </table:table-cell>
          <table:table-cell table:number-columns-repeated="5"/>
          <table:table-cell table:style-name="ce1" table:formula="of:=1/[.D83]" office:value-type="float" office:value="1.00615242423114">
            <text:p>1.0062</text:p>
          </table:table-cell>
          <table:table-cell table:number-columns-repeated="5"/>
          <table:table-cell table:formula="of:=1002*[.D83] +197.5" office:value-type="float" office:value="1193.37296702653">
            <text:p>1193.37</text:p>
          </table:table-cell>
          <table:table-cell table:formula="of:=[.A83]*20000" office:value-type="float" office:value="1640000">
            <text:p>1640000</text:p>
          </table:table-cell>
          <table:table-cell office:value-type="float" office:value="945">
            <text:p>945</text:p>
          </table:table-cell>
          <table:table-cell table:number-columns-repeated="4"/>
          <table:table-cell table:style-name="ce2" table:formula="of:=1/[.P83]*1000000" office:value-type="float" office:value="837.960995958916">
            <text:p>837.96</text:p>
          </table:table-cell>
          <table:table-cell table:formula="of:=[.W83]*8" office:value-type="float" office:value="6703.68796767133">
            <text:p>6703.69</text:p>
          </table:table-cell>
          <table:table-cell/>
          <table:table-cell office:value-type="float" office:value="208">
            <text:p>208</text:p>
          </table:table-cell>
          <table:table-cell table:formula="of:=[.AA82]+1" office:value-type="float" office:value="82">
            <text:p>82</text:p>
          </table:table-cell>
          <table:table-cell/>
        </table:table-row>
        <table:table-row table:style-name="ro2">
          <table:table-cell table:formula="of:=[.A83]+1" office:value-type="float" office:value="83">
            <text:p>83</text:p>
          </table:table-cell>
          <table:table-cell table:formula="of:=[.B83]+[.$C$2]" office:value-type="float" office:value="5.25252525252526">
            <text:p>5.25</text:p>
          </table:table-cell>
          <table:table-cell/>
          <table:table-cell table:style-name="ce1" table:formula="of:=1/(1+EXP(-[.B84]))" office:value-type="float" office:value="0.994792971258757">
            <text:p>0.9948</text:p>
          </table:table-cell>
          <table:table-cell table:number-columns-repeated="5"/>
          <table:table-cell table:style-name="ce1" table:formula="of:=1/[.D84]" office:value-type="float" office:value="1.00523428380747">
            <text:p>1.0052</text:p>
          </table:table-cell>
          <table:table-cell table:number-columns-repeated="5"/>
          <table:table-cell table:formula="of:=1002*[.D84] +197.5" office:value-type="float" office:value="1194.28255720127">
            <text:p>1194.28</text:p>
          </table:table-cell>
          <table:table-cell table:formula="of:=[.A84]*20000" office:value-type="float" office:value="1660000">
            <text:p>1660000</text:p>
          </table:table-cell>
          <table:table-cell office:value-type="float" office:value="945">
            <text:p>945</text:p>
          </table:table-cell>
          <table:table-cell table:number-columns-repeated="4"/>
          <table:table-cell table:style-name="ce2" table:formula="of:=1/[.P84]*1000000" office:value-type="float" office:value="837.322787618566">
            <text:p>837.32</text:p>
          </table:table-cell>
          <table:table-cell table:formula="of:=[.W84]*8" office:value-type="float" office:value="6698.58230094853">
            <text:p>6698.58</text:p>
          </table:table-cell>
          <table:table-cell/>
          <table:table-cell office:value-type="float" office:value="208">
            <text:p>208</text:p>
          </table:table-cell>
          <table:table-cell table:formula="of:=[.AA83]+1" office:value-type="float" office:value="83">
            <text:p>83</text:p>
          </table:table-cell>
          <table:table-cell/>
        </table:table-row>
        <table:table-row table:style-name="ro2">
          <table:table-cell table:formula="of:=[.A84]+1" office:value-type="float" office:value="84">
            <text:p>84</text:p>
          </table:table-cell>
          <table:table-cell table:formula="of:=[.B84]+[.$C$2]" office:value-type="float" office:value="5.41414141414142">
            <text:p>5.41</text:p>
          </table:table-cell>
          <table:table-cell/>
          <table:table-cell table:style-name="ce1" table:formula="of:=1/(1+EXP(-[.B85]))" office:value-type="float" office:value="0.995566583121192">
            <text:p>0.9956</text:p>
          </table:table-cell>
          <table:table-cell table:number-columns-repeated="5"/>
          <table:table-cell table:style-name="ce1" table:formula="of:=1/[.D85]" office:value-type="float" office:value="1.00445315959171">
            <text:p>1.0045</text:p>
          </table:table-cell>
          <table:table-cell table:number-columns-repeated="5"/>
          <table:table-cell table:formula="of:=1002*[.D85] +197.5" office:value-type="float" office:value="1195.05771628743">
            <text:p>1195.06</text:p>
          </table:table-cell>
          <table:table-cell table:formula="of:=[.A85]*20000" office:value-type="float" office:value="1680000">
            <text:p>1680000</text:p>
          </table:table-cell>
          <table:table-cell office:value-type="float" office:value="993">
            <text:p>993</text:p>
          </table:table-cell>
          <table:table-cell table:number-columns-repeated="4"/>
          <table:table-cell table:style-name="ce2" table:formula="of:=1/[.P85]*1000000" office:value-type="float" office:value="836.77966877332">
            <text:p>836.78</text:p>
          </table:table-cell>
          <table:table-cell table:formula="of:=[.W85]*8" office:value-type="float" office:value="6694.23735018656">
            <text:p>6694.24</text:p>
          </table:table-cell>
          <table:table-cell/>
          <table:table-cell office:value-type="float" office:value="208">
            <text:p>208</text:p>
          </table:table-cell>
          <table:table-cell table:formula="of:=[.AA84]+1" office:value-type="float" office:value="84">
            <text:p>84</text:p>
          </table:table-cell>
          <table:table-cell/>
        </table:table-row>
        <table:table-row table:style-name="ro2">
          <table:table-cell table:formula="of:=[.A85]+1" office:value-type="float" office:value="85">
            <text:p>85</text:p>
          </table:table-cell>
          <table:table-cell table:formula="of:=[.B85]+[.$C$2]" office:value-type="float" office:value="5.57575757575758">
            <text:p>5.58</text:p>
          </table:table-cell>
          <table:table-cell/>
          <table:table-cell table:style-name="ce1" table:formula="of:=1/(1+EXP(-[.B86]))" office:value-type="float" office:value="0.99622569500838">
            <text:p>0.9962</text:p>
          </table:table-cell>
          <table:table-cell table:number-columns-repeated="5"/>
          <table:table-cell table:style-name="ce1" table:formula="of:=1/[.D86]" office:value-type="float" office:value="1.00378860433989">
            <text:p>1.0038</text:p>
          </table:table-cell>
          <table:table-cell table:number-columns-repeated="5"/>
          <table:table-cell table:formula="of:=1002*[.D86] +197.5" office:value-type="float" office:value="1195.7181463984">
            <text:p>1195.72</text:p>
          </table:table-cell>
          <table:table-cell table:formula="of:=[.A86]*20000" office:value-type="float" office:value="1700000">
            <text:p>1700000</text:p>
          </table:table-cell>
          <table:table-cell office:value-type="float" office:value="993">
            <text:p>993</text:p>
          </table:table-cell>
          <table:table-cell table:number-columns-repeated="4"/>
          <table:table-cell table:style-name="ce2" table:formula="of:=1/[.P86]*1000000" office:value-type="float" office:value="836.317490883687">
            <text:p>836.32</text:p>
          </table:table-cell>
          <table:table-cell table:formula="of:=[.W86]*8" office:value-type="float" office:value="6690.53992706949">
            <text:p>6690.54</text:p>
          </table:table-cell>
          <table:table-cell/>
          <table:table-cell office:value-type="float" office:value="208">
            <text:p>208</text:p>
          </table:table-cell>
          <table:table-cell table:formula="of:=[.AA85]+1" office:value-type="float" office:value="85">
            <text:p>85</text:p>
          </table:table-cell>
          <table:table-cell/>
        </table:table-row>
        <table:table-row table:style-name="ro2">
          <table:table-cell table:formula="of:=[.A86]+1" office:value-type="float" office:value="86">
            <text:p>86</text:p>
          </table:table-cell>
          <table:table-cell table:formula="of:=[.B86]+[.$C$2]" office:value-type="float" office:value="5.73737373737375">
            <text:p>5.74</text:p>
          </table:table-cell>
          <table:table-cell/>
          <table:table-cell table:style-name="ce1" table:formula="of:=1/(1+EXP(-[.B87]))" office:value-type="float" office:value="0.996787133585015">
            <text:p>0.9968</text:p>
          </table:table-cell>
          <table:table-cell table:number-columns-repeated="5"/>
          <table:table-cell table:style-name="ce1" table:formula="of:=1/[.D87]" office:value-type="float" office:value="1.00322322219733">
            <text:p>1.0032</text:p>
          </table:table-cell>
          <table:table-cell table:number-columns-repeated="5"/>
          <table:table-cell table:formula="of:=1002*[.D87] +197.5" office:value-type="float" office:value="1196.28070785219">
            <text:p>1196.28</text:p>
          </table:table-cell>
          <table:table-cell table:formula="of:=[.A87]*20000" office:value-type="float" office:value="1720000">
            <text:p>1720000</text:p>
          </table:table-cell>
          <table:table-cell office:value-type="float" office:value="1017">
            <text:p>1017</text:p>
          </table:table-cell>
          <table:table-cell table:number-columns-repeated="4"/>
          <table:table-cell table:style-name="ce2" table:formula="of:=1/[.P87]*1000000" office:value-type="float" office:value="835.924205277381">
            <text:p>835.92</text:p>
          </table:table-cell>
          <table:table-cell table:formula="of:=[.W87]*8" office:value-type="float" office:value="6687.39364221904">
            <text:p>6687.39</text:p>
          </table:table-cell>
          <table:table-cell/>
          <table:table-cell office:value-type="float" office:value="208">
            <text:p>208</text:p>
          </table:table-cell>
          <table:table-cell table:formula="of:=[.AA86]+1" office:value-type="float" office:value="86">
            <text:p>86</text:p>
          </table:table-cell>
          <table:table-cell/>
        </table:table-row>
        <table:table-row table:style-name="ro2">
          <table:table-cell table:formula="of:=[.A87]+1" office:value-type="float" office:value="87">
            <text:p>87</text:p>
          </table:table-cell>
          <table:table-cell table:formula="of:=[.B87]+[.$C$2]" office:value-type="float" office:value="5.89898989898991">
            <text:p>5.9</text:p>
          </table:table-cell>
          <table:table-cell/>
          <table:table-cell table:style-name="ce1" table:formula="of:=1/(1+EXP(-[.B88]))" office:value-type="float" office:value="0.997265285836889">
            <text:p>0.9973</text:p>
          </table:table-cell>
          <table:table-cell table:number-columns-repeated="5"/>
          <table:table-cell table:style-name="ce1" table:formula="of:=1/[.D88]" office:value-type="float" office:value="1.00274221333275">
            <text:p>1.0027</text:p>
          </table:table-cell>
          <table:table-cell table:number-columns-repeated="5"/>
          <table:table-cell table:formula="of:=1002*[.D88] +197.5" office:value-type="float" office:value="1196.75981640856">
            <text:p>1196.76</text:p>
          </table:table-cell>
          <table:table-cell table:formula="of:=[.A88]*20000" office:value-type="float" office:value="1740000">
            <text:p>1740000</text:p>
          </table:table-cell>
          <table:table-cell office:value-type="float" office:value="1017">
            <text:p>1017</text:p>
          </table:table-cell>
          <table:table-cell table:number-columns-repeated="4"/>
          <table:table-cell table:style-name="ce2" table:formula="of:=1/[.P88]*1000000" office:value-type="float" office:value="835.58955296558">
            <text:p>835.59</text:p>
          </table:table-cell>
          <table:table-cell table:formula="of:=[.W88]*8" office:value-type="float" office:value="6684.71642372464">
            <text:p>6684.72</text:p>
          </table:table-cell>
          <table:table-cell/>
          <table:table-cell office:value-type="float" office:value="209">
            <text:p>209</text:p>
          </table:table-cell>
          <table:table-cell table:formula="of:=[.AA87]+1" office:value-type="float" office:value="87">
            <text:p>87</text:p>
          </table:table-cell>
          <table:table-cell/>
        </table:table-row>
        <table:table-row table:style-name="ro2">
          <table:table-cell table:formula="of:=[.A88]+1" office:value-type="float" office:value="88">
            <text:p>88</text:p>
          </table:table-cell>
          <table:table-cell table:formula="of:=[.B88]+[.$C$2]" office:value-type="float" office:value="6.06060606060607">
            <text:p>6.06</text:p>
          </table:table-cell>
          <table:table-cell/>
          <table:table-cell table:style-name="ce1" table:formula="of:=1/(1+EXP(-[.B89]))" office:value-type="float" office:value="0.997672443629904">
            <text:p>0.9977</text:p>
          </table:table-cell>
          <table:table-cell table:number-columns-repeated="5"/>
          <table:table-cell table:style-name="ce1" table:formula="of:=1/[.D89]" office:value-type="float" office:value="1.00233298652775">
            <text:p>1.0023</text:p>
          </table:table-cell>
          <table:table-cell table:number-columns-repeated="5"/>
          <table:table-cell table:formula="of:=1002*[.D89] +197.5" office:value-type="float" office:value="1197.16778851716">
            <text:p>1197.17</text:p>
          </table:table-cell>
          <table:table-cell table:formula="of:=[.A89]*20000" office:value-type="float" office:value="1760000">
            <text:p>1760000</text:p>
          </table:table-cell>
          <table:table-cell office:value-type="float" office:value="1065">
            <text:p>1065</text:p>
          </table:table-cell>
          <table:table-cell table:number-columns-repeated="4"/>
          <table:table-cell table:style-name="ce2" table:formula="of:=1/[.P89]*1000000" office:value-type="float" office:value="835.304799871553">
            <text:p>835.30</text:p>
          </table:table-cell>
          <table:table-cell table:formula="of:=[.W89]*8" office:value-type="float" office:value="6682.43839897243">
            <text:p>6682.44</text:p>
          </table:table-cell>
          <table:table-cell/>
          <table:table-cell office:value-type="float" office:value="209">
            <text:p>209</text:p>
          </table:table-cell>
          <table:table-cell table:formula="of:=[.AA88]+1" office:value-type="float" office:value="88">
            <text:p>88</text:p>
          </table:table-cell>
          <table:table-cell/>
        </table:table-row>
        <table:table-row table:style-name="ro2">
          <table:table-cell table:formula="of:=[.A89]+1" office:value-type="float" office:value="89">
            <text:p>89</text:p>
          </table:table-cell>
          <table:table-cell table:formula="of:=[.B89]+[.$C$2]" office:value-type="float" office:value="6.22222222222223">
            <text:p>6.22</text:p>
          </table:table-cell>
          <table:table-cell/>
          <table:table-cell table:style-name="ce1" table:formula="of:=1/(1+EXP(-[.B90]))" office:value-type="float" office:value="0.998019102164202">
            <text:p>0.9980</text:p>
          </table:table-cell>
          <table:table-cell table:number-columns-repeated="5"/>
          <table:table-cell table:style-name="ce1" table:formula="of:=1/[.D90]" office:value-type="float" office:value="1.00198482958042">
            <text:p>1.0020</text:p>
          </table:table-cell>
          <table:table-cell table:number-columns-repeated="5"/>
          <table:table-cell table:formula="of:=1002*[.D90] +197.5" office:value-type="float" office:value="1197.51514036853">
            <text:p>1197.52</text:p>
          </table:table-cell>
          <table:table-cell table:formula="of:=[.A90]*20000" office:value-type="float" office:value="1780000">
            <text:p>1780000</text:p>
          </table:table-cell>
          <table:table-cell office:value-type="float" office:value="1065">
            <text:p>1065</text:p>
          </table:table-cell>
          <table:table-cell table:number-columns-repeated="4"/>
          <table:table-cell table:style-name="ce2" table:formula="of:=1/[.P90]*1000000" office:value-type="float" office:value="835.062510935982">
            <text:p>835.06</text:p>
          </table:table-cell>
          <table:table-cell table:formula="of:=[.W90]*8" office:value-type="float" office:value="6680.50008748786">
            <text:p>6680.5</text:p>
          </table:table-cell>
          <table:table-cell/>
          <table:table-cell office:value-type="float" office:value="209">
            <text:p>209</text:p>
          </table:table-cell>
          <table:table-cell table:formula="of:=[.AA89]+1" office:value-type="float" office:value="89">
            <text:p>89</text:p>
          </table:table-cell>
          <table:table-cell/>
        </table:table-row>
        <table:table-row table:style-name="ro2">
          <table:table-cell table:formula="of:=[.A90]+1" office:value-type="float" office:value="90">
            <text:p>90</text:p>
          </table:table-cell>
          <table:table-cell table:formula="of:=[.B90]+[.$C$2]" office:value-type="float" office:value="6.38383838383839">
            <text:p>6.38</text:p>
          </table:table-cell>
          <table:table-cell/>
          <table:table-cell table:style-name="ce1" table:formula="of:=1/(1+EXP(-[.B91]))" office:value-type="float" office:value="0.998314217765208">
            <text:p>0.9983</text:p>
          </table:table-cell>
          <table:table-cell table:number-columns-repeated="5"/>
          <table:table-cell table:style-name="ce1" table:formula="of:=1/[.D91]" office:value-type="float" office:value="1.00168862889539">
            <text:p>1.0017</text:p>
          </table:table-cell>
          <table:table-cell table:number-columns-repeated="5"/>
          <table:table-cell table:formula="of:=1002*[.D91] +197.5" office:value-type="float" office:value="1197.81084620074">
            <text:p>1197.81</text:p>
          </table:table-cell>
          <table:table-cell table:formula="of:=[.A91]*20000" office:value-type="float" office:value="1800000">
            <text:p>1800000</text:p>
          </table:table-cell>
          <table:table-cell office:value-type="float" office:value="1065">
            <text:p>1065</text:p>
          </table:table-cell>
          <table:table-cell table:number-columns-repeated="4"/>
          <table:table-cell table:style-name="ce2" table:formula="of:=1/[.P91]*1000000" office:value-type="float" office:value="834.856357472332">
            <text:p>834.86</text:p>
          </table:table-cell>
          <table:table-cell table:formula="of:=[.W91]*8" office:value-type="float" office:value="6678.85085977866">
            <text:p>6678.85</text:p>
          </table:table-cell>
          <table:table-cell/>
          <table:table-cell office:value-type="float" office:value="209">
            <text:p>209</text:p>
          </table:table-cell>
          <table:table-cell table:formula="of:=[.AA90]+1" office:value-type="float" office:value="90">
            <text:p>90</text:p>
          </table:table-cell>
          <table:table-cell/>
        </table:table-row>
        <table:table-row table:style-name="ro2">
          <table:table-cell table:formula="of:=[.A91]+1" office:value-type="float" office:value="91">
            <text:p>91</text:p>
          </table:table-cell>
          <table:table-cell table:formula="of:=[.B91]+[.$C$2]" office:value-type="float" office:value="6.54545454545456">
            <text:p>6.55</text:p>
          </table:table-cell>
          <table:table-cell/>
          <table:table-cell table:style-name="ce1" table:formula="of:=1/(1+EXP(-[.B92]))" office:value-type="float" office:value="0.998565430027493">
            <text:p>0.9986</text:p>
          </table:table-cell>
          <table:table-cell table:number-columns-repeated="5"/>
          <table:table-cell table:style-name="ce1" table:formula="of:=1/[.D92]" office:value-type="float" office:value="1.00143663092009">
            <text:p>1.0014</text:p>
          </table:table-cell>
          <table:table-cell table:number-columns-repeated="5"/>
          <table:table-cell table:formula="of:=1002*[.D92] +197.5" office:value-type="float" office:value="1198.06256088755">
            <text:p>1198.06</text:p>
          </table:table-cell>
          <table:table-cell table:formula="of:=[.A92]*20000" office:value-type="float" office:value="1820000">
            <text:p>1820000</text:p>
          </table:table-cell>
          <table:table-cell office:value-type="float" office:value="1113">
            <text:p>1113</text:p>
          </table:table-cell>
          <table:table-cell table:number-columns-repeated="4"/>
          <table:table-cell table:style-name="ce2" table:formula="of:=1/[.P92]*1000000" office:value-type="float" office:value="834.680952937199">
            <text:p>834.68</text:p>
          </table:table-cell>
          <table:table-cell table:formula="of:=[.W92]*8" office:value-type="float" office:value="6677.4476234976">
            <text:p>6677.45</text:p>
          </table:table-cell>
          <table:table-cell/>
          <table:table-cell office:value-type="float" office:value="211">
            <text:p>211</text:p>
          </table:table-cell>
          <table:table-cell table:formula="of:=[.AA91]+1" office:value-type="float" office:value="91">
            <text:p>91</text:p>
          </table:table-cell>
          <table:table-cell/>
        </table:table-row>
        <table:table-row table:style-name="ro2">
          <table:table-cell table:formula="of:=[.A92]+1" office:value-type="float" office:value="92">
            <text:p>92</text:p>
          </table:table-cell>
          <table:table-cell table:formula="of:=[.B92]+[.$C$2]" office:value-type="float" office:value="6.70707070707072">
            <text:p>6.71</text:p>
          </table:table-cell>
          <table:table-cell/>
          <table:table-cell table:style-name="ce1" table:formula="of:=1/(1+EXP(-[.B93]))" office:value-type="float" office:value="0.998779252862539">
            <text:p>0.9988</text:p>
          </table:table-cell>
          <table:table-cell table:number-columns-repeated="5"/>
          <table:table-cell table:style-name="ce1" table:formula="of:=1/[.D93]" office:value-type="float" office:value="1.00122223918244">
            <text:p>1.0012</text:p>
          </table:table-cell>
          <table:table-cell table:number-columns-repeated="5"/>
          <table:table-cell table:formula="of:=1002*[.D93] +197.5" office:value-type="float" office:value="1198.27681136826">
            <text:p>1198.28</text:p>
          </table:table-cell>
          <table:table-cell table:formula="of:=[.A93]*20000" office:value-type="float" office:value="1840000">
            <text:p>1840000</text:p>
          </table:table-cell>
          <table:table-cell office:value-type="float" office:value="1113">
            <text:p>1113</text:p>
          </table:table-cell>
          <table:table-cell table:number-columns-repeated="4"/>
          <table:table-cell table:style-name="ce2" table:formula="of:=1/[.P93]*1000000" office:value-type="float" office:value="834.531712967174">
            <text:p>834.53</text:p>
          </table:table-cell>
          <table:table-cell table:formula="of:=[.W93]*8" office:value-type="float" office:value="6676.25370373739">
            <text:p>6676.25</text:p>
          </table:table-cell>
          <table:table-cell/>
          <table:table-cell office:value-type="float" office:value="211">
            <text:p>211</text:p>
          </table:table-cell>
          <table:table-cell table:formula="of:=[.AA92]+1" office:value-type="float" office:value="92">
            <text:p>92</text:p>
          </table:table-cell>
          <table:table-cell/>
        </table:table-row>
        <table:table-row table:style-name="ro2">
          <table:table-cell table:formula="of:=[.A93]+1" office:value-type="float" office:value="93">
            <text:p>93</text:p>
          </table:table-cell>
          <table:table-cell table:formula="of:=[.B93]+[.$C$2]" office:value-type="float" office:value="6.86868686868688">
            <text:p>6.87</text:p>
          </table:table-cell>
          <table:table-cell/>
          <table:table-cell table:style-name="ce1" table:formula="of:=1/(1+EXP(-[.B94]))" office:value-type="float" office:value="0.998961238530317">
            <text:p>0.9990</text:p>
          </table:table-cell>
          <table:table-cell table:number-columns-repeated="5"/>
          <table:table-cell table:style-name="ce1" table:formula="of:=1/[.D94]" office:value-type="float" office:value="1.00103984161709">
            <text:p>1.0010</text:p>
          </table:table-cell>
          <table:table-cell table:number-columns-repeated="5"/>
          <table:table-cell table:formula="of:=1002*[.D94] +197.5" office:value-type="float" office:value="1198.45916100738">
            <text:p>1198.46</text:p>
          </table:table-cell>
          <table:table-cell table:formula="of:=[.A94]*20000" office:value-type="float" office:value="1860000">
            <text:p>1860000</text:p>
          </table:table-cell>
          <table:table-cell office:value-type="float" office:value="1113">
            <text:p>1113</text:p>
          </table:table-cell>
          <table:table-cell table:number-columns-repeated="4"/>
          <table:table-cell table:style-name="ce2" table:formula="of:=1/[.P94]*1000000" office:value-type="float" office:value="834.404736127545">
            <text:p>834.40</text:p>
          </table:table-cell>
          <table:table-cell table:formula="of:=[.W94]*8" office:value-type="float" office:value="6675.23788902036">
            <text:p>6675.24</text:p>
          </table:table-cell>
          <table:table-cell/>
          <table:table-cell office:value-type="float" office:value="211">
            <text:p>211</text:p>
          </table:table-cell>
          <table:table-cell table:formula="of:=[.AA93]+1" office:value-type="float" office:value="93">
            <text:p>93</text:p>
          </table:table-cell>
          <table:table-cell/>
        </table:table-row>
        <table:table-row table:style-name="ro2">
          <table:table-cell table:formula="of:=[.A94]+1" office:value-type="float" office:value="94">
            <text:p>94</text:p>
          </table:table-cell>
          <table:table-cell table:formula="of:=[.B94]+[.$C$2]" office:value-type="float" office:value="7.03030303030304">
            <text:p>7.03</text:p>
          </table:table-cell>
          <table:table-cell/>
          <table:table-cell table:style-name="ce1" table:formula="of:=1/(1+EXP(-[.B95]))" office:value-type="float" office:value="0.999116118277963">
            <text:p>0.9991</text:p>
          </table:table-cell>
          <table:table-cell table:number-columns-repeated="5"/>
          <table:table-cell table:style-name="ce1" table:formula="of:=1/[.D95]" office:value-type="float" office:value="1.00088466366008">
            <text:p>1.0009</text:p>
          </table:table-cell>
          <table:table-cell table:number-columns-repeated="5"/>
          <table:table-cell table:formula="of:=1002*[.D95] +197.5" office:value-type="float" office:value="1198.61435051452">
            <text:p>1198.61</text:p>
          </table:table-cell>
          <table:table-cell table:formula="of:=[.A95]*20000" office:value-type="float" office:value="1880000">
            <text:p>1880000</text:p>
          </table:table-cell>
          <table:table-cell office:value-type="float" office:value="1113">
            <text:p>1113</text:p>
          </table:table-cell>
          <table:table-cell table:number-columns-repeated="4"/>
          <table:table-cell table:style-name="ce2" table:formula="of:=1/[.P95]*1000000" office:value-type="float" office:value="834.296702330269">
            <text:p>834.30</text:p>
          </table:table-cell>
          <table:table-cell table:formula="of:=[.W95]*8" office:value-type="float" office:value="6674.37361864215">
            <text:p>6674.37</text:p>
          </table:table-cell>
          <table:table-cell/>
          <table:table-cell office:value-type="float" office:value="211">
            <text:p>211</text:p>
          </table:table-cell>
          <table:table-cell table:formula="of:=[.AA94]+1" office:value-type="float" office:value="94">
            <text:p>94</text:p>
          </table:table-cell>
          <table:table-cell/>
        </table:table-row>
        <table:table-row table:style-name="ro2">
          <table:table-cell table:formula="of:=[.A95]+1" office:value-type="float" office:value="95">
            <text:p>95</text:p>
          </table:table-cell>
          <table:table-cell table:formula="of:=[.B95]+[.$C$2]" office:value-type="float" office:value="7.1919191919192">
            <text:p>7.19</text:p>
          </table:table-cell>
          <table:table-cell/>
          <table:table-cell table:style-name="ce1" table:formula="of:=1/(1+EXP(-[.B96]))" office:value-type="float" office:value="0.99924792277923">
            <text:p>0.9992</text:p>
          </table:table-cell>
          <table:table-cell table:number-columns-repeated="5"/>
          <table:table-cell table:style-name="ce1" table:formula="of:=1/[.D96]" office:value-type="float" office:value="1.00075264326663">
            <text:p>1.0008</text:p>
          </table:table-cell>
          <table:table-cell table:number-columns-repeated="5"/>
          <table:table-cell table:formula="of:=1002*[.D96] +197.5" office:value-type="float" office:value="1198.74641862479">
            <text:p>1198.75</text:p>
          </table:table-cell>
          <table:table-cell table:formula="of:=[.A96]*20000" office:value-type="float" office:value="1900000">
            <text:p>1900000</text:p>
          </table:table-cell>
          <table:table-cell office:value-type="float" office:value="1113">
            <text:p>1113</text:p>
          </table:table-cell>
          <table:table-cell table:number-columns-repeated="4"/>
          <table:table-cell table:style-name="ce2" table:formula="of:=1/[.P96]*1000000" office:value-type="float" office:value="834.204786319369">
            <text:p>834.20</text:p>
          </table:table-cell>
          <table:table-cell table:formula="of:=[.W96]*8" office:value-type="float" office:value="6673.63829055495">
            <text:p>6673.64</text:p>
          </table:table-cell>
          <table:table-cell/>
          <table:table-cell office:value-type="float" office:value="213">
            <text:p>213</text:p>
          </table:table-cell>
          <table:table-cell table:formula="of:=[.AA95]+1" office:value-type="float" office:value="95">
            <text:p>95</text:p>
          </table:table-cell>
          <table:table-cell/>
        </table:table-row>
        <table:table-row table:style-name="ro2">
          <table:table-cell table:formula="of:=[.A96]+1" office:value-type="float" office:value="96">
            <text:p>96</text:p>
          </table:table-cell>
          <table:table-cell table:formula="of:=[.B96]+[.$C$2]" office:value-type="float" office:value="7.35353535353536">
            <text:p>7.35</text:p>
          </table:table-cell>
          <table:table-cell/>
          <table:table-cell table:style-name="ce1" table:formula="of:=1/(1+EXP(-[.B97]))" office:value-type="float" office:value="0.999360085172946">
            <text:p>0.9994</text:p>
          </table:table-cell>
          <table:table-cell table:number-columns-repeated="5"/>
          <table:table-cell table:style-name="ce1" table:formula="of:=1/[.D97]" office:value-type="float" office:value="1.00064032458025">
            <text:p>1.0006</text:p>
          </table:table-cell>
          <table:table-cell table:number-columns-repeated="5"/>
          <table:table-cell table:formula="of:=1002*[.D97] +197.5" office:value-type="float" office:value="1198.85880534329">
            <text:p>1198.86</text:p>
          </table:table-cell>
          <table:table-cell table:formula="of:=[.A97]*20000" office:value-type="float" office:value="1920000">
            <text:p>1920000</text:p>
          </table:table-cell>
          <table:table-cell office:value-type="float" office:value="1113">
            <text:p>1113</text:p>
          </table:table-cell>
          <table:table-cell table:number-columns-repeated="4"/>
          <table:table-cell table:style-name="ce2" table:formula="of:=1/[.P97]*1000000" office:value-type="float" office:value="834.126584000566">
            <text:p>834.13</text:p>
          </table:table-cell>
          <table:table-cell table:formula="of:=[.W97]*8" office:value-type="float" office:value="6673.01267200453">
            <text:p>6673.01</text:p>
          </table:table-cell>
          <table:table-cell/>
          <table:table-cell office:value-type="float" office:value="213">
            <text:p>213</text:p>
          </table:table-cell>
          <table:table-cell table:formula="of:=[.AA96]+1" office:value-type="float" office:value="96">
            <text:p>96</text:p>
          </table:table-cell>
          <table:table-cell/>
        </table:table-row>
        <table:table-row table:style-name="ro2">
          <table:table-cell table:formula="of:=[.A97]+1" office:value-type="float" office:value="97">
            <text:p>97</text:p>
          </table:table-cell>
          <table:table-cell table:formula="of:=[.B97]+[.$C$2]" office:value-type="float" office:value="7.51515151515153">
            <text:p>7.52</text:p>
          </table:table-cell>
          <table:table-cell/>
          <table:table-cell table:style-name="ce1" table:formula="of:=1/(1+EXP(-[.B98]))" office:value-type="float" office:value="0.999455529140151">
            <text:p>0.9995</text:p>
          </table:table-cell>
          <table:table-cell table:number-columns-repeated="5"/>
          <table:table-cell table:style-name="ce1" table:formula="of:=1/[.D98]" office:value-type="float" office:value="1.00054476746986">
            <text:p>1.0005</text:p>
          </table:table-cell>
          <table:table-cell table:number-columns-repeated="5"/>
          <table:table-cell table:formula="of:=1002*[.D98] +197.5" office:value-type="float" office:value="1198.95444019843">
            <text:p>1198.95</text:p>
          </table:table-cell>
          <table:table-cell table:formula="of:=[.A98]*20000" office:value-type="float" office:value="1940000">
            <text:p>1940000</text:p>
          </table:table-cell>
          <table:table-cell office:value-type="float" office:value="1113">
            <text:p>1113</text:p>
          </table:table-cell>
          <table:table-cell table:number-columns-repeated="4"/>
          <table:table-cell table:style-name="ce2" table:formula="of:=1/[.P98]*1000000" office:value-type="float" office:value="834.060049716732">
            <text:p>834.06</text:p>
          </table:table-cell>
          <table:table-cell table:formula="of:=[.W98]*8" office:value-type="float" office:value="6672.48039773385">
            <text:p>6672.48</text:p>
          </table:table-cell>
          <table:table-cell/>
          <table:table-cell office:value-type="float" office:value="213">
            <text:p>213</text:p>
          </table:table-cell>
          <table:table-cell table:formula="of:=[.AA97]+1" office:value-type="float" office:value="97">
            <text:p>97</text:p>
          </table:table-cell>
          <table:table-cell/>
        </table:table-row>
        <table:table-row table:style-name="ro2">
          <table:table-cell table:formula="of:=[.A98]+1" office:value-type="float" office:value="98">
            <text:p>98</text:p>
          </table:table-cell>
          <table:table-cell table:formula="of:=[.B98]+[.$C$2]" office:value-type="float" office:value="7.67676767676769">
            <text:p>7.68</text:p>
          </table:table-cell>
          <table:table-cell/>
          <table:table-cell table:style-name="ce1" table:formula="of:=1/(1+EXP(-[.B99]))" office:value-type="float" office:value="0.999536744138538">
            <text:p>0.9995</text:p>
          </table:table-cell>
          <table:table-cell table:number-columns-repeated="5"/>
          <table:table-cell table:style-name="ce1" table:formula="of:=1/[.D99]" office:value-type="float" office:value="1.00046347056692">
            <text:p>1.0005</text:p>
          </table:table-cell>
          <table:table-cell table:number-columns-repeated="5"/>
          <table:table-cell table:formula="of:=1002*[.D99] +197.5" office:value-type="float" office:value="1199.03581762682">
            <text:p>1199.04</text:p>
          </table:table-cell>
          <table:table-cell table:formula="of:=[.A99]*20000" office:value-type="float" office:value="1960000">
            <text:p>1960000</text:p>
          </table:table-cell>
          <table:table-cell office:value-type="float" office:value="1350">
            <text:p>1350</text:p>
          </table:table-cell>
          <table:table-cell table:number-columns-repeated="4"/>
          <table:table-cell table:style-name="ce2" table:formula="of:=1/[.P99]*1000000" office:value-type="float" office:value="834.003442848975">
            <text:p>834.00</text:p>
          </table:table-cell>
          <table:table-cell table:formula="of:=[.W99]*8" office:value-type="float" office:value="6672.0275427918">
            <text:p>6672.03</text:p>
          </table:table-cell>
          <table:table-cell/>
          <table:table-cell office:value-type="float" office:value="213">
            <text:p>213</text:p>
          </table:table-cell>
          <table:table-cell table:formula="of:=[.AA98]+1" office:value-type="float" office:value="98">
            <text:p>98</text:p>
          </table:table-cell>
          <table:table-cell/>
        </table:table-row>
        <table:table-row table:style-name="ro2">
          <table:table-cell table:formula="of:=[.A99]+1" office:value-type="float" office:value="99">
            <text:p>99</text:p>
          </table:table-cell>
          <table:table-cell table:formula="of:=[.B99]+[.$C$2]" office:value-type="float" office:value="7.83838383838385">
            <text:p>7.84</text:p>
          </table:table-cell>
          <table:table-cell/>
          <table:table-cell table:style-name="ce1" table:formula="of:=1/(1+EXP(-[.B100]))" office:value-type="float" office:value="0.99960584962792">
            <text:p>0.9996</text:p>
          </table:table-cell>
          <table:table-cell table:number-columns-repeated="5"/>
          <table:table-cell table:style-name="ce1" table:formula="of:=1/[.D100]" office:value-type="float" office:value="1.00039430578785">
            <text:p>1.0004</text:p>
          </table:table-cell>
          <table:table-cell table:number-columns-repeated="5"/>
          <table:table-cell table:formula="of:=1002*[.D100] +197.5" office:value-type="float" office:value="1199.10506132718">
            <text:p>1199.11</text:p>
          </table:table-cell>
          <table:table-cell table:formula="of:=[.A100]*20000" office:value-type="float" office:value="1980000">
            <text:p>1980000</text:p>
          </table:table-cell>
          <table:table-cell office:value-type="float" office:value="1350">
            <text:p>1350</text:p>
          </table:table-cell>
          <table:table-cell table:number-columns-repeated="4"/>
          <table:table-cell table:style-name="ce2" table:formula="of:=1/[.P100]*1000000" office:value-type="float" office:value="833.955282361326">
            <text:p>833.96</text:p>
          </table:table-cell>
          <table:table-cell table:formula="of:=[.W100]*8" office:value-type="float" office:value="6671.6422588906">
            <text:p>6671.64</text:p>
          </table:table-cell>
          <table:table-cell/>
          <table:table-cell office:value-type="float" office:value="215">
            <text:p>215</text:p>
          </table:table-cell>
          <table:table-cell table:formula="of:=[.AA99]+1" office:value-type="float" office:value="99">
            <text:p>99</text:p>
          </table:table-cell>
          <table:table-cell/>
        </table:table-row>
        <table:table-row table:style-name="ro2">
          <table:table-cell table:formula="of:=[.A100]+1" office:value-type="float" office:value="100">
            <text:p>100</text:p>
          </table:table-cell>
          <table:table-cell table:formula="of:=[.B100]+[.$C$2]" office:value-type="float" office:value="8.00000000000001">
            <text:p>8</text:p>
          </table:table-cell>
          <table:table-cell/>
          <table:table-cell table:style-name="ce1" table:formula="of:=1/(1+EXP(-[.B101]))" office:value-type="float" office:value="0.999664649869534">
            <text:p>0.9997</text:p>
          </table:table-cell>
          <table:table-cell table:number-columns-repeated="5"/>
          <table:table-cell table:style-name="ce1" table:formula="of:=1/[.D101]" office:value-type="float" office:value="1.0003354626279">
            <text:p>1.0003</text:p>
          </table:table-cell>
          <table:table-cell table:number-columns-repeated="5"/>
          <table:table-cell table:formula="of:=1002*[.D101] +197.5" office:value-type="float" office:value="1199.16397916927">
            <text:p>1199.16</text:p>
          </table:table-cell>
          <table:table-cell table:formula="of:=[.A101]*20000" office:value-type="float" office:value="2000000">
            <text:p>2000000</text:p>
          </table:table-cell>
          <table:table-cell office:value-type="float" office:value="1350">
            <text:p>1350</text:p>
          </table:table-cell>
          <table:table-cell table:number-columns-repeated="4"/>
          <table:table-cell table:style-name="ce2" table:formula="of:=1/[.P101]*1000000" office:value-type="float" office:value="833.914308110518">
            <text:p>833.91</text:p>
          </table:table-cell>
          <table:table-cell table:formula="of:=[.W101]*8" office:value-type="float" office:value="6671.31446488415">
            <text:p>6671.31</text:p>
          </table:table-cell>
          <table:table-cell/>
          <table:table-cell office:value-type="float" office:value="215">
            <text:p>215</text:p>
          </table:table-cell>
          <table:table-cell table:formula="of:=[.AA100]+1" office:value-type="float" office:value="100">
            <text:p>10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15">
            <text:p>215</text:p>
          </table:table-cell>
          <table:table-cell table:formula="of:=[.AA101]+1" office:value-type="float" office:value="101">
            <text:p>10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15">
            <text:p>215</text:p>
          </table:table-cell>
          <table:table-cell table:formula="of:=[.AA102]+1" office:value-type="float" office:value="102">
            <text:p>10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15">
            <text:p>215</text:p>
          </table:table-cell>
          <table:table-cell table:formula="of:=[.AA103]+1" office:value-type="float" office:value="103">
            <text:p>10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18">
            <text:p>218</text:p>
          </table:table-cell>
          <table:table-cell table:formula="of:=[.AA104]+1" office:value-type="float" office:value="104">
            <text:p>10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18">
            <text:p>218</text:p>
          </table:table-cell>
          <table:table-cell table:formula="of:=[.AA105]+1" office:value-type="float" office:value="105">
            <text:p>10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18">
            <text:p>218</text:p>
          </table:table-cell>
          <table:table-cell table:formula="of:=[.AA106]+1" office:value-type="float" office:value="106">
            <text:p>10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18">
            <text:p>218</text:p>
          </table:table-cell>
          <table:table-cell table:formula="of:=[.AA107]+1" office:value-type="float" office:value="107">
            <text:p>10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21">
            <text:p>221</text:p>
          </table:table-cell>
          <table:table-cell table:formula="of:=[.AA108]+1" office:value-type="float" office:value="108">
            <text:p>10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21">
            <text:p>221</text:p>
          </table:table-cell>
          <table:table-cell table:formula="of:=[.AA109]+1" office:value-type="float" office:value="109">
            <text:p>10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21">
            <text:p>221</text:p>
          </table:table-cell>
          <table:table-cell table:formula="of:=[.AA110]+1" office:value-type="float" office:value="110">
            <text:p>11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21">
            <text:p>221</text:p>
          </table:table-cell>
          <table:table-cell table:formula="of:=[.AA111]+1" office:value-type="float" office:value="111">
            <text:p>11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25">
            <text:p>225</text:p>
          </table:table-cell>
          <table:table-cell table:formula="of:=[.AA112]+1" office:value-type="float" office:value="112">
            <text:p>11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25">
            <text:p>225</text:p>
          </table:table-cell>
          <table:table-cell table:formula="of:=[.AA113]+1" office:value-type="float" office:value="113">
            <text:p>11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25">
            <text:p>225</text:p>
          </table:table-cell>
          <table:table-cell table:formula="of:=[.AA114]+1" office:value-type="float" office:value="114">
            <text:p>11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25">
            <text:p>225</text:p>
          </table:table-cell>
          <table:table-cell table:formula="of:=[.AA115]+1" office:value-type="float" office:value="115">
            <text:p>11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25">
            <text:p>225</text:p>
          </table:table-cell>
          <table:table-cell table:formula="of:=[.AA116]+1" office:value-type="float" office:value="116">
            <text:p>11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30">
            <text:p>230</text:p>
          </table:table-cell>
          <table:table-cell table:formula="of:=[.AA117]+1" office:value-type="float" office:value="117">
            <text:p>11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30">
            <text:p>230</text:p>
          </table:table-cell>
          <table:table-cell table:formula="of:=[.AA118]+1" office:value-type="float" office:value="118">
            <text:p>11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30">
            <text:p>230</text:p>
          </table:table-cell>
          <table:table-cell table:formula="of:=[.AA119]+1" office:value-type="float" office:value="119">
            <text:p>11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30">
            <text:p>230</text:p>
          </table:table-cell>
          <table:table-cell table:formula="of:=[.AA120]+1" office:value-type="float" office:value="120">
            <text:p>12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35">
            <text:p>235</text:p>
          </table:table-cell>
          <table:table-cell table:formula="of:=[.AA121]+1" office:value-type="float" office:value="121">
            <text:p>12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35">
            <text:p>235</text:p>
          </table:table-cell>
          <table:table-cell table:formula="of:=[.AA122]+1" office:value-type="float" office:value="122">
            <text:p>12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35">
            <text:p>235</text:p>
          </table:table-cell>
          <table:table-cell table:formula="of:=[.AA123]+1" office:value-type="float" office:value="123">
            <text:p>12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35">
            <text:p>235</text:p>
          </table:table-cell>
          <table:table-cell table:formula="of:=[.AA124]+1" office:value-type="float" office:value="124">
            <text:p>12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35">
            <text:p>235</text:p>
          </table:table-cell>
          <table:table-cell table:formula="of:=[.AA125]+1" office:value-type="float" office:value="125">
            <text:p>12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41">
            <text:p>241</text:p>
          </table:table-cell>
          <table:table-cell table:formula="of:=[.AA126]+1" office:value-type="float" office:value="126">
            <text:p>12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41">
            <text:p>241</text:p>
          </table:table-cell>
          <table:table-cell table:formula="of:=[.AA127]+1" office:value-type="float" office:value="127">
            <text:p>12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41">
            <text:p>241</text:p>
          </table:table-cell>
          <table:table-cell table:formula="of:=[.AA128]+1" office:value-type="float" office:value="128">
            <text:p>12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41">
            <text:p>241</text:p>
          </table:table-cell>
          <table:table-cell table:formula="of:=[.AA129]+1" office:value-type="float" office:value="129">
            <text:p>12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41">
            <text:p>241</text:p>
          </table:table-cell>
          <table:table-cell table:formula="of:=[.AA130]+1" office:value-type="float" office:value="130">
            <text:p>13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47">
            <text:p>247</text:p>
          </table:table-cell>
          <table:table-cell table:formula="of:=[.AA131]+1" office:value-type="float" office:value="131">
            <text:p>13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47">
            <text:p>247</text:p>
          </table:table-cell>
          <table:table-cell table:formula="of:=[.AA132]+1" office:value-type="float" office:value="132">
            <text:p>13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47">
            <text:p>247</text:p>
          </table:table-cell>
          <table:table-cell table:formula="of:=[.AA133]+1" office:value-type="float" office:value="133">
            <text:p>13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47">
            <text:p>247</text:p>
          </table:table-cell>
          <table:table-cell table:formula="of:=[.AA134]+1" office:value-type="float" office:value="134">
            <text:p>13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47">
            <text:p>247</text:p>
          </table:table-cell>
          <table:table-cell table:formula="of:=[.AA135]+1" office:value-type="float" office:value="135">
            <text:p>13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55">
            <text:p>255</text:p>
          </table:table-cell>
          <table:table-cell table:formula="of:=[.AA136]+1" office:value-type="float" office:value="136">
            <text:p>13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55">
            <text:p>255</text:p>
          </table:table-cell>
          <table:table-cell table:formula="of:=[.AA137]+1" office:value-type="float" office:value="137">
            <text:p>13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55">
            <text:p>255</text:p>
          </table:table-cell>
          <table:table-cell table:formula="of:=[.AA138]+1" office:value-type="float" office:value="138">
            <text:p>13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55">
            <text:p>255</text:p>
          </table:table-cell>
          <table:table-cell table:formula="of:=[.AA139]+1" office:value-type="float" office:value="139">
            <text:p>13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55">
            <text:p>255</text:p>
          </table:table-cell>
          <table:table-cell table:formula="of:=[.AA140]+1" office:value-type="float" office:value="140">
            <text:p>14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64">
            <text:p>264</text:p>
          </table:table-cell>
          <table:table-cell table:formula="of:=[.AA141]+1" office:value-type="float" office:value="141">
            <text:p>14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64">
            <text:p>264</text:p>
          </table:table-cell>
          <table:table-cell table:formula="of:=[.AA142]+1" office:value-type="float" office:value="142">
            <text:p>14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64">
            <text:p>264</text:p>
          </table:table-cell>
          <table:table-cell table:formula="of:=[.AA143]+1" office:value-type="float" office:value="143">
            <text:p>14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64">
            <text:p>264</text:p>
          </table:table-cell>
          <table:table-cell table:formula="of:=[.AA144]+1" office:value-type="float" office:value="144">
            <text:p>14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64">
            <text:p>264</text:p>
          </table:table-cell>
          <table:table-cell table:formula="of:=[.AA145]+1" office:value-type="float" office:value="145">
            <text:p>14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75">
            <text:p>275</text:p>
          </table:table-cell>
          <table:table-cell table:formula="of:=[.AA146]+1" office:value-type="float" office:value="146">
            <text:p>14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75">
            <text:p>275</text:p>
          </table:table-cell>
          <table:table-cell table:formula="of:=[.AA147]+1" office:value-type="float" office:value="147">
            <text:p>14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75">
            <text:p>275</text:p>
          </table:table-cell>
          <table:table-cell table:formula="of:=[.AA148]+1" office:value-type="float" office:value="148">
            <text:p>14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75">
            <text:p>275</text:p>
          </table:table-cell>
          <table:table-cell table:formula="of:=[.AA149]+1" office:value-type="float" office:value="149">
            <text:p>14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75">
            <text:p>275</text:p>
          </table:table-cell>
          <table:table-cell table:formula="of:=[.AA150]+1" office:value-type="float" office:value="150">
            <text:p>15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75">
            <text:p>275</text:p>
          </table:table-cell>
          <table:table-cell table:formula="of:=[.AA151]+1" office:value-type="float" office:value="151">
            <text:p>15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87">
            <text:p>287</text:p>
          </table:table-cell>
          <table:table-cell table:formula="of:=[.AA152]+1" office:value-type="float" office:value="152">
            <text:p>15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87">
            <text:p>287</text:p>
          </table:table-cell>
          <table:table-cell table:formula="of:=[.AA153]+1" office:value-type="float" office:value="153">
            <text:p>15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87">
            <text:p>287</text:p>
          </table:table-cell>
          <table:table-cell table:formula="of:=[.AA154]+1" office:value-type="float" office:value="154">
            <text:p>15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87">
            <text:p>287</text:p>
          </table:table-cell>
          <table:table-cell table:formula="of:=[.AA155]+1" office:value-type="float" office:value="155">
            <text:p>15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87">
            <text:p>287</text:p>
          </table:table-cell>
          <table:table-cell table:formula="of:=[.AA156]+1" office:value-type="float" office:value="156">
            <text:p>15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287">
            <text:p>287</text:p>
          </table:table-cell>
          <table:table-cell table:formula="of:=[.AA157]+1" office:value-type="float" office:value="157">
            <text:p>15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301">
            <text:p>301</text:p>
          </table:table-cell>
          <table:table-cell table:formula="of:=[.AA158]+1" office:value-type="float" office:value="158">
            <text:p>15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301">
            <text:p>301</text:p>
          </table:table-cell>
          <table:table-cell table:formula="of:=[.AA159]+1" office:value-type="float" office:value="159">
            <text:p>15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301">
            <text:p>301</text:p>
          </table:table-cell>
          <table:table-cell table:formula="of:=[.AA160]+1" office:value-type="float" office:value="160">
            <text:p>16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301">
            <text:p>301</text:p>
          </table:table-cell>
          <table:table-cell table:formula="of:=[.AA161]+1" office:value-type="float" office:value="161">
            <text:p>16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301">
            <text:p>301</text:p>
          </table:table-cell>
          <table:table-cell table:formula="of:=[.AA162]+1" office:value-type="float" office:value="162">
            <text:p>16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301">
            <text:p>301</text:p>
          </table:table-cell>
          <table:table-cell table:formula="of:=[.AA163]+1" office:value-type="float" office:value="163">
            <text:p>16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317">
            <text:p>317</text:p>
          </table:table-cell>
          <table:table-cell table:formula="of:=[.AA164]+1" office:value-type="float" office:value="164">
            <text:p>16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317">
            <text:p>317</text:p>
          </table:table-cell>
          <table:table-cell table:formula="of:=[.AA165]+1" office:value-type="float" office:value="165">
            <text:p>16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317">
            <text:p>317</text:p>
          </table:table-cell>
          <table:table-cell table:formula="of:=[.AA166]+1" office:value-type="float" office:value="166">
            <text:p>16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317">
            <text:p>317</text:p>
          </table:table-cell>
          <table:table-cell table:formula="of:=[.AA167]+1" office:value-type="float" office:value="167">
            <text:p>16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317">
            <text:p>317</text:p>
          </table:table-cell>
          <table:table-cell table:formula="of:=[.AA168]+1" office:value-type="float" office:value="168">
            <text:p>16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317">
            <text:p>317</text:p>
          </table:table-cell>
          <table:table-cell table:formula="of:=[.AA169]+1" office:value-type="float" office:value="169">
            <text:p>16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334">
            <text:p>334</text:p>
          </table:table-cell>
          <table:table-cell table:formula="of:=[.AA170]+1" office:value-type="float" office:value="170">
            <text:p>17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334">
            <text:p>334</text:p>
          </table:table-cell>
          <table:table-cell table:formula="of:=[.AA171]+1" office:value-type="float" office:value="171">
            <text:p>17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334">
            <text:p>334</text:p>
          </table:table-cell>
          <table:table-cell table:formula="of:=[.AA172]+1" office:value-type="float" office:value="172">
            <text:p>17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334">
            <text:p>334</text:p>
          </table:table-cell>
          <table:table-cell table:formula="of:=[.AA173]+1" office:value-type="float" office:value="173">
            <text:p>17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334">
            <text:p>334</text:p>
          </table:table-cell>
          <table:table-cell table:formula="of:=[.AA174]+1" office:value-type="float" office:value="174">
            <text:p>17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334">
            <text:p>334</text:p>
          </table:table-cell>
          <table:table-cell table:formula="of:=[.AA175]+1" office:value-type="float" office:value="175">
            <text:p>17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354">
            <text:p>354</text:p>
          </table:table-cell>
          <table:table-cell table:formula="of:=[.AA176]+1" office:value-type="float" office:value="176">
            <text:p>17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354">
            <text:p>354</text:p>
          </table:table-cell>
          <table:table-cell table:formula="of:=[.AA177]+1" office:value-type="float" office:value="177">
            <text:p>17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354">
            <text:p>354</text:p>
          </table:table-cell>
          <table:table-cell table:formula="of:=[.AA178]+1" office:value-type="float" office:value="178">
            <text:p>17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354">
            <text:p>354</text:p>
          </table:table-cell>
          <table:table-cell table:formula="of:=[.AA179]+1" office:value-type="float" office:value="179">
            <text:p>17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354">
            <text:p>354</text:p>
          </table:table-cell>
          <table:table-cell table:formula="of:=[.AA180]+1" office:value-type="float" office:value="180">
            <text:p>18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354">
            <text:p>354</text:p>
          </table:table-cell>
          <table:table-cell table:formula="of:=[.AA181]+1" office:value-type="float" office:value="181">
            <text:p>18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354">
            <text:p>354</text:p>
          </table:table-cell>
          <table:table-cell table:formula="of:=[.AA182]+1" office:value-type="float" office:value="182">
            <text:p>18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354">
            <text:p>354</text:p>
          </table:table-cell>
          <table:table-cell table:formula="of:=[.AA183]+1" office:value-type="float" office:value="183">
            <text:p>18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377">
            <text:p>377</text:p>
          </table:table-cell>
          <table:table-cell table:formula="of:=[.AA184]+1" office:value-type="float" office:value="184">
            <text:p>18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377">
            <text:p>377</text:p>
          </table:table-cell>
          <table:table-cell table:formula="of:=[.AA185]+1" office:value-type="float" office:value="185">
            <text:p>18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377">
            <text:p>377</text:p>
          </table:table-cell>
          <table:table-cell table:formula="of:=[.AA186]+1" office:value-type="float" office:value="186">
            <text:p>18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377">
            <text:p>377</text:p>
          </table:table-cell>
          <table:table-cell table:formula="of:=[.AA187]+1" office:value-type="float" office:value="187">
            <text:p>18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377">
            <text:p>377</text:p>
          </table:table-cell>
          <table:table-cell table:formula="of:=[.AA188]+1" office:value-type="float" office:value="188">
            <text:p>18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377">
            <text:p>377</text:p>
          </table:table-cell>
          <table:table-cell table:formula="of:=[.AA189]+1" office:value-type="float" office:value="189">
            <text:p>18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377">
            <text:p>377</text:p>
          </table:table-cell>
          <table:table-cell table:formula="of:=[.AA190]+1" office:value-type="float" office:value="190">
            <text:p>19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402">
            <text:p>402</text:p>
          </table:table-cell>
          <table:table-cell table:formula="of:=[.AA191]+1" office:value-type="float" office:value="191">
            <text:p>19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402">
            <text:p>402</text:p>
          </table:table-cell>
          <table:table-cell table:formula="of:=[.AA192]+1" office:value-type="float" office:value="192">
            <text:p>19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402">
            <text:p>402</text:p>
          </table:table-cell>
          <table:table-cell table:formula="of:=[.AA193]+1" office:value-type="float" office:value="193">
            <text:p>19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402">
            <text:p>402</text:p>
          </table:table-cell>
          <table:table-cell table:formula="of:=[.AA194]+1" office:value-type="float" office:value="194">
            <text:p>19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402">
            <text:p>402</text:p>
          </table:table-cell>
          <table:table-cell table:formula="of:=[.AA195]+1" office:value-type="float" office:value="195">
            <text:p>19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402">
            <text:p>402</text:p>
          </table:table-cell>
          <table:table-cell table:formula="of:=[.AA196]+1" office:value-type="float" office:value="196">
            <text:p>19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402">
            <text:p>402</text:p>
          </table:table-cell>
          <table:table-cell table:formula="of:=[.AA197]+1" office:value-type="float" office:value="197">
            <text:p>19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402">
            <text:p>402</text:p>
          </table:table-cell>
          <table:table-cell table:formula="of:=[.AA198]+1" office:value-type="float" office:value="198">
            <text:p>19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429">
            <text:p>429</text:p>
          </table:table-cell>
          <table:table-cell table:formula="of:=[.AA199]+1" office:value-type="float" office:value="199">
            <text:p>19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429">
            <text:p>429</text:p>
          </table:table-cell>
          <table:table-cell table:formula="of:=[.AA200]+1" office:value-type="float" office:value="200">
            <text:p>20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429">
            <text:p>429</text:p>
          </table:table-cell>
          <table:table-cell table:formula="of:=[.AA201]+1" office:value-type="float" office:value="201">
            <text:p>20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429">
            <text:p>429</text:p>
          </table:table-cell>
          <table:table-cell table:formula="of:=[.AA202]+1" office:value-type="float" office:value="202">
            <text:p>20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429">
            <text:p>429</text:p>
          </table:table-cell>
          <table:table-cell table:formula="of:=[.AA203]+1" office:value-type="float" office:value="203">
            <text:p>20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429">
            <text:p>429</text:p>
          </table:table-cell>
          <table:table-cell table:formula="of:=[.AA204]+1" office:value-type="float" office:value="204">
            <text:p>20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429">
            <text:p>429</text:p>
          </table:table-cell>
          <table:table-cell table:formula="of:=[.AA205]+1" office:value-type="float" office:value="205">
            <text:p>20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429">
            <text:p>429</text:p>
          </table:table-cell>
          <table:table-cell table:formula="of:=[.AA206]+1" office:value-type="float" office:value="206">
            <text:p>20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429">
            <text:p>429</text:p>
          </table:table-cell>
          <table:table-cell table:formula="of:=[.AA207]+1" office:value-type="float" office:value="207">
            <text:p>20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459">
            <text:p>459</text:p>
          </table:table-cell>
          <table:table-cell table:formula="of:=[.AA208]+1" office:value-type="float" office:value="208">
            <text:p>20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459">
            <text:p>459</text:p>
          </table:table-cell>
          <table:table-cell table:formula="of:=[.AA209]+1" office:value-type="float" office:value="209">
            <text:p>20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459">
            <text:p>459</text:p>
          </table:table-cell>
          <table:table-cell table:formula="of:=[.AA210]+1" office:value-type="float" office:value="210">
            <text:p>21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459">
            <text:p>459</text:p>
          </table:table-cell>
          <table:table-cell table:formula="of:=[.AA211]+1" office:value-type="float" office:value="211">
            <text:p>21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459">
            <text:p>459</text:p>
          </table:table-cell>
          <table:table-cell table:formula="of:=[.AA212]+1" office:value-type="float" office:value="212">
            <text:p>21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459">
            <text:p>459</text:p>
          </table:table-cell>
          <table:table-cell table:formula="of:=[.AA213]+1" office:value-type="float" office:value="213">
            <text:p>21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459">
            <text:p>459</text:p>
          </table:table-cell>
          <table:table-cell table:formula="of:=[.AA214]+1" office:value-type="float" office:value="214">
            <text:p>21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459">
            <text:p>459</text:p>
          </table:table-cell>
          <table:table-cell table:formula="of:=[.AA215]+1" office:value-type="float" office:value="215">
            <text:p>21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459">
            <text:p>459</text:p>
          </table:table-cell>
          <table:table-cell table:formula="of:=[.AA216]+1" office:value-type="float" office:value="216">
            <text:p>21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491">
            <text:p>491</text:p>
          </table:table-cell>
          <table:table-cell table:formula="of:=[.AA217]+1" office:value-type="float" office:value="217">
            <text:p>21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491">
            <text:p>491</text:p>
          </table:table-cell>
          <table:table-cell table:formula="of:=[.AA218]+1" office:value-type="float" office:value="218">
            <text:p>21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491">
            <text:p>491</text:p>
          </table:table-cell>
          <table:table-cell table:formula="of:=[.AA219]+1" office:value-type="float" office:value="219">
            <text:p>21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491">
            <text:p>491</text:p>
          </table:table-cell>
          <table:table-cell table:formula="of:=[.AA220]+1" office:value-type="float" office:value="220">
            <text:p>22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491">
            <text:p>491</text:p>
          </table:table-cell>
          <table:table-cell table:formula="of:=[.AA221]+1" office:value-type="float" office:value="221">
            <text:p>22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491">
            <text:p>491</text:p>
          </table:table-cell>
          <table:table-cell table:formula="of:=[.AA222]+1" office:value-type="float" office:value="222">
            <text:p>22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491">
            <text:p>491</text:p>
          </table:table-cell>
          <table:table-cell table:formula="of:=[.AA223]+1" office:value-type="float" office:value="223">
            <text:p>22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491">
            <text:p>491</text:p>
          </table:table-cell>
          <table:table-cell table:formula="of:=[.AA224]+1" office:value-type="float" office:value="224">
            <text:p>22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491">
            <text:p>491</text:p>
          </table:table-cell>
          <table:table-cell table:formula="of:=[.AA225]+1" office:value-type="float" office:value="225">
            <text:p>22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491">
            <text:p>491</text:p>
          </table:table-cell>
          <table:table-cell table:formula="of:=[.AA226]+1" office:value-type="float" office:value="226">
            <text:p>22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525">
            <text:p>525</text:p>
          </table:table-cell>
          <table:table-cell table:formula="of:=[.AA227]+1" office:value-type="float" office:value="227">
            <text:p>22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525">
            <text:p>525</text:p>
          </table:table-cell>
          <table:table-cell table:formula="of:=[.AA228]+1" office:value-type="float" office:value="228">
            <text:p>22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525">
            <text:p>525</text:p>
          </table:table-cell>
          <table:table-cell table:formula="of:=[.AA229]+1" office:value-type="float" office:value="229">
            <text:p>22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525">
            <text:p>525</text:p>
          </table:table-cell>
          <table:table-cell table:formula="of:=[.AA230]+1" office:value-type="float" office:value="230">
            <text:p>23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525">
            <text:p>525</text:p>
          </table:table-cell>
          <table:table-cell table:formula="of:=[.AA231]+1" office:value-type="float" office:value="231">
            <text:p>23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525">
            <text:p>525</text:p>
          </table:table-cell>
          <table:table-cell table:formula="of:=[.AA232]+1" office:value-type="float" office:value="232">
            <text:p>23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525">
            <text:p>525</text:p>
          </table:table-cell>
          <table:table-cell table:formula="of:=[.AA233]+1" office:value-type="float" office:value="233">
            <text:p>23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525">
            <text:p>525</text:p>
          </table:table-cell>
          <table:table-cell table:formula="of:=[.AA234]+1" office:value-type="float" office:value="234">
            <text:p>23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525">
            <text:p>525</text:p>
          </table:table-cell>
          <table:table-cell table:formula="of:=[.AA235]+1" office:value-type="float" office:value="235">
            <text:p>23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525">
            <text:p>525</text:p>
          </table:table-cell>
          <table:table-cell table:formula="of:=[.AA236]+1" office:value-type="float" office:value="236">
            <text:p>23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562">
            <text:p>562</text:p>
          </table:table-cell>
          <table:table-cell table:formula="of:=[.AA237]+1" office:value-type="float" office:value="237">
            <text:p>23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562">
            <text:p>562</text:p>
          </table:table-cell>
          <table:table-cell table:formula="of:=[.AA238]+1" office:value-type="float" office:value="238">
            <text:p>23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562">
            <text:p>562</text:p>
          </table:table-cell>
          <table:table-cell table:formula="of:=[.AA239]+1" office:value-type="float" office:value="239">
            <text:p>23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562">
            <text:p>562</text:p>
          </table:table-cell>
          <table:table-cell table:formula="of:=[.AA240]+1" office:value-type="float" office:value="240">
            <text:p>24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562">
            <text:p>562</text:p>
          </table:table-cell>
          <table:table-cell table:formula="of:=[.AA241]+1" office:value-type="float" office:value="241">
            <text:p>24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562">
            <text:p>562</text:p>
          </table:table-cell>
          <table:table-cell table:formula="of:=[.AA242]+1" office:value-type="float" office:value="242">
            <text:p>24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562">
            <text:p>562</text:p>
          </table:table-cell>
          <table:table-cell table:formula="of:=[.AA243]+1" office:value-type="float" office:value="243">
            <text:p>24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562">
            <text:p>562</text:p>
          </table:table-cell>
          <table:table-cell table:formula="of:=[.AA244]+1" office:value-type="float" office:value="244">
            <text:p>24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562">
            <text:p>562</text:p>
          </table:table-cell>
          <table:table-cell table:formula="of:=[.AA245]+1" office:value-type="float" office:value="245">
            <text:p>24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562">
            <text:p>562</text:p>
          </table:table-cell>
          <table:table-cell table:formula="of:=[.AA246]+1" office:value-type="float" office:value="246">
            <text:p>24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562">
            <text:p>562</text:p>
          </table:table-cell>
          <table:table-cell table:formula="of:=[.AA247]+1" office:value-type="float" office:value="247">
            <text:p>24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600">
            <text:p>600</text:p>
          </table:table-cell>
          <table:table-cell table:formula="of:=[.AA248]+1" office:value-type="float" office:value="248">
            <text:p>24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600">
            <text:p>600</text:p>
          </table:table-cell>
          <table:table-cell table:formula="of:=[.AA249]+1" office:value-type="float" office:value="249">
            <text:p>24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600">
            <text:p>600</text:p>
          </table:table-cell>
          <table:table-cell table:formula="of:=[.AA250]+1" office:value-type="float" office:value="250">
            <text:p>25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600">
            <text:p>600</text:p>
          </table:table-cell>
          <table:table-cell table:formula="of:=[.AA251]+1" office:value-type="float" office:value="251">
            <text:p>25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600">
            <text:p>600</text:p>
          </table:table-cell>
          <table:table-cell table:formula="of:=[.AA252]+1" office:value-type="float" office:value="252">
            <text:p>25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600">
            <text:p>600</text:p>
          </table:table-cell>
          <table:table-cell table:formula="of:=[.AA253]+1" office:value-type="float" office:value="253">
            <text:p>25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600">
            <text:p>600</text:p>
          </table:table-cell>
          <table:table-cell table:formula="of:=[.AA254]+1" office:value-type="float" office:value="254">
            <text:p>25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600">
            <text:p>600</text:p>
          </table:table-cell>
          <table:table-cell table:formula="of:=[.AA255]+1" office:value-type="float" office:value="255">
            <text:p>25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600">
            <text:p>600</text:p>
          </table:table-cell>
          <table:table-cell table:formula="of:=[.AA256]+1" office:value-type="float" office:value="256">
            <text:p>25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600">
            <text:p>600</text:p>
          </table:table-cell>
          <table:table-cell table:formula="of:=[.AA257]+1" office:value-type="float" office:value="257">
            <text:p>25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600">
            <text:p>600</text:p>
          </table:table-cell>
          <table:table-cell table:formula="of:=[.AA258]+1" office:value-type="float" office:value="258">
            <text:p>25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600">
            <text:p>600</text:p>
          </table:table-cell>
          <table:table-cell table:formula="of:=[.AA259]+1" office:value-type="float" office:value="259">
            <text:p>25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639">
            <text:p>639</text:p>
          </table:table-cell>
          <table:table-cell table:formula="of:=[.AA260]+1" office:value-type="float" office:value="260">
            <text:p>26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639">
            <text:p>639</text:p>
          </table:table-cell>
          <table:table-cell table:formula="of:=[.AA261]+1" office:value-type="float" office:value="261">
            <text:p>26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639">
            <text:p>639</text:p>
          </table:table-cell>
          <table:table-cell table:formula="of:=[.AA262]+1" office:value-type="float" office:value="262">
            <text:p>26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639">
            <text:p>639</text:p>
          </table:table-cell>
          <table:table-cell table:formula="of:=[.AA263]+1" office:value-type="float" office:value="263">
            <text:p>26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639">
            <text:p>639</text:p>
          </table:table-cell>
          <table:table-cell table:formula="of:=[.AA264]+1" office:value-type="float" office:value="264">
            <text:p>26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639">
            <text:p>639</text:p>
          </table:table-cell>
          <table:table-cell table:formula="of:=[.AA265]+1" office:value-type="float" office:value="265">
            <text:p>26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639">
            <text:p>639</text:p>
          </table:table-cell>
          <table:table-cell table:formula="of:=[.AA266]+1" office:value-type="float" office:value="266">
            <text:p>26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639">
            <text:p>639</text:p>
          </table:table-cell>
          <table:table-cell table:formula="of:=[.AA267]+1" office:value-type="float" office:value="267">
            <text:p>26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639">
            <text:p>639</text:p>
          </table:table-cell>
          <table:table-cell table:formula="of:=[.AA268]+1" office:value-type="float" office:value="268">
            <text:p>26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639">
            <text:p>639</text:p>
          </table:table-cell>
          <table:table-cell table:formula="of:=[.AA269]+1" office:value-type="float" office:value="269">
            <text:p>26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639">
            <text:p>639</text:p>
          </table:table-cell>
          <table:table-cell table:formula="of:=[.AA270]+1" office:value-type="float" office:value="270">
            <text:p>27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639">
            <text:p>639</text:p>
          </table:table-cell>
          <table:table-cell table:formula="of:=[.AA271]+1" office:value-type="float" office:value="271">
            <text:p>27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639">
            <text:p>639</text:p>
          </table:table-cell>
          <table:table-cell table:formula="of:=[.AA272]+1" office:value-type="float" office:value="272">
            <text:p>27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679">
            <text:p>679</text:p>
          </table:table-cell>
          <table:table-cell table:formula="of:=[.AA273]+1" office:value-type="float" office:value="273">
            <text:p>27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679">
            <text:p>679</text:p>
          </table:table-cell>
          <table:table-cell table:formula="of:=[.AA274]+1" office:value-type="float" office:value="274">
            <text:p>27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679">
            <text:p>679</text:p>
          </table:table-cell>
          <table:table-cell table:formula="of:=[.AA275]+1" office:value-type="float" office:value="275">
            <text:p>27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679">
            <text:p>679</text:p>
          </table:table-cell>
          <table:table-cell table:formula="of:=[.AA276]+1" office:value-type="float" office:value="276">
            <text:p>27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679">
            <text:p>679</text:p>
          </table:table-cell>
          <table:table-cell table:formula="of:=[.AA277]+1" office:value-type="float" office:value="277">
            <text:p>27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679">
            <text:p>679</text:p>
          </table:table-cell>
          <table:table-cell table:formula="of:=[.AA278]+1" office:value-type="float" office:value="278">
            <text:p>27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679">
            <text:p>679</text:p>
          </table:table-cell>
          <table:table-cell table:formula="of:=[.AA279]+1" office:value-type="float" office:value="279">
            <text:p>27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679">
            <text:p>679</text:p>
          </table:table-cell>
          <table:table-cell table:formula="of:=[.AA280]+1" office:value-type="float" office:value="280">
            <text:p>28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679">
            <text:p>679</text:p>
          </table:table-cell>
          <table:table-cell table:formula="of:=[.AA281]+1" office:value-type="float" office:value="281">
            <text:p>28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679">
            <text:p>679</text:p>
          </table:table-cell>
          <table:table-cell table:formula="of:=[.AA282]+1" office:value-type="float" office:value="282">
            <text:p>28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679">
            <text:p>679</text:p>
          </table:table-cell>
          <table:table-cell table:formula="of:=[.AA283]+1" office:value-type="float" office:value="283">
            <text:p>28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679">
            <text:p>679</text:p>
          </table:table-cell>
          <table:table-cell table:formula="of:=[.AA284]+1" office:value-type="float" office:value="284">
            <text:p>28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679">
            <text:p>679</text:p>
          </table:table-cell>
          <table:table-cell table:formula="of:=[.AA285]+1" office:value-type="float" office:value="285">
            <text:p>28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20">
            <text:p>720</text:p>
          </table:table-cell>
          <table:table-cell table:formula="of:=[.AA286]+1" office:value-type="float" office:value="286">
            <text:p>28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20">
            <text:p>720</text:p>
          </table:table-cell>
          <table:table-cell table:formula="of:=[.AA287]+1" office:value-type="float" office:value="287">
            <text:p>28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20">
            <text:p>720</text:p>
          </table:table-cell>
          <table:table-cell table:formula="of:=[.AA288]+1" office:value-type="float" office:value="288">
            <text:p>28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20">
            <text:p>720</text:p>
          </table:table-cell>
          <table:table-cell table:formula="of:=[.AA289]+1" office:value-type="float" office:value="289">
            <text:p>28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20">
            <text:p>720</text:p>
          </table:table-cell>
          <table:table-cell table:formula="of:=[.AA290]+1" office:value-type="float" office:value="290">
            <text:p>29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20">
            <text:p>720</text:p>
          </table:table-cell>
          <table:table-cell table:formula="of:=[.AA291]+1" office:value-type="float" office:value="291">
            <text:p>29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20">
            <text:p>720</text:p>
          </table:table-cell>
          <table:table-cell table:formula="of:=[.AA292]+1" office:value-type="float" office:value="292">
            <text:p>29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20">
            <text:p>720</text:p>
          </table:table-cell>
          <table:table-cell table:formula="of:=[.AA293]+1" office:value-type="float" office:value="293">
            <text:p>29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20">
            <text:p>720</text:p>
          </table:table-cell>
          <table:table-cell table:formula="of:=[.AA294]+1" office:value-type="float" office:value="294">
            <text:p>29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20">
            <text:p>720</text:p>
          </table:table-cell>
          <table:table-cell table:formula="of:=[.AA295]+1" office:value-type="float" office:value="295">
            <text:p>29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20">
            <text:p>720</text:p>
          </table:table-cell>
          <table:table-cell table:formula="of:=[.AA296]+1" office:value-type="float" office:value="296">
            <text:p>29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20">
            <text:p>720</text:p>
          </table:table-cell>
          <table:table-cell table:formula="of:=[.AA297]+1" office:value-type="float" office:value="297">
            <text:p>29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20">
            <text:p>720</text:p>
          </table:table-cell>
          <table:table-cell table:formula="of:=[.AA298]+1" office:value-type="float" office:value="298">
            <text:p>29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20">
            <text:p>720</text:p>
          </table:table-cell>
          <table:table-cell table:formula="of:=[.AA299]+1" office:value-type="float" office:value="299">
            <text:p>29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20">
            <text:p>720</text:p>
          </table:table-cell>
          <table:table-cell table:formula="of:=[.AA300]+1" office:value-type="float" office:value="300">
            <text:p>30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60">
            <text:p>760</text:p>
          </table:table-cell>
          <table:table-cell table:formula="of:=[.AA301]+1" office:value-type="float" office:value="301">
            <text:p>30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60">
            <text:p>760</text:p>
          </table:table-cell>
          <table:table-cell table:formula="of:=[.AA302]+1" office:value-type="float" office:value="302">
            <text:p>30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60">
            <text:p>760</text:p>
          </table:table-cell>
          <table:table-cell table:formula="of:=[.AA303]+1" office:value-type="float" office:value="303">
            <text:p>30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60">
            <text:p>760</text:p>
          </table:table-cell>
          <table:table-cell table:formula="of:=[.AA304]+1" office:value-type="float" office:value="304">
            <text:p>30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60">
            <text:p>760</text:p>
          </table:table-cell>
          <table:table-cell table:formula="of:=[.AA305]+1" office:value-type="float" office:value="305">
            <text:p>30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60">
            <text:p>760</text:p>
          </table:table-cell>
          <table:table-cell table:formula="of:=[.AA306]+1" office:value-type="float" office:value="306">
            <text:p>30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60">
            <text:p>760</text:p>
          </table:table-cell>
          <table:table-cell table:formula="of:=[.AA307]+1" office:value-type="float" office:value="307">
            <text:p>30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60">
            <text:p>760</text:p>
          </table:table-cell>
          <table:table-cell table:formula="of:=[.AA308]+1" office:value-type="float" office:value="308">
            <text:p>30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60">
            <text:p>760</text:p>
          </table:table-cell>
          <table:table-cell table:formula="of:=[.AA309]+1" office:value-type="float" office:value="309">
            <text:p>30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60">
            <text:p>760</text:p>
          </table:table-cell>
          <table:table-cell table:formula="of:=[.AA310]+1" office:value-type="float" office:value="310">
            <text:p>31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60">
            <text:p>760</text:p>
          </table:table-cell>
          <table:table-cell table:formula="of:=[.AA311]+1" office:value-type="float" office:value="311">
            <text:p>31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60">
            <text:p>760</text:p>
          </table:table-cell>
          <table:table-cell table:formula="of:=[.AA312]+1" office:value-type="float" office:value="312">
            <text:p>31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60">
            <text:p>760</text:p>
          </table:table-cell>
          <table:table-cell table:formula="of:=[.AA313]+1" office:value-type="float" office:value="313">
            <text:p>31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60">
            <text:p>760</text:p>
          </table:table-cell>
          <table:table-cell table:formula="of:=[.AA314]+1" office:value-type="float" office:value="314">
            <text:p>31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60">
            <text:p>760</text:p>
          </table:table-cell>
          <table:table-cell table:formula="of:=[.AA315]+1" office:value-type="float" office:value="315">
            <text:p>31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99">
            <text:p>799</text:p>
          </table:table-cell>
          <table:table-cell table:formula="of:=[.AA316]+1" office:value-type="float" office:value="316">
            <text:p>31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99">
            <text:p>799</text:p>
          </table:table-cell>
          <table:table-cell table:formula="of:=[.AA317]+1" office:value-type="float" office:value="317">
            <text:p>31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99">
            <text:p>799</text:p>
          </table:table-cell>
          <table:table-cell table:formula="of:=[.AA318]+1" office:value-type="float" office:value="318">
            <text:p>31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99">
            <text:p>799</text:p>
          </table:table-cell>
          <table:table-cell table:formula="of:=[.AA319]+1" office:value-type="float" office:value="319">
            <text:p>31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99">
            <text:p>799</text:p>
          </table:table-cell>
          <table:table-cell table:formula="of:=[.AA320]+1" office:value-type="float" office:value="320">
            <text:p>32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99">
            <text:p>799</text:p>
          </table:table-cell>
          <table:table-cell table:formula="of:=[.AA321]+1" office:value-type="float" office:value="321">
            <text:p>32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99">
            <text:p>799</text:p>
          </table:table-cell>
          <table:table-cell table:formula="of:=[.AA322]+1" office:value-type="float" office:value="322">
            <text:p>32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99">
            <text:p>799</text:p>
          </table:table-cell>
          <table:table-cell table:formula="of:=[.AA323]+1" office:value-type="float" office:value="323">
            <text:p>32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99">
            <text:p>799</text:p>
          </table:table-cell>
          <table:table-cell table:formula="of:=[.AA324]+1" office:value-type="float" office:value="324">
            <text:p>32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99">
            <text:p>799</text:p>
          </table:table-cell>
          <table:table-cell table:formula="of:=[.AA325]+1" office:value-type="float" office:value="325">
            <text:p>32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99">
            <text:p>799</text:p>
          </table:table-cell>
          <table:table-cell table:formula="of:=[.AA326]+1" office:value-type="float" office:value="326">
            <text:p>32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99">
            <text:p>799</text:p>
          </table:table-cell>
          <table:table-cell table:formula="of:=[.AA327]+1" office:value-type="float" office:value="327">
            <text:p>32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99">
            <text:p>799</text:p>
          </table:table-cell>
          <table:table-cell table:formula="of:=[.AA328]+1" office:value-type="float" office:value="328">
            <text:p>32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99">
            <text:p>799</text:p>
          </table:table-cell>
          <table:table-cell table:formula="of:=[.AA329]+1" office:value-type="float" office:value="329">
            <text:p>32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99">
            <text:p>799</text:p>
          </table:table-cell>
          <table:table-cell table:formula="of:=[.AA330]+1" office:value-type="float" office:value="330">
            <text:p>33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799">
            <text:p>799</text:p>
          </table:table-cell>
          <table:table-cell table:formula="of:=[.AA331]+1" office:value-type="float" office:value="331">
            <text:p>33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837">
            <text:p>837</text:p>
          </table:table-cell>
          <table:table-cell table:formula="of:=[.AA332]+1" office:value-type="float" office:value="332">
            <text:p>33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837">
            <text:p>837</text:p>
          </table:table-cell>
          <table:table-cell table:formula="of:=[.AA333]+1" office:value-type="float" office:value="333">
            <text:p>33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837">
            <text:p>837</text:p>
          </table:table-cell>
          <table:table-cell table:formula="of:=[.AA334]+1" office:value-type="float" office:value="334">
            <text:p>33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837">
            <text:p>837</text:p>
          </table:table-cell>
          <table:table-cell table:formula="of:=[.AA335]+1" office:value-type="float" office:value="335">
            <text:p>33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837">
            <text:p>837</text:p>
          </table:table-cell>
          <table:table-cell table:formula="of:=[.AA336]+1" office:value-type="float" office:value="336">
            <text:p>33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837">
            <text:p>837</text:p>
          </table:table-cell>
          <table:table-cell table:formula="of:=[.AA337]+1" office:value-type="float" office:value="337">
            <text:p>33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837">
            <text:p>837</text:p>
          </table:table-cell>
          <table:table-cell table:formula="of:=[.AA338]+1" office:value-type="float" office:value="338">
            <text:p>33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837">
            <text:p>837</text:p>
          </table:table-cell>
          <table:table-cell table:formula="of:=[.AA339]+1" office:value-type="float" office:value="339">
            <text:p>33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837">
            <text:p>837</text:p>
          </table:table-cell>
          <table:table-cell table:formula="of:=[.AA340]+1" office:value-type="float" office:value="340">
            <text:p>34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837">
            <text:p>837</text:p>
          </table:table-cell>
          <table:table-cell table:formula="of:=[.AA341]+1" office:value-type="float" office:value="341">
            <text:p>34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837">
            <text:p>837</text:p>
          </table:table-cell>
          <table:table-cell table:formula="of:=[.AA342]+1" office:value-type="float" office:value="342">
            <text:p>34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837">
            <text:p>837</text:p>
          </table:table-cell>
          <table:table-cell table:formula="of:=[.AA343]+1" office:value-type="float" office:value="343">
            <text:p>34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837">
            <text:p>837</text:p>
          </table:table-cell>
          <table:table-cell table:formula="of:=[.AA344]+1" office:value-type="float" office:value="344">
            <text:p>34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837">
            <text:p>837</text:p>
          </table:table-cell>
          <table:table-cell table:formula="of:=[.AA345]+1" office:value-type="float" office:value="345">
            <text:p>34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837">
            <text:p>837</text:p>
          </table:table-cell>
          <table:table-cell table:formula="of:=[.AA346]+1" office:value-type="float" office:value="346">
            <text:p>34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837">
            <text:p>837</text:p>
          </table:table-cell>
          <table:table-cell table:formula="of:=[.AA347]+1" office:value-type="float" office:value="347">
            <text:p>34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837">
            <text:p>837</text:p>
          </table:table-cell>
          <table:table-cell table:formula="of:=[.AA348]+1" office:value-type="float" office:value="348">
            <text:p>34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874">
            <text:p>874</text:p>
          </table:table-cell>
          <table:table-cell table:formula="of:=[.AA349]+1" office:value-type="float" office:value="349">
            <text:p>34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874">
            <text:p>874</text:p>
          </table:table-cell>
          <table:table-cell table:formula="of:=[.AA350]+1" office:value-type="float" office:value="350">
            <text:p>35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874">
            <text:p>874</text:p>
          </table:table-cell>
          <table:table-cell table:formula="of:=[.AA351]+1" office:value-type="float" office:value="351">
            <text:p>35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874">
            <text:p>874</text:p>
          </table:table-cell>
          <table:table-cell table:formula="of:=[.AA352]+1" office:value-type="float" office:value="352">
            <text:p>35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874">
            <text:p>874</text:p>
          </table:table-cell>
          <table:table-cell table:formula="of:=[.AA353]+1" office:value-type="float" office:value="353">
            <text:p>35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874">
            <text:p>874</text:p>
          </table:table-cell>
          <table:table-cell table:formula="of:=[.AA354]+1" office:value-type="float" office:value="354">
            <text:p>35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874">
            <text:p>874</text:p>
          </table:table-cell>
          <table:table-cell table:formula="of:=[.AA355]+1" office:value-type="float" office:value="355">
            <text:p>35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874">
            <text:p>874</text:p>
          </table:table-cell>
          <table:table-cell table:formula="of:=[.AA356]+1" office:value-type="float" office:value="356">
            <text:p>35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874">
            <text:p>874</text:p>
          </table:table-cell>
          <table:table-cell table:formula="of:=[.AA357]+1" office:value-type="float" office:value="357">
            <text:p>35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874">
            <text:p>874</text:p>
          </table:table-cell>
          <table:table-cell table:formula="of:=[.AA358]+1" office:value-type="float" office:value="358">
            <text:p>35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874">
            <text:p>874</text:p>
          </table:table-cell>
          <table:table-cell table:formula="of:=[.AA359]+1" office:value-type="float" office:value="359">
            <text:p>35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874">
            <text:p>874</text:p>
          </table:table-cell>
          <table:table-cell table:formula="of:=[.AA360]+1" office:value-type="float" office:value="360">
            <text:p>36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874">
            <text:p>874</text:p>
          </table:table-cell>
          <table:table-cell table:formula="of:=[.AA361]+1" office:value-type="float" office:value="361">
            <text:p>36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874">
            <text:p>874</text:p>
          </table:table-cell>
          <table:table-cell table:formula="of:=[.AA362]+1" office:value-type="float" office:value="362">
            <text:p>36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874">
            <text:p>874</text:p>
          </table:table-cell>
          <table:table-cell table:formula="of:=[.AA363]+1" office:value-type="float" office:value="363">
            <text:p>36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874">
            <text:p>874</text:p>
          </table:table-cell>
          <table:table-cell table:formula="of:=[.AA364]+1" office:value-type="float" office:value="364">
            <text:p>36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874">
            <text:p>874</text:p>
          </table:table-cell>
          <table:table-cell table:formula="of:=[.AA365]+1" office:value-type="float" office:value="365">
            <text:p>36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08">
            <text:p>908</text:p>
          </table:table-cell>
          <table:table-cell table:formula="of:=[.AA366]+1" office:value-type="float" office:value="366">
            <text:p>36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08">
            <text:p>908</text:p>
          </table:table-cell>
          <table:table-cell table:formula="of:=[.AA367]+1" office:value-type="float" office:value="367">
            <text:p>36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08">
            <text:p>908</text:p>
          </table:table-cell>
          <table:table-cell table:formula="of:=[.AA368]+1" office:value-type="float" office:value="368">
            <text:p>36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08">
            <text:p>908</text:p>
          </table:table-cell>
          <table:table-cell table:formula="of:=[.AA369]+1" office:value-type="float" office:value="369">
            <text:p>36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08">
            <text:p>908</text:p>
          </table:table-cell>
          <table:table-cell table:formula="of:=[.AA370]+1" office:value-type="float" office:value="370">
            <text:p>37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08">
            <text:p>908</text:p>
          </table:table-cell>
          <table:table-cell table:formula="of:=[.AA371]+1" office:value-type="float" office:value="371">
            <text:p>37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08">
            <text:p>908</text:p>
          </table:table-cell>
          <table:table-cell table:formula="of:=[.AA372]+1" office:value-type="float" office:value="372">
            <text:p>37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08">
            <text:p>908</text:p>
          </table:table-cell>
          <table:table-cell table:formula="of:=[.AA373]+1" office:value-type="float" office:value="373">
            <text:p>37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08">
            <text:p>908</text:p>
          </table:table-cell>
          <table:table-cell table:formula="of:=[.AA374]+1" office:value-type="float" office:value="374">
            <text:p>37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08">
            <text:p>908</text:p>
          </table:table-cell>
          <table:table-cell table:formula="of:=[.AA375]+1" office:value-type="float" office:value="375">
            <text:p>37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08">
            <text:p>908</text:p>
          </table:table-cell>
          <table:table-cell table:formula="of:=[.AA376]+1" office:value-type="float" office:value="376">
            <text:p>37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08">
            <text:p>908</text:p>
          </table:table-cell>
          <table:table-cell table:formula="of:=[.AA377]+1" office:value-type="float" office:value="377">
            <text:p>37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08">
            <text:p>908</text:p>
          </table:table-cell>
          <table:table-cell table:formula="of:=[.AA378]+1" office:value-type="float" office:value="378">
            <text:p>37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08">
            <text:p>908</text:p>
          </table:table-cell>
          <table:table-cell table:formula="of:=[.AA379]+1" office:value-type="float" office:value="379">
            <text:p>37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08">
            <text:p>908</text:p>
          </table:table-cell>
          <table:table-cell table:formula="of:=[.AA380]+1" office:value-type="float" office:value="380">
            <text:p>38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08">
            <text:p>908</text:p>
          </table:table-cell>
          <table:table-cell table:formula="of:=[.AA381]+1" office:value-type="float" office:value="381">
            <text:p>38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08">
            <text:p>908</text:p>
          </table:table-cell>
          <table:table-cell table:formula="of:=[.AA382]+1" office:value-type="float" office:value="382">
            <text:p>38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08">
            <text:p>908</text:p>
          </table:table-cell>
          <table:table-cell table:formula="of:=[.AA383]+1" office:value-type="float" office:value="383">
            <text:p>38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40">
            <text:p>940</text:p>
          </table:table-cell>
          <table:table-cell table:formula="of:=[.AA384]+1" office:value-type="float" office:value="384">
            <text:p>38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40">
            <text:p>940</text:p>
          </table:table-cell>
          <table:table-cell table:formula="of:=[.AA385]+1" office:value-type="float" office:value="385">
            <text:p>38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40">
            <text:p>940</text:p>
          </table:table-cell>
          <table:table-cell table:formula="of:=[.AA386]+1" office:value-type="float" office:value="386">
            <text:p>38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40">
            <text:p>940</text:p>
          </table:table-cell>
          <table:table-cell table:formula="of:=[.AA387]+1" office:value-type="float" office:value="387">
            <text:p>38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40">
            <text:p>940</text:p>
          </table:table-cell>
          <table:table-cell table:formula="of:=[.AA388]+1" office:value-type="float" office:value="388">
            <text:p>38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40">
            <text:p>940</text:p>
          </table:table-cell>
          <table:table-cell table:formula="of:=[.AA389]+1" office:value-type="float" office:value="389">
            <text:p>38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40">
            <text:p>940</text:p>
          </table:table-cell>
          <table:table-cell table:formula="of:=[.AA390]+1" office:value-type="float" office:value="390">
            <text:p>39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40">
            <text:p>940</text:p>
          </table:table-cell>
          <table:table-cell table:formula="of:=[.AA391]+1" office:value-type="float" office:value="391">
            <text:p>39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40">
            <text:p>940</text:p>
          </table:table-cell>
          <table:table-cell table:formula="of:=[.AA392]+1" office:value-type="float" office:value="392">
            <text:p>39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40">
            <text:p>940</text:p>
          </table:table-cell>
          <table:table-cell table:formula="of:=[.AA393]+1" office:value-type="float" office:value="393">
            <text:p>39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40">
            <text:p>940</text:p>
          </table:table-cell>
          <table:table-cell table:formula="of:=[.AA394]+1" office:value-type="float" office:value="394">
            <text:p>39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40">
            <text:p>940</text:p>
          </table:table-cell>
          <table:table-cell table:formula="of:=[.AA395]+1" office:value-type="float" office:value="395">
            <text:p>39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40">
            <text:p>940</text:p>
          </table:table-cell>
          <table:table-cell table:formula="of:=[.AA396]+1" office:value-type="float" office:value="396">
            <text:p>39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40">
            <text:p>940</text:p>
          </table:table-cell>
          <table:table-cell table:formula="of:=[.AA397]+1" office:value-type="float" office:value="397">
            <text:p>39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40">
            <text:p>940</text:p>
          </table:table-cell>
          <table:table-cell table:formula="of:=[.AA398]+1" office:value-type="float" office:value="398">
            <text:p>39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40">
            <text:p>940</text:p>
          </table:table-cell>
          <table:table-cell table:formula="of:=[.AA399]+1" office:value-type="float" office:value="399">
            <text:p>39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40">
            <text:p>940</text:p>
          </table:table-cell>
          <table:table-cell table:formula="of:=[.AA400]+1" office:value-type="float" office:value="400">
            <text:p>40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40">
            <text:p>940</text:p>
          </table:table-cell>
          <table:table-cell table:formula="of:=[.AA401]+1" office:value-type="float" office:value="401">
            <text:p>40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40">
            <text:p>940</text:p>
          </table:table-cell>
          <table:table-cell table:formula="of:=[.AA402]+1" office:value-type="float" office:value="402">
            <text:p>40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70">
            <text:p>970</text:p>
          </table:table-cell>
          <table:table-cell table:formula="of:=[.AA403]+1" office:value-type="float" office:value="403">
            <text:p>40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70">
            <text:p>970</text:p>
          </table:table-cell>
          <table:table-cell table:formula="of:=[.AA404]+1" office:value-type="float" office:value="404">
            <text:p>40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70">
            <text:p>970</text:p>
          </table:table-cell>
          <table:table-cell table:formula="of:=[.AA405]+1" office:value-type="float" office:value="405">
            <text:p>40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70">
            <text:p>970</text:p>
          </table:table-cell>
          <table:table-cell table:formula="of:=[.AA406]+1" office:value-type="float" office:value="406">
            <text:p>40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70">
            <text:p>970</text:p>
          </table:table-cell>
          <table:table-cell table:formula="of:=[.AA407]+1" office:value-type="float" office:value="407">
            <text:p>40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70">
            <text:p>970</text:p>
          </table:table-cell>
          <table:table-cell table:formula="of:=[.AA408]+1" office:value-type="float" office:value="408">
            <text:p>40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70">
            <text:p>970</text:p>
          </table:table-cell>
          <table:table-cell table:formula="of:=[.AA409]+1" office:value-type="float" office:value="409">
            <text:p>40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70">
            <text:p>970</text:p>
          </table:table-cell>
          <table:table-cell table:formula="of:=[.AA410]+1" office:value-type="float" office:value="410">
            <text:p>41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70">
            <text:p>970</text:p>
          </table:table-cell>
          <table:table-cell table:formula="of:=[.AA411]+1" office:value-type="float" office:value="411">
            <text:p>41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70">
            <text:p>970</text:p>
          </table:table-cell>
          <table:table-cell table:formula="of:=[.AA412]+1" office:value-type="float" office:value="412">
            <text:p>41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70">
            <text:p>970</text:p>
          </table:table-cell>
          <table:table-cell table:formula="of:=[.AA413]+1" office:value-type="float" office:value="413">
            <text:p>41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70">
            <text:p>970</text:p>
          </table:table-cell>
          <table:table-cell table:formula="of:=[.AA414]+1" office:value-type="float" office:value="414">
            <text:p>41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70">
            <text:p>970</text:p>
          </table:table-cell>
          <table:table-cell table:formula="of:=[.AA415]+1" office:value-type="float" office:value="415">
            <text:p>41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70">
            <text:p>970</text:p>
          </table:table-cell>
          <table:table-cell table:formula="of:=[.AA416]+1" office:value-type="float" office:value="416">
            <text:p>41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70">
            <text:p>970</text:p>
          </table:table-cell>
          <table:table-cell table:formula="of:=[.AA417]+1" office:value-type="float" office:value="417">
            <text:p>41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70">
            <text:p>970</text:p>
          </table:table-cell>
          <table:table-cell table:formula="of:=[.AA418]+1" office:value-type="float" office:value="418">
            <text:p>41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70">
            <text:p>970</text:p>
          </table:table-cell>
          <table:table-cell table:formula="of:=[.AA419]+1" office:value-type="float" office:value="419">
            <text:p>41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70">
            <text:p>970</text:p>
          </table:table-cell>
          <table:table-cell table:formula="of:=[.AA420]+1" office:value-type="float" office:value="420">
            <text:p>42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70">
            <text:p>970</text:p>
          </table:table-cell>
          <table:table-cell table:formula="of:=[.AA421]+1" office:value-type="float" office:value="421">
            <text:p>42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70">
            <text:p>970</text:p>
          </table:table-cell>
          <table:table-cell table:formula="of:=[.AA422]+1" office:value-type="float" office:value="422">
            <text:p>42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98">
            <text:p>998</text:p>
          </table:table-cell>
          <table:table-cell table:formula="of:=[.AA423]+1" office:value-type="float" office:value="423">
            <text:p>42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98">
            <text:p>998</text:p>
          </table:table-cell>
          <table:table-cell table:formula="of:=[.AA424]+1" office:value-type="float" office:value="424">
            <text:p>42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98">
            <text:p>998</text:p>
          </table:table-cell>
          <table:table-cell table:formula="of:=[.AA425]+1" office:value-type="float" office:value="425">
            <text:p>42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98">
            <text:p>998</text:p>
          </table:table-cell>
          <table:table-cell table:formula="of:=[.AA426]+1" office:value-type="float" office:value="426">
            <text:p>42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98">
            <text:p>998</text:p>
          </table:table-cell>
          <table:table-cell table:formula="of:=[.AA427]+1" office:value-type="float" office:value="427">
            <text:p>42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98">
            <text:p>998</text:p>
          </table:table-cell>
          <table:table-cell table:formula="of:=[.AA428]+1" office:value-type="float" office:value="428">
            <text:p>42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98">
            <text:p>998</text:p>
          </table:table-cell>
          <table:table-cell table:formula="of:=[.AA429]+1" office:value-type="float" office:value="429">
            <text:p>42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98">
            <text:p>998</text:p>
          </table:table-cell>
          <table:table-cell table:formula="of:=[.AA430]+1" office:value-type="float" office:value="430">
            <text:p>43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98">
            <text:p>998</text:p>
          </table:table-cell>
          <table:table-cell table:formula="of:=[.AA431]+1" office:value-type="float" office:value="431">
            <text:p>43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98">
            <text:p>998</text:p>
          </table:table-cell>
          <table:table-cell table:formula="of:=[.AA432]+1" office:value-type="float" office:value="432">
            <text:p>43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98">
            <text:p>998</text:p>
          </table:table-cell>
          <table:table-cell table:formula="of:=[.AA433]+1" office:value-type="float" office:value="433">
            <text:p>43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98">
            <text:p>998</text:p>
          </table:table-cell>
          <table:table-cell table:formula="of:=[.AA434]+1" office:value-type="float" office:value="434">
            <text:p>43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98">
            <text:p>998</text:p>
          </table:table-cell>
          <table:table-cell table:formula="of:=[.AA435]+1" office:value-type="float" office:value="435">
            <text:p>43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98">
            <text:p>998</text:p>
          </table:table-cell>
          <table:table-cell table:formula="of:=[.AA436]+1" office:value-type="float" office:value="436">
            <text:p>43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98">
            <text:p>998</text:p>
          </table:table-cell>
          <table:table-cell table:formula="of:=[.AA437]+1" office:value-type="float" office:value="437">
            <text:p>43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98">
            <text:p>998</text:p>
          </table:table-cell>
          <table:table-cell table:formula="of:=[.AA438]+1" office:value-type="float" office:value="438">
            <text:p>43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98">
            <text:p>998</text:p>
          </table:table-cell>
          <table:table-cell table:formula="of:=[.AA439]+1" office:value-type="float" office:value="439">
            <text:p>43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98">
            <text:p>998</text:p>
          </table:table-cell>
          <table:table-cell table:formula="of:=[.AA440]+1" office:value-type="float" office:value="440">
            <text:p>44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98">
            <text:p>998</text:p>
          </table:table-cell>
          <table:table-cell table:formula="of:=[.AA441]+1" office:value-type="float" office:value="441">
            <text:p>44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998">
            <text:p>998</text:p>
          </table:table-cell>
          <table:table-cell table:formula="of:=[.AA442]+1" office:value-type="float" office:value="442">
            <text:p>44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22">
            <text:p>1022</text:p>
          </table:table-cell>
          <table:table-cell table:formula="of:=[.AA443]+1" office:value-type="float" office:value="443">
            <text:p>44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22">
            <text:p>1022</text:p>
          </table:table-cell>
          <table:table-cell table:formula="of:=[.AA444]+1" office:value-type="float" office:value="444">
            <text:p>44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22">
            <text:p>1022</text:p>
          </table:table-cell>
          <table:table-cell table:formula="of:=[.AA445]+1" office:value-type="float" office:value="445">
            <text:p>44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22">
            <text:p>1022</text:p>
          </table:table-cell>
          <table:table-cell table:formula="of:=[.AA446]+1" office:value-type="float" office:value="446">
            <text:p>44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22">
            <text:p>1022</text:p>
          </table:table-cell>
          <table:table-cell table:formula="of:=[.AA447]+1" office:value-type="float" office:value="447">
            <text:p>44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22">
            <text:p>1022</text:p>
          </table:table-cell>
          <table:table-cell table:formula="of:=[.AA448]+1" office:value-type="float" office:value="448">
            <text:p>44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22">
            <text:p>1022</text:p>
          </table:table-cell>
          <table:table-cell table:formula="of:=[.AA449]+1" office:value-type="float" office:value="449">
            <text:p>44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22">
            <text:p>1022</text:p>
          </table:table-cell>
          <table:table-cell table:formula="of:=[.AA450]+1" office:value-type="float" office:value="450">
            <text:p>45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22">
            <text:p>1022</text:p>
          </table:table-cell>
          <table:table-cell table:formula="of:=[.AA451]+1" office:value-type="float" office:value="451">
            <text:p>45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22">
            <text:p>1022</text:p>
          </table:table-cell>
          <table:table-cell table:formula="of:=[.AA452]+1" office:value-type="float" office:value="452">
            <text:p>45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22">
            <text:p>1022</text:p>
          </table:table-cell>
          <table:table-cell table:formula="of:=[.AA453]+1" office:value-type="float" office:value="453">
            <text:p>45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22">
            <text:p>1022</text:p>
          </table:table-cell>
          <table:table-cell table:formula="of:=[.AA454]+1" office:value-type="float" office:value="454">
            <text:p>45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22">
            <text:p>1022</text:p>
          </table:table-cell>
          <table:table-cell table:formula="of:=[.AA455]+1" office:value-type="float" office:value="455">
            <text:p>45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22">
            <text:p>1022</text:p>
          </table:table-cell>
          <table:table-cell table:formula="of:=[.AA456]+1" office:value-type="float" office:value="456">
            <text:p>45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22">
            <text:p>1022</text:p>
          </table:table-cell>
          <table:table-cell table:formula="of:=[.AA457]+1" office:value-type="float" office:value="457">
            <text:p>45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22">
            <text:p>1022</text:p>
          </table:table-cell>
          <table:table-cell table:formula="of:=[.AA458]+1" office:value-type="float" office:value="458">
            <text:p>45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22">
            <text:p>1022</text:p>
          </table:table-cell>
          <table:table-cell table:formula="of:=[.AA459]+1" office:value-type="float" office:value="459">
            <text:p>45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22">
            <text:p>1022</text:p>
          </table:table-cell>
          <table:table-cell table:formula="of:=[.AA460]+1" office:value-type="float" office:value="460">
            <text:p>46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22">
            <text:p>1022</text:p>
          </table:table-cell>
          <table:table-cell table:formula="of:=[.AA461]+1" office:value-type="float" office:value="461">
            <text:p>46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22">
            <text:p>1022</text:p>
          </table:table-cell>
          <table:table-cell table:formula="of:=[.AA462]+1" office:value-type="float" office:value="462">
            <text:p>46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45">
            <text:p>1045</text:p>
          </table:table-cell>
          <table:table-cell table:formula="of:=[.AA463]+1" office:value-type="float" office:value="463">
            <text:p>46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45">
            <text:p>1045</text:p>
          </table:table-cell>
          <table:table-cell table:formula="of:=[.AA464]+1" office:value-type="float" office:value="464">
            <text:p>46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45">
            <text:p>1045</text:p>
          </table:table-cell>
          <table:table-cell table:formula="of:=[.AA465]+1" office:value-type="float" office:value="465">
            <text:p>46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45">
            <text:p>1045</text:p>
          </table:table-cell>
          <table:table-cell table:formula="of:=[.AA466]+1" office:value-type="float" office:value="466">
            <text:p>46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45">
            <text:p>1045</text:p>
          </table:table-cell>
          <table:table-cell table:formula="of:=[.AA467]+1" office:value-type="float" office:value="467">
            <text:p>46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45">
            <text:p>1045</text:p>
          </table:table-cell>
          <table:table-cell table:formula="of:=[.AA468]+1" office:value-type="float" office:value="468">
            <text:p>46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45">
            <text:p>1045</text:p>
          </table:table-cell>
          <table:table-cell table:formula="of:=[.AA469]+1" office:value-type="float" office:value="469">
            <text:p>46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45">
            <text:p>1045</text:p>
          </table:table-cell>
          <table:table-cell table:formula="of:=[.AA470]+1" office:value-type="float" office:value="470">
            <text:p>47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45">
            <text:p>1045</text:p>
          </table:table-cell>
          <table:table-cell table:formula="of:=[.AA471]+1" office:value-type="float" office:value="471">
            <text:p>47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45">
            <text:p>1045</text:p>
          </table:table-cell>
          <table:table-cell table:formula="of:=[.AA472]+1" office:value-type="float" office:value="472">
            <text:p>47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45">
            <text:p>1045</text:p>
          </table:table-cell>
          <table:table-cell table:formula="of:=[.AA473]+1" office:value-type="float" office:value="473">
            <text:p>47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45">
            <text:p>1045</text:p>
          </table:table-cell>
          <table:table-cell table:formula="of:=[.AA474]+1" office:value-type="float" office:value="474">
            <text:p>47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45">
            <text:p>1045</text:p>
          </table:table-cell>
          <table:table-cell table:formula="of:=[.AA475]+1" office:value-type="float" office:value="475">
            <text:p>47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45">
            <text:p>1045</text:p>
          </table:table-cell>
          <table:table-cell table:formula="of:=[.AA476]+1" office:value-type="float" office:value="476">
            <text:p>47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45">
            <text:p>1045</text:p>
          </table:table-cell>
          <table:table-cell table:formula="of:=[.AA477]+1" office:value-type="float" office:value="477">
            <text:p>47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45">
            <text:p>1045</text:p>
          </table:table-cell>
          <table:table-cell table:formula="of:=[.AA478]+1" office:value-type="float" office:value="478">
            <text:p>47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45">
            <text:p>1045</text:p>
          </table:table-cell>
          <table:table-cell table:formula="of:=[.AA479]+1" office:value-type="float" office:value="479">
            <text:p>47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45">
            <text:p>1045</text:p>
          </table:table-cell>
          <table:table-cell table:formula="of:=[.AA480]+1" office:value-type="float" office:value="480">
            <text:p>48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45">
            <text:p>1045</text:p>
          </table:table-cell>
          <table:table-cell table:formula="of:=[.AA481]+1" office:value-type="float" office:value="481">
            <text:p>48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45">
            <text:p>1045</text:p>
          </table:table-cell>
          <table:table-cell table:formula="of:=[.AA482]+1" office:value-type="float" office:value="482">
            <text:p>48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45">
            <text:p>1045</text:p>
          </table:table-cell>
          <table:table-cell table:formula="of:=[.AA483]+1" office:value-type="float" office:value="483">
            <text:p>48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65">
            <text:p>1065</text:p>
          </table:table-cell>
          <table:table-cell table:formula="of:=[.AA484]+1" office:value-type="float" office:value="484">
            <text:p>48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65">
            <text:p>1065</text:p>
          </table:table-cell>
          <table:table-cell table:formula="of:=[.AA485]+1" office:value-type="float" office:value="485">
            <text:p>48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65">
            <text:p>1065</text:p>
          </table:table-cell>
          <table:table-cell table:formula="of:=[.AA486]+1" office:value-type="float" office:value="486">
            <text:p>48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65">
            <text:p>1065</text:p>
          </table:table-cell>
          <table:table-cell table:formula="of:=[.AA487]+1" office:value-type="float" office:value="487">
            <text:p>48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65">
            <text:p>1065</text:p>
          </table:table-cell>
          <table:table-cell table:formula="of:=[.AA488]+1" office:value-type="float" office:value="488">
            <text:p>48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65">
            <text:p>1065</text:p>
          </table:table-cell>
          <table:table-cell table:formula="of:=[.AA489]+1" office:value-type="float" office:value="489">
            <text:p>48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65">
            <text:p>1065</text:p>
          </table:table-cell>
          <table:table-cell table:formula="of:=[.AA490]+1" office:value-type="float" office:value="490">
            <text:p>49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65">
            <text:p>1065</text:p>
          </table:table-cell>
          <table:table-cell table:formula="of:=[.AA491]+1" office:value-type="float" office:value="491">
            <text:p>49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65">
            <text:p>1065</text:p>
          </table:table-cell>
          <table:table-cell table:formula="of:=[.AA492]+1" office:value-type="float" office:value="492">
            <text:p>49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65">
            <text:p>1065</text:p>
          </table:table-cell>
          <table:table-cell table:formula="of:=[.AA493]+1" office:value-type="float" office:value="493">
            <text:p>49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65">
            <text:p>1065</text:p>
          </table:table-cell>
          <table:table-cell table:formula="of:=[.AA494]+1" office:value-type="float" office:value="494">
            <text:p>49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65">
            <text:p>1065</text:p>
          </table:table-cell>
          <table:table-cell table:formula="of:=[.AA495]+1" office:value-type="float" office:value="495">
            <text:p>49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65">
            <text:p>1065</text:p>
          </table:table-cell>
          <table:table-cell table:formula="of:=[.AA496]+1" office:value-type="float" office:value="496">
            <text:p>49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65">
            <text:p>1065</text:p>
          </table:table-cell>
          <table:table-cell table:formula="of:=[.AA497]+1" office:value-type="float" office:value="497">
            <text:p>49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65">
            <text:p>1065</text:p>
          </table:table-cell>
          <table:table-cell table:formula="of:=[.AA498]+1" office:value-type="float" office:value="498">
            <text:p>49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65">
            <text:p>1065</text:p>
          </table:table-cell>
          <table:table-cell table:formula="of:=[.AA499]+1" office:value-type="float" office:value="499">
            <text:p>49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65">
            <text:p>1065</text:p>
          </table:table-cell>
          <table:table-cell table:formula="of:=[.AA500]+1" office:value-type="float" office:value="500">
            <text:p>50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65">
            <text:p>1065</text:p>
          </table:table-cell>
          <table:table-cell table:formula="of:=[.AA501]+1" office:value-type="float" office:value="501">
            <text:p>50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65">
            <text:p>1065</text:p>
          </table:table-cell>
          <table:table-cell table:formula="of:=[.AA502]+1" office:value-type="float" office:value="502">
            <text:p>50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65">
            <text:p>1065</text:p>
          </table:table-cell>
          <table:table-cell table:formula="of:=[.AA503]+1" office:value-type="float" office:value="503">
            <text:p>50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65">
            <text:p>1065</text:p>
          </table:table-cell>
          <table:table-cell table:formula="of:=[.AA504]+1" office:value-type="float" office:value="504">
            <text:p>50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82">
            <text:p>1082</text:p>
          </table:table-cell>
          <table:table-cell table:formula="of:=[.AA505]+1" office:value-type="float" office:value="505">
            <text:p>50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82">
            <text:p>1082</text:p>
          </table:table-cell>
          <table:table-cell table:formula="of:=[.AA506]+1" office:value-type="float" office:value="506">
            <text:p>50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82">
            <text:p>1082</text:p>
          </table:table-cell>
          <table:table-cell table:formula="of:=[.AA507]+1" office:value-type="float" office:value="507">
            <text:p>50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82">
            <text:p>1082</text:p>
          </table:table-cell>
          <table:table-cell table:formula="of:=[.AA508]+1" office:value-type="float" office:value="508">
            <text:p>50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82">
            <text:p>1082</text:p>
          </table:table-cell>
          <table:table-cell table:formula="of:=[.AA509]+1" office:value-type="float" office:value="509">
            <text:p>50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82">
            <text:p>1082</text:p>
          </table:table-cell>
          <table:table-cell table:formula="of:=[.AA510]+1" office:value-type="float" office:value="510">
            <text:p>51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82">
            <text:p>1082</text:p>
          </table:table-cell>
          <table:table-cell table:formula="of:=[.AA511]+1" office:value-type="float" office:value="511">
            <text:p>51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82">
            <text:p>1082</text:p>
          </table:table-cell>
          <table:table-cell table:formula="of:=[.AA512]+1" office:value-type="float" office:value="512">
            <text:p>51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82">
            <text:p>1082</text:p>
          </table:table-cell>
          <table:table-cell table:formula="of:=[.AA513]+1" office:value-type="float" office:value="513">
            <text:p>51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82">
            <text:p>1082</text:p>
          </table:table-cell>
          <table:table-cell table:formula="of:=[.AA514]+1" office:value-type="float" office:value="514">
            <text:p>51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82">
            <text:p>1082</text:p>
          </table:table-cell>
          <table:table-cell table:formula="of:=[.AA515]+1" office:value-type="float" office:value="515">
            <text:p>51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82">
            <text:p>1082</text:p>
          </table:table-cell>
          <table:table-cell table:formula="of:=[.AA516]+1" office:value-type="float" office:value="516">
            <text:p>51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82">
            <text:p>1082</text:p>
          </table:table-cell>
          <table:table-cell table:formula="of:=[.AA517]+1" office:value-type="float" office:value="517">
            <text:p>51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82">
            <text:p>1082</text:p>
          </table:table-cell>
          <table:table-cell table:formula="of:=[.AA518]+1" office:value-type="float" office:value="518">
            <text:p>51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82">
            <text:p>1082</text:p>
          </table:table-cell>
          <table:table-cell table:formula="of:=[.AA519]+1" office:value-type="float" office:value="519">
            <text:p>51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82">
            <text:p>1082</text:p>
          </table:table-cell>
          <table:table-cell table:formula="of:=[.AA520]+1" office:value-type="float" office:value="520">
            <text:p>52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82">
            <text:p>1082</text:p>
          </table:table-cell>
          <table:table-cell table:formula="of:=[.AA521]+1" office:value-type="float" office:value="521">
            <text:p>52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82">
            <text:p>1082</text:p>
          </table:table-cell>
          <table:table-cell table:formula="of:=[.AA522]+1" office:value-type="float" office:value="522">
            <text:p>52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82">
            <text:p>1082</text:p>
          </table:table-cell>
          <table:table-cell table:formula="of:=[.AA523]+1" office:value-type="float" office:value="523">
            <text:p>52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82">
            <text:p>1082</text:p>
          </table:table-cell>
          <table:table-cell table:formula="of:=[.AA524]+1" office:value-type="float" office:value="524">
            <text:p>52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82">
            <text:p>1082</text:p>
          </table:table-cell>
          <table:table-cell table:formula="of:=[.AA525]+1" office:value-type="float" office:value="525">
            <text:p>52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82">
            <text:p>1082</text:p>
          </table:table-cell>
          <table:table-cell table:formula="of:=[.AA526]+1" office:value-type="float" office:value="526">
            <text:p>52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98">
            <text:p>1098</text:p>
          </table:table-cell>
          <table:table-cell table:formula="of:=[.AA527]+1" office:value-type="float" office:value="527">
            <text:p>52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98">
            <text:p>1098</text:p>
          </table:table-cell>
          <table:table-cell table:formula="of:=[.AA528]+1" office:value-type="float" office:value="528">
            <text:p>52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98">
            <text:p>1098</text:p>
          </table:table-cell>
          <table:table-cell table:formula="of:=[.AA529]+1" office:value-type="float" office:value="529">
            <text:p>52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98">
            <text:p>1098</text:p>
          </table:table-cell>
          <table:table-cell table:formula="of:=[.AA530]+1" office:value-type="float" office:value="530">
            <text:p>53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98">
            <text:p>1098</text:p>
          </table:table-cell>
          <table:table-cell table:formula="of:=[.AA531]+1" office:value-type="float" office:value="531">
            <text:p>53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98">
            <text:p>1098</text:p>
          </table:table-cell>
          <table:table-cell table:formula="of:=[.AA532]+1" office:value-type="float" office:value="532">
            <text:p>53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98">
            <text:p>1098</text:p>
          </table:table-cell>
          <table:table-cell table:formula="of:=[.AA533]+1" office:value-type="float" office:value="533">
            <text:p>53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98">
            <text:p>1098</text:p>
          </table:table-cell>
          <table:table-cell table:formula="of:=[.AA534]+1" office:value-type="float" office:value="534">
            <text:p>53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98">
            <text:p>1098</text:p>
          </table:table-cell>
          <table:table-cell table:formula="of:=[.AA535]+1" office:value-type="float" office:value="535">
            <text:p>53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98">
            <text:p>1098</text:p>
          </table:table-cell>
          <table:table-cell table:formula="of:=[.AA536]+1" office:value-type="float" office:value="536">
            <text:p>53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98">
            <text:p>1098</text:p>
          </table:table-cell>
          <table:table-cell table:formula="of:=[.AA537]+1" office:value-type="float" office:value="537">
            <text:p>53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98">
            <text:p>1098</text:p>
          </table:table-cell>
          <table:table-cell table:formula="of:=[.AA538]+1" office:value-type="float" office:value="538">
            <text:p>53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98">
            <text:p>1098</text:p>
          </table:table-cell>
          <table:table-cell table:formula="of:=[.AA539]+1" office:value-type="float" office:value="539">
            <text:p>53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98">
            <text:p>1098</text:p>
          </table:table-cell>
          <table:table-cell table:formula="of:=[.AA540]+1" office:value-type="float" office:value="540">
            <text:p>54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98">
            <text:p>1098</text:p>
          </table:table-cell>
          <table:table-cell table:formula="of:=[.AA541]+1" office:value-type="float" office:value="541">
            <text:p>54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98">
            <text:p>1098</text:p>
          </table:table-cell>
          <table:table-cell table:formula="of:=[.AA542]+1" office:value-type="float" office:value="542">
            <text:p>54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98">
            <text:p>1098</text:p>
          </table:table-cell>
          <table:table-cell table:formula="of:=[.AA543]+1" office:value-type="float" office:value="543">
            <text:p>54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98">
            <text:p>1098</text:p>
          </table:table-cell>
          <table:table-cell table:formula="of:=[.AA544]+1" office:value-type="float" office:value="544">
            <text:p>54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98">
            <text:p>1098</text:p>
          </table:table-cell>
          <table:table-cell table:formula="of:=[.AA545]+1" office:value-type="float" office:value="545">
            <text:p>54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98">
            <text:p>1098</text:p>
          </table:table-cell>
          <table:table-cell table:formula="of:=[.AA546]+1" office:value-type="float" office:value="546">
            <text:p>54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98">
            <text:p>1098</text:p>
          </table:table-cell>
          <table:table-cell table:formula="of:=[.AA547]+1" office:value-type="float" office:value="547">
            <text:p>54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098">
            <text:p>1098</text:p>
          </table:table-cell>
          <table:table-cell table:formula="of:=[.AA548]+1" office:value-type="float" office:value="548">
            <text:p>54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12">
            <text:p>1112</text:p>
          </table:table-cell>
          <table:table-cell table:formula="of:=[.AA549]+1" office:value-type="float" office:value="549">
            <text:p>54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12">
            <text:p>1112</text:p>
          </table:table-cell>
          <table:table-cell table:formula="of:=[.AA550]+1" office:value-type="float" office:value="550">
            <text:p>55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12">
            <text:p>1112</text:p>
          </table:table-cell>
          <table:table-cell table:formula="of:=[.AA551]+1" office:value-type="float" office:value="551">
            <text:p>55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12">
            <text:p>1112</text:p>
          </table:table-cell>
          <table:table-cell table:formula="of:=[.AA552]+1" office:value-type="float" office:value="552">
            <text:p>55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12">
            <text:p>1112</text:p>
          </table:table-cell>
          <table:table-cell table:formula="of:=[.AA553]+1" office:value-type="float" office:value="553">
            <text:p>55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12">
            <text:p>1112</text:p>
          </table:table-cell>
          <table:table-cell table:formula="of:=[.AA554]+1" office:value-type="float" office:value="554">
            <text:p>55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12">
            <text:p>1112</text:p>
          </table:table-cell>
          <table:table-cell table:formula="of:=[.AA555]+1" office:value-type="float" office:value="555">
            <text:p>55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12">
            <text:p>1112</text:p>
          </table:table-cell>
          <table:table-cell table:formula="of:=[.AA556]+1" office:value-type="float" office:value="556">
            <text:p>55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12">
            <text:p>1112</text:p>
          </table:table-cell>
          <table:table-cell table:formula="of:=[.AA557]+1" office:value-type="float" office:value="557">
            <text:p>55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12">
            <text:p>1112</text:p>
          </table:table-cell>
          <table:table-cell table:formula="of:=[.AA558]+1" office:value-type="float" office:value="558">
            <text:p>55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12">
            <text:p>1112</text:p>
          </table:table-cell>
          <table:table-cell table:formula="of:=[.AA559]+1" office:value-type="float" office:value="559">
            <text:p>55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12">
            <text:p>1112</text:p>
          </table:table-cell>
          <table:table-cell table:formula="of:=[.AA560]+1" office:value-type="float" office:value="560">
            <text:p>56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12">
            <text:p>1112</text:p>
          </table:table-cell>
          <table:table-cell table:formula="of:=[.AA561]+1" office:value-type="float" office:value="561">
            <text:p>56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12">
            <text:p>1112</text:p>
          </table:table-cell>
          <table:table-cell table:formula="of:=[.AA562]+1" office:value-type="float" office:value="562">
            <text:p>56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12">
            <text:p>1112</text:p>
          </table:table-cell>
          <table:table-cell table:formula="of:=[.AA563]+1" office:value-type="float" office:value="563">
            <text:p>56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12">
            <text:p>1112</text:p>
          </table:table-cell>
          <table:table-cell table:formula="of:=[.AA564]+1" office:value-type="float" office:value="564">
            <text:p>56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12">
            <text:p>1112</text:p>
          </table:table-cell>
          <table:table-cell table:formula="of:=[.AA565]+1" office:value-type="float" office:value="565">
            <text:p>56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12">
            <text:p>1112</text:p>
          </table:table-cell>
          <table:table-cell table:formula="of:=[.AA566]+1" office:value-type="float" office:value="566">
            <text:p>56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12">
            <text:p>1112</text:p>
          </table:table-cell>
          <table:table-cell table:formula="of:=[.AA567]+1" office:value-type="float" office:value="567">
            <text:p>56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12">
            <text:p>1112</text:p>
          </table:table-cell>
          <table:table-cell table:formula="of:=[.AA568]+1" office:value-type="float" office:value="568">
            <text:p>56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12">
            <text:p>1112</text:p>
          </table:table-cell>
          <table:table-cell table:formula="of:=[.AA569]+1" office:value-type="float" office:value="569">
            <text:p>56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12">
            <text:p>1112</text:p>
          </table:table-cell>
          <table:table-cell table:formula="of:=[.AA570]+1" office:value-type="float" office:value="570">
            <text:p>57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24">
            <text:p>1124</text:p>
          </table:table-cell>
          <table:table-cell table:formula="of:=[.AA571]+1" office:value-type="float" office:value="571">
            <text:p>57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24">
            <text:p>1124</text:p>
          </table:table-cell>
          <table:table-cell table:formula="of:=[.AA572]+1" office:value-type="float" office:value="572">
            <text:p>57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24">
            <text:p>1124</text:p>
          </table:table-cell>
          <table:table-cell table:formula="of:=[.AA573]+1" office:value-type="float" office:value="573">
            <text:p>57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24">
            <text:p>1124</text:p>
          </table:table-cell>
          <table:table-cell table:formula="of:=[.AA574]+1" office:value-type="float" office:value="574">
            <text:p>57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24">
            <text:p>1124</text:p>
          </table:table-cell>
          <table:table-cell table:formula="of:=[.AA575]+1" office:value-type="float" office:value="575">
            <text:p>57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24">
            <text:p>1124</text:p>
          </table:table-cell>
          <table:table-cell table:formula="of:=[.AA576]+1" office:value-type="float" office:value="576">
            <text:p>57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24">
            <text:p>1124</text:p>
          </table:table-cell>
          <table:table-cell table:formula="of:=[.AA577]+1" office:value-type="float" office:value="577">
            <text:p>57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24">
            <text:p>1124</text:p>
          </table:table-cell>
          <table:table-cell table:formula="of:=[.AA578]+1" office:value-type="float" office:value="578">
            <text:p>57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24">
            <text:p>1124</text:p>
          </table:table-cell>
          <table:table-cell table:formula="of:=[.AA579]+1" office:value-type="float" office:value="579">
            <text:p>57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24">
            <text:p>1124</text:p>
          </table:table-cell>
          <table:table-cell table:formula="of:=[.AA580]+1" office:value-type="float" office:value="580">
            <text:p>58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24">
            <text:p>1124</text:p>
          </table:table-cell>
          <table:table-cell table:formula="of:=[.AA581]+1" office:value-type="float" office:value="581">
            <text:p>58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24">
            <text:p>1124</text:p>
          </table:table-cell>
          <table:table-cell table:formula="of:=[.AA582]+1" office:value-type="float" office:value="582">
            <text:p>58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24">
            <text:p>1124</text:p>
          </table:table-cell>
          <table:table-cell table:formula="of:=[.AA583]+1" office:value-type="float" office:value="583">
            <text:p>58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24">
            <text:p>1124</text:p>
          </table:table-cell>
          <table:table-cell table:formula="of:=[.AA584]+1" office:value-type="float" office:value="584">
            <text:p>58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24">
            <text:p>1124</text:p>
          </table:table-cell>
          <table:table-cell table:formula="of:=[.AA585]+1" office:value-type="float" office:value="585">
            <text:p>58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24">
            <text:p>1124</text:p>
          </table:table-cell>
          <table:table-cell table:formula="of:=[.AA586]+1" office:value-type="float" office:value="586">
            <text:p>58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24">
            <text:p>1124</text:p>
          </table:table-cell>
          <table:table-cell table:formula="of:=[.AA587]+1" office:value-type="float" office:value="587">
            <text:p>58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24">
            <text:p>1124</text:p>
          </table:table-cell>
          <table:table-cell table:formula="of:=[.AA588]+1" office:value-type="float" office:value="588">
            <text:p>58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24">
            <text:p>1124</text:p>
          </table:table-cell>
          <table:table-cell table:formula="of:=[.AA589]+1" office:value-type="float" office:value="589">
            <text:p>58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24">
            <text:p>1124</text:p>
          </table:table-cell>
          <table:table-cell table:formula="of:=[.AA590]+1" office:value-type="float" office:value="590">
            <text:p>59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24">
            <text:p>1124</text:p>
          </table:table-cell>
          <table:table-cell table:formula="of:=[.AA591]+1" office:value-type="float" office:value="591">
            <text:p>59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24">
            <text:p>1124</text:p>
          </table:table-cell>
          <table:table-cell table:formula="of:=[.AA592]+1" office:value-type="float" office:value="592">
            <text:p>59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35">
            <text:p>1135</text:p>
          </table:table-cell>
          <table:table-cell table:formula="of:=[.AA593]+1" office:value-type="float" office:value="593">
            <text:p>59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35">
            <text:p>1135</text:p>
          </table:table-cell>
          <table:table-cell table:formula="of:=[.AA594]+1" office:value-type="float" office:value="594">
            <text:p>59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35">
            <text:p>1135</text:p>
          </table:table-cell>
          <table:table-cell table:formula="of:=[.AA595]+1" office:value-type="float" office:value="595">
            <text:p>59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35">
            <text:p>1135</text:p>
          </table:table-cell>
          <table:table-cell table:formula="of:=[.AA596]+1" office:value-type="float" office:value="596">
            <text:p>59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35">
            <text:p>1135</text:p>
          </table:table-cell>
          <table:table-cell table:formula="of:=[.AA597]+1" office:value-type="float" office:value="597">
            <text:p>59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35">
            <text:p>1135</text:p>
          </table:table-cell>
          <table:table-cell table:formula="of:=[.AA598]+1" office:value-type="float" office:value="598">
            <text:p>59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35">
            <text:p>1135</text:p>
          </table:table-cell>
          <table:table-cell table:formula="of:=[.AA599]+1" office:value-type="float" office:value="599">
            <text:p>59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35">
            <text:p>1135</text:p>
          </table:table-cell>
          <table:table-cell table:formula="of:=[.AA600]+1" office:value-type="float" office:value="600">
            <text:p>60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35">
            <text:p>1135</text:p>
          </table:table-cell>
          <table:table-cell table:formula="of:=[.AA601]+1" office:value-type="float" office:value="601">
            <text:p>60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35">
            <text:p>1135</text:p>
          </table:table-cell>
          <table:table-cell table:formula="of:=[.AA602]+1" office:value-type="float" office:value="602">
            <text:p>60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35">
            <text:p>1135</text:p>
          </table:table-cell>
          <table:table-cell table:formula="of:=[.AA603]+1" office:value-type="float" office:value="603">
            <text:p>60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35">
            <text:p>1135</text:p>
          </table:table-cell>
          <table:table-cell table:formula="of:=[.AA604]+1" office:value-type="float" office:value="604">
            <text:p>60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35">
            <text:p>1135</text:p>
          </table:table-cell>
          <table:table-cell table:formula="of:=[.AA605]+1" office:value-type="float" office:value="605">
            <text:p>60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35">
            <text:p>1135</text:p>
          </table:table-cell>
          <table:table-cell table:formula="of:=[.AA606]+1" office:value-type="float" office:value="606">
            <text:p>60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35">
            <text:p>1135</text:p>
          </table:table-cell>
          <table:table-cell table:formula="of:=[.AA607]+1" office:value-type="float" office:value="607">
            <text:p>60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35">
            <text:p>1135</text:p>
          </table:table-cell>
          <table:table-cell table:formula="of:=[.AA608]+1" office:value-type="float" office:value="608">
            <text:p>60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35">
            <text:p>1135</text:p>
          </table:table-cell>
          <table:table-cell table:formula="of:=[.AA609]+1" office:value-type="float" office:value="609">
            <text:p>60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35">
            <text:p>1135</text:p>
          </table:table-cell>
          <table:table-cell table:formula="of:=[.AA610]+1" office:value-type="float" office:value="610">
            <text:p>61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35">
            <text:p>1135</text:p>
          </table:table-cell>
          <table:table-cell table:formula="of:=[.AA611]+1" office:value-type="float" office:value="611">
            <text:p>61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35">
            <text:p>1135</text:p>
          </table:table-cell>
          <table:table-cell table:formula="of:=[.AA612]+1" office:value-type="float" office:value="612">
            <text:p>61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35">
            <text:p>1135</text:p>
          </table:table-cell>
          <table:table-cell table:formula="of:=[.AA613]+1" office:value-type="float" office:value="613">
            <text:p>61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35">
            <text:p>1135</text:p>
          </table:table-cell>
          <table:table-cell table:formula="of:=[.AA614]+1" office:value-type="float" office:value="614">
            <text:p>61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35">
            <text:p>1135</text:p>
          </table:table-cell>
          <table:table-cell table:formula="of:=[.AA615]+1" office:value-type="float" office:value="615">
            <text:p>61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44">
            <text:p>1144</text:p>
          </table:table-cell>
          <table:table-cell table:formula="of:=[.AA616]+1" office:value-type="float" office:value="616">
            <text:p>61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44">
            <text:p>1144</text:p>
          </table:table-cell>
          <table:table-cell table:formula="of:=[.AA617]+1" office:value-type="float" office:value="617">
            <text:p>61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44">
            <text:p>1144</text:p>
          </table:table-cell>
          <table:table-cell table:formula="of:=[.AA618]+1" office:value-type="float" office:value="618">
            <text:p>61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44">
            <text:p>1144</text:p>
          </table:table-cell>
          <table:table-cell table:formula="of:=[.AA619]+1" office:value-type="float" office:value="619">
            <text:p>61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44">
            <text:p>1144</text:p>
          </table:table-cell>
          <table:table-cell table:formula="of:=[.AA620]+1" office:value-type="float" office:value="620">
            <text:p>62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44">
            <text:p>1144</text:p>
          </table:table-cell>
          <table:table-cell table:formula="of:=[.AA621]+1" office:value-type="float" office:value="621">
            <text:p>62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44">
            <text:p>1144</text:p>
          </table:table-cell>
          <table:table-cell table:formula="of:=[.AA622]+1" office:value-type="float" office:value="622">
            <text:p>62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44">
            <text:p>1144</text:p>
          </table:table-cell>
          <table:table-cell table:formula="of:=[.AA623]+1" office:value-type="float" office:value="623">
            <text:p>62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44">
            <text:p>1144</text:p>
          </table:table-cell>
          <table:table-cell table:formula="of:=[.AA624]+1" office:value-type="float" office:value="624">
            <text:p>62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44">
            <text:p>1144</text:p>
          </table:table-cell>
          <table:table-cell table:formula="of:=[.AA625]+1" office:value-type="float" office:value="625">
            <text:p>62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44">
            <text:p>1144</text:p>
          </table:table-cell>
          <table:table-cell table:formula="of:=[.AA626]+1" office:value-type="float" office:value="626">
            <text:p>62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44">
            <text:p>1144</text:p>
          </table:table-cell>
          <table:table-cell table:formula="of:=[.AA627]+1" office:value-type="float" office:value="627">
            <text:p>62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44">
            <text:p>1144</text:p>
          </table:table-cell>
          <table:table-cell table:formula="of:=[.AA628]+1" office:value-type="float" office:value="628">
            <text:p>62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44">
            <text:p>1144</text:p>
          </table:table-cell>
          <table:table-cell table:formula="of:=[.AA629]+1" office:value-type="float" office:value="629">
            <text:p>62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44">
            <text:p>1144</text:p>
          </table:table-cell>
          <table:table-cell table:formula="of:=[.AA630]+1" office:value-type="float" office:value="630">
            <text:p>63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44">
            <text:p>1144</text:p>
          </table:table-cell>
          <table:table-cell table:formula="of:=[.AA631]+1" office:value-type="float" office:value="631">
            <text:p>63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44">
            <text:p>1144</text:p>
          </table:table-cell>
          <table:table-cell table:formula="of:=[.AA632]+1" office:value-type="float" office:value="632">
            <text:p>63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44">
            <text:p>1144</text:p>
          </table:table-cell>
          <table:table-cell table:formula="of:=[.AA633]+1" office:value-type="float" office:value="633">
            <text:p>63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44">
            <text:p>1144</text:p>
          </table:table-cell>
          <table:table-cell table:formula="of:=[.AA634]+1" office:value-type="float" office:value="634">
            <text:p>63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44">
            <text:p>1144</text:p>
          </table:table-cell>
          <table:table-cell table:formula="of:=[.AA635]+1" office:value-type="float" office:value="635">
            <text:p>63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44">
            <text:p>1144</text:p>
          </table:table-cell>
          <table:table-cell table:formula="of:=[.AA636]+1" office:value-type="float" office:value="636">
            <text:p>63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44">
            <text:p>1144</text:p>
          </table:table-cell>
          <table:table-cell table:formula="of:=[.AA637]+1" office:value-type="float" office:value="637">
            <text:p>63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44">
            <text:p>1144</text:p>
          </table:table-cell>
          <table:table-cell table:formula="of:=[.AA638]+1" office:value-type="float" office:value="638">
            <text:p>63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2">
            <text:p>1152</text:p>
          </table:table-cell>
          <table:table-cell table:formula="of:=[.AA639]+1" office:value-type="float" office:value="639">
            <text:p>63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2">
            <text:p>1152</text:p>
          </table:table-cell>
          <table:table-cell table:formula="of:=[.AA640]+1" office:value-type="float" office:value="640">
            <text:p>64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2">
            <text:p>1152</text:p>
          </table:table-cell>
          <table:table-cell table:formula="of:=[.AA641]+1" office:value-type="float" office:value="641">
            <text:p>64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2">
            <text:p>1152</text:p>
          </table:table-cell>
          <table:table-cell table:formula="of:=[.AA642]+1" office:value-type="float" office:value="642">
            <text:p>64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2">
            <text:p>1152</text:p>
          </table:table-cell>
          <table:table-cell table:formula="of:=[.AA643]+1" office:value-type="float" office:value="643">
            <text:p>64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2">
            <text:p>1152</text:p>
          </table:table-cell>
          <table:table-cell table:formula="of:=[.AA644]+1" office:value-type="float" office:value="644">
            <text:p>64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2">
            <text:p>1152</text:p>
          </table:table-cell>
          <table:table-cell table:formula="of:=[.AA645]+1" office:value-type="float" office:value="645">
            <text:p>64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2">
            <text:p>1152</text:p>
          </table:table-cell>
          <table:table-cell table:formula="of:=[.AA646]+1" office:value-type="float" office:value="646">
            <text:p>64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2">
            <text:p>1152</text:p>
          </table:table-cell>
          <table:table-cell table:formula="of:=[.AA647]+1" office:value-type="float" office:value="647">
            <text:p>64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2">
            <text:p>1152</text:p>
          </table:table-cell>
          <table:table-cell table:formula="of:=[.AA648]+1" office:value-type="float" office:value="648">
            <text:p>64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2">
            <text:p>1152</text:p>
          </table:table-cell>
          <table:table-cell table:formula="of:=[.AA649]+1" office:value-type="float" office:value="649">
            <text:p>64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2">
            <text:p>1152</text:p>
          </table:table-cell>
          <table:table-cell table:formula="of:=[.AA650]+1" office:value-type="float" office:value="650">
            <text:p>65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2">
            <text:p>1152</text:p>
          </table:table-cell>
          <table:table-cell table:formula="of:=[.AA651]+1" office:value-type="float" office:value="651">
            <text:p>65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2">
            <text:p>1152</text:p>
          </table:table-cell>
          <table:table-cell table:formula="of:=[.AA652]+1" office:value-type="float" office:value="652">
            <text:p>65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2">
            <text:p>1152</text:p>
          </table:table-cell>
          <table:table-cell table:formula="of:=[.AA653]+1" office:value-type="float" office:value="653">
            <text:p>65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2">
            <text:p>1152</text:p>
          </table:table-cell>
          <table:table-cell table:formula="of:=[.AA654]+1" office:value-type="float" office:value="654">
            <text:p>65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2">
            <text:p>1152</text:p>
          </table:table-cell>
          <table:table-cell table:formula="of:=[.AA655]+1" office:value-type="float" office:value="655">
            <text:p>65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2">
            <text:p>1152</text:p>
          </table:table-cell>
          <table:table-cell table:formula="of:=[.AA656]+1" office:value-type="float" office:value="656">
            <text:p>65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2">
            <text:p>1152</text:p>
          </table:table-cell>
          <table:table-cell table:formula="of:=[.AA657]+1" office:value-type="float" office:value="657">
            <text:p>65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2">
            <text:p>1152</text:p>
          </table:table-cell>
          <table:table-cell table:formula="of:=[.AA658]+1" office:value-type="float" office:value="658">
            <text:p>65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2">
            <text:p>1152</text:p>
          </table:table-cell>
          <table:table-cell table:formula="of:=[.AA659]+1" office:value-type="float" office:value="659">
            <text:p>65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2">
            <text:p>1152</text:p>
          </table:table-cell>
          <table:table-cell table:formula="of:=[.AA660]+1" office:value-type="float" office:value="660">
            <text:p>66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2">
            <text:p>1152</text:p>
          </table:table-cell>
          <table:table-cell table:formula="of:=[.AA661]+1" office:value-type="float" office:value="661">
            <text:p>66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9">
            <text:p>1159</text:p>
          </table:table-cell>
          <table:table-cell table:formula="of:=[.AA662]+1" office:value-type="float" office:value="662">
            <text:p>66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9">
            <text:p>1159</text:p>
          </table:table-cell>
          <table:table-cell table:formula="of:=[.AA663]+1" office:value-type="float" office:value="663">
            <text:p>66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9">
            <text:p>1159</text:p>
          </table:table-cell>
          <table:table-cell table:formula="of:=[.AA664]+1" office:value-type="float" office:value="664">
            <text:p>66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9">
            <text:p>1159</text:p>
          </table:table-cell>
          <table:table-cell table:formula="of:=[.AA665]+1" office:value-type="float" office:value="665">
            <text:p>66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9">
            <text:p>1159</text:p>
          </table:table-cell>
          <table:table-cell table:formula="of:=[.AA666]+1" office:value-type="float" office:value="666">
            <text:p>66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9">
            <text:p>1159</text:p>
          </table:table-cell>
          <table:table-cell table:formula="of:=[.AA667]+1" office:value-type="float" office:value="667">
            <text:p>66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9">
            <text:p>1159</text:p>
          </table:table-cell>
          <table:table-cell table:formula="of:=[.AA668]+1" office:value-type="float" office:value="668">
            <text:p>66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9">
            <text:p>1159</text:p>
          </table:table-cell>
          <table:table-cell table:formula="of:=[.AA669]+1" office:value-type="float" office:value="669">
            <text:p>66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9">
            <text:p>1159</text:p>
          </table:table-cell>
          <table:table-cell table:formula="of:=[.AA670]+1" office:value-type="float" office:value="670">
            <text:p>67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9">
            <text:p>1159</text:p>
          </table:table-cell>
          <table:table-cell table:formula="of:=[.AA671]+1" office:value-type="float" office:value="671">
            <text:p>67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9">
            <text:p>1159</text:p>
          </table:table-cell>
          <table:table-cell table:formula="of:=[.AA672]+1" office:value-type="float" office:value="672">
            <text:p>67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9">
            <text:p>1159</text:p>
          </table:table-cell>
          <table:table-cell table:formula="of:=[.AA673]+1" office:value-type="float" office:value="673">
            <text:p>67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9">
            <text:p>1159</text:p>
          </table:table-cell>
          <table:table-cell table:formula="of:=[.AA674]+1" office:value-type="float" office:value="674">
            <text:p>67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9">
            <text:p>1159</text:p>
          </table:table-cell>
          <table:table-cell table:formula="of:=[.AA675]+1" office:value-type="float" office:value="675">
            <text:p>67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9">
            <text:p>1159</text:p>
          </table:table-cell>
          <table:table-cell table:formula="of:=[.AA676]+1" office:value-type="float" office:value="676">
            <text:p>67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9">
            <text:p>1159</text:p>
          </table:table-cell>
          <table:table-cell table:formula="of:=[.AA677]+1" office:value-type="float" office:value="677">
            <text:p>67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9">
            <text:p>1159</text:p>
          </table:table-cell>
          <table:table-cell table:formula="of:=[.AA678]+1" office:value-type="float" office:value="678">
            <text:p>67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9">
            <text:p>1159</text:p>
          </table:table-cell>
          <table:table-cell table:formula="of:=[.AA679]+1" office:value-type="float" office:value="679">
            <text:p>67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9">
            <text:p>1159</text:p>
          </table:table-cell>
          <table:table-cell table:formula="of:=[.AA680]+1" office:value-type="float" office:value="680">
            <text:p>68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9">
            <text:p>1159</text:p>
          </table:table-cell>
          <table:table-cell table:formula="of:=[.AA681]+1" office:value-type="float" office:value="681">
            <text:p>68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9">
            <text:p>1159</text:p>
          </table:table-cell>
          <table:table-cell table:formula="of:=[.AA682]+1" office:value-type="float" office:value="682">
            <text:p>68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9">
            <text:p>1159</text:p>
          </table:table-cell>
          <table:table-cell table:formula="of:=[.AA683]+1" office:value-type="float" office:value="683">
            <text:p>68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59">
            <text:p>1159</text:p>
          </table:table-cell>
          <table:table-cell table:formula="of:=[.AA684]+1" office:value-type="float" office:value="684">
            <text:p>68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64">
            <text:p>1164</text:p>
          </table:table-cell>
          <table:table-cell table:formula="of:=[.AA685]+1" office:value-type="float" office:value="685">
            <text:p>68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64">
            <text:p>1164</text:p>
          </table:table-cell>
          <table:table-cell table:formula="of:=[.AA686]+1" office:value-type="float" office:value="686">
            <text:p>68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64">
            <text:p>1164</text:p>
          </table:table-cell>
          <table:table-cell table:formula="of:=[.AA687]+1" office:value-type="float" office:value="687">
            <text:p>68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64">
            <text:p>1164</text:p>
          </table:table-cell>
          <table:table-cell table:formula="of:=[.AA688]+1" office:value-type="float" office:value="688">
            <text:p>68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64">
            <text:p>1164</text:p>
          </table:table-cell>
          <table:table-cell table:formula="of:=[.AA689]+1" office:value-type="float" office:value="689">
            <text:p>68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64">
            <text:p>1164</text:p>
          </table:table-cell>
          <table:table-cell table:formula="of:=[.AA690]+1" office:value-type="float" office:value="690">
            <text:p>69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64">
            <text:p>1164</text:p>
          </table:table-cell>
          <table:table-cell table:formula="of:=[.AA691]+1" office:value-type="float" office:value="691">
            <text:p>69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64">
            <text:p>1164</text:p>
          </table:table-cell>
          <table:table-cell table:formula="of:=[.AA692]+1" office:value-type="float" office:value="692">
            <text:p>69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64">
            <text:p>1164</text:p>
          </table:table-cell>
          <table:table-cell table:formula="of:=[.AA693]+1" office:value-type="float" office:value="693">
            <text:p>69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64">
            <text:p>1164</text:p>
          </table:table-cell>
          <table:table-cell table:formula="of:=[.AA694]+1" office:value-type="float" office:value="694">
            <text:p>69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64">
            <text:p>1164</text:p>
          </table:table-cell>
          <table:table-cell table:formula="of:=[.AA695]+1" office:value-type="float" office:value="695">
            <text:p>69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64">
            <text:p>1164</text:p>
          </table:table-cell>
          <table:table-cell table:formula="of:=[.AA696]+1" office:value-type="float" office:value="696">
            <text:p>69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64">
            <text:p>1164</text:p>
          </table:table-cell>
          <table:table-cell table:formula="of:=[.AA697]+1" office:value-type="float" office:value="697">
            <text:p>69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64">
            <text:p>1164</text:p>
          </table:table-cell>
          <table:table-cell table:formula="of:=[.AA698]+1" office:value-type="float" office:value="698">
            <text:p>69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64">
            <text:p>1164</text:p>
          </table:table-cell>
          <table:table-cell table:formula="of:=[.AA699]+1" office:value-type="float" office:value="699">
            <text:p>69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64">
            <text:p>1164</text:p>
          </table:table-cell>
          <table:table-cell table:formula="of:=[.AA700]+1" office:value-type="float" office:value="700">
            <text:p>70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64">
            <text:p>1164</text:p>
          </table:table-cell>
          <table:table-cell table:formula="of:=[.AA701]+1" office:value-type="float" office:value="701">
            <text:p>70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64">
            <text:p>1164</text:p>
          </table:table-cell>
          <table:table-cell table:formula="of:=[.AA702]+1" office:value-type="float" office:value="702">
            <text:p>70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64">
            <text:p>1164</text:p>
          </table:table-cell>
          <table:table-cell table:formula="of:=[.AA703]+1" office:value-type="float" office:value="703">
            <text:p>70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64">
            <text:p>1164</text:p>
          </table:table-cell>
          <table:table-cell table:formula="of:=[.AA704]+1" office:value-type="float" office:value="704">
            <text:p>70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64">
            <text:p>1164</text:p>
          </table:table-cell>
          <table:table-cell table:formula="of:=[.AA705]+1" office:value-type="float" office:value="705">
            <text:p>70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64">
            <text:p>1164</text:p>
          </table:table-cell>
          <table:table-cell table:formula="of:=[.AA706]+1" office:value-type="float" office:value="706">
            <text:p>70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64">
            <text:p>1164</text:p>
          </table:table-cell>
          <table:table-cell table:formula="of:=[.AA707]+1" office:value-type="float" office:value="707">
            <text:p>70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64">
            <text:p>1164</text:p>
          </table:table-cell>
          <table:table-cell table:formula="of:=[.AA708]+1" office:value-type="float" office:value="708">
            <text:p>70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0">
            <text:p>1170</text:p>
          </table:table-cell>
          <table:table-cell table:formula="of:=[.AA709]+1" office:value-type="float" office:value="709">
            <text:p>70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0">
            <text:p>1170</text:p>
          </table:table-cell>
          <table:table-cell table:formula="of:=[.AA710]+1" office:value-type="float" office:value="710">
            <text:p>71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0">
            <text:p>1170</text:p>
          </table:table-cell>
          <table:table-cell table:formula="of:=[.AA711]+1" office:value-type="float" office:value="711">
            <text:p>71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0">
            <text:p>1170</text:p>
          </table:table-cell>
          <table:table-cell table:formula="of:=[.AA712]+1" office:value-type="float" office:value="712">
            <text:p>71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0">
            <text:p>1170</text:p>
          </table:table-cell>
          <table:table-cell table:formula="of:=[.AA713]+1" office:value-type="float" office:value="713">
            <text:p>71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0">
            <text:p>1170</text:p>
          </table:table-cell>
          <table:table-cell table:formula="of:=[.AA714]+1" office:value-type="float" office:value="714">
            <text:p>71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0">
            <text:p>1170</text:p>
          </table:table-cell>
          <table:table-cell table:formula="of:=[.AA715]+1" office:value-type="float" office:value="715">
            <text:p>71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0">
            <text:p>1170</text:p>
          </table:table-cell>
          <table:table-cell table:formula="of:=[.AA716]+1" office:value-type="float" office:value="716">
            <text:p>71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0">
            <text:p>1170</text:p>
          </table:table-cell>
          <table:table-cell table:formula="of:=[.AA717]+1" office:value-type="float" office:value="717">
            <text:p>71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0">
            <text:p>1170</text:p>
          </table:table-cell>
          <table:table-cell table:formula="of:=[.AA718]+1" office:value-type="float" office:value="718">
            <text:p>71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0">
            <text:p>1170</text:p>
          </table:table-cell>
          <table:table-cell table:formula="of:=[.AA719]+1" office:value-type="float" office:value="719">
            <text:p>71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0">
            <text:p>1170</text:p>
          </table:table-cell>
          <table:table-cell table:formula="of:=[.AA720]+1" office:value-type="float" office:value="720">
            <text:p>72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0">
            <text:p>1170</text:p>
          </table:table-cell>
          <table:table-cell table:formula="of:=[.AA721]+1" office:value-type="float" office:value="721">
            <text:p>72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0">
            <text:p>1170</text:p>
          </table:table-cell>
          <table:table-cell table:formula="of:=[.AA722]+1" office:value-type="float" office:value="722">
            <text:p>72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0">
            <text:p>1170</text:p>
          </table:table-cell>
          <table:table-cell table:formula="of:=[.AA723]+1" office:value-type="float" office:value="723">
            <text:p>72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0">
            <text:p>1170</text:p>
          </table:table-cell>
          <table:table-cell table:formula="of:=[.AA724]+1" office:value-type="float" office:value="724">
            <text:p>72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0">
            <text:p>1170</text:p>
          </table:table-cell>
          <table:table-cell table:formula="of:=[.AA725]+1" office:value-type="float" office:value="725">
            <text:p>72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0">
            <text:p>1170</text:p>
          </table:table-cell>
          <table:table-cell table:formula="of:=[.AA726]+1" office:value-type="float" office:value="726">
            <text:p>72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0">
            <text:p>1170</text:p>
          </table:table-cell>
          <table:table-cell table:formula="of:=[.AA727]+1" office:value-type="float" office:value="727">
            <text:p>72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0">
            <text:p>1170</text:p>
          </table:table-cell>
          <table:table-cell table:formula="of:=[.AA728]+1" office:value-type="float" office:value="728">
            <text:p>72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0">
            <text:p>1170</text:p>
          </table:table-cell>
          <table:table-cell table:formula="of:=[.AA729]+1" office:value-type="float" office:value="729">
            <text:p>72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0">
            <text:p>1170</text:p>
          </table:table-cell>
          <table:table-cell table:formula="of:=[.AA730]+1" office:value-type="float" office:value="730">
            <text:p>73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0">
            <text:p>1170</text:p>
          </table:table-cell>
          <table:table-cell table:formula="of:=[.AA731]+1" office:value-type="float" office:value="731">
            <text:p>73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4">
            <text:p>1174</text:p>
          </table:table-cell>
          <table:table-cell table:formula="of:=[.AA732]+1" office:value-type="float" office:value="732">
            <text:p>73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4">
            <text:p>1174</text:p>
          </table:table-cell>
          <table:table-cell table:formula="of:=[.AA733]+1" office:value-type="float" office:value="733">
            <text:p>73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4">
            <text:p>1174</text:p>
          </table:table-cell>
          <table:table-cell table:formula="of:=[.AA734]+1" office:value-type="float" office:value="734">
            <text:p>73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4">
            <text:p>1174</text:p>
          </table:table-cell>
          <table:table-cell table:formula="of:=[.AA735]+1" office:value-type="float" office:value="735">
            <text:p>73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4">
            <text:p>1174</text:p>
          </table:table-cell>
          <table:table-cell table:formula="of:=[.AA736]+1" office:value-type="float" office:value="736">
            <text:p>73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4">
            <text:p>1174</text:p>
          </table:table-cell>
          <table:table-cell table:formula="of:=[.AA737]+1" office:value-type="float" office:value="737">
            <text:p>73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4">
            <text:p>1174</text:p>
          </table:table-cell>
          <table:table-cell table:formula="of:=[.AA738]+1" office:value-type="float" office:value="738">
            <text:p>73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4">
            <text:p>1174</text:p>
          </table:table-cell>
          <table:table-cell table:formula="of:=[.AA739]+1" office:value-type="float" office:value="739">
            <text:p>73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4">
            <text:p>1174</text:p>
          </table:table-cell>
          <table:table-cell table:formula="of:=[.AA740]+1" office:value-type="float" office:value="740">
            <text:p>74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4">
            <text:p>1174</text:p>
          </table:table-cell>
          <table:table-cell table:formula="of:=[.AA741]+1" office:value-type="float" office:value="741">
            <text:p>74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4">
            <text:p>1174</text:p>
          </table:table-cell>
          <table:table-cell table:formula="of:=[.AA742]+1" office:value-type="float" office:value="742">
            <text:p>74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4">
            <text:p>1174</text:p>
          </table:table-cell>
          <table:table-cell table:formula="of:=[.AA743]+1" office:value-type="float" office:value="743">
            <text:p>74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4">
            <text:p>1174</text:p>
          </table:table-cell>
          <table:table-cell table:formula="of:=[.AA744]+1" office:value-type="float" office:value="744">
            <text:p>74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4">
            <text:p>1174</text:p>
          </table:table-cell>
          <table:table-cell table:formula="of:=[.AA745]+1" office:value-type="float" office:value="745">
            <text:p>74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4">
            <text:p>1174</text:p>
          </table:table-cell>
          <table:table-cell table:formula="of:=[.AA746]+1" office:value-type="float" office:value="746">
            <text:p>74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4">
            <text:p>1174</text:p>
          </table:table-cell>
          <table:table-cell table:formula="of:=[.AA747]+1" office:value-type="float" office:value="747">
            <text:p>74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4">
            <text:p>1174</text:p>
          </table:table-cell>
          <table:table-cell table:formula="of:=[.AA748]+1" office:value-type="float" office:value="748">
            <text:p>74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4">
            <text:p>1174</text:p>
          </table:table-cell>
          <table:table-cell table:formula="of:=[.AA749]+1" office:value-type="float" office:value="749">
            <text:p>74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4">
            <text:p>1174</text:p>
          </table:table-cell>
          <table:table-cell table:formula="of:=[.AA750]+1" office:value-type="float" office:value="750">
            <text:p>75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4">
            <text:p>1174</text:p>
          </table:table-cell>
          <table:table-cell table:formula="of:=[.AA751]+1" office:value-type="float" office:value="751">
            <text:p>75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4">
            <text:p>1174</text:p>
          </table:table-cell>
          <table:table-cell table:formula="of:=[.AA752]+1" office:value-type="float" office:value="752">
            <text:p>75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4">
            <text:p>1174</text:p>
          </table:table-cell>
          <table:table-cell table:formula="of:=[.AA753]+1" office:value-type="float" office:value="753">
            <text:p>75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4">
            <text:p>1174</text:p>
          </table:table-cell>
          <table:table-cell table:formula="of:=[.AA754]+1" office:value-type="float" office:value="754">
            <text:p>75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8">
            <text:p>1178</text:p>
          </table:table-cell>
          <table:table-cell table:formula="of:=[.AA755]+1" office:value-type="float" office:value="755">
            <text:p>75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8">
            <text:p>1178</text:p>
          </table:table-cell>
          <table:table-cell table:formula="of:=[.AA756]+1" office:value-type="float" office:value="756">
            <text:p>75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8">
            <text:p>1178</text:p>
          </table:table-cell>
          <table:table-cell table:formula="of:=[.AA757]+1" office:value-type="float" office:value="757">
            <text:p>75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8">
            <text:p>1178</text:p>
          </table:table-cell>
          <table:table-cell table:formula="of:=[.AA758]+1" office:value-type="float" office:value="758">
            <text:p>75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8">
            <text:p>1178</text:p>
          </table:table-cell>
          <table:table-cell table:formula="of:=[.AA759]+1" office:value-type="float" office:value="759">
            <text:p>75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8">
            <text:p>1178</text:p>
          </table:table-cell>
          <table:table-cell table:formula="of:=[.AA760]+1" office:value-type="float" office:value="760">
            <text:p>76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8">
            <text:p>1178</text:p>
          </table:table-cell>
          <table:table-cell table:formula="of:=[.AA761]+1" office:value-type="float" office:value="761">
            <text:p>76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8">
            <text:p>1178</text:p>
          </table:table-cell>
          <table:table-cell table:formula="of:=[.AA762]+1" office:value-type="float" office:value="762">
            <text:p>76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8">
            <text:p>1178</text:p>
          </table:table-cell>
          <table:table-cell table:formula="of:=[.AA763]+1" office:value-type="float" office:value="763">
            <text:p>76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8">
            <text:p>1178</text:p>
          </table:table-cell>
          <table:table-cell table:formula="of:=[.AA764]+1" office:value-type="float" office:value="764">
            <text:p>76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8">
            <text:p>1178</text:p>
          </table:table-cell>
          <table:table-cell table:formula="of:=[.AA765]+1" office:value-type="float" office:value="765">
            <text:p>76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8">
            <text:p>1178</text:p>
          </table:table-cell>
          <table:table-cell table:formula="of:=[.AA766]+1" office:value-type="float" office:value="766">
            <text:p>76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8">
            <text:p>1178</text:p>
          </table:table-cell>
          <table:table-cell table:formula="of:=[.AA767]+1" office:value-type="float" office:value="767">
            <text:p>76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8">
            <text:p>1178</text:p>
          </table:table-cell>
          <table:table-cell table:formula="of:=[.AA768]+1" office:value-type="float" office:value="768">
            <text:p>76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8">
            <text:p>1178</text:p>
          </table:table-cell>
          <table:table-cell table:formula="of:=[.AA769]+1" office:value-type="float" office:value="769">
            <text:p>76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8">
            <text:p>1178</text:p>
          </table:table-cell>
          <table:table-cell table:formula="of:=[.AA770]+1" office:value-type="float" office:value="770">
            <text:p>77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8">
            <text:p>1178</text:p>
          </table:table-cell>
          <table:table-cell table:formula="of:=[.AA771]+1" office:value-type="float" office:value="771">
            <text:p>77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8">
            <text:p>1178</text:p>
          </table:table-cell>
          <table:table-cell table:formula="of:=[.AA772]+1" office:value-type="float" office:value="772">
            <text:p>77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8">
            <text:p>1178</text:p>
          </table:table-cell>
          <table:table-cell table:formula="of:=[.AA773]+1" office:value-type="float" office:value="773">
            <text:p>77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8">
            <text:p>1178</text:p>
          </table:table-cell>
          <table:table-cell table:formula="of:=[.AA774]+1" office:value-type="float" office:value="774">
            <text:p>77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8">
            <text:p>1178</text:p>
          </table:table-cell>
          <table:table-cell table:formula="of:=[.AA775]+1" office:value-type="float" office:value="775">
            <text:p>77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8">
            <text:p>1178</text:p>
          </table:table-cell>
          <table:table-cell table:formula="of:=[.AA776]+1" office:value-type="float" office:value="776">
            <text:p>77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8">
            <text:p>1178</text:p>
          </table:table-cell>
          <table:table-cell table:formula="of:=[.AA777]+1" office:value-type="float" office:value="777">
            <text:p>77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78">
            <text:p>1178</text:p>
          </table:table-cell>
          <table:table-cell table:formula="of:=[.AA778]+1" office:value-type="float" office:value="778">
            <text:p>77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1">
            <text:p>1181</text:p>
          </table:table-cell>
          <table:table-cell table:formula="of:=[.AA779]+1" office:value-type="float" office:value="779">
            <text:p>77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1">
            <text:p>1181</text:p>
          </table:table-cell>
          <table:table-cell table:formula="of:=[.AA780]+1" office:value-type="float" office:value="780">
            <text:p>78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1">
            <text:p>1181</text:p>
          </table:table-cell>
          <table:table-cell table:formula="of:=[.AA781]+1" office:value-type="float" office:value="781">
            <text:p>78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1">
            <text:p>1181</text:p>
          </table:table-cell>
          <table:table-cell table:formula="of:=[.AA782]+1" office:value-type="float" office:value="782">
            <text:p>78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1">
            <text:p>1181</text:p>
          </table:table-cell>
          <table:table-cell table:formula="of:=[.AA783]+1" office:value-type="float" office:value="783">
            <text:p>78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1">
            <text:p>1181</text:p>
          </table:table-cell>
          <table:table-cell table:formula="of:=[.AA784]+1" office:value-type="float" office:value="784">
            <text:p>78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1">
            <text:p>1181</text:p>
          </table:table-cell>
          <table:table-cell table:formula="of:=[.AA785]+1" office:value-type="float" office:value="785">
            <text:p>78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1">
            <text:p>1181</text:p>
          </table:table-cell>
          <table:table-cell table:formula="of:=[.AA786]+1" office:value-type="float" office:value="786">
            <text:p>78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1">
            <text:p>1181</text:p>
          </table:table-cell>
          <table:table-cell table:formula="of:=[.AA787]+1" office:value-type="float" office:value="787">
            <text:p>78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1">
            <text:p>1181</text:p>
          </table:table-cell>
          <table:table-cell table:formula="of:=[.AA788]+1" office:value-type="float" office:value="788">
            <text:p>78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1">
            <text:p>1181</text:p>
          </table:table-cell>
          <table:table-cell table:formula="of:=[.AA789]+1" office:value-type="float" office:value="789">
            <text:p>78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1">
            <text:p>1181</text:p>
          </table:table-cell>
          <table:table-cell table:formula="of:=[.AA790]+1" office:value-type="float" office:value="790">
            <text:p>79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1">
            <text:p>1181</text:p>
          </table:table-cell>
          <table:table-cell table:formula="of:=[.AA791]+1" office:value-type="float" office:value="791">
            <text:p>79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1">
            <text:p>1181</text:p>
          </table:table-cell>
          <table:table-cell table:formula="of:=[.AA792]+1" office:value-type="float" office:value="792">
            <text:p>79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1">
            <text:p>1181</text:p>
          </table:table-cell>
          <table:table-cell table:formula="of:=[.AA793]+1" office:value-type="float" office:value="793">
            <text:p>79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1">
            <text:p>1181</text:p>
          </table:table-cell>
          <table:table-cell table:formula="of:=[.AA794]+1" office:value-type="float" office:value="794">
            <text:p>79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1">
            <text:p>1181</text:p>
          </table:table-cell>
          <table:table-cell table:formula="of:=[.AA795]+1" office:value-type="float" office:value="795">
            <text:p>79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1">
            <text:p>1181</text:p>
          </table:table-cell>
          <table:table-cell table:formula="of:=[.AA796]+1" office:value-type="float" office:value="796">
            <text:p>79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1">
            <text:p>1181</text:p>
          </table:table-cell>
          <table:table-cell table:formula="of:=[.AA797]+1" office:value-type="float" office:value="797">
            <text:p>79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1">
            <text:p>1181</text:p>
          </table:table-cell>
          <table:table-cell table:formula="of:=[.AA798]+1" office:value-type="float" office:value="798">
            <text:p>79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1">
            <text:p>1181</text:p>
          </table:table-cell>
          <table:table-cell table:formula="of:=[.AA799]+1" office:value-type="float" office:value="799">
            <text:p>79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1">
            <text:p>1181</text:p>
          </table:table-cell>
          <table:table-cell table:formula="of:=[.AA800]+1" office:value-type="float" office:value="800">
            <text:p>80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1">
            <text:p>1181</text:p>
          </table:table-cell>
          <table:table-cell table:formula="of:=[.AA801]+1" office:value-type="float" office:value="801">
            <text:p>80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1">
            <text:p>1181</text:p>
          </table:table-cell>
          <table:table-cell table:formula="of:=[.AA802]+1" office:value-type="float" office:value="802">
            <text:p>80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4">
            <text:p>1184</text:p>
          </table:table-cell>
          <table:table-cell table:formula="of:=[.AA803]+1" office:value-type="float" office:value="803">
            <text:p>80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4">
            <text:p>1184</text:p>
          </table:table-cell>
          <table:table-cell table:formula="of:=[.AA804]+1" office:value-type="float" office:value="804">
            <text:p>80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4">
            <text:p>1184</text:p>
          </table:table-cell>
          <table:table-cell table:formula="of:=[.AA805]+1" office:value-type="float" office:value="805">
            <text:p>80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4">
            <text:p>1184</text:p>
          </table:table-cell>
          <table:table-cell table:formula="of:=[.AA806]+1" office:value-type="float" office:value="806">
            <text:p>80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4">
            <text:p>1184</text:p>
          </table:table-cell>
          <table:table-cell table:formula="of:=[.AA807]+1" office:value-type="float" office:value="807">
            <text:p>80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4">
            <text:p>1184</text:p>
          </table:table-cell>
          <table:table-cell table:formula="of:=[.AA808]+1" office:value-type="float" office:value="808">
            <text:p>80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4">
            <text:p>1184</text:p>
          </table:table-cell>
          <table:table-cell table:formula="of:=[.AA809]+1" office:value-type="float" office:value="809">
            <text:p>80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4">
            <text:p>1184</text:p>
          </table:table-cell>
          <table:table-cell table:formula="of:=[.AA810]+1" office:value-type="float" office:value="810">
            <text:p>81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4">
            <text:p>1184</text:p>
          </table:table-cell>
          <table:table-cell table:formula="of:=[.AA811]+1" office:value-type="float" office:value="811">
            <text:p>81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4">
            <text:p>1184</text:p>
          </table:table-cell>
          <table:table-cell table:formula="of:=[.AA812]+1" office:value-type="float" office:value="812">
            <text:p>81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4">
            <text:p>1184</text:p>
          </table:table-cell>
          <table:table-cell table:formula="of:=[.AA813]+1" office:value-type="float" office:value="813">
            <text:p>81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4">
            <text:p>1184</text:p>
          </table:table-cell>
          <table:table-cell table:formula="of:=[.AA814]+1" office:value-type="float" office:value="814">
            <text:p>81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4">
            <text:p>1184</text:p>
          </table:table-cell>
          <table:table-cell table:formula="of:=[.AA815]+1" office:value-type="float" office:value="815">
            <text:p>81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4">
            <text:p>1184</text:p>
          </table:table-cell>
          <table:table-cell table:formula="of:=[.AA816]+1" office:value-type="float" office:value="816">
            <text:p>81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4">
            <text:p>1184</text:p>
          </table:table-cell>
          <table:table-cell table:formula="of:=[.AA817]+1" office:value-type="float" office:value="817">
            <text:p>81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4">
            <text:p>1184</text:p>
          </table:table-cell>
          <table:table-cell table:formula="of:=[.AA818]+1" office:value-type="float" office:value="818">
            <text:p>81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4">
            <text:p>1184</text:p>
          </table:table-cell>
          <table:table-cell table:formula="of:=[.AA819]+1" office:value-type="float" office:value="819">
            <text:p>81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4">
            <text:p>1184</text:p>
          </table:table-cell>
          <table:table-cell table:formula="of:=[.AA820]+1" office:value-type="float" office:value="820">
            <text:p>82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4">
            <text:p>1184</text:p>
          </table:table-cell>
          <table:table-cell table:formula="of:=[.AA821]+1" office:value-type="float" office:value="821">
            <text:p>82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4">
            <text:p>1184</text:p>
          </table:table-cell>
          <table:table-cell table:formula="of:=[.AA822]+1" office:value-type="float" office:value="822">
            <text:p>82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4">
            <text:p>1184</text:p>
          </table:table-cell>
          <table:table-cell table:formula="of:=[.AA823]+1" office:value-type="float" office:value="823">
            <text:p>82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4">
            <text:p>1184</text:p>
          </table:table-cell>
          <table:table-cell table:formula="of:=[.AA824]+1" office:value-type="float" office:value="824">
            <text:p>82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4">
            <text:p>1184</text:p>
          </table:table-cell>
          <table:table-cell table:formula="of:=[.AA825]+1" office:value-type="float" office:value="825">
            <text:p>82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6">
            <text:p>1186</text:p>
          </table:table-cell>
          <table:table-cell table:formula="of:=[.AA826]+1" office:value-type="float" office:value="826">
            <text:p>82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6">
            <text:p>1186</text:p>
          </table:table-cell>
          <table:table-cell table:formula="of:=[.AA827]+1" office:value-type="float" office:value="827">
            <text:p>82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6">
            <text:p>1186</text:p>
          </table:table-cell>
          <table:table-cell table:formula="of:=[.AA828]+1" office:value-type="float" office:value="828">
            <text:p>82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6">
            <text:p>1186</text:p>
          </table:table-cell>
          <table:table-cell table:formula="of:=[.AA829]+1" office:value-type="float" office:value="829">
            <text:p>82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6">
            <text:p>1186</text:p>
          </table:table-cell>
          <table:table-cell table:formula="of:=[.AA830]+1" office:value-type="float" office:value="830">
            <text:p>83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6">
            <text:p>1186</text:p>
          </table:table-cell>
          <table:table-cell table:formula="of:=[.AA831]+1" office:value-type="float" office:value="831">
            <text:p>83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6">
            <text:p>1186</text:p>
          </table:table-cell>
          <table:table-cell table:formula="of:=[.AA832]+1" office:value-type="float" office:value="832">
            <text:p>83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6">
            <text:p>1186</text:p>
          </table:table-cell>
          <table:table-cell table:formula="of:=[.AA833]+1" office:value-type="float" office:value="833">
            <text:p>83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6">
            <text:p>1186</text:p>
          </table:table-cell>
          <table:table-cell table:formula="of:=[.AA834]+1" office:value-type="float" office:value="834">
            <text:p>83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6">
            <text:p>1186</text:p>
          </table:table-cell>
          <table:table-cell table:formula="of:=[.AA835]+1" office:value-type="float" office:value="835">
            <text:p>83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6">
            <text:p>1186</text:p>
          </table:table-cell>
          <table:table-cell table:formula="of:=[.AA836]+1" office:value-type="float" office:value="836">
            <text:p>83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6">
            <text:p>1186</text:p>
          </table:table-cell>
          <table:table-cell table:formula="of:=[.AA837]+1" office:value-type="float" office:value="837">
            <text:p>83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6">
            <text:p>1186</text:p>
          </table:table-cell>
          <table:table-cell table:formula="of:=[.AA838]+1" office:value-type="float" office:value="838">
            <text:p>83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6">
            <text:p>1186</text:p>
          </table:table-cell>
          <table:table-cell table:formula="of:=[.AA839]+1" office:value-type="float" office:value="839">
            <text:p>83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6">
            <text:p>1186</text:p>
          </table:table-cell>
          <table:table-cell table:formula="of:=[.AA840]+1" office:value-type="float" office:value="840">
            <text:p>84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6">
            <text:p>1186</text:p>
          </table:table-cell>
          <table:table-cell table:formula="of:=[.AA841]+1" office:value-type="float" office:value="841">
            <text:p>84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6">
            <text:p>1186</text:p>
          </table:table-cell>
          <table:table-cell table:formula="of:=[.AA842]+1" office:value-type="float" office:value="842">
            <text:p>84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6">
            <text:p>1186</text:p>
          </table:table-cell>
          <table:table-cell table:formula="of:=[.AA843]+1" office:value-type="float" office:value="843">
            <text:p>84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6">
            <text:p>1186</text:p>
          </table:table-cell>
          <table:table-cell table:formula="of:=[.AA844]+1" office:value-type="float" office:value="844">
            <text:p>84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6">
            <text:p>1186</text:p>
          </table:table-cell>
          <table:table-cell table:formula="of:=[.AA845]+1" office:value-type="float" office:value="845">
            <text:p>84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6">
            <text:p>1186</text:p>
          </table:table-cell>
          <table:table-cell table:formula="of:=[.AA846]+1" office:value-type="float" office:value="846">
            <text:p>84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6">
            <text:p>1186</text:p>
          </table:table-cell>
          <table:table-cell table:formula="of:=[.AA847]+1" office:value-type="float" office:value="847">
            <text:p>84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6">
            <text:p>1186</text:p>
          </table:table-cell>
          <table:table-cell table:formula="of:=[.AA848]+1" office:value-type="float" office:value="848">
            <text:p>84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6">
            <text:p>1186</text:p>
          </table:table-cell>
          <table:table-cell table:formula="of:=[.AA849]+1" office:value-type="float" office:value="849">
            <text:p>84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8">
            <text:p>1188</text:p>
          </table:table-cell>
          <table:table-cell table:formula="of:=[.AA850]+1" office:value-type="float" office:value="850">
            <text:p>85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8">
            <text:p>1188</text:p>
          </table:table-cell>
          <table:table-cell table:formula="of:=[.AA851]+1" office:value-type="float" office:value="851">
            <text:p>85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8">
            <text:p>1188</text:p>
          </table:table-cell>
          <table:table-cell table:formula="of:=[.AA852]+1" office:value-type="float" office:value="852">
            <text:p>85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8">
            <text:p>1188</text:p>
          </table:table-cell>
          <table:table-cell table:formula="of:=[.AA853]+1" office:value-type="float" office:value="853">
            <text:p>85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8">
            <text:p>1188</text:p>
          </table:table-cell>
          <table:table-cell table:formula="of:=[.AA854]+1" office:value-type="float" office:value="854">
            <text:p>85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8">
            <text:p>1188</text:p>
          </table:table-cell>
          <table:table-cell table:formula="of:=[.AA855]+1" office:value-type="float" office:value="855">
            <text:p>85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8">
            <text:p>1188</text:p>
          </table:table-cell>
          <table:table-cell table:formula="of:=[.AA856]+1" office:value-type="float" office:value="856">
            <text:p>85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8">
            <text:p>1188</text:p>
          </table:table-cell>
          <table:table-cell table:formula="of:=[.AA857]+1" office:value-type="float" office:value="857">
            <text:p>85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8">
            <text:p>1188</text:p>
          </table:table-cell>
          <table:table-cell table:formula="of:=[.AA858]+1" office:value-type="float" office:value="858">
            <text:p>85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8">
            <text:p>1188</text:p>
          </table:table-cell>
          <table:table-cell table:formula="of:=[.AA859]+1" office:value-type="float" office:value="859">
            <text:p>85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8">
            <text:p>1188</text:p>
          </table:table-cell>
          <table:table-cell table:formula="of:=[.AA860]+1" office:value-type="float" office:value="860">
            <text:p>86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8">
            <text:p>1188</text:p>
          </table:table-cell>
          <table:table-cell table:formula="of:=[.AA861]+1" office:value-type="float" office:value="861">
            <text:p>86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8">
            <text:p>1188</text:p>
          </table:table-cell>
          <table:table-cell table:formula="of:=[.AA862]+1" office:value-type="float" office:value="862">
            <text:p>86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8">
            <text:p>1188</text:p>
          </table:table-cell>
          <table:table-cell table:formula="of:=[.AA863]+1" office:value-type="float" office:value="863">
            <text:p>86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8">
            <text:p>1188</text:p>
          </table:table-cell>
          <table:table-cell table:formula="of:=[.AA864]+1" office:value-type="float" office:value="864">
            <text:p>86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8">
            <text:p>1188</text:p>
          </table:table-cell>
          <table:table-cell table:formula="of:=[.AA865]+1" office:value-type="float" office:value="865">
            <text:p>86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8">
            <text:p>1188</text:p>
          </table:table-cell>
          <table:table-cell table:formula="of:=[.AA866]+1" office:value-type="float" office:value="866">
            <text:p>86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8">
            <text:p>1188</text:p>
          </table:table-cell>
          <table:table-cell table:formula="of:=[.AA867]+1" office:value-type="float" office:value="867">
            <text:p>86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8">
            <text:p>1188</text:p>
          </table:table-cell>
          <table:table-cell table:formula="of:=[.AA868]+1" office:value-type="float" office:value="868">
            <text:p>86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8">
            <text:p>1188</text:p>
          </table:table-cell>
          <table:table-cell table:formula="of:=[.AA869]+1" office:value-type="float" office:value="869">
            <text:p>86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8">
            <text:p>1188</text:p>
          </table:table-cell>
          <table:table-cell table:formula="of:=[.AA870]+1" office:value-type="float" office:value="870">
            <text:p>87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8">
            <text:p>1188</text:p>
          </table:table-cell>
          <table:table-cell table:formula="of:=[.AA871]+1" office:value-type="float" office:value="871">
            <text:p>87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8">
            <text:p>1188</text:p>
          </table:table-cell>
          <table:table-cell table:formula="of:=[.AA872]+1" office:value-type="float" office:value="872">
            <text:p>87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88">
            <text:p>1188</text:p>
          </table:table-cell>
          <table:table-cell table:formula="of:=[.AA873]+1" office:value-type="float" office:value="873">
            <text:p>87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0">
            <text:p>1190</text:p>
          </table:table-cell>
          <table:table-cell table:formula="of:=[.AA874]+1" office:value-type="float" office:value="874">
            <text:p>87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0">
            <text:p>1190</text:p>
          </table:table-cell>
          <table:table-cell table:formula="of:=[.AA875]+1" office:value-type="float" office:value="875">
            <text:p>87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0">
            <text:p>1190</text:p>
          </table:table-cell>
          <table:table-cell table:formula="of:=[.AA876]+1" office:value-type="float" office:value="876">
            <text:p>87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0">
            <text:p>1190</text:p>
          </table:table-cell>
          <table:table-cell table:formula="of:=[.AA877]+1" office:value-type="float" office:value="877">
            <text:p>87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0">
            <text:p>1190</text:p>
          </table:table-cell>
          <table:table-cell table:formula="of:=[.AA878]+1" office:value-type="float" office:value="878">
            <text:p>87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0">
            <text:p>1190</text:p>
          </table:table-cell>
          <table:table-cell table:formula="of:=[.AA879]+1" office:value-type="float" office:value="879">
            <text:p>87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0">
            <text:p>1190</text:p>
          </table:table-cell>
          <table:table-cell table:formula="of:=[.AA880]+1" office:value-type="float" office:value="880">
            <text:p>88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0">
            <text:p>1190</text:p>
          </table:table-cell>
          <table:table-cell table:formula="of:=[.AA881]+1" office:value-type="float" office:value="881">
            <text:p>88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0">
            <text:p>1190</text:p>
          </table:table-cell>
          <table:table-cell table:formula="of:=[.AA882]+1" office:value-type="float" office:value="882">
            <text:p>88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0">
            <text:p>1190</text:p>
          </table:table-cell>
          <table:table-cell table:formula="of:=[.AA883]+1" office:value-type="float" office:value="883">
            <text:p>88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0">
            <text:p>1190</text:p>
          </table:table-cell>
          <table:table-cell table:formula="of:=[.AA884]+1" office:value-type="float" office:value="884">
            <text:p>88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0">
            <text:p>1190</text:p>
          </table:table-cell>
          <table:table-cell table:formula="of:=[.AA885]+1" office:value-type="float" office:value="885">
            <text:p>88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0">
            <text:p>1190</text:p>
          </table:table-cell>
          <table:table-cell table:formula="of:=[.AA886]+1" office:value-type="float" office:value="886">
            <text:p>88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0">
            <text:p>1190</text:p>
          </table:table-cell>
          <table:table-cell table:formula="of:=[.AA887]+1" office:value-type="float" office:value="887">
            <text:p>88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0">
            <text:p>1190</text:p>
          </table:table-cell>
          <table:table-cell table:formula="of:=[.AA888]+1" office:value-type="float" office:value="888">
            <text:p>88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0">
            <text:p>1190</text:p>
          </table:table-cell>
          <table:table-cell table:formula="of:=[.AA889]+1" office:value-type="float" office:value="889">
            <text:p>88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0">
            <text:p>1190</text:p>
          </table:table-cell>
          <table:table-cell table:formula="of:=[.AA890]+1" office:value-type="float" office:value="890">
            <text:p>89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0">
            <text:p>1190</text:p>
          </table:table-cell>
          <table:table-cell table:formula="of:=[.AA891]+1" office:value-type="float" office:value="891">
            <text:p>89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0">
            <text:p>1190</text:p>
          </table:table-cell>
          <table:table-cell table:formula="of:=[.AA892]+1" office:value-type="float" office:value="892">
            <text:p>89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0">
            <text:p>1190</text:p>
          </table:table-cell>
          <table:table-cell table:formula="of:=[.AA893]+1" office:value-type="float" office:value="893">
            <text:p>89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0">
            <text:p>1190</text:p>
          </table:table-cell>
          <table:table-cell table:formula="of:=[.AA894]+1" office:value-type="float" office:value="894">
            <text:p>89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0">
            <text:p>1190</text:p>
          </table:table-cell>
          <table:table-cell table:formula="of:=[.AA895]+1" office:value-type="float" office:value="895">
            <text:p>89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0">
            <text:p>1190</text:p>
          </table:table-cell>
          <table:table-cell table:formula="of:=[.AA896]+1" office:value-type="float" office:value="896">
            <text:p>89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0">
            <text:p>1190</text:p>
          </table:table-cell>
          <table:table-cell table:formula="of:=[.AA897]+1" office:value-type="float" office:value="897">
            <text:p>89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1">
            <text:p>1191</text:p>
          </table:table-cell>
          <table:table-cell table:formula="of:=[.AA898]+1" office:value-type="float" office:value="898">
            <text:p>89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1">
            <text:p>1191</text:p>
          </table:table-cell>
          <table:table-cell table:formula="of:=[.AA899]+1" office:value-type="float" office:value="899">
            <text:p>89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1">
            <text:p>1191</text:p>
          </table:table-cell>
          <table:table-cell table:formula="of:=[.AA900]+1" office:value-type="float" office:value="900">
            <text:p>90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1">
            <text:p>1191</text:p>
          </table:table-cell>
          <table:table-cell table:formula="of:=[.AA901]+1" office:value-type="float" office:value="901">
            <text:p>90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1">
            <text:p>1191</text:p>
          </table:table-cell>
          <table:table-cell table:formula="of:=[.AA902]+1" office:value-type="float" office:value="902">
            <text:p>90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1">
            <text:p>1191</text:p>
          </table:table-cell>
          <table:table-cell table:formula="of:=[.AA903]+1" office:value-type="float" office:value="903">
            <text:p>90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1">
            <text:p>1191</text:p>
          </table:table-cell>
          <table:table-cell table:formula="of:=[.AA904]+1" office:value-type="float" office:value="904">
            <text:p>90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1">
            <text:p>1191</text:p>
          </table:table-cell>
          <table:table-cell table:formula="of:=[.AA905]+1" office:value-type="float" office:value="905">
            <text:p>90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1">
            <text:p>1191</text:p>
          </table:table-cell>
          <table:table-cell table:formula="of:=[.AA906]+1" office:value-type="float" office:value="906">
            <text:p>90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1">
            <text:p>1191</text:p>
          </table:table-cell>
          <table:table-cell table:formula="of:=[.AA907]+1" office:value-type="float" office:value="907">
            <text:p>90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1">
            <text:p>1191</text:p>
          </table:table-cell>
          <table:table-cell table:formula="of:=[.AA908]+1" office:value-type="float" office:value="908">
            <text:p>90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1">
            <text:p>1191</text:p>
          </table:table-cell>
          <table:table-cell table:formula="of:=[.AA909]+1" office:value-type="float" office:value="909">
            <text:p>90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1">
            <text:p>1191</text:p>
          </table:table-cell>
          <table:table-cell table:formula="of:=[.AA910]+1" office:value-type="float" office:value="910">
            <text:p>91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1">
            <text:p>1191</text:p>
          </table:table-cell>
          <table:table-cell table:formula="of:=[.AA911]+1" office:value-type="float" office:value="911">
            <text:p>91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1">
            <text:p>1191</text:p>
          </table:table-cell>
          <table:table-cell table:formula="of:=[.AA912]+1" office:value-type="float" office:value="912">
            <text:p>91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1">
            <text:p>1191</text:p>
          </table:table-cell>
          <table:table-cell table:formula="of:=[.AA913]+1" office:value-type="float" office:value="913">
            <text:p>91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1">
            <text:p>1191</text:p>
          </table:table-cell>
          <table:table-cell table:formula="of:=[.AA914]+1" office:value-type="float" office:value="914">
            <text:p>91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1">
            <text:p>1191</text:p>
          </table:table-cell>
          <table:table-cell table:formula="of:=[.AA915]+1" office:value-type="float" office:value="915">
            <text:p>91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1">
            <text:p>1191</text:p>
          </table:table-cell>
          <table:table-cell table:formula="of:=[.AA916]+1" office:value-type="float" office:value="916">
            <text:p>91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1">
            <text:p>1191</text:p>
          </table:table-cell>
          <table:table-cell table:formula="of:=[.AA917]+1" office:value-type="float" office:value="917">
            <text:p>91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1">
            <text:p>1191</text:p>
          </table:table-cell>
          <table:table-cell table:formula="of:=[.AA918]+1" office:value-type="float" office:value="918">
            <text:p>91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1">
            <text:p>1191</text:p>
          </table:table-cell>
          <table:table-cell table:formula="of:=[.AA919]+1" office:value-type="float" office:value="919">
            <text:p>91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1">
            <text:p>1191</text:p>
          </table:table-cell>
          <table:table-cell table:formula="of:=[.AA920]+1" office:value-type="float" office:value="920">
            <text:p>92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2">
            <text:p>1192</text:p>
          </table:table-cell>
          <table:table-cell table:formula="of:=[.AA921]+1" office:value-type="float" office:value="921">
            <text:p>92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2">
            <text:p>1192</text:p>
          </table:table-cell>
          <table:table-cell table:formula="of:=[.AA922]+1" office:value-type="float" office:value="922">
            <text:p>92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2">
            <text:p>1192</text:p>
          </table:table-cell>
          <table:table-cell table:formula="of:=[.AA923]+1" office:value-type="float" office:value="923">
            <text:p>92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2">
            <text:p>1192</text:p>
          </table:table-cell>
          <table:table-cell table:formula="of:=[.AA924]+1" office:value-type="float" office:value="924">
            <text:p>92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2">
            <text:p>1192</text:p>
          </table:table-cell>
          <table:table-cell table:formula="of:=[.AA925]+1" office:value-type="float" office:value="925">
            <text:p>92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2">
            <text:p>1192</text:p>
          </table:table-cell>
          <table:table-cell table:formula="of:=[.AA926]+1" office:value-type="float" office:value="926">
            <text:p>92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2">
            <text:p>1192</text:p>
          </table:table-cell>
          <table:table-cell table:formula="of:=[.AA927]+1" office:value-type="float" office:value="927">
            <text:p>92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2">
            <text:p>1192</text:p>
          </table:table-cell>
          <table:table-cell table:formula="of:=[.AA928]+1" office:value-type="float" office:value="928">
            <text:p>92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2">
            <text:p>1192</text:p>
          </table:table-cell>
          <table:table-cell table:formula="of:=[.AA929]+1" office:value-type="float" office:value="929">
            <text:p>92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2">
            <text:p>1192</text:p>
          </table:table-cell>
          <table:table-cell table:formula="of:=[.AA930]+1" office:value-type="float" office:value="930">
            <text:p>93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2">
            <text:p>1192</text:p>
          </table:table-cell>
          <table:table-cell table:formula="of:=[.AA931]+1" office:value-type="float" office:value="931">
            <text:p>93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2">
            <text:p>1192</text:p>
          </table:table-cell>
          <table:table-cell table:formula="of:=[.AA932]+1" office:value-type="float" office:value="932">
            <text:p>93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2">
            <text:p>1192</text:p>
          </table:table-cell>
          <table:table-cell table:formula="of:=[.AA933]+1" office:value-type="float" office:value="933">
            <text:p>93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2">
            <text:p>1192</text:p>
          </table:table-cell>
          <table:table-cell table:formula="of:=[.AA934]+1" office:value-type="float" office:value="934">
            <text:p>93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2">
            <text:p>1192</text:p>
          </table:table-cell>
          <table:table-cell table:formula="of:=[.AA935]+1" office:value-type="float" office:value="935">
            <text:p>93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2">
            <text:p>1192</text:p>
          </table:table-cell>
          <table:table-cell table:formula="of:=[.AA936]+1" office:value-type="float" office:value="936">
            <text:p>93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2">
            <text:p>1192</text:p>
          </table:table-cell>
          <table:table-cell table:formula="of:=[.AA937]+1" office:value-type="float" office:value="937">
            <text:p>93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2">
            <text:p>1192</text:p>
          </table:table-cell>
          <table:table-cell table:formula="of:=[.AA938]+1" office:value-type="float" office:value="938">
            <text:p>93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2">
            <text:p>1192</text:p>
          </table:table-cell>
          <table:table-cell table:formula="of:=[.AA939]+1" office:value-type="float" office:value="939">
            <text:p>93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2">
            <text:p>1192</text:p>
          </table:table-cell>
          <table:table-cell table:formula="of:=[.AA940]+1" office:value-type="float" office:value="940">
            <text:p>94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2">
            <text:p>1192</text:p>
          </table:table-cell>
          <table:table-cell table:formula="of:=[.AA941]+1" office:value-type="float" office:value="941">
            <text:p>94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2">
            <text:p>1192</text:p>
          </table:table-cell>
          <table:table-cell table:formula="of:=[.AA942]+1" office:value-type="float" office:value="942">
            <text:p>94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2">
            <text:p>1192</text:p>
          </table:table-cell>
          <table:table-cell table:formula="of:=[.AA943]+1" office:value-type="float" office:value="943">
            <text:p>94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2">
            <text:p>1192</text:p>
          </table:table-cell>
          <table:table-cell table:formula="of:=[.AA944]+1" office:value-type="float" office:value="944">
            <text:p>94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45]+1" office:value-type="float" office:value="945">
            <text:p>94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46]+1" office:value-type="float" office:value="946">
            <text:p>94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47]+1" office:value-type="float" office:value="947">
            <text:p>94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48]+1" office:value-type="float" office:value="948">
            <text:p>94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49]+1" office:value-type="float" office:value="949">
            <text:p>94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50]+1" office:value-type="float" office:value="950">
            <text:p>95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51]+1" office:value-type="float" office:value="951">
            <text:p>95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52]+1" office:value-type="float" office:value="952">
            <text:p>95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53]+1" office:value-type="float" office:value="953">
            <text:p>95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54]+1" office:value-type="float" office:value="954">
            <text:p>95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55]+1" office:value-type="float" office:value="955">
            <text:p>95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56]+1" office:value-type="float" office:value="956">
            <text:p>95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57]+1" office:value-type="float" office:value="957">
            <text:p>95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58]+1" office:value-type="float" office:value="958">
            <text:p>95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59]+1" office:value-type="float" office:value="959">
            <text:p>95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60]+1" office:value-type="float" office:value="960">
            <text:p>96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61]+1" office:value-type="float" office:value="961">
            <text:p>96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62]+1" office:value-type="float" office:value="962">
            <text:p>96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63]+1" office:value-type="float" office:value="963">
            <text:p>96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64]+1" office:value-type="float" office:value="964">
            <text:p>96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65]+1" office:value-type="float" office:value="965">
            <text:p>96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66]+1" office:value-type="float" office:value="966">
            <text:p>96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67]+1" office:value-type="float" office:value="967">
            <text:p>96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68]+1" office:value-type="float" office:value="968">
            <text:p>96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69]+1" office:value-type="float" office:value="969">
            <text:p>96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70]+1" office:value-type="float" office:value="970">
            <text:p>97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71]+1" office:value-type="float" office:value="971">
            <text:p>97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72]+1" office:value-type="float" office:value="972">
            <text:p>97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73]+1" office:value-type="float" office:value="973">
            <text:p>97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74]+1" office:value-type="float" office:value="974">
            <text:p>97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75]+1" office:value-type="float" office:value="975">
            <text:p>97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76]+1" office:value-type="float" office:value="976">
            <text:p>97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77]+1" office:value-type="float" office:value="977">
            <text:p>97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78]+1" office:value-type="float" office:value="978">
            <text:p>97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79]+1" office:value-type="float" office:value="979">
            <text:p>97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80]+1" office:value-type="float" office:value="980">
            <text:p>98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81]+1" office:value-type="float" office:value="981">
            <text:p>98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82]+1" office:value-type="float" office:value="982">
            <text:p>98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83]+1" office:value-type="float" office:value="983">
            <text:p>98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84]+1" office:value-type="float" office:value="984">
            <text:p>98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85]+1" office:value-type="float" office:value="985">
            <text:p>98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86]+1" office:value-type="float" office:value="986">
            <text:p>98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87]+1" office:value-type="float" office:value="987">
            <text:p>98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88]+1" office:value-type="float" office:value="988">
            <text:p>98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89]+1" office:value-type="float" office:value="989">
            <text:p>98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90]+1" office:value-type="float" office:value="990">
            <text:p>99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91]+1" office:value-type="float" office:value="991">
            <text:p>99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4">
            <text:p>1194</text:p>
          </table:table-cell>
          <table:table-cell table:formula="of:=[.AA992]+1" office:value-type="float" office:value="992">
            <text:p>99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5">
            <text:p>1195</text:p>
          </table:table-cell>
          <table:table-cell table:formula="of:=[.AA993]+1" office:value-type="float" office:value="993">
            <text:p>99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5">
            <text:p>1195</text:p>
          </table:table-cell>
          <table:table-cell table:formula="of:=[.AA994]+1" office:value-type="float" office:value="994">
            <text:p>99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5">
            <text:p>1195</text:p>
          </table:table-cell>
          <table:table-cell table:formula="of:=[.AA995]+1" office:value-type="float" office:value="995">
            <text:p>99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5">
            <text:p>1195</text:p>
          </table:table-cell>
          <table:table-cell table:formula="of:=[.AA996]+1" office:value-type="float" office:value="996">
            <text:p>99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5">
            <text:p>1195</text:p>
          </table:table-cell>
          <table:table-cell table:formula="of:=[.AA997]+1" office:value-type="float" office:value="997">
            <text:p>99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5">
            <text:p>1195</text:p>
          </table:table-cell>
          <table:table-cell table:formula="of:=[.AA998]+1" office:value-type="float" office:value="998">
            <text:p>99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5">
            <text:p>1195</text:p>
          </table:table-cell>
          <table:table-cell table:formula="of:=[.AA999]+1" office:value-type="float" office:value="999">
            <text:p>99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5">
            <text:p>1195</text:p>
          </table:table-cell>
          <table:table-cell table:formula="of:=[.AA1000]+1" office:value-type="float" office:value="1000">
            <text:p>100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5">
            <text:p>1195</text:p>
          </table:table-cell>
          <table:table-cell table:formula="of:=[.AA1001]+1" office:value-type="float" office:value="1001">
            <text:p>100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5">
            <text:p>1195</text:p>
          </table:table-cell>
          <table:table-cell table:formula="of:=[.AA1002]+1" office:value-type="float" office:value="1002">
            <text:p>100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5">
            <text:p>1195</text:p>
          </table:table-cell>
          <table:table-cell table:formula="of:=[.AA1003]+1" office:value-type="float" office:value="1003">
            <text:p>100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5">
            <text:p>1195</text:p>
          </table:table-cell>
          <table:table-cell table:formula="of:=[.AA1004]+1" office:value-type="float" office:value="1004">
            <text:p>100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5">
            <text:p>1195</text:p>
          </table:table-cell>
          <table:table-cell table:formula="of:=[.AA1005]+1" office:value-type="float" office:value="1005">
            <text:p>100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5">
            <text:p>1195</text:p>
          </table:table-cell>
          <table:table-cell table:formula="of:=[.AA1006]+1" office:value-type="float" office:value="1006">
            <text:p>100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5">
            <text:p>1195</text:p>
          </table:table-cell>
          <table:table-cell table:formula="of:=[.AA1007]+1" office:value-type="float" office:value="1007">
            <text:p>100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5">
            <text:p>1195</text:p>
          </table:table-cell>
          <table:table-cell table:formula="of:=[.AA1008]+1" office:value-type="float" office:value="1008">
            <text:p>100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5">
            <text:p>1195</text:p>
          </table:table-cell>
          <table:table-cell table:formula="of:=[.AA1009]+1" office:value-type="float" office:value="1009">
            <text:p>100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5">
            <text:p>1195</text:p>
          </table:table-cell>
          <table:table-cell table:formula="of:=[.AA1010]+1" office:value-type="float" office:value="1010">
            <text:p>101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5">
            <text:p>1195</text:p>
          </table:table-cell>
          <table:table-cell table:formula="of:=[.AA1011]+1" office:value-type="float" office:value="1011">
            <text:p>101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5">
            <text:p>1195</text:p>
          </table:table-cell>
          <table:table-cell table:formula="of:=[.AA1012]+1" office:value-type="float" office:value="1012">
            <text:p>101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5">
            <text:p>1195</text:p>
          </table:table-cell>
          <table:table-cell table:formula="of:=[.AA1013]+1" office:value-type="float" office:value="1013">
            <text:p>101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5">
            <text:p>1195</text:p>
          </table:table-cell>
          <table:table-cell table:formula="of:=[.AA1014]+1" office:value-type="float" office:value="1014">
            <text:p>101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5">
            <text:p>1195</text:p>
          </table:table-cell>
          <table:table-cell table:formula="of:=[.AA1015]+1" office:value-type="float" office:value="1015">
            <text:p>101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5">
            <text:p>1195</text:p>
          </table:table-cell>
          <table:table-cell table:formula="of:=[.AA1016]+1" office:value-type="float" office:value="1016">
            <text:p>101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17]+1" office:value-type="float" office:value="1017">
            <text:p>101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18]+1" office:value-type="float" office:value="1018">
            <text:p>101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19]+1" office:value-type="float" office:value="1019">
            <text:p>101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20]+1" office:value-type="float" office:value="1020">
            <text:p>102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21]+1" office:value-type="float" office:value="1021">
            <text:p>102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22]+1" office:value-type="float" office:value="1022">
            <text:p>102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23]+1" office:value-type="float" office:value="1023">
            <text:p>102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24]+1" office:value-type="float" office:value="1024">
            <text:p>102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25]+1" office:value-type="float" office:value="1025">
            <text:p>102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26]+1" office:value-type="float" office:value="1026">
            <text:p>102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27]+1" office:value-type="float" office:value="1027">
            <text:p>102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28]+1" office:value-type="float" office:value="1028">
            <text:p>102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29]+1" office:value-type="float" office:value="1029">
            <text:p>102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30]+1" office:value-type="float" office:value="1030">
            <text:p>103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31]+1" office:value-type="float" office:value="1031">
            <text:p>103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32]+1" office:value-type="float" office:value="1032">
            <text:p>103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33]+1" office:value-type="float" office:value="1033">
            <text:p>103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34]+1" office:value-type="float" office:value="1034">
            <text:p>103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35]+1" office:value-type="float" office:value="1035">
            <text:p>103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36]+1" office:value-type="float" office:value="1036">
            <text:p>103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37]+1" office:value-type="float" office:value="1037">
            <text:p>103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38]+1" office:value-type="float" office:value="1038">
            <text:p>103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39]+1" office:value-type="float" office:value="1039">
            <text:p>103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40]+1" office:value-type="float" office:value="1040">
            <text:p>104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41]+1" office:value-type="float" office:value="1041">
            <text:p>104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42]+1" office:value-type="float" office:value="1042">
            <text:p>104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43]+1" office:value-type="float" office:value="1043">
            <text:p>104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44]+1" office:value-type="float" office:value="1044">
            <text:p>104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45]+1" office:value-type="float" office:value="1045">
            <text:p>104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46]+1" office:value-type="float" office:value="1046">
            <text:p>104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47]+1" office:value-type="float" office:value="1047">
            <text:p>104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48]+1" office:value-type="float" office:value="1048">
            <text:p>104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49]+1" office:value-type="float" office:value="1049">
            <text:p>104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50]+1" office:value-type="float" office:value="1050">
            <text:p>105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51]+1" office:value-type="float" office:value="1051">
            <text:p>105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52]+1" office:value-type="float" office:value="1052">
            <text:p>105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53]+1" office:value-type="float" office:value="1053">
            <text:p>105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54]+1" office:value-type="float" office:value="1054">
            <text:p>105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55]+1" office:value-type="float" office:value="1055">
            <text:p>105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56]+1" office:value-type="float" office:value="1056">
            <text:p>105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57]+1" office:value-type="float" office:value="1057">
            <text:p>105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58]+1" office:value-type="float" office:value="1058">
            <text:p>105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59]+1" office:value-type="float" office:value="1059">
            <text:p>105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60]+1" office:value-type="float" office:value="1060">
            <text:p>106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61]+1" office:value-type="float" office:value="1061">
            <text:p>106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62]+1" office:value-type="float" office:value="1062">
            <text:p>106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63]+1" office:value-type="float" office:value="1063">
            <text:p>106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6">
            <text:p>1196</text:p>
          </table:table-cell>
          <table:table-cell table:formula="of:=[.AA1064]+1" office:value-type="float" office:value="1064">
            <text:p>106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065]+1" office:value-type="float" office:value="1065">
            <text:p>106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066]+1" office:value-type="float" office:value="1066">
            <text:p>106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067]+1" office:value-type="float" office:value="1067">
            <text:p>106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068]+1" office:value-type="float" office:value="1068">
            <text:p>106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069]+1" office:value-type="float" office:value="1069">
            <text:p>106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070]+1" office:value-type="float" office:value="1070">
            <text:p>107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071]+1" office:value-type="float" office:value="1071">
            <text:p>107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072]+1" office:value-type="float" office:value="1072">
            <text:p>107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073]+1" office:value-type="float" office:value="1073">
            <text:p>107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074]+1" office:value-type="float" office:value="1074">
            <text:p>107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075]+1" office:value-type="float" office:value="1075">
            <text:p>107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076]+1" office:value-type="float" office:value="1076">
            <text:p>107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077]+1" office:value-type="float" office:value="1077">
            <text:p>107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078]+1" office:value-type="float" office:value="1078">
            <text:p>107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079]+1" office:value-type="float" office:value="1079">
            <text:p>107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080]+1" office:value-type="float" office:value="1080">
            <text:p>108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081]+1" office:value-type="float" office:value="1081">
            <text:p>108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082]+1" office:value-type="float" office:value="1082">
            <text:p>108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083]+1" office:value-type="float" office:value="1083">
            <text:p>108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084]+1" office:value-type="float" office:value="1084">
            <text:p>108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085]+1" office:value-type="float" office:value="1085">
            <text:p>108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086]+1" office:value-type="float" office:value="1086">
            <text:p>108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087]+1" office:value-type="float" office:value="1087">
            <text:p>108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088]+1" office:value-type="float" office:value="1088">
            <text:p>108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089]+1" office:value-type="float" office:value="1089">
            <text:p>108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090]+1" office:value-type="float" office:value="1090">
            <text:p>109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091]+1" office:value-type="float" office:value="1091">
            <text:p>109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092]+1" office:value-type="float" office:value="1092">
            <text:p>109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093]+1" office:value-type="float" office:value="1093">
            <text:p>109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094]+1" office:value-type="float" office:value="1094">
            <text:p>109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095]+1" office:value-type="float" office:value="1095">
            <text:p>109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096]+1" office:value-type="float" office:value="1096">
            <text:p>109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097]+1" office:value-type="float" office:value="1097">
            <text:p>109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098]+1" office:value-type="float" office:value="1098">
            <text:p>109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099]+1" office:value-type="float" office:value="1099">
            <text:p>109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100]+1" office:value-type="float" office:value="1100">
            <text:p>110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101]+1" office:value-type="float" office:value="1101">
            <text:p>110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102]+1" office:value-type="float" office:value="1102">
            <text:p>110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103]+1" office:value-type="float" office:value="1103">
            <text:p>110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104]+1" office:value-type="float" office:value="1104">
            <text:p>110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105]+1" office:value-type="float" office:value="1105">
            <text:p>110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106]+1" office:value-type="float" office:value="1106">
            <text:p>110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107]+1" office:value-type="float" office:value="1107">
            <text:p>110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108]+1" office:value-type="float" office:value="1108">
            <text:p>110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109]+1" office:value-type="float" office:value="1109">
            <text:p>110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110]+1" office:value-type="float" office:value="1110">
            <text:p>111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111]+1" office:value-type="float" office:value="1111">
            <text:p>111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7">
            <text:p>1197</text:p>
          </table:table-cell>
          <table:table-cell table:formula="of:=[.AA1112]+1" office:value-type="float" office:value="1112">
            <text:p>111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13]+1" office:value-type="float" office:value="1113">
            <text:p>111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14]+1" office:value-type="float" office:value="1114">
            <text:p>111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15]+1" office:value-type="float" office:value="1115">
            <text:p>111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16]+1" office:value-type="float" office:value="1116">
            <text:p>111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17]+1" office:value-type="float" office:value="1117">
            <text:p>111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18]+1" office:value-type="float" office:value="1118">
            <text:p>111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19]+1" office:value-type="float" office:value="1119">
            <text:p>111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20]+1" office:value-type="float" office:value="1120">
            <text:p>112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21]+1" office:value-type="float" office:value="1121">
            <text:p>112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22]+1" office:value-type="float" office:value="1122">
            <text:p>112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23]+1" office:value-type="float" office:value="1123">
            <text:p>112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24]+1" office:value-type="float" office:value="1124">
            <text:p>112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25]+1" office:value-type="float" office:value="1125">
            <text:p>112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26]+1" office:value-type="float" office:value="1126">
            <text:p>112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27]+1" office:value-type="float" office:value="1127">
            <text:p>112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28]+1" office:value-type="float" office:value="1128">
            <text:p>112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29]+1" office:value-type="float" office:value="1129">
            <text:p>112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30]+1" office:value-type="float" office:value="1130">
            <text:p>113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31]+1" office:value-type="float" office:value="1131">
            <text:p>113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32]+1" office:value-type="float" office:value="1132">
            <text:p>113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33]+1" office:value-type="float" office:value="1133">
            <text:p>113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34]+1" office:value-type="float" office:value="1134">
            <text:p>113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35]+1" office:value-type="float" office:value="1135">
            <text:p>113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36]+1" office:value-type="float" office:value="1136">
            <text:p>113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37]+1" office:value-type="float" office:value="1137">
            <text:p>113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38]+1" office:value-type="float" office:value="1138">
            <text:p>113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39]+1" office:value-type="float" office:value="1139">
            <text:p>113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40]+1" office:value-type="float" office:value="1140">
            <text:p>114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41]+1" office:value-type="float" office:value="1141">
            <text:p>114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42]+1" office:value-type="float" office:value="1142">
            <text:p>114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43]+1" office:value-type="float" office:value="1143">
            <text:p>114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44]+1" office:value-type="float" office:value="1144">
            <text:p>114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45]+1" office:value-type="float" office:value="1145">
            <text:p>114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46]+1" office:value-type="float" office:value="1146">
            <text:p>114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47]+1" office:value-type="float" office:value="1147">
            <text:p>114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48]+1" office:value-type="float" office:value="1148">
            <text:p>114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49]+1" office:value-type="float" office:value="1149">
            <text:p>114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50]+1" office:value-type="float" office:value="1150">
            <text:p>115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51]+1" office:value-type="float" office:value="1151">
            <text:p>115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52]+1" office:value-type="float" office:value="1152">
            <text:p>115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53]+1" office:value-type="float" office:value="1153">
            <text:p>115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54]+1" office:value-type="float" office:value="1154">
            <text:p>115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55]+1" office:value-type="float" office:value="1155">
            <text:p>115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56]+1" office:value-type="float" office:value="1156">
            <text:p>115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57]+1" office:value-type="float" office:value="1157">
            <text:p>115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58]+1" office:value-type="float" office:value="1158">
            <text:p>115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59]+1" office:value-type="float" office:value="1159">
            <text:p>115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60]+1" office:value-type="float" office:value="1160">
            <text:p>116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61]+1" office:value-type="float" office:value="1161">
            <text:p>116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62]+1" office:value-type="float" office:value="1162">
            <text:p>116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63]+1" office:value-type="float" office:value="1163">
            <text:p>116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64]+1" office:value-type="float" office:value="1164">
            <text:p>116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65]+1" office:value-type="float" office:value="1165">
            <text:p>116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66]+1" office:value-type="float" office:value="1166">
            <text:p>116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67]+1" office:value-type="float" office:value="1167">
            <text:p>116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68]+1" office:value-type="float" office:value="1168">
            <text:p>116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69]+1" office:value-type="float" office:value="1169">
            <text:p>116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70]+1" office:value-type="float" office:value="1170">
            <text:p>117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71]+1" office:value-type="float" office:value="1171">
            <text:p>117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72]+1" office:value-type="float" office:value="1172">
            <text:p>117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73]+1" office:value-type="float" office:value="1173">
            <text:p>117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74]+1" office:value-type="float" office:value="1174">
            <text:p>117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75]+1" office:value-type="float" office:value="1175">
            <text:p>117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76]+1" office:value-type="float" office:value="1176">
            <text:p>117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77]+1" office:value-type="float" office:value="1177">
            <text:p>117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78]+1" office:value-type="float" office:value="1178">
            <text:p>117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79]+1" office:value-type="float" office:value="1179">
            <text:p>117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80]+1" office:value-type="float" office:value="1180">
            <text:p>118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81]+1" office:value-type="float" office:value="1181">
            <text:p>118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82]+1" office:value-type="float" office:value="1182">
            <text:p>118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83]+1" office:value-type="float" office:value="1183">
            <text:p>118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84]+1" office:value-type="float" office:value="1184">
            <text:p>118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85]+1" office:value-type="float" office:value="1185">
            <text:p>118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86]+1" office:value-type="float" office:value="1186">
            <text:p>118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87]+1" office:value-type="float" office:value="1187">
            <text:p>118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88]+1" office:value-type="float" office:value="1188">
            <text:p>118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89]+1" office:value-type="float" office:value="1189">
            <text:p>118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90]+1" office:value-type="float" office:value="1190">
            <text:p>119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91]+1" office:value-type="float" office:value="1191">
            <text:p>119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92]+1" office:value-type="float" office:value="1192">
            <text:p>119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93]+1" office:value-type="float" office:value="1193">
            <text:p>119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94]+1" office:value-type="float" office:value="1194">
            <text:p>119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95]+1" office:value-type="float" office:value="1195">
            <text:p>119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96]+1" office:value-type="float" office:value="1196">
            <text:p>119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97]+1" office:value-type="float" office:value="1197">
            <text:p>119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98]+1" office:value-type="float" office:value="1198">
            <text:p>119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199]+1" office:value-type="float" office:value="1199">
            <text:p>119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200]+1" office:value-type="float" office:value="1200">
            <text:p>120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201]+1" office:value-type="float" office:value="1201">
            <text:p>120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202]+1" office:value-type="float" office:value="1202">
            <text:p>120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203]+1" office:value-type="float" office:value="1203">
            <text:p>120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204]+1" office:value-type="float" office:value="1204">
            <text:p>120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205]+1" office:value-type="float" office:value="1205">
            <text:p>120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206]+1" office:value-type="float" office:value="1206">
            <text:p>120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207]+1" office:value-type="float" office:value="1207">
            <text:p>120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8">
            <text:p>1198</text:p>
          </table:table-cell>
          <table:table-cell table:formula="of:=[.AA1208]+1" office:value-type="float" office:value="1208">
            <text:p>120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09]+1" office:value-type="float" office:value="1209">
            <text:p>120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10]+1" office:value-type="float" office:value="1210">
            <text:p>121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11]+1" office:value-type="float" office:value="1211">
            <text:p>121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12]+1" office:value-type="float" office:value="1212">
            <text:p>121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13]+1" office:value-type="float" office:value="1213">
            <text:p>121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14]+1" office:value-type="float" office:value="1214">
            <text:p>121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15]+1" office:value-type="float" office:value="1215">
            <text:p>121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16]+1" office:value-type="float" office:value="1216">
            <text:p>121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17]+1" office:value-type="float" office:value="1217">
            <text:p>121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18]+1" office:value-type="float" office:value="1218">
            <text:p>121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19]+1" office:value-type="float" office:value="1219">
            <text:p>121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20]+1" office:value-type="float" office:value="1220">
            <text:p>122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21]+1" office:value-type="float" office:value="1221">
            <text:p>122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22]+1" office:value-type="float" office:value="1222">
            <text:p>122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23]+1" office:value-type="float" office:value="1223">
            <text:p>122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24]+1" office:value-type="float" office:value="1224">
            <text:p>122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25]+1" office:value-type="float" office:value="1225">
            <text:p>122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26]+1" office:value-type="float" office:value="1226">
            <text:p>122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27]+1" office:value-type="float" office:value="1227">
            <text:p>122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28]+1" office:value-type="float" office:value="1228">
            <text:p>122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29]+1" office:value-type="float" office:value="1229">
            <text:p>122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30]+1" office:value-type="float" office:value="1230">
            <text:p>123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31]+1" office:value-type="float" office:value="1231">
            <text:p>123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32]+1" office:value-type="float" office:value="1232">
            <text:p>123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33]+1" office:value-type="float" office:value="1233">
            <text:p>123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34]+1" office:value-type="float" office:value="1234">
            <text:p>123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35]+1" office:value-type="float" office:value="1235">
            <text:p>123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36]+1" office:value-type="float" office:value="1236">
            <text:p>123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37]+1" office:value-type="float" office:value="1237">
            <text:p>123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38]+1" office:value-type="float" office:value="1238">
            <text:p>123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39]+1" office:value-type="float" office:value="1239">
            <text:p>123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40]+1" office:value-type="float" office:value="1240">
            <text:p>124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41]+1" office:value-type="float" office:value="1241">
            <text:p>124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42]+1" office:value-type="float" office:value="1242">
            <text:p>124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43]+1" office:value-type="float" office:value="1243">
            <text:p>124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44]+1" office:value-type="float" office:value="1244">
            <text:p>124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45]+1" office:value-type="float" office:value="1245">
            <text:p>124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46]+1" office:value-type="float" office:value="1246">
            <text:p>124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47]+1" office:value-type="float" office:value="1247">
            <text:p>124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48]+1" office:value-type="float" office:value="1248">
            <text:p>124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49]+1" office:value-type="float" office:value="1249">
            <text:p>124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50]+1" office:value-type="float" office:value="1250">
            <text:p>125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51]+1" office:value-type="float" office:value="1251">
            <text:p>125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52]+1" office:value-type="float" office:value="1252">
            <text:p>125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53]+1" office:value-type="float" office:value="1253">
            <text:p>125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54]+1" office:value-type="float" office:value="1254">
            <text:p>125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55]+1" office:value-type="float" office:value="1255">
            <text:p>125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56]+1" office:value-type="float" office:value="1256">
            <text:p>125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57]+1" office:value-type="float" office:value="1257">
            <text:p>125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58]+1" office:value-type="float" office:value="1258">
            <text:p>125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59]+1" office:value-type="float" office:value="1259">
            <text:p>125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60]+1" office:value-type="float" office:value="1260">
            <text:p>126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61]+1" office:value-type="float" office:value="1261">
            <text:p>126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62]+1" office:value-type="float" office:value="1262">
            <text:p>126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63]+1" office:value-type="float" office:value="1263">
            <text:p>126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64]+1" office:value-type="float" office:value="1264">
            <text:p>126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65]+1" office:value-type="float" office:value="1265">
            <text:p>126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66]+1" office:value-type="float" office:value="1266">
            <text:p>126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67]+1" office:value-type="float" office:value="1267">
            <text:p>126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68]+1" office:value-type="float" office:value="1268">
            <text:p>126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69]+1" office:value-type="float" office:value="1269">
            <text:p>126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70]+1" office:value-type="float" office:value="1270">
            <text:p>127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71]+1" office:value-type="float" office:value="1271">
            <text:p>127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72]+1" office:value-type="float" office:value="1272">
            <text:p>127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73]+1" office:value-type="float" office:value="1273">
            <text:p>127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74]+1" office:value-type="float" office:value="1274">
            <text:p>127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75]+1" office:value-type="float" office:value="1275">
            <text:p>127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76]+1" office:value-type="float" office:value="1276">
            <text:p>127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77]+1" office:value-type="float" office:value="1277">
            <text:p>127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78]+1" office:value-type="float" office:value="1278">
            <text:p>127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79]+1" office:value-type="float" office:value="1279">
            <text:p>127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80]+1" office:value-type="float" office:value="1280">
            <text:p>128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81]+1" office:value-type="float" office:value="1281">
            <text:p>128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82]+1" office:value-type="float" office:value="1282">
            <text:p>128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83]+1" office:value-type="float" office:value="1283">
            <text:p>128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84]+1" office:value-type="float" office:value="1284">
            <text:p>128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85]+1" office:value-type="float" office:value="1285">
            <text:p>128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86]+1" office:value-type="float" office:value="1286">
            <text:p>128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87]+1" office:value-type="float" office:value="1287">
            <text:p>128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88]+1" office:value-type="float" office:value="1288">
            <text:p>128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89]+1" office:value-type="float" office:value="1289">
            <text:p>128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90]+1" office:value-type="float" office:value="1290">
            <text:p>129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91]+1" office:value-type="float" office:value="1291">
            <text:p>129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92]+1" office:value-type="float" office:value="1292">
            <text:p>129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93]+1" office:value-type="float" office:value="1293">
            <text:p>129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94]+1" office:value-type="float" office:value="1294">
            <text:p>129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95]+1" office:value-type="float" office:value="1295">
            <text:p>129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96]+1" office:value-type="float" office:value="1296">
            <text:p>129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97]+1" office:value-type="float" office:value="1297">
            <text:p>129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98]+1" office:value-type="float" office:value="1298">
            <text:p>129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299]+1" office:value-type="float" office:value="1299">
            <text:p>129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00]+1" office:value-type="float" office:value="1300">
            <text:p>130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01]+1" office:value-type="float" office:value="1301">
            <text:p>130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02]+1" office:value-type="float" office:value="1302">
            <text:p>130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03]+1" office:value-type="float" office:value="1303">
            <text:p>130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04]+1" office:value-type="float" office:value="1304">
            <text:p>130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05]+1" office:value-type="float" office:value="1305">
            <text:p>130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06]+1" office:value-type="float" office:value="1306">
            <text:p>130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07]+1" office:value-type="float" office:value="1307">
            <text:p>130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08]+1" office:value-type="float" office:value="1308">
            <text:p>130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09]+1" office:value-type="float" office:value="1309">
            <text:p>130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10]+1" office:value-type="float" office:value="1310">
            <text:p>131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11]+1" office:value-type="float" office:value="1311">
            <text:p>131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12]+1" office:value-type="float" office:value="1312">
            <text:p>131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13]+1" office:value-type="float" office:value="1313">
            <text:p>131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14]+1" office:value-type="float" office:value="1314">
            <text:p>131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15]+1" office:value-type="float" office:value="1315">
            <text:p>131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16]+1" office:value-type="float" office:value="1316">
            <text:p>131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17]+1" office:value-type="float" office:value="1317">
            <text:p>131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18]+1" office:value-type="float" office:value="1318">
            <text:p>131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19]+1" office:value-type="float" office:value="1319">
            <text:p>131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20]+1" office:value-type="float" office:value="1320">
            <text:p>132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21]+1" office:value-type="float" office:value="1321">
            <text:p>132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22]+1" office:value-type="float" office:value="1322">
            <text:p>132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23]+1" office:value-type="float" office:value="1323">
            <text:p>132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24]+1" office:value-type="float" office:value="1324">
            <text:p>132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25]+1" office:value-type="float" office:value="1325">
            <text:p>132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26]+1" office:value-type="float" office:value="1326">
            <text:p>132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27]+1" office:value-type="float" office:value="1327">
            <text:p>132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28]+1" office:value-type="float" office:value="1328">
            <text:p>132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29]+1" office:value-type="float" office:value="1329">
            <text:p>132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30]+1" office:value-type="float" office:value="1330">
            <text:p>133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31]+1" office:value-type="float" office:value="1331">
            <text:p>133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32]+1" office:value-type="float" office:value="1332">
            <text:p>133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33]+1" office:value-type="float" office:value="1333">
            <text:p>133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34]+1" office:value-type="float" office:value="1334">
            <text:p>133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35]+1" office:value-type="float" office:value="1335">
            <text:p>133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36]+1" office:value-type="float" office:value="1336">
            <text:p>133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37]+1" office:value-type="float" office:value="1337">
            <text:p>133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38]+1" office:value-type="float" office:value="1338">
            <text:p>133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39]+1" office:value-type="float" office:value="1339">
            <text:p>133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40]+1" office:value-type="float" office:value="1340">
            <text:p>134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41]+1" office:value-type="float" office:value="1341">
            <text:p>134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42]+1" office:value-type="float" office:value="1342">
            <text:p>134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43]+1" office:value-type="float" office:value="1343">
            <text:p>134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44]+1" office:value-type="float" office:value="1344">
            <text:p>134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45]+1" office:value-type="float" office:value="1345">
            <text:p>134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46]+1" office:value-type="float" office:value="1346">
            <text:p>134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47]+1" office:value-type="float" office:value="1347">
            <text:p>134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48]+1" office:value-type="float" office:value="1348">
            <text:p>134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49]+1" office:value-type="float" office:value="1349">
            <text:p>134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50]+1" office:value-type="float" office:value="1350">
            <text:p>135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51]+1" office:value-type="float" office:value="1351">
            <text:p>135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52]+1" office:value-type="float" office:value="1352">
            <text:p>135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53]+1" office:value-type="float" office:value="1353">
            <text:p>135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54]+1" office:value-type="float" office:value="1354">
            <text:p>135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55]+1" office:value-type="float" office:value="1355">
            <text:p>135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56]+1" office:value-type="float" office:value="1356">
            <text:p>135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57]+1" office:value-type="float" office:value="1357">
            <text:p>135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58]+1" office:value-type="float" office:value="1358">
            <text:p>135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59]+1" office:value-type="float" office:value="1359">
            <text:p>135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60]+1" office:value-type="float" office:value="1360">
            <text:p>136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61]+1" office:value-type="float" office:value="1361">
            <text:p>136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62]+1" office:value-type="float" office:value="1362">
            <text:p>136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63]+1" office:value-type="float" office:value="1363">
            <text:p>136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64]+1" office:value-type="float" office:value="1364">
            <text:p>136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65]+1" office:value-type="float" office:value="1365">
            <text:p>136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66]+1" office:value-type="float" office:value="1366">
            <text:p>1366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67]+1" office:value-type="float" office:value="1367">
            <text:p>1367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68]+1" office:value-type="float" office:value="1368">
            <text:p>1368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69]+1" office:value-type="float" office:value="1369">
            <text:p>1369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70]+1" office:value-type="float" office:value="1370">
            <text:p>1370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71]+1" office:value-type="float" office:value="1371">
            <text:p>1371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72]+1" office:value-type="float" office:value="1372">
            <text:p>1372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73]+1" office:value-type="float" office:value="1373">
            <text:p>1373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74]+1" office:value-type="float" office:value="1374">
            <text:p>1374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75]+1" office:value-type="float" office:value="1375">
            <text:p>1375</text:p>
          </table:table-cell>
          <table:table-cell/>
        </table:table-row>
        <table:table-row table:style-name="ro2">
          <table:table-cell table:number-columns-repeated="25"/>
          <table:table-cell office:value-type="float" office:value="1199">
            <text:p>1199</text:p>
          </table:table-cell>
          <table:table-cell table:formula="of:=[.AA1376]+1" office:value-type="float" office:value="1376">
            <text:p>1376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8">08/18/2011</text:date>, <text:time>20:0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ry Scott</meta:initial-creator>
    <meta:creation-date>2011-08-14T14:14:06.60</meta:creation-date>
    <dc:date>2011-08-18T20:03:13.17</dc:date>
    <dc:creator>Gary Scott</dc:creator>
    <meta:editing-duration>PT24H21M01S</meta:editing-duration>
    <meta:editing-cycles>21</meta:editing-cycles>
    <meta:generator>OpenOffice.org/3.2$Win32 OpenOffice.org_project/320m18$Build-9502</meta:generator>
    <meta:document-statistic meta:table-count="3" meta:cell-count="366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991cm" svg:height="6.984cm" xlink:href=".." chart:class="chart:scatter" chart:style-name="ch1">
        <chart:title svg:x="3.082cm" svg:y="0.14cm" chart:style-name="ch2">
          <text:p>Std curve</text:p>
        </chart:title>
        <chart:legend chart:legend-position="end" svg:x="5.991cm" svg:y="3.184cm" chart:style-name="ch3"/>
        <chart:plot-area chart:style-name="ch4" table:cell-range-address="Sheet1.D2:Sheet1.D101" svg:x="0.159cm" svg:y="0.782cm" svg:width="5.674cm" svg:height="5.924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D2:Sheet1.D10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335350130466478">
                <text:p text:id="Sheet1.D2:Sheet1.D101">0.0003353501304664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394150372079653">
                <text:p>0.0003941503720796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6325586146221">
                <text:p>0.00046325586146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544470859848615">
                <text:p>0.0005444708598486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639914827053799">
                <text:p>0.000639914827053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752077220770258">
                <text:p>0.0007520772207702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883881722037261">
                <text:p>0.0008838817220372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03876146968265">
                <text:p>0.001038761469682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22074713746131">
                <text:p>0.001220747137461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43456997250686">
                <text:p>0.001434569972506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68578223479251">
                <text:p>0.00168578223479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98089783579793">
                <text:p>0.001980897835797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32755637009561">
                <text:p>0.002327556370095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73471416311157">
                <text:p>0.002734714163111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321286641498523">
                <text:p>0.003212866414985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37743049916199">
                <text:p>0.0037743049916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443341687880752">
                <text:p>0.004433416878807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20702874124329">
                <text:p>0.005207028741243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11480336673474">
                <text:p>0.00611480336673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717969395640612">
                <text:p>0.007179693956406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842846214417357">
                <text:p>0.008428462144173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989226515430589">
                <text:p>0.009892265154305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16073164453047">
                <text:p>0.0116073164453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36156222890107">
                <text:p>0.01361562228901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5965793665489">
                <text:p>0.0159657936654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87139281953813">
                <text:p>0.01871392819538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19245500597505">
                <text:p>0.02192455005975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56715863498271">
                <text:p>0.02567158634982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00393453401568">
                <text:p>0.03003934534015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51234450519809">
                <text:p>0.03512344505198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10316185047549">
                <text:p>0.04103161850475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78842948304359">
                <text:p>0.04788429483043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58148230753897">
                <text:p>0.05581482307538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49691691286644">
                <text:p>0.06496916912866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755048784158737">
                <text:p>0.07550487841587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75890626341041">
                <text:p>0.08758906263410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1395145667481">
                <text:p>0.1013951456674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7098103171742">
                <text:p>0.1170981031717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34867966809088">
                <text:p>0.1348679668090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4861454611298">
                <text:p>0.1548614546112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7211749502798">
                <text:p>0.1772117495027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02016688542107">
                <text:p>0.2020166885421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29325942122429">
                <text:p>0.2293259421224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9128129052455">
                <text:p>0.2591281290524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91339174970565">
                <text:p>0.2913391749705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25793493730695">
                <text:p>0.3257934937306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62239652494913">
                <text:p>0.3622396524949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00341977640112">
                <text:p>0.4003419776401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39689021058423">
                <text:p>0.4396890210584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79808965799194">
                <text:p>0.4798089657991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20191034200809">
                <text:p>0.5201910342008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60310978941579">
                <text:p>0.5603109789415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9965802235989">
                <text:p>0.599658022359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3776034750509">
                <text:p>0.637760347505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74206506269307">
                <text:p>0.6742065062693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08660825029437">
                <text:p>0.7086608250294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40871870947547">
                <text:p>0.7408718709475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70674057877573">
                <text:p>0.7706740578775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7983311457895">
                <text:p>0.7979833114578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22788250497204">
                <text:p>0.8227882504972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45138545388703">
                <text:p>0.8451385453887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65132033190913">
                <text:p>0.8651320331909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8290189682826">
                <text:p>0.882901896828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9860485433252">
                <text:p>0.898604854332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12410937365897">
                <text:p>0.9124109373658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24495121584127">
                <text:p>0.9244951215841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35030830871336">
                <text:p>0.9350308308713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44185176924611">
                <text:p>0.9441851769246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52115705169565">
                <text:p>0.9521157051695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58968381495246">
                <text:p>0.9589683814952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64876554948019">
                <text:p>0.9648765549480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69960654659844">
                <text:p>0.9699606546598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74328413650173">
                <text:p>0.9743284136501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7807544994025">
                <text:p>0.978075449940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81286071804619">
                <text:p>0.9812860718046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84034206334511">
                <text:p>0.9840342063345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86384377710989">
                <text:p>0.9863843777109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88392683554695">
                <text:p>0.9883926835546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0107734845694">
                <text:p>0.9901077348456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1571537855826">
                <text:p>0.9915715378558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92820306043594">
                <text:p>0.9928203060435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3885196633265">
                <text:p>0.9938851966332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4792971258757">
                <text:p>0.9947929712587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95566583121192">
                <text:p>0.9955665831211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9622569500838">
                <text:p>0.996225695008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6787133585015">
                <text:p>0.9967871335850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7265285836889">
                <text:p>0.9972652858368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7672443629904">
                <text:p>0.9976724436299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8019102164202">
                <text:p>0.9980191021642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8314217765208">
                <text:p>0.9983142177652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8565430027493">
                <text:p>0.9985654300274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8779252862539">
                <text:p>0.9987792528625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8961238530317">
                <text:p>0.9989612385303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9116118277963">
                <text:p>0.9991161182779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9924792277923">
                <text:p>0.999247922779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9360085172946">
                <text:p>0.9993600851729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9455529140151">
                <text:p>0.9994555291401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9536744138538">
                <text:p>0.9995367441385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960584962792">
                <text:p>0.999605849627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9664649869534">
                <text:p>0.9996646498695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91cm" svg:height="6.984cm" xlink:href=".." chart:class="chart:scatter" chart:style-name="ch1">
        <chart:legend chart:legend-position="end" svg:x="6.044cm" svg:y="3.184cm" chart:style-name="ch2"/>
        <chart:plot-area chart:style-name="ch3" table:cell-range-address="Sheet1.A2:Sheet1.A101 Sheet1.J2:Sheet1.J101" svg:x="0.159cm" svg:y="0.139cm" svg:width="5.727cm" svg:height="6.56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:Sheet1.J101" chart:class="chart:scatter">
            <chart:domain table:cell-range-address="Sheet1.A2:Sheet1.A101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A2:Sheet1.A101">1</text:p>
              </table:table-cell>
              <table:table-cell office:value-type="float" office:value="2981.95798704173">
                <text:p text:id="Sheet1.J2:Sheet1.J101">2981.957987041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37.10276797078">
                <text:p>2537.10276797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158.6343167761">
                <text:p>2158.63431677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836.64558334314">
                <text:p>1836.645583343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62.70796944033">
                <text:p>1562.707969440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29.65069594293">
                <text:p>1329.650695942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31.37309559372">
                <text:p>1131.373095593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62.684917746809">
                <text:p>962.6849177468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19.170464802089">
                <text:p>819.1704648020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97.07300387205">
                <text:p>697.073003872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93.196427961575">
                <text:p>593.1964279615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04.821592476115">
                <text:p>504.8215924761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29.635137025241">
                <text:p>429.6351370252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65.66892931223">
                <text:p>365.668929312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11.248545951325">
                <text:p>311.2485459513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64.949441611185">
                <text:p>264.9494416111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25.559659137892">
                <text:p>225.5596591378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2.048104532112">
                <text:p>192.0481045321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63.537556324398">
                <text:p>163.5375563243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9.281702823523">
                <text:p>139.2817028235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8.645606149074">
                <text:p>118.6456061490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01.089081661415">
                <text:p>101.0890816614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6.1525577175519">
                <text:p>86.15255771755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3.4450456081693">
                <text:p>73.44504560816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2.6339047686403">
                <text:p>62.63390476864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3.4361353511447">
                <text:p>53.43613535114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5.6109702262861">
                <text:p>45.61097022628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8.9535724973511">
                <text:p>38.95357249735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3.2896735490168">
                <text:p>33.28967354901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8.4710112723866">
                <text:p>28.47101127238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4.3714490541999">
                <text:p>24.3714490541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0.8836739382113">
                <text:p>20.88367393821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7.9163875275442">
                <text:p>17.91638752754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5.3919160951498">
                <text:p>15.39191609514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3.2441773429803">
                <text:p>13.24417734298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1.4169505863696">
                <text:p>11.41695058636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.86240508277817">
                <text:p>9.862405082778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.5398479814259">
                <text:p>8.53984798142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.41465911928179">
                <text:p>7.414659119281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.45738477989888">
                <text:p>6.457384779898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.64296669270347">
                <text:p>5.642966692703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.9500860904943">
                <text:p>4.95008609049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.36060565475028">
                <text:p>4.360605654750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.85909474072408">
                <text:p>3.859094740724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.4324254542872">
                <text:p>3.43242545428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.06942900715695">
                <text:p>3.069429007156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.76060335502349">
                <text:p>2.760603355023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.49786446551191">
                <text:p>2.497864465511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.27433470499853">
                <text:p>2.274334704998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.08416280494957">
                <text:p>2.084162804949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92237069509731">
                <text:p>1.922370695097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78472319405375">
                <text:p>1.78472319405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66761714629383">
                <text:p>1.667617146293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56798710348172">
                <text:p>1.567987103481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48322508118982">
                <text:p>1.483225081189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41111229050719">
                <text:p>1.411112290507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34976105749708">
                <text:p>1.349761057497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29756541014756">
                <text:p>1.297565410147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2531590393451">
                <text:p>1.25315903934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21537953342881">
                <text:p>1.215379533428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18323795010447">
                <text:p>1.183237950104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15589292921179">
                <text:p>1.155892929211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13262866870306">
                <text:p>1.132628668703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11283618731706">
                <text:p>1.112836187317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09599738346733">
                <text:p>1.095997383467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08167147305926">
                <text:p>1.081671473059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0694834512228">
                <text:p>1.06948345122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05911427592751">
                <text:p>1.059114275927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05029251651921">
                <text:p>1.050292516519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04278724856473">
                <text:p>1.042787248564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03640200901542">
                <text:p>1.036402009015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03096965345537">
                <text:p>1.030969653455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02634798081445">
                <text:p>1.026347980814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0224160110154">
                <text:p>1.02241601101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01907081811624">
                <text:p>1.019070818116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01622483605012">
                <text:p>1.016224836050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01380356643584">
                <text:p>1.013803566435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01174362845702">
                <text:p>1.011743628457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00999109976234">
                <text:p>1.009991099762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00850010495703">
                <text:p>1.008500104957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00723161473703">
                <text:p>1.007231614737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00615242423114">
                <text:p>1.006152424231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00523428380747">
                <text:p>1.005234283807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00445315959171">
                <text:p>1.004453159591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00378860433989">
                <text:p>1.003788604339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00322322219733">
                <text:p>1.003223222197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00274221333275">
                <text:p>1.002742213332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00233298652775">
                <text:p>1.002332986527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00198482958042">
                <text:p>1.001984829580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00168862889539">
                <text:p>1.001688628895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00143663092009">
                <text:p>1.001436630920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00122223918244">
                <text:p>1.001222239182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00103984161709">
                <text:p>1.001039841617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00088466366008">
                <text:p>1.000884663660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00075264326663">
                <text:p>1.000752643266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00064032458025">
                <text:p>1.000640324580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00054476746986">
                <text:p>1.000544767469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00046347056692">
                <text:p>1.000463470566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00039430578785">
                <text:p>1.000394305787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0003354626279">
                <text:p>1.00033546262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652cm" svg:height="7.818cm" xlink:href=".." chart:class="chart:scatter" chart:column-mapping="1 0" chart:style-name="ch1">
        <chart:title svg:x="3.135cm" svg:y="0.157cm" chart:style-name="ch2">
          <text:p>Actual curve</text:p>
        </chart:title>
        <chart:legend chart:legend-position="end" svg:x="6.665cm" svg:y="3.601cm" chart:style-name="ch3"/>
        <chart:plot-area chart:style-name="ch4" table:cell-range-address="Sheet1.P2:Sheet1.Q101" svg:x="0.173cm" svg:y="0.816cm" svg:width="6.32cm" svg:height="6.69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P2:Sheet1.P101" chart:class="chart:scatter">
            <chart:domain table:cell-range-address="Sheet1.Q2:Sheet1.Q101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0">
                <text:p text:id="Sheet1.Q2:Sheet1.Q101">20000</text:p>
              </table:table-cell>
              <table:table-cell office:value-type="float" office:value="197.836020830727">
                <text:p text:id="Sheet1.P2:Sheet1.P101">197.8360208307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0">
                <text:p>40000</text:p>
              </table:table-cell>
              <table:table-cell office:value-type="float" office:value="197.894938672824">
                <text:p>197.8949386728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0">
                <text:p>60000</text:p>
              </table:table-cell>
              <table:table-cell office:value-type="float" office:value="197.964182373185">
                <text:p>197.964182373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0">
                <text:p>80000</text:p>
              </table:table-cell>
              <table:table-cell office:value-type="float" office:value="198.045559801568">
                <text:p>198.045559801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198.141194656708">
                <text:p>198.1411946567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00">
                <text:p>120000</text:p>
              </table:table-cell>
              <table:table-cell office:value-type="float" office:value="198.253581375212">
                <text:p>198.253581375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00">
                <text:p>140000</text:p>
              </table:table-cell>
              <table:table-cell office:value-type="float" office:value="198.385649485481">
                <text:p>198.3856494854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00">
                <text:p>160000</text:p>
              </table:table-cell>
              <table:table-cell office:value-type="float" office:value="198.540838992622">
                <text:p>198.5408389926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00">
                <text:p>180000</text:p>
              </table:table-cell>
              <table:table-cell office:value-type="float" office:value="198.723188631736">
                <text:p>198.7231886317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0">
                <text:p>200000</text:p>
              </table:table-cell>
              <table:table-cell office:value-type="float" office:value="198.937439112452">
                <text:p>198.9374391124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000">
                <text:p>220000</text:p>
              </table:table-cell>
              <table:table-cell office:value-type="float" office:value="199.189153799262">
                <text:p>199.1891537992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000">
                <text:p>240000</text:p>
              </table:table-cell>
              <table:table-cell office:value-type="float" office:value="199.48485963147">
                <text:p>199.484859631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000">
                <text:p>260000</text:p>
              </table:table-cell>
              <table:table-cell office:value-type="float" office:value="199.832211482836">
                <text:p>199.8322114828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000">
                <text:p>280000</text:p>
              </table:table-cell>
              <table:table-cell office:value-type="float" office:value="200.240183591438">
                <text:p>200.2401835914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000">
                <text:p>300000</text:p>
              </table:table-cell>
              <table:table-cell office:value-type="float" office:value="200.719292147815">
                <text:p>200.7192921478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000">
                <text:p>320000</text:p>
              </table:table-cell>
              <table:table-cell office:value-type="float" office:value="201.281853601603">
                <text:p>201.2818536016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000">
                <text:p>340000</text:p>
              </table:table-cell>
              <table:table-cell office:value-type="float" office:value="201.942283712565">
                <text:p>201.9422837125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000">
                <text:p>360000</text:p>
              </table:table-cell>
              <table:table-cell office:value-type="float" office:value="202.717442798726">
                <text:p>202.7174427987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000">
                <text:p>380000</text:p>
              </table:table-cell>
              <table:table-cell office:value-type="float" office:value="203.627032973468">
                <text:p>203.6270329734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00">
                <text:p>400000</text:p>
              </table:table-cell>
              <table:table-cell office:value-type="float" office:value="204.694053344319">
                <text:p>204.694053344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000">
                <text:p>420000</text:p>
              </table:table-cell>
              <table:table-cell office:value-type="float" office:value="205.945319068462">
                <text:p>205.9453190684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000">
                <text:p>440000</text:p>
              </table:table-cell>
              <table:table-cell office:value-type="float" office:value="207.412049684614">
                <text:p>207.4120496846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000">
                <text:p>460000</text:p>
              </table:table-cell>
              <table:table-cell office:value-type="float" office:value="209.130531078195">
                <text:p>209.1305310781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000">
                <text:p>480000</text:p>
              </table:table-cell>
              <table:table-cell office:value-type="float" office:value="211.142853533589">
                <text:p>211.1428535335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000">
                <text:p>500000</text:p>
              </table:table-cell>
              <table:table-cell office:value-type="float" office:value="213.49772525282">
                <text:p>213.497725252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000">
                <text:p>520000</text:p>
              </table:table-cell>
              <table:table-cell office:value-type="float" office:value="216.251356051772">
                <text:p>216.2513560517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000">
                <text:p>540000</text:p>
              </table:table-cell>
              <table:table-cell office:value-type="float" office:value="219.46839915987">
                <text:p>219.468399159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000">
                <text:p>560000</text:p>
              </table:table-cell>
              <table:table-cell office:value-type="float" office:value="223.222929522527">
                <text:p>223.2229295225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000">
                <text:p>580000</text:p>
              </table:table-cell>
              <table:table-cell office:value-type="float" office:value="227.599424030837">
                <text:p>227.5994240308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00">
                <text:p>600000</text:p>
              </table:table-cell>
              <table:table-cell office:value-type="float" office:value="232.693691942085">
                <text:p>232.6936919420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0000">
                <text:p>620000</text:p>
              </table:table-cell>
              <table:table-cell office:value-type="float" office:value="238.613681741764">
                <text:p>238.6136817417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000">
                <text:p>640000</text:p>
              </table:table-cell>
              <table:table-cell office:value-type="float" office:value="245.480063420097">
                <text:p>245.4800634200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0000">
                <text:p>660000</text:p>
              </table:table-cell>
              <table:table-cell office:value-type="float" office:value="253.42645272154">
                <text:p>253.426452721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0000">
                <text:p>680000</text:p>
              </table:table-cell>
              <table:table-cell office:value-type="float" office:value="262.599107466922">
                <text:p>262.5991074669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00">
                <text:p>700000</text:p>
              </table:table-cell>
              <table:table-cell office:value-type="float" office:value="273.155888172705">
                <text:p>273.1558881727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0000">
                <text:p>720000</text:p>
              </table:table-cell>
              <table:table-cell office:value-type="float" office:value="285.264240759372">
                <text:p>285.2642407593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0000">
                <text:p>740000</text:p>
              </table:table-cell>
              <table:table-cell office:value-type="float" office:value="299.097935958816">
                <text:p>299.0979359588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0000">
                <text:p>760000</text:p>
              </table:table-cell>
              <table:table-cell office:value-type="float" office:value="314.832299378085">
                <text:p>314.8322993780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000">
                <text:p>780000</text:p>
              </table:table-cell>
              <table:table-cell office:value-type="float" office:value="332.637702742706">
                <text:p>332.6377027427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00">
                <text:p>800000</text:p>
              </table:table-cell>
              <table:table-cell office:value-type="float" office:value="352.671177520521">
                <text:p>352.6711775205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0000">
                <text:p>820000</text:p>
              </table:table-cell>
              <table:table-cell office:value-type="float" office:value="375.066173001804">
                <text:p>375.0661730018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0000">
                <text:p>840000</text:p>
              </table:table-cell>
              <table:table-cell office:value-type="float" office:value="399.920721919191">
                <text:p>399.9207219191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0000">
                <text:p>860000</text:p>
              </table:table-cell>
              <table:table-cell office:value-type="float" office:value="427.284594006674">
                <text:p>427.2845940066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0000">
                <text:p>880000</text:p>
              </table:table-cell>
              <table:table-cell office:value-type="float" office:value="457.14638531056">
                <text:p>457.146385310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000">
                <text:p>900000</text:p>
              </table:table-cell>
              <table:table-cell office:value-type="float" office:value="489.421853320507">
                <text:p>489.4218533205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000">
                <text:p>920000</text:p>
              </table:table-cell>
              <table:table-cell office:value-type="float" office:value="523.945080718157">
                <text:p>523.9450807181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0000">
                <text:p>940000</text:p>
              </table:table-cell>
              <table:table-cell office:value-type="float" office:value="560.464131799902">
                <text:p>560.4641317999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0000">
                <text:p>960000</text:p>
              </table:table-cell>
              <table:table-cell office:value-type="float" office:value="598.642661595393">
                <text:p>598.6426615953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0000">
                <text:p>980000</text:p>
              </table:table-cell>
              <table:table-cell office:value-type="float" office:value="638.06839910054">
                <text:p>638.068399100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000">
                <text:p>1000000</text:p>
              </table:table-cell>
              <table:table-cell office:value-type="float" office:value="678.268583730792">
                <text:p>678.2685837307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0000">
                <text:p>1020000</text:p>
              </table:table-cell>
              <table:table-cell office:value-type="float" office:value="718.731416269211">
                <text:p>718.7314162692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000">
                <text:p>1040000</text:p>
              </table:table-cell>
              <table:table-cell office:value-type="float" office:value="758.931600899463">
                <text:p>758.9316008994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0000">
                <text:p>1060000</text:p>
              </table:table-cell>
              <table:table-cell office:value-type="float" office:value="798.35733840461">
                <text:p>798.357338404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0000">
                <text:p>1080000</text:p>
              </table:table-cell>
              <table:table-cell office:value-type="float" office:value="836.5358682001">
                <text:p>836.5358682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0000">
                <text:p>1100000</text:p>
              </table:table-cell>
              <table:table-cell office:value-type="float" office:value="873.054919281846">
                <text:p>873.0549192818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0000">
                <text:p>1120000</text:p>
              </table:table-cell>
              <table:table-cell office:value-type="float" office:value="907.578146679496">
                <text:p>907.5781466794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0000">
                <text:p>1140000</text:p>
              </table:table-cell>
              <table:table-cell office:value-type="float" office:value="939.853614689442">
                <text:p>939.8536146894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0000">
                <text:p>1160000</text:p>
              </table:table-cell>
              <table:table-cell office:value-type="float" office:value="969.715405993328">
                <text:p>969.7154059933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0000">
                <text:p>1180000</text:p>
              </table:table-cell>
              <table:table-cell office:value-type="float" office:value="997.079278080811">
                <text:p>997.0792780808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0000">
                <text:p>1200000</text:p>
              </table:table-cell>
              <table:table-cell office:value-type="float" office:value="1021.9338269982">
                <text:p>1021.93382699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0000">
                <text:p>1220000</text:p>
              </table:table-cell>
              <table:table-cell office:value-type="float" office:value="1044.32882247948">
                <text:p>1044.328822479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0000">
                <text:p>1240000</text:p>
              </table:table-cell>
              <table:table-cell office:value-type="float" office:value="1064.36229725729">
                <text:p>1064.362297257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0000">
                <text:p>1260000</text:p>
              </table:table-cell>
              <table:table-cell office:value-type="float" office:value="1082.16770062192">
                <text:p>1082.167700621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0000">
                <text:p>1280000</text:p>
              </table:table-cell>
              <table:table-cell office:value-type="float" office:value="1097.90206404119">
                <text:p>1097.902064041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0000">
                <text:p>1300000</text:p>
              </table:table-cell>
              <table:table-cell office:value-type="float" office:value="1111.73575924063">
                <text:p>1111.735759240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0000">
                <text:p>1320000</text:p>
              </table:table-cell>
              <table:table-cell office:value-type="float" office:value="1123.8441118273">
                <text:p>1123.84411182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0000">
                <text:p>1340000</text:p>
              </table:table-cell>
              <table:table-cell office:value-type="float" office:value="1134.40089253308">
                <text:p>1134.400892533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0000">
                <text:p>1360000</text:p>
              </table:table-cell>
              <table:table-cell office:value-type="float" office:value="1143.57354727846">
                <text:p>1143.573547278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0000">
                <text:p>1380000</text:p>
              </table:table-cell>
              <table:table-cell office:value-type="float" office:value="1151.5199365799">
                <text:p>1151.51993657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0000">
                <text:p>1400000</text:p>
              </table:table-cell>
              <table:table-cell office:value-type="float" office:value="1158.38631825824">
                <text:p>1158.386318258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0000">
                <text:p>1420000</text:p>
              </table:table-cell>
              <table:table-cell office:value-type="float" office:value="1164.30630805792">
                <text:p>1164.306308057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0000">
                <text:p>1440000</text:p>
              </table:table-cell>
              <table:table-cell office:value-type="float" office:value="1169.40057596916">
                <text:p>1169.400575969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0000">
                <text:p>1460000</text:p>
              </table:table-cell>
              <table:table-cell office:value-type="float" office:value="1173.77707047747">
                <text:p>1173.777070477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0000">
                <text:p>1480000</text:p>
              </table:table-cell>
              <table:table-cell office:value-type="float" office:value="1177.53160084013">
                <text:p>1177.531600840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0000">
                <text:p>1500000</text:p>
              </table:table-cell>
              <table:table-cell office:value-type="float" office:value="1180.74864394823">
                <text:p>1180.748643948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20000">
                <text:p>1520000</text:p>
              </table:table-cell>
              <table:table-cell office:value-type="float" office:value="1183.50227474718">
                <text:p>1183.502274747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0000">
                <text:p>1540000</text:p>
              </table:table-cell>
              <table:table-cell office:value-type="float" office:value="1185.85714646641">
                <text:p>1185.857146466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0000">
                <text:p>1560000</text:p>
              </table:table-cell>
              <table:table-cell office:value-type="float" office:value="1187.8694689218">
                <text:p>1187.86946892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0000">
                <text:p>1580000</text:p>
              </table:table-cell>
              <table:table-cell office:value-type="float" office:value="1189.58795031539">
                <text:p>1189.587950315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0000">
                <text:p>1600000</text:p>
              </table:table-cell>
              <table:table-cell office:value-type="float" office:value="1191.05468093154">
                <text:p>1191.054680931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0000">
                <text:p>1620000</text:p>
              </table:table-cell>
              <table:table-cell office:value-type="float" office:value="1192.30594665568">
                <text:p>1192.305946655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000">
                <text:p>1640000</text:p>
              </table:table-cell>
              <table:table-cell office:value-type="float" office:value="1193.37296702653">
                <text:p>1193.372967026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0000">
                <text:p>1660000</text:p>
              </table:table-cell>
              <table:table-cell office:value-type="float" office:value="1194.28255720127">
                <text:p>1194.282557201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0000">
                <text:p>1680000</text:p>
              </table:table-cell>
              <table:table-cell office:value-type="float" office:value="1195.05771628743">
                <text:p>1195.057716287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0000">
                <text:p>1700000</text:p>
              </table:table-cell>
              <table:table-cell office:value-type="float" office:value="1195.7181463984">
                <text:p>1195.71814639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0000">
                <text:p>1720000</text:p>
              </table:table-cell>
              <table:table-cell office:value-type="float" office:value="1196.28070785219">
                <text:p>1196.280707852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0000">
                <text:p>1740000</text:p>
              </table:table-cell>
              <table:table-cell office:value-type="float" office:value="1196.75981640856">
                <text:p>1196.759816408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0000">
                <text:p>1760000</text:p>
              </table:table-cell>
              <table:table-cell office:value-type="float" office:value="1197.16778851716">
                <text:p>1197.167788517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0000">
                <text:p>1780000</text:p>
              </table:table-cell>
              <table:table-cell office:value-type="float" office:value="1197.51514036853">
                <text:p>1197.515140368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000">
                <text:p>1800000</text:p>
              </table:table-cell>
              <table:table-cell office:value-type="float" office:value="1197.81084620074">
                <text:p>1197.810846200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0000">
                <text:p>1820000</text:p>
              </table:table-cell>
              <table:table-cell office:value-type="float" office:value="1198.06256088755">
                <text:p>1198.062560887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0000">
                <text:p>1840000</text:p>
              </table:table-cell>
              <table:table-cell office:value-type="float" office:value="1198.27681136826">
                <text:p>1198.276811368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0000">
                <text:p>1860000</text:p>
              </table:table-cell>
              <table:table-cell office:value-type="float" office:value="1198.45916100738">
                <text:p>1198.459161007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0000">
                <text:p>1880000</text:p>
              </table:table-cell>
              <table:table-cell office:value-type="float" office:value="1198.61435051452">
                <text:p>1198.614350514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0000">
                <text:p>1900000</text:p>
              </table:table-cell>
              <table:table-cell office:value-type="float" office:value="1198.74641862479">
                <text:p>1198.746418624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20000">
                <text:p>1920000</text:p>
              </table:table-cell>
              <table:table-cell office:value-type="float" office:value="1198.85880534329">
                <text:p>1198.858805343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0000">
                <text:p>1940000</text:p>
              </table:table-cell>
              <table:table-cell office:value-type="float" office:value="1198.95444019843">
                <text:p>1198.954440198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0000">
                <text:p>1960000</text:p>
              </table:table-cell>
              <table:table-cell office:value-type="float" office:value="1199.03581762682">
                <text:p>1199.035817626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0000">
                <text:p>1980000</text:p>
              </table:table-cell>
              <table:table-cell office:value-type="float" office:value="1199.10506132718">
                <text:p>1199.105061327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0000">
                <text:p>2000000</text:p>
              </table:table-cell>
              <table:table-cell office:value-type="float" office:value="1199.16397916927">
                <text:p>1199.163979169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994cm" svg:height="6.984cm" xlink:href=".." chart:class="chart:scatter" chart:style-name="ch1">
        <chart:title svg:x="2.158cm" svg:y="0.14cm" chart:style-name="ch2">
          <text:p>flow=200, fhi=1200</text:p>
        </chart:title>
        <chart:legend chart:legend-position="end" svg:x="5.994cm" svg:y="3.184cm" chart:style-name="ch3"/>
        <chart:plot-area chart:style-name="ch4" table:cell-range-address="Sheet1.Z2:Sheet1.Z1377" svg:x="0.117cm" svg:y="0.782cm" svg:width="5.719cm" svg:height="5.986cm">
          <chart:axis chart:dimension="x" chart:name="primary-x" chart:style-name="ch5">
            <chart:title svg:x="2.866cm" svg:y="6.309cm" chart:style-name="ch6">
              <text:p>steps</text:p>
            </chart:title>
          </chart:axis>
          <chart:axis chart:dimension="y" chart:name="primary-y" chart:style-name="ch5">
            <chart:title svg:x="0.16cm" svg:y="3.753cm" chart:style-name="ch7">
              <text:p>freq</text:p>
            </chart:title>
            <chart:grid chart:style-name="ch8" chart:class="major"/>
          </chart:axis>
          <chart:series chart:style-name="ch9" chart:values-cell-range-address="Sheet1.Z2:Sheet1.Z1377" chart:class="chart:scatter">
            <chart:data-point chart:repeated="137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 text:id="Sheet1.Z2:Sheet1.Z1377">2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199">
                <text:p>11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55cm" svg:height="7.922cm" xlink:href=".." chart:class="chart:scatter" chart:style-name="ch1">
        <chart:title svg:x="0.743cm" svg:y="0.159cm" chart:style-name="ch2">
          <text:p>Equal frequency plot of time vs steps</text:p>
        </chart:title>
        <chart:legend chart:legend-position="end" svg:x="6.539cm" svg:y="3.653cm" chart:style-name="ch3"/>
        <chart:plot-area chart:style-name="ch4" table:cell-range-address="Sheet1.Q2:Sheet1.R101" svg:x="0.141cm" svg:y="0.82cm" svg:width="6.227cm" svg:height="6.829cm">
          <chart:axis chart:dimension="x" chart:name="primary-x" chart:style-name="ch5">
            <chart:title svg:x="3.236cm" svg:y="7.209cm" chart:style-name="ch6">
              <text:p>time</text:p>
            </chart:title>
          </chart:axis>
          <chart:axis chart:dimension="y" chart:name="primary-y" chart:style-name="ch5">
            <chart:title svg:x="0.172cm" svg:y="4.345cm" chart:style-name="ch7">
              <text:p>steps</text:p>
            </chart:title>
            <chart:grid chart:style-name="ch8" chart:class="major"/>
          </chart:axis>
          <chart:series chart:style-name="ch9" chart:values-cell-range-address="Sheet1.R2:Sheet1.R101" chart:class="chart:scatter">
            <chart:domain table:cell-range-address="Sheet1.Q2:Sheet1.Q101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0">
                <text:p text:id="Sheet1.Q2:Sheet1.Q101">20000</text:p>
              </table:table-cell>
              <table:table-cell office:value-type="float" office:value="1">
                <text:p text:id="Sheet1.R2:Sheet1.R101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0">
                <text:p>4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0">
                <text:p>6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0">
                <text:p>8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00">
                <text:p>12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00">
                <text:p>14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00">
                <text:p>16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00">
                <text:p>18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0">
                <text:p>2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000">
                <text:p>22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000">
                <text:p>24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000">
                <text:p>26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000">
                <text:p>28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000">
                <text:p>3000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000">
                <text:p>3200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000">
                <text:p>3400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000">
                <text:p>3600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000">
                <text:p>38000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00">
                <text:p>4000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000">
                <text:p>4200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000">
                <text:p>4400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000">
                <text:p>4600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000">
                <text:p>4800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000">
                <text:p>5000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000">
                <text:p>5200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000">
                <text:p>5400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000">
                <text:p>5600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000">
                <text:p>5800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00">
                <text:p>6000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0000">
                <text:p>6200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000">
                <text:p>6400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0000">
                <text:p>6600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0000">
                <text:p>68000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00">
                <text:p>7000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0000">
                <text:p>720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0000">
                <text:p>74000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0000">
                <text:p>76000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000">
                <text:p>7800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00">
                <text:p>8000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0000">
                <text:p>82000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0000">
                <text:p>84000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0000">
                <text:p>8600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0000">
                <text:p>88000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000">
                <text:p>9000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000">
                <text:p>92000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0000">
                <text:p>94000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0000">
                <text:p>96000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0000">
                <text:p>98000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000">
                <text:p>100000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0000">
                <text:p>102000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000">
                <text:p>104000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0000">
                <text:p>106000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0000">
                <text:p>108000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0000">
                <text:p>110000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0000">
                <text:p>112000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0000">
                <text:p>114000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0000">
                <text:p>1160000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0000">
                <text:p>118000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0000">
                <text:p>120000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0000">
                <text:p>122000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0000">
                <text:p>124000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0000">
                <text:p>126000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0000">
                <text:p>128000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0000">
                <text:p>1300000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0000">
                <text:p>1320000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0000">
                <text:p>1340000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0000">
                <text:p>1360000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0000">
                <text:p>1380000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0000">
                <text:p>1400000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0000">
                <text:p>1420000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0000">
                <text:p>1440000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0000">
                <text:p>1460000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0000">
                <text:p>1480000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0000">
                <text:p>1500000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20000">
                <text:p>1520000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0000">
                <text:p>1540000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0000">
                <text:p>1560000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0000">
                <text:p>1580000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0000">
                <text:p>1600000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0000">
                <text:p>1620000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000">
                <text:p>1640000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0000">
                <text:p>1660000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0000">
                <text:p>1680000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0000">
                <text:p>1700000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0000">
                <text:p>1720000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0000">
                <text:p>1740000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0000">
                <text:p>1760000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0000">
                <text:p>1780000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000">
                <text:p>1800000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0000">
                <text:p>1820000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0000">
                <text:p>1840000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0000">
                <text:p>1860000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0000">
                <text:p>1880000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0000">
                <text:p>1900000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20000">
                <text:p>1920000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0000">
                <text:p>1940000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0000">
                <text:p>196000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0000">
                <text:p>1980000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0000">
                <text:p>2000000</text:p>
              </table:table-cell>
              <table:table-cell office:value-type="float" office:value="1350">
                <text:p>135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